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Console" svg:font-family="'Lucida Console'"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12cm" svg:stroke-color="#000000" draw:stroke-linejoin="round" svg:stroke-linecap="round" draw:fill="none" fo:padding-top="0.006cm" fo:padding-bottom="0.006cm" fo:padding-left="0.006cm" fo:padding-right="0.006cm"/>
    </style:style>
    <style:style style:name="gr2" style:family="graphic" style:parent-style-name="standard">
      <style:graphic-properties draw:stroke="solid" svg:stroke-width="0.019cm" svg:stroke-color="#000000" draw:stroke-linejoin="round" svg:stroke-linecap="round" draw:fill="none" fo:padding-top="0.009cm" fo:padding-bottom="0.009cm" fo:padding-left="0.009cm" fo:padding-right="0.009cm"/>
    </style:style>
    <style:style style:name="gr3" style:family="graphic" style:parent-style-name="standard">
      <style:graphic-properties draw:stroke="none" draw:fill="solid" draw:fill-color="#000000"/>
    </style:style>
    <style:style style:name="gr4" style:family="graphic" style:parent-style-name="standard">
      <style:graphic-properties draw:stroke="solid" svg:stroke-width="0cm" svg:stroke-color="#000000" draw:stroke-linejoin="miter" svg:stroke-linecap="round" draw:fill="none"/>
    </style:style>
    <style:style style:name="gr5" style:family="graphic" style:parent-style-name="standard">
      <style:graphic-properties draw:stroke="solid" svg:stroke-width="0.147cm" svg:stroke-color="#000000" draw:stroke-linejoin="round" svg:stroke-linecap="round" draw:fill="none" fo:padding-top="0.073cm" fo:padding-bottom="0.073cm" fo:padding-left="0.073cm" fo:padding-right="0.073cm"/>
    </style:style>
    <style:style style:name="gr6" style:family="graphic" style:parent-style-name="standard">
      <style:graphic-properties draw:stroke="solid" svg:stroke-width="0.049cm" svg:stroke-color="#000000" draw:stroke-linejoin="round" svg:stroke-linecap="round" draw:fill="none" fo:padding-top="0.024cm" fo:padding-bottom="0.024cm" fo:padding-left="0.024cm" fo:padding-right="0.024cm"/>
    </style:style>
    <style:style style:name="gr7" style:family="graphic" style:parent-style-name="standard">
      <style:graphic-properties draw:stroke="solid" svg:stroke-width="0.029cm" svg:stroke-color="#000000" draw:stroke-linejoin="round" svg:stroke-linecap="round" draw:fill="none" fo:padding-top="0.014cm" fo:padding-bottom="0.014cm" fo:padding-left="0.014cm" fo:padding-right="0.014cm"/>
    </style:style>
    <style:style style:name="gr8" style:family="graphic" style:parent-style-name="standard">
      <style:graphic-properties draw:stroke="solid" svg:stroke-width="0.061cm" svg:stroke-color="#000000" draw:stroke-linejoin="round" svg:stroke-linecap="round" draw:fill="none" fo:padding-top="0.03cm" fo:padding-bottom="0.03cm" fo:padding-left="0.03cm" fo:padding-right="0.03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loext:graphic-properties draw:fill="none"/>
    </style:style>
    <style:style style:name="P2" style:family="paragraph">
      <loext:graphic-properties draw:fill="solid" draw:fill-color="#000000"/>
    </style:style>
    <style:style style:name="P3" style:family="paragraph">
      <style:text-properties fo:font-size="8pt"/>
    </style:style>
    <style:style style:name="P4" style:family="paragraph">
      <loext:graphic-properties draw:fill="none" draw:fill-color="#ffffff"/>
      <style:text-properties fo:font-size="8pt" style:font-size-asian="10pt" style:font-size-complex="10pt"/>
    </style:style>
    <style:style style:name="T1" style:family="text">
      <style:text-properties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ath draw:style-name="gr1" draw:text-style-name="P1" draw:layer="layout" svg:width="0.231cm" svg:height="6.776cm" svg:x="17.272cm" svg:y="5.15cm" svg:viewBox="0 0 232 6777" svg:d="M155 6623l16 15 15 31v46l-15 31-16 15-31 16h-62l-31-16-15-15-16-31v-46l16-31 15-15M186 6530h-186M109 6530l-32-15-15-31v-31l15-30 32-16h77M62 6284h78l31-15 15-31v-31l-15-31-31-15M62 6161h124M186 6038h-124M109 6038l-32-16-15-31v-30l15-31M77 5668l-15 31v46l15 31 32 15h31l31-15 15-31v-46l-15-31M186 5545h-186M109 5545l-32-16-15-30v-31l15-31 32-15h77M124 5052h-62l-31-15-15-16-16-31v-31l16-31 15-15 31-16h62l31 16 16 15 15 31v31l-15 31-16 16zM186 4805h-124M109 4805l-32-16-15-30v-31l15-31M109 4435l-32 16-15 30v31l15 31 32 15h15l31-15 16-31v-31l-16-30-31-16M62 4435h124l31 16 15 30v47l-15 30M77 4312l-15-31v-46l15-31 32-15h46l16 15 15 31v31l-15 31-16 15h-15l-16-15-15-31v-31l15-31 16-15M155 4189h31M186 4066h-124M109 4066l-32-16-15-31v-30l15-31 32-16h77M186 3573h-186l94-77-94-77h186M186 3280v-61M186 3249h-186M0 3280v-61M186 3080h-186v-92l16-31 15-16 31-15h62l31 15 16 16 15 31zM186 2787v-61M186 2757h-186M0 2787v-61M155 2187l16 15 15 31v46l-15 31-16 16-31 15h-62l-31-15-15-16-16-31v-46l16-31 15-15M140 2095l31-16 15-31v-30l-15-31-31-16h-31l-32 16-15 31v30l15 31 32 16zM186 1848h-124M109 1848l-32-15-15-31v-31l15-31 32-15h77M62 1602l124-62-124-61M171 1232l15 16v30 31l-15 31-31 15h-46l-17-15-15-31v-31l15-30 17-16h15l15 16 16 30v31l-16 31-15 15M186 1109h-124M109 1109l-32-15-15-31v-31l15-31M171 863l15-31v-62l-15-31h-31l-16 31v62l-15 31h-32l-15-31v-62l15-31M186 555h-124M16 555M140 370l31-16 15-30v-31l-15-31-31-15h-31l-32 15-15 31v31l15 30 32 16zM186 124h-124M109 124l-32-16-15-31v-30l15-31 32-16h77">
          <text:p/>
        </draw:path>
        <draw:path draw:style-name="gr1" draw:text-style-name="P1" draw:layer="layout" svg:width="0.231cm" svg:height="4.789cm" svg:x="17.642cm" svg:y="6.398cm" svg:viewBox="0 0 232 4790" svg:d="M186 4790h-186l92-77-92-77h186M61 4543h77l31-15 17-31v-31l-17-31-31-15M61 4420h125M186 4220v15h-186M61 4020v-62M31 3989h138l17-16v-15l-17-15M186 3743h-125M15 3743M61 3558h171M138 3558l31-16 17-30v-31l-17-31-31-15h-30l-31 15-16 31v31l16 30 31 16zM186 3234v16h-186M169 2942l17 15v31 31l-17 31-31 15h-46l-15-15-16-31v-31l16-31 15-15h16l15 15 15 31v31l-15 31-15 15M186 2819l-125-124M186 2695l-125 124M186 2511h-125M15 2511M186 2326h-125M108 2326l-31-16-16-30v-31l16-31 31-15h78M108 1956l-31 16-16 30v31l16 31 31 15h15l31-15 15-31v-31l-15-30-31-16M61 1956h125l30 16 16 30v47l-16 30M154 1433l15 15 17 31v46l-17 31-15 15-31 16h-62l-30-16-16-15-15-31v-46l15-31 16-15M186 1279h-125M15 1279M186 1094h-125M108 1094l-31-15-16-31v-31l16-31M77 723l-16 31v47l16 31 31 16h30l31-16 17-31v-47l-17-31M61 600h77l31-15 17-31v-31l-17-31-31-15M61 477h125M186 292h-125M15 292M61 77v-62M31 46h138l17-16v-15l-17-15">
          <text:p/>
        </draw:path>
        <draw:path draw:style-name="gr1" draw:text-style-name="P1" draw:layer="layout" svg:width="0.185cm" svg:height="0.77cm" svg:x="18.011cm" svg:y="10.786cm" svg:viewBox="0 0 186 771" svg:d="M186 771h-186l93-77-93-77h186M186 509l-15-15-16 15 16 16zM186 277h-186v-92l16-31 15-15 31-16h63l30 16 16 15 15 31zM186 16l-15-16-16 16 16 15z">
          <text:p/>
        </draw:path>
        <draw:path draw:style-name="gr1" draw:text-style-name="P1" draw:layer="layout" svg:width="0.277cm" svg:height="1.616cm" svg:x="17.896cm" svg:y="4.273cm" svg:viewBox="0 0 278 1617" svg:d="M255 1594l23-46v-46l-23-46-47-23h-139l-46 23-23 46v46l23 46 46 23h139l47-23-232-138M278 1224l-23-23-24 23 24 23zM278 831v-92M278 785h-278l46 46M278 485l-23-23-24 23 24 23zM278 92v-92M278 46h-278l46 46">
          <text:p/>
        </draw:path>
        <draw:path draw:style-name="gr1" draw:text-style-name="P1" draw:layer="layout" svg:width="0.277cm" svg:height="0.092cm" svg:x="18.512cm" svg:y="12.034cm" svg:viewBox="0 0 278 93" svg:d="M278 93v-93M278 46h-278l46 47">
          <text:p/>
        </draw:path>
        <draw:path draw:style-name="gr1" draw:text-style-name="P1" draw:layer="layout" svg:width="0.277cm" svg:height="0.092cm" svg:x="18.512cm" svg:y="11.048cm" svg:viewBox="0 0 278 93" svg:d="M278 93v-93M278 47h-278l46 46">
          <text:p/>
        </draw:path>
        <draw:path draw:style-name="gr1" draw:text-style-name="P1" draw:layer="layout" svg:width="0.231cm" svg:height="1.586cm" svg:x="18.566cm" svg:y="7.568cm" svg:viewBox="0 0 232 1587" svg:d="M154 1433l15 15 17 31v46l-17 31-15 16-31 15h-62l-30-15-16-16-15-31v-46l15-31 16-15M138 1341l31-16 17-31v-30l-17-31-31-16h-30l-31 16-16 31v30l16 31 31 16zM186 1093h-125M108 1093l-31-15-16-31v-31l16-31 31-15h78M77 724l-16 30v47l16 30 31 16h30l31-16 17-30v-47l-17-30M169 477l17 16v30 31l-17 31-31 15h-46l-15-15-16-31v-31l16-30 15-16h16l15 16 15 30v31l-15 31-15 15M61 354h171M138 354l31-15 17-31v-31l-17-31-31-15h-30l-31 15-16 31v31l16 31 31 15zM61 77v-62M31 46h138l17-15v-16l-17-15">
          <text:p/>
        </draw:path>
        <draw:path draw:style-name="gr1" draw:text-style-name="P1" draw:layer="layout" svg:width="0.138cm" svg:height="2.125cm" svg:x="19.055cm" svg:y="9.986cm" svg:viewBox="0 0 139 2126" svg:d="M116 2126l12-12 11-23-11-23-12-12h-116v-23M0 2056v46M46 1941h59l23-12 11-23v-23l-11-23-23-12M46 1848h93M139 1756h-93M82 1756l-25-12-11-23v-24l11-23 25-11h57M128 1478l11 11v23 24l-11 23-23 11h-35l-13-11-11-23v-24l11-23 13-11h12l11 11 12 23v24l-12 23-11 11M128 1201l11-23v-35l-11-23-23-12h-12l-23 12-13 23v58h-57v-93M139 970l-11-12h-12M139 554v92l-82-81-23-11-23 11-11 24v34l11 23M128 450l11-23v-23l-11-23-23-12h-71l-23 12-11 23v23l11 23 23 12h71l23-12-117-69M139 254v-47M139 231h-139l23 23M70 57v-23l-13-23-23-11-23 11-11 23v23l11 23 23 12 23-12 13-23 12 23 23 12 23-12 11-23v-23l-11-23-23-11-23 11-12 23">
          <text:p/>
        </draw:path>
        <draw:path draw:style-name="gr1" draw:text-style-name="P1" draw:layer="layout" svg:width="0.03cm" svg:height="0.093cm" svg:x="5.508cm" svg:y="4.237cm" svg:viewBox="0 0 31 94" svg:d="M31 0h-31M15 0v94l16-16">
          <text:p/>
        </draw:path>
        <draw:path draw:style-name="gr1" draw:text-style-name="P1" draw:layer="layout" svg:width="0.308cm" svg:height="0.092cm" svg:x="6.17cm" svg:y="4.311cm" svg:viewBox="0 0 309 93" svg:d="M232 15l7-7 16-8h23l15 8 8 7 8 16v32l-8 15-8 8-15 7h-23l-16-7-7-8M186 0v93M186 39l-8 15-16 9h-15l-15-9-9-15v-39M23 0v93l38-62h-61">
          <text:p/>
        </draw:path>
        <draw:polyline draw:style-name="gr1" draw:text-style-name="P1" draw:layer="layout" svg:width="0.062cm" svg:height="0.093cm" svg:x="5.492cm" svg:y="4.853cm" svg:viewBox="0 0 63 94" draw:points="0,0 63,0 8,54 0,70 8,86 23,94 47,94 63,86">
          <text:p/>
        </draw:polyline>
        <draw:path draw:style-name="gr1" draw:text-style-name="P1" draw:layer="layout" svg:width="0.308cm" svg:height="0.092cm" svg:x="6.17cm" svg:y="4.927cm" svg:viewBox="0 0 309 93" svg:d="M232 15l7-7 16-8h23l15 8 8 7 8 16v31l-8 15-8 8-15 8h-23l-16-8-7-8M186 0v93M186 39l-8 15-16 8h-15l-15-8-9-15v-39M61 23l-7 16-16 7h-15l-16-7-7-16 7-15 16-8h15l16 8 7 15v23l-7 23-16 16-15 8">
          <text:p/>
        </draw:path>
        <draw:path draw:style-name="gr1" draw:text-style-name="P1" draw:layer="layout" svg:width="0.054cm" svg:height="0.092cm" svg:x="5.492cm" svg:y="5.469cm" svg:viewBox="0 0 55 93" svg:d="M55 9l-16-9h-16l-15 9-8 15 8 16 15 7h16M23 47l-15 8-8 15 8 16 15 7h16l16-7">
          <text:p/>
        </draw:path>
        <draw:path draw:style-name="gr1" draw:text-style-name="P1" draw:layer="layout" svg:width="0.324cm" svg:height="0.092cm" svg:x="6.154cm" svg:y="5.543cm" svg:viewBox="0 0 325 93" svg:d="M248 15l7-7 16-8h23l15 8 8 7 8 17v31l-8 15-8 8-15 7h-23l-16-7-7-8M202 32v31l-8 15-8 8-15 7h-16l-16-7-8-8-7-15v-31l7-17 8-7 16-8h16l15 8 8 7zM77 0v93l-38-46-39 46v-93">
          <text:p/>
        </draw:path>
        <draw:polyline draw:style-name="gr1" draw:text-style-name="P1" draw:layer="layout" svg:width="0.062cm" svg:height="0.092cm" svg:x="5.492cm" svg:y="6.085cm" svg:viewBox="0 0 63 93" draw:points="23,0 23,93 63,31 0,31">
          <text:p/>
        </draw:polyline>
        <draw:path draw:style-name="gr1" draw:text-style-name="P1" draw:layer="layout" svg:width="0.308cm" svg:height="0.092cm" svg:x="6.17cm" svg:y="6.159cm" svg:viewBox="0 0 309 93" svg:d="M232 15l7-7 16-8h23l15 8 8 7 8 16v32l-8 15-8 8-15 7h-23l-16-7-7-8M186 0v93M186 38l-8 17-16 8h-15l-15-8-9-17v-38M61 0l-61 93h61">
          <text:p/>
        </draw:path>
        <draw:polyline draw:style-name="gr1" draw:text-style-name="P1" draw:layer="layout" svg:width="0.062cm" svg:height="0.092cm" svg:x="5.492cm" svg:y="6.701cm" svg:viewBox="0 0 63 93" draw:points="63,8 47,0 23,0 8,8 0,23 0,31 8,46 23,54 63,54 63,93 0,93">
          <text:p/>
        </draw:polyline>
        <draw:path draw:style-name="gr1" draw:text-style-name="P1" draw:layer="layout" svg:width="0.308cm" svg:height="0.092cm" svg:x="6.17cm" svg:y="6.775cm" svg:viewBox="0 0 309 93" svg:d="M232 15l7-7 16-8h23l15 8 8 7 8 16v30l-8 16-8 9-15 7h-23l-16-7-7-9M186 0v93M186 38l-8 16-16 7h-15l-15-7-9-16v-38M61 8l-15-8h-23l-16 8-7 15v8l7 15 16 8h38v39h-61">
          <text:p/>
        </draw:path>
        <draw:polyline draw:style-name="gr1" draw:text-style-name="P1" draw:layer="layout" svg:width="0.062cm" svg:height="0.092cm" svg:x="5.492cm" svg:y="7.317cm" svg:viewBox="0 0 63 93" draw:points="63,23 55,38 40,46 23,46 8,38 0,23 8,8 23,0 40,0 55,8 63,23 63,46 55,69 40,85 23,93">
          <text:p/>
        </draw:polyline>
        <draw:path draw:style-name="gr1" draw:text-style-name="P1" draw:layer="layout" svg:width="0.301cm" svg:height="0.092cm" svg:x="6.154cm" svg:y="7.391cm" svg:viewBox="0 0 302 93" svg:d="M302 0h-32M285 0v93M302 93h-32M201 0v93l-77-93v93M77 0v93M77 47h-77M0 0v93">
          <text:p/>
        </draw:path>
        <draw:polyline draw:style-name="gr1" draw:text-style-name="P1" draw:layer="layout" svg:width="0.062cm" svg:height="0.092cm" svg:x="5.492cm" svg:y="7.933cm" svg:viewBox="0 0 63 93" draw:points="63,0 0,93 63,93">
          <text:p/>
        </draw:polyline>
        <draw:path draw:style-name="gr1" draw:text-style-name="P1" draw:layer="layout" svg:width="0.324cm" svg:height="0.092cm" svg:x="6.154cm" svg:y="8.007cm" svg:viewBox="0 0 325 93" svg:d="M325 93l-39-93-38 93M202 0v93h-78M139 47h63M202 0h-78M77 0v93h-77M16 47h61M77 0h-77">
          <text:p/>
        </draw:path>
        <draw:polyline draw:style-name="gr1" draw:text-style-name="P1" draw:layer="layout" svg:width="0.062cm" svg:height="0.092cm" svg:x="5.492cm" svg:y="8.549cm" svg:viewBox="0 0 63 93" draw:points="40,46 23,46 8,55 0,70 8,86 23,93 40,93 55,86 63,70 55,55 40,46 55,38 63,23 55,8 40,0 23,0 8,8 0,23 8,38 23,46">
          <text:p/>
        </draw:polyline>
        <draw:path draw:style-name="gr1" draw:text-style-name="P1" draw:layer="layout" svg:width="0.324cm" svg:height="0.092cm" svg:x="6.154cm" svg:y="8.623cm" svg:viewBox="0 0 325 93" svg:d="M325 93l-39-93-38 93M202 23l-8-16-16-7h-30l-17 7-7 16 7 15 17 8h30l16 8 8 15-8 16-16 8h-30l-17-8-7-16M77 23l-7-16-16-7h-31l-15 7-8 16 8 15 15 8h31l16 8 7 15-7 16-16 8h-31l-15-8-8-16">
          <text:p/>
        </draw:path>
        <draw:polyline draw:style-name="gr1" draw:text-style-name="P1" draw:layer="layout" svg:width="0.061cm" svg:height="0.092cm" svg:x="9.065cm" svg:y="8.549cm" svg:viewBox="0 0 62 93" draw:points="38,0 23,8 7,23 0,46 0,70 7,86 23,93 38,93 54,86 62,70 54,55 38,46 23,46 7,55 0,70">
          <text:p/>
        </draw:polyline>
        <draw:polyline draw:style-name="gr1" draw:text-style-name="P1" draw:layer="layout" svg:width="0.077cm" svg:height="0.092cm" svg:x="8.372cm" svg:y="8.623cm" svg:viewBox="0 0 78 93" draw:points="0,15 7,7 23,0 47,0 62,7 70,15 78,31 78,61 70,78 62,85 47,93 23,93 7,85 0,78">
          <text:p/>
        </draw:polyline>
        <draw:path draw:style-name="gr1" draw:text-style-name="P1" draw:layer="layout" svg:width="0.169cm" svg:height="0.092cm" svg:x="8.942cm" svg:y="7.933cm" svg:viewBox="0 0 170 93" svg:d="M170 0h-31M155 0v93l15-15M53 8l-15-8h-15l-16 8-7 15v47l7 16 16 7h15l15-7 8-16v-47l-8-15-46 78">
          <text:p/>
        </draw:path>
        <draw:polyline draw:style-name="gr1" draw:text-style-name="P1" draw:layer="layout" svg:width="0.077cm" svg:height="0.092cm" svg:x="8.372cm" svg:y="8.007cm" svg:viewBox="0 0 78 93" draw:points="23,47 7,38 0,23 7,8 23,0 78,0 78,93 23,93 7,85 0,70 7,55 23,47 78,47">
          <text:p/>
        </draw:polyline>
        <draw:path draw:style-name="gr1" draw:text-style-name="P1" draw:layer="layout" svg:width="0.154cm" svg:height="0.092cm" svg:x="8.957cm" svg:y="7.317cm" svg:viewBox="0 0 155 93" svg:d="M155 0h-32M139 0v93l16-16M31 0h-31M15 0v93l16-16">
          <text:p/>
        </draw:path>
        <draw:path draw:style-name="gr1" draw:text-style-name="P1" draw:layer="layout" svg:width="0.077cm" svg:height="0.092cm" svg:x="8.372cm" svg:y="7.391cm" svg:viewBox="0 0 78 93" svg:d="M78 0l-39 93-39-93M62 39h-47">
          <text:p/>
        </draw:path>
        <draw:path draw:style-name="gr1" draw:text-style-name="P1" draw:layer="layout" svg:width="0.169cm" svg:height="0.092cm" svg:x="8.942cm" svg:y="6.701cm" svg:viewBox="0 0 170 93" svg:d="M170 0h-31M155 0v93l15-15M0 0h61l-54 54-7 16 7 16 16 7h23l15-7">
          <text:p/>
        </draw:path>
        <draw:path draw:style-name="gr1" draw:text-style-name="P1" draw:layer="layout" svg:width="0.308cm" svg:height="0.092cm" svg:x="8.141cm" svg:y="6.775cm" svg:viewBox="0 0 309 93" svg:d="M231 15l7-7 16-8h23l15 8 8 7 9 16v30l-9 16-8 9-15 7h-23l-16-7-7-9M185 0v93M185 38l-8 16-15 7h-16l-15-7-8-16v-38M54 8l-16-8h-15l-15 8-8 15 8 15 15 8h15M23 46l-15 8-8 15 8 17 15 7h15l16-7">
          <text:p/>
        </draw:path>
        <draw:path draw:style-name="gr1" draw:text-style-name="P1" draw:layer="layout" svg:width="0.169cm" svg:height="0.092cm" svg:x="8.942cm" svg:y="6.085cm" svg:viewBox="0 0 170 93" svg:d="M170 0h-31M155 0v93l15-15M53 8l-15-8h-15l-16 8-7 15 7 17 16 7h15M23 47l-16 8-7 15 7 16 16 7h15l15-7">
          <text:p/>
        </draw:path>
        <draw:path draw:style-name="gr1" draw:text-style-name="P1" draw:layer="layout" svg:width="0.308cm" svg:height="0.092cm" svg:x="8.141cm" svg:y="6.159cm" svg:viewBox="0 0 309 93" svg:d="M231 15l7-7 16-8h23l15 8 8 7 9 16v32l-9 15-8 8-15 7h-23l-16-7-7-8M185 0v93M185 38l-8 17-15 8h-16l-15-8-8-17v-38M54 8l-16-8h-15l-15 8-8 15v47l8 16 15 7h15l16-7 7-16v-47l-7-15-46 78">
          <text:p/>
        </draw:path>
        <draw:path draw:style-name="gr1" draw:text-style-name="P1" draw:layer="layout" svg:width="0.169cm" svg:height="0.092cm" svg:x="8.942cm" svg:y="5.469cm" svg:viewBox="0 0 170 93" svg:d="M170 0h-31M155 0v93l15-15M23 0v93l38-61h-61">
          <text:p/>
        </draw:path>
        <draw:path draw:style-name="gr1" draw:text-style-name="P1" draw:layer="layout" svg:width="0.293cm" svg:height="0.092cm" svg:x="8.156cm" svg:y="5.543cm" svg:viewBox="0 0 294 93" svg:d="M217 15l7-7 16-8h23l15 8 8 7 8 17v31l-8 15-8 8-15 7h-23l-16-7-7-8M171 0v93M171 40l-9 15-15 8h-16l-15-8-8-15v-40M31 0h-31M16 0v93l15-15">
          <text:p/>
        </draw:path>
        <draw:path draw:style-name="gr1" draw:text-style-name="P1" draw:layer="layout" svg:width="0.169cm" svg:height="0.093cm" svg:x="8.942cm" svg:y="4.853cm" svg:viewBox="0 0 170 94" svg:d="M170 0h-31M155 0v94l15-16M61 8l-15-8h-23l-16 8-7 15v8l7 15 16 8h38v40h-61">
          <text:p/>
        </draw:path>
        <draw:path draw:style-name="gr1" draw:text-style-name="P1" draw:layer="layout" svg:width="0.308cm" svg:height="0.092cm" svg:x="8.141cm" svg:y="4.927cm" svg:viewBox="0 0 309 93" svg:d="M231 15l7-7 16-8h23l15 8 8 7 9 16v31l-9 15-8 8-15 8h-23l-16-8-7-8M185 0v93M185 39l-8 15-15 8h-16l-15-8-8-15v-39M0 0h61l-53 54-8 15 8 16 15 8h23l15-8">
          <text:p/>
        </draw:path>
        <draw:path draw:style-name="gr1" draw:text-style-name="P1" draw:layer="layout" svg:width="0.169cm" svg:height="0.093cm" svg:x="8.942cm" svg:y="4.237cm" svg:viewBox="0 0 170 94" svg:d="M170 0h-31M155 0v94l15-16M61 23l-8 16-15 8h-15l-16-8-7-16 7-15 16-8h15l15 8 8 15v24l-8 23-15 16-15 8">
          <text:p/>
        </draw:path>
        <draw:path draw:style-name="gr1" draw:text-style-name="P1" draw:layer="layout" svg:width="0.324cm" svg:height="0.092cm" svg:x="8.125cm" svg:y="4.311cm" svg:viewBox="0 0 325 93" svg:d="M325 93l-39-93-38 93M202 0v93h-47l-15-7-8-8-7-15v-32l7-16 8-7 15-8zM77 0v93h-46l-15-7-8-8-8-15v-32l8-16 8-7 15-8z">
          <text:p/>
        </draw:path>
        <draw:line draw:style-name="gr2" draw:text-style-name="P1" draw:layer="layout" svg:x1="5.431cm" svg:y1="4.411cm" svg:x2="6.047cm" svg:y2="4.411cm">
          <text:p/>
        </draw:line>
        <draw:line draw:style-name="gr2" draw:text-style-name="P1" draw:layer="layout" svg:x1="5.431cm" svg:y1="5.027cm" svg:x2="6.047cm" svg:y2="5.027cm">
          <text:p/>
        </draw:line>
        <draw:line draw:style-name="gr2" draw:text-style-name="P1" draw:layer="layout" svg:x1="5.431cm" svg:y1="5.643cm" svg:x2="6.047cm" svg:y2="5.643cm">
          <text:p/>
        </draw:line>
        <draw:line draw:style-name="gr2" draw:text-style-name="P1" draw:layer="layout" svg:x1="5.431cm" svg:y1="6.259cm" svg:x2="6.047cm" svg:y2="6.259cm">
          <text:p/>
        </draw:line>
        <draw:line draw:style-name="gr2" draw:text-style-name="P1" draw:layer="layout" svg:x1="5.431cm" svg:y1="6.875cm" svg:x2="6.047cm" svg:y2="6.875cm">
          <text:p/>
        </draw:line>
        <draw:line draw:style-name="gr2" draw:text-style-name="P1" draw:layer="layout" svg:x1="5.431cm" svg:y1="7.491cm" svg:x2="6.047cm" svg:y2="7.491cm">
          <text:p/>
        </draw:line>
        <draw:line draw:style-name="gr2" draw:text-style-name="P1" draw:layer="layout" svg:x1="5.431cm" svg:y1="8.107cm" svg:x2="6.047cm" svg:y2="8.107cm">
          <text:p/>
        </draw:line>
        <draw:line draw:style-name="gr2" draw:text-style-name="P1" draw:layer="layout" svg:x1="5.431cm" svg:y1="8.723cm" svg:x2="6.047cm" svg:y2="8.723cm">
          <text:p/>
        </draw:line>
        <draw:line draw:style-name="gr2" draw:text-style-name="P1" draw:layer="layout" svg:x1="9.126cm" svg:y1="8.723cm" svg:x2="8.51cm" svg:y2="8.723cm">
          <text:p/>
        </draw:line>
        <draw:line draw:style-name="gr2" draw:text-style-name="P1" draw:layer="layout" svg:x1="9.126cm" svg:y1="8.107cm" svg:x2="8.51cm" svg:y2="8.107cm">
          <text:p/>
        </draw:line>
        <draw:line draw:style-name="gr2" draw:text-style-name="P1" draw:layer="layout" svg:x1="9.126cm" svg:y1="7.491cm" svg:x2="8.51cm" svg:y2="7.491cm">
          <text:p/>
        </draw:line>
        <draw:line draw:style-name="gr2" draw:text-style-name="P1" draw:layer="layout" svg:x1="9.126cm" svg:y1="6.875cm" svg:x2="8.51cm" svg:y2="6.875cm">
          <text:p/>
        </draw:line>
        <draw:line draw:style-name="gr2" draw:text-style-name="P1" draw:layer="layout" svg:x1="9.126cm" svg:y1="6.259cm" svg:x2="8.51cm" svg:y2="6.259cm">
          <text:p/>
        </draw:line>
        <draw:line draw:style-name="gr2" draw:text-style-name="P1" draw:layer="layout" svg:x1="9.126cm" svg:y1="5.643cm" svg:x2="8.51cm" svg:y2="5.643cm">
          <text:p/>
        </draw:line>
        <draw:line draw:style-name="gr2" draw:text-style-name="P1" draw:layer="layout" svg:x1="9.126cm" svg:y1="5.027cm" svg:x2="8.51cm" svg:y2="5.027cm">
          <text:p/>
        </draw:line>
        <draw:line draw:style-name="gr2" draw:text-style-name="P1" draw:layer="layout" svg:x1="9.126cm" svg:y1="4.411cm" svg:x2="8.51cm" svg:y2="4.411cm">
          <text:p/>
        </draw:line>
        <draw:polygon draw:style-name="gr2" draw:text-style-name="P1" draw:layer="layout" svg:width="2.463cm" svg:height="4.928cm" svg:x="6.047cm" svg:y="4.103cm" svg:viewBox="0 0 2464 4929" draw:points="0,0 2464,0 2464,4929 0,4929">
          <text:p/>
        </draw:polygon>
        <draw:path draw:style-name="gr1" draw:text-style-name="P1" draw:layer="layout" svg:width="0.116cm" svg:height="2.641cm" svg:x="7.101cm" svg:y="5.22cm" svg:viewBox="0 0 117 2642" svg:d="M94 2642h-94M47 2642v-24l-47-53M47 2618l47-53M85 2457l9 7v16 15l-9 16-15 7h-23l-8-7-8-16v-15l8-16 8-7h7l8 7 8 16v15l-8 16-8 7M31 2395l31-8 15-15v-15l-15-16-31-7M62 2341l32 8 15 8 8 15-8 15M70 2272l15-8 9-15v-16l-9-15-15-8h-16l-15 8-8 15v16l8 15 15 8M94 2272h-94M70 2149l15-8 9-15v-16l-9-15-15-8h-16l-15 8-8 15v16l8 15 15 8zM39 2026l-8-16v-23l8-15 15-8h23l8 8 9 15v15l-9 16-8 8h-7l-8-8-8-16v-15l8-15 8-8M77 1964h17M94 1902h-63M54 1902l-15-7-8-16v-15l8-16M54 1718l-15 7-8 16v15l8 15 15 8h16l15-8 9-15v-15l-9-16-15-7M94 1718h-94M94 1656v-77M94 1517v-30M94 1502h-94l16 15M94 1410v-78M94 1285h-94l47-38-47-39h94M31 1162h39l15-7 9-16v-15l-9-16-15-7M31 1101h63M94 1001v7h-94M31 900v-30M16 885h69l9-8v-7l-9-8M94 762h-63M8 762M31 669h86M70 669l15-7 9-16v-15l-9-15-15-8h-16l-15 8-8 15v15l8 16 15 7zM94 508v7h-94M85 362l9 7v16 15l-9 15-15 8h-23l-8-8-8-15v-15l8-16 8-7h7l8 7 8 16v15l-8 15-8 8M94 300l-63-62M94 238l-63 62M85 115l9 8v15 16l-9 15-15 8h-23l-8-8-8-15v-16l8-15 8-8h7l8 8 8 15v16l-8 15-8 8M94 54h-63M54 54l-15-8-8-16v-15l8-15">
          <text:p/>
        </draw:path>
        <draw:path draw:style-name="gr1" draw:text-style-name="P1" draw:layer="layout" svg:width="0.093cm" svg:height="2.033cm" svg:x="7.249cm" svg:y="5.52cm" svg:viewBox="0 0 94 2034" svg:d="M94 1995h-94M0 2034v-77M86 1849l8 7v16 15l-8 16-15 7h-25l-7-7-8-16v-15l8-16 7-7h8l8 7 9 16v15l-9 16-8 7M94 1787l-63-61M94 1726l-63 61M39 1664l-8-15v-24l8-15 15-8h24l8 8 8 15v16l-8 15-8 8h-7l-9-8-8-15v-16l8-15 9-8M78 1602h16M86 1540l8-16v-30l-8-16h-15l-9 16v30l-8 16h-15l-8-16v-30l8-16M94 1270v-31M94 1255h-94M0 1270v-31M94 1170h-63M54 1170l-15-8-8-15v-15l8-16 15-7h40M86 1047l8-15v-31l-8-16h-15l-9 16v31l-8 15h-15l-8-15v-31l8-16M31 908v-30M16 893h70l8-8v-7l-8-8M94 801h-63M54 801l-15-8-8-15v-16l8-15M31 677h40l15-7 8-16v-15l-8-15-15-8M31 616h63M94 554h-63M39 554l-8-7v-16l8-8h23M39 523l-8-7v-16l8-7h55M86 369l8 8v16 15l-8 15-15 8h-25l-7-8-8-15v-15l8-16 7-8h8l8 8 9 16v15l-9 15-8 8M94 308h-63M54 308l-15-8-8-15v-16l8-15 15-8h40M31 169v-31M16 154h70l8-8v-8l-8-7M86 62l8-16v-31l-8-15h-15l-9 15v31l-8 16h-15l-8-16v-31l8-15">
          <text:p/>
        </draw:path>
        <draw:path draw:style-name="gr1" draw:text-style-name="P1" draw:layer="layout" svg:width="0.092cm" svg:height="0.939cm" svg:x="7.397cm" svg:y="6.059cm" svg:viewBox="0 0 93 940" svg:d="M78 863l8 8 7 15v23l-7 16-8 7-15 8h-31l-16-8-8-7-8-16v-23l8-15 8-8M93 817h-93v-46l8-16 8-7 16-8h31l15 8 8 7 7 16zM93 655h-93l63 39v-62M86 563l7-15v-16l-7-15-16-8h-46l-16 8-8 15v16l8 15 16 8h46l16-8-78-46M86 447l7-15v-23l-7-15-16-8h-7l-16 8-7 15v38h-40v-61M93 309v-31M93 293h-93l16 16M47 147l8-15 15-8 16 8 7 15v54h-93v-54l8-15 16-8 16 8 7 15v54M93 78h-93v-78M47 15v63M93 78v-78">
          <text:p/>
        </draw:path>
        <draw:path draw:style-name="gr1" draw:text-style-name="P1" draw:layer="layout" svg:width="0.03cm" svg:height="0.092cm" svg:x="5.508cm" svg:y="9.904cm" svg:viewBox="0 0 31 93" svg:d="M31 0h-31M15 0v93l16-16">
          <text:p/>
        </draw:path>
        <draw:path draw:style-name="gr1" draw:text-style-name="P1" draw:layer="layout" svg:width="0.308cm" svg:height="0.092cm" svg:x="6.17cm" svg:y="9.978cm" svg:viewBox="0 0 309 93" svg:d="M232 16l7-7 16-9h23l15 9 8 7 8 16v30l-8 16-8 8-15 7h-23l-16-7-7-8M186 0v93M186 39l-8 16-16 7h-15l-15-7-9-16v-39M23 0v93l38-61h-61">
          <text:p/>
        </draw:path>
        <draw:polyline draw:style-name="gr1" draw:text-style-name="P1" draw:layer="layout" svg:width="0.062cm" svg:height="0.092cm" svg:x="5.492cm" svg:y="10.52cm" svg:viewBox="0 0 63 93" draw:points="0,0 63,0 8,55 0,70 8,86 23,93 47,93 63,86">
          <text:p/>
        </draw:polyline>
        <draw:path draw:style-name="gr1" draw:text-style-name="P1" draw:layer="layout" svg:width="0.308cm" svg:height="0.092cm" svg:x="6.17cm" svg:y="10.594cm" svg:viewBox="0 0 309 93" svg:d="M232 15l7-8 16-7h23l15 7 8 8 8 16v31l-8 16-8 7-15 8h-23l-16-8-7-7M186 0v93M186 39l-8 16-16 7h-15l-15-7-9-16v-39M61 23l-7 16-16 8h-15l-16-8-7-16 7-16 16-7h15l16 7 7 16v24l-7 23-16 15-15 8">
          <text:p/>
        </draw:path>
        <draw:path draw:style-name="gr1" draw:text-style-name="P1" draw:layer="layout" svg:width="0.054cm" svg:height="0.092cm" svg:x="5.492cm" svg:y="11.136cm" svg:viewBox="0 0 55 93" svg:d="M55 8l-16-8h-16l-15 8-8 15 8 15 15 9h16M23 47l-15 8-8 15 8 16 15 7h16l16-7">
          <text:p/>
        </draw:path>
        <draw:path draw:style-name="gr1" draw:text-style-name="P1" draw:layer="layout" svg:width="0.324cm" svg:height="0.092cm" svg:x="6.154cm" svg:y="11.21cm" svg:viewBox="0 0 325 93" svg:d="M248 15l7-8 16-7h23l15 7 8 8 8 16v31l-8 16-8 7-15 8h-23l-16-8-7-7M202 31v31l-8 16-8 7-15 8h-16l-16-8-8-7-7-16v-31l7-16 8-8 16-7h16l15 7 8 8zM77 0v93l-38-47-39 47v-93">
          <text:p/>
        </draw:path>
        <draw:polyline draw:style-name="gr1" draw:text-style-name="P1" draw:layer="layout" svg:width="0.062cm" svg:height="0.092cm" svg:x="5.492cm" svg:y="11.752cm" svg:viewBox="0 0 63 93" draw:points="23,0 23,93 63,31 0,31">
          <text:p/>
        </draw:polyline>
        <draw:path draw:style-name="gr1" draw:text-style-name="P1" draw:layer="layout" svg:width="0.308cm" svg:height="0.092cm" svg:x="6.17cm" svg:y="11.826cm" svg:viewBox="0 0 309 93" svg:d="M232 15l7-8 16-7h23l15 7 8 8 8 15v31l-8 16-8 7-15 9h-23l-16-9-7-7M186 0v93M186 38l-8 16-16 7h-15l-15-7-9-16v-38M61 0l-61 93h61">
          <text:p/>
        </draw:path>
        <draw:polyline draw:style-name="gr1" draw:text-style-name="P1" draw:layer="layout" svg:width="0.062cm" svg:height="0.092cm" svg:x="5.492cm" svg:y="12.368cm" svg:viewBox="0 0 63 93" draw:points="63,8 47,0 23,0 8,8 0,24 0,32 8,47 23,55 63,55 63,93 0,93">
          <text:p/>
        </draw:polyline>
        <draw:path draw:style-name="gr1" draw:text-style-name="P1" draw:layer="layout" svg:width="0.308cm" svg:height="0.092cm" svg:x="6.17cm" svg:y="12.442cm" svg:viewBox="0 0 309 93" svg:d="M232 15l7-8 16-7h23l15 7 8 8 8 16v31l-8 16-8 7-15 8h-23l-16-8-7-7M186 0v93M186 39l-8 16-16 7h-15l-15-7-9-16v-39M61 7l-15-7h-23l-16 7-7 16v8l7 16 16 8h38v38h-61">
          <text:p/>
        </draw:path>
        <draw:polyline draw:style-name="gr1" draw:text-style-name="P1" draw:layer="layout" svg:width="0.062cm" svg:height="0.092cm" svg:x="5.492cm" svg:y="12.984cm" svg:viewBox="0 0 63 93" draw:points="63,23 55,39 40,47 23,47 8,39 0,23 8,7 23,0 40,0 55,7 63,23 63,47 55,70 40,85 23,93">
          <text:p/>
        </draw:polyline>
        <draw:path draw:style-name="gr1" draw:text-style-name="P1" draw:layer="layout" svg:width="0.301cm" svg:height="0.092cm" svg:x="6.154cm" svg:y="13.058cm" svg:viewBox="0 0 302 93" svg:d="M302 0h-32M285 0v93M302 93h-32M201 0v93l-77-93v93M77 0v93M77 46h-77M0 0v93">
          <text:p/>
        </draw:path>
        <draw:polyline draw:style-name="gr1" draw:text-style-name="P1" draw:layer="layout" svg:width="0.062cm" svg:height="0.092cm" svg:x="5.492cm" svg:y="13.6cm" svg:viewBox="0 0 63 93" draw:points="63,0 0,93 63,93">
          <text:p/>
        </draw:polyline>
        <draw:path draw:style-name="gr1" draw:text-style-name="P1" draw:layer="layout" svg:width="0.324cm" svg:height="0.092cm" svg:x="6.154cm" svg:y="13.674cm" svg:viewBox="0 0 325 93" svg:d="M325 93l-39-93-38 93M202 0v93h-78M139 46h63M202 0h-78M77 0v93h-77M16 46h61M77 0h-77">
          <text:p/>
        </draw:path>
        <draw:polyline draw:style-name="gr1" draw:text-style-name="P1" draw:layer="layout" svg:width="0.062cm" svg:height="0.092cm" svg:x="5.492cm" svg:y="14.216cm" svg:viewBox="0 0 63 93" draw:points="40,46 23,46 8,53 0,69 8,84 23,93 40,93 55,84 63,69 55,53 40,46 55,38 63,23 55,7 40,0 23,0 8,7 0,23 8,38 23,46">
          <text:p/>
        </draw:polyline>
        <draw:path draw:style-name="gr1" draw:text-style-name="P1" draw:layer="layout" svg:width="0.324cm" svg:height="0.093cm" svg:x="6.154cm" svg:y="14.289cm" svg:viewBox="0 0 325 94" svg:d="M325 94l-39-94-38 94M202 25l-8-17-16-8h-30l-17 8-7 17 7 15 17 8h30l16 7 8 16-8 15-16 8h-30l-17-8-7-15M77 25l-7-17-16-8h-31l-15 8-8 17 8 15 15 8h31l16 7 7 16-7 15-16 8h-31l-15-8-8-15">
          <text:p/>
        </draw:path>
        <draw:polyline draw:style-name="gr1" draw:text-style-name="P1" draw:layer="layout" svg:width="0.061cm" svg:height="0.092cm" svg:x="9.065cm" svg:y="14.216cm" svg:viewBox="0 0 62 93" draw:points="38,0 23,7 7,23 0,46 0,69 7,84 23,93 38,93 54,84 62,69 54,53 38,46 23,46 7,53 0,69">
          <text:p/>
        </draw:polyline>
        <draw:polyline draw:style-name="gr1" draw:text-style-name="P1" draw:layer="layout" svg:width="0.077cm" svg:height="0.093cm" svg:x="8.372cm" svg:y="14.289cm" svg:viewBox="0 0 78 94" draw:points="0,16 7,8 23,0 47,0 62,8 70,16 78,32 78,63 70,78 62,86 47,94 23,94 7,86 0,78">
          <text:p/>
        </draw:polyline>
        <draw:path draw:style-name="gr1" draw:text-style-name="P1" draw:layer="layout" svg:width="0.169cm" svg:height="0.092cm" svg:x="8.942cm" svg:y="13.6cm" svg:viewBox="0 0 170 93" svg:d="M170 0h-31M155 0v93l15-15M53 7l-15-7h-15l-16 7-7 16v47l7 15 16 8h15l15-8 8-15v-47l-8-16-46 78">
          <text:p/>
        </draw:path>
        <draw:polyline draw:style-name="gr1" draw:text-style-name="P1" draw:layer="layout" svg:width="0.077cm" svg:height="0.092cm" svg:x="8.372cm" svg:y="13.674cm" svg:viewBox="0 0 78 93" draw:points="23,46 7,38 0,23 7,7 23,0 78,0 78,93 23,93 7,85 0,69 7,53 23,46 78,46">
          <text:p/>
        </draw:polyline>
        <draw:path draw:style-name="gr1" draw:text-style-name="P1" draw:layer="layout" svg:width="0.154cm" svg:height="0.092cm" svg:x="8.957cm" svg:y="12.984cm" svg:viewBox="0 0 155 93" svg:d="M155 0h-32M139 0v93l16-15M31 0h-31M15 0v93l16-15">
          <text:p/>
        </draw:path>
        <draw:path draw:style-name="gr1" draw:text-style-name="P1" draw:layer="layout" svg:width="0.077cm" svg:height="0.092cm" svg:x="8.372cm" svg:y="13.058cm" svg:viewBox="0 0 78 93" svg:d="M78 0l-39 93-39-93M62 38h-47">
          <text:p/>
        </draw:path>
        <draw:path draw:style-name="gr1" draw:text-style-name="P1" draw:layer="layout" svg:width="0.169cm" svg:height="0.092cm" svg:x="8.942cm" svg:y="12.368cm" svg:viewBox="0 0 170 93" svg:d="M170 0h-31M155 0v93l15-15M0 0h61l-54 55-7 15 7 15 16 8h23l15-8">
          <text:p/>
        </draw:path>
        <draw:path draw:style-name="gr1" draw:text-style-name="P1" draw:layer="layout" svg:width="0.308cm" svg:height="0.092cm" svg:x="8.141cm" svg:y="12.442cm" svg:viewBox="0 0 309 93" svg:d="M231 15l7-8 16-7h23l15 7 8 8 9 16v31l-9 16-8 7-15 8h-23l-16-8-7-7M185 0v93M185 39l-8 16-15 7h-16l-15-7-8-16v-39M54 7l-16-7h-15l-15 7-8 16 8 16 15 8h15M23 47l-15 8-8 15 8 15 15 8h15l16-8">
          <text:p/>
        </draw:path>
        <draw:path draw:style-name="gr1" draw:text-style-name="P1" draw:layer="layout" svg:width="0.169cm" svg:height="0.092cm" svg:x="8.942cm" svg:y="11.752cm" svg:viewBox="0 0 170 93" svg:d="M170 0h-31M155 0v93l15-15M53 7l-15-7h-15l-16 7-7 16 7 15 16 8h15M23 46l-16 8-7 15 7 16 16 8h15l15-8">
          <text:p/>
        </draw:path>
        <draw:path draw:style-name="gr1" draw:text-style-name="P1" draw:layer="layout" svg:width="0.308cm" svg:height="0.092cm" svg:x="8.141cm" svg:y="11.826cm" svg:viewBox="0 0 309 93" svg:d="M231 15l7-8 16-7h23l15 7 8 8 9 15v31l-9 16-8 7-15 9h-23l-16-9-7-7M185 0v93M185 38l-8 16-15 7h-16l-15-7-8-16v-38M54 7l-16-7h-15l-15 7-8 16v46l8 15 15 9h15l16-9 7-15v-46l-7-16-46 77">
          <text:p/>
        </draw:path>
        <draw:path draw:style-name="gr1" draw:text-style-name="P1" draw:layer="layout" svg:width="0.169cm" svg:height="0.092cm" svg:x="8.942cm" svg:y="11.136cm" svg:viewBox="0 0 170 93" svg:d="M170 0h-31M155 0v93l15-15M23 0v93l38-62h-61">
          <text:p/>
        </draw:path>
        <draw:path draw:style-name="gr1" draw:text-style-name="P1" draw:layer="layout" svg:width="0.293cm" svg:height="0.092cm" svg:x="8.156cm" svg:y="11.21cm" svg:viewBox="0 0 294 93" svg:d="M217 15l7-8 16-7h23l15 7 8 8 8 16v31l-8 16-8 7-15 8h-23l-16-8-7-7M171 0v93M171 38l-9 16-15 8h-16l-15-8-8-16v-38M31 0h-31M16 0v93l15-15">
          <text:p/>
        </draw:path>
        <draw:path draw:style-name="gr1" draw:text-style-name="P1" draw:layer="layout" svg:width="0.169cm" svg:height="0.092cm" svg:x="8.942cm" svg:y="10.52cm" svg:viewBox="0 0 170 93" svg:d="M170 0h-31M155 0v93l15-15M61 8l-15-8h-23l-16 8-7 16v8l7 15 16 8h38v38h-61">
          <text:p/>
        </draw:path>
        <draw:path draw:style-name="gr1" draw:text-style-name="P1" draw:layer="layout" svg:width="0.308cm" svg:height="0.092cm" svg:x="8.141cm" svg:y="10.594cm" svg:viewBox="0 0 309 93" svg:d="M231 15l7-8 16-7h23l15 7 8 8 9 16v31l-9 16-8 7-15 8h-23l-16-8-7-7M185 0v93M185 39l-8 16-15 7h-16l-15-7-8-16v-39M0 0h61l-53 55-8 15 8 15 15 8h23l15-8">
          <text:p/>
        </draw:path>
        <draw:path draw:style-name="gr1" draw:text-style-name="P1" draw:layer="layout" svg:width="0.169cm" svg:height="0.092cm" svg:x="8.942cm" svg:y="9.904cm" svg:viewBox="0 0 170 93" svg:d="M170 0h-31M155 0v93l15-16M61 23l-8 15-15 8h-15l-16-8-7-15 7-15 16-8h15l15 8 8 15v23l-8 23-15 17-15 7">
          <text:p/>
        </draw:path>
        <draw:path draw:style-name="gr1" draw:text-style-name="P1" draw:layer="layout" svg:width="0.324cm" svg:height="0.092cm" svg:x="8.125cm" svg:y="9.978cm" svg:viewBox="0 0 325 93" svg:d="M325 93l-39-93-38 93M202 0v93h-47l-15-7-8-8-7-16v-30l7-16 8-7 15-9zM77 0v93h-46l-15-7-8-8-8-16v-30l8-16 8-7 15-9z">
          <text:p/>
        </draw:path>
        <draw:line draw:style-name="gr2" draw:text-style-name="P1" draw:layer="layout" svg:x1="5.431cm" svg:y1="10.078cm" svg:x2="6.047cm" svg:y2="10.078cm">
          <text:p/>
        </draw:line>
        <draw:line draw:style-name="gr2" draw:text-style-name="P1" draw:layer="layout" svg:x1="5.431cm" svg:y1="10.694cm" svg:x2="6.047cm" svg:y2="10.694cm">
          <text:p/>
        </draw:line>
        <draw:line draw:style-name="gr2" draw:text-style-name="P1" draw:layer="layout" svg:x1="5.431cm" svg:y1="11.31cm" svg:x2="6.047cm" svg:y2="11.31cm">
          <text:p/>
        </draw:line>
        <draw:line draw:style-name="gr2" draw:text-style-name="P1" draw:layer="layout" svg:x1="5.431cm" svg:y1="11.926cm" svg:x2="6.047cm" svg:y2="11.926cm">
          <text:p/>
        </draw:line>
        <draw:line draw:style-name="gr2" draw:text-style-name="P1" draw:layer="layout" svg:x1="5.431cm" svg:y1="12.542cm" svg:x2="6.047cm" svg:y2="12.542cm">
          <text:p/>
        </draw:line>
        <draw:line draw:style-name="gr2" draw:text-style-name="P1" draw:layer="layout" svg:x1="5.431cm" svg:y1="13.158cm" svg:x2="6.047cm" svg:y2="13.158cm">
          <text:p/>
        </draw:line>
        <draw:line draw:style-name="gr2" draw:text-style-name="P1" draw:layer="layout" svg:x1="5.431cm" svg:y1="13.774cm" svg:x2="6.047cm" svg:y2="13.774cm">
          <text:p/>
        </draw:line>
        <draw:line draw:style-name="gr2" draw:text-style-name="P1" draw:layer="layout" svg:x1="5.431cm" svg:y1="14.39cm" svg:x2="6.047cm" svg:y2="14.39cm">
          <text:p/>
        </draw:line>
        <draw:line draw:style-name="gr2" draw:text-style-name="P1" draw:layer="layout" svg:x1="9.126cm" svg:y1="14.39cm" svg:x2="8.51cm" svg:y2="14.39cm">
          <text:p/>
        </draw:line>
        <draw:line draw:style-name="gr2" draw:text-style-name="P1" draw:layer="layout" svg:x1="9.126cm" svg:y1="13.774cm" svg:x2="8.51cm" svg:y2="13.774cm">
          <text:p/>
        </draw:line>
        <draw:line draw:style-name="gr2" draw:text-style-name="P1" draw:layer="layout" svg:x1="9.126cm" svg:y1="13.158cm" svg:x2="8.51cm" svg:y2="13.158cm">
          <text:p/>
        </draw:line>
        <draw:line draw:style-name="gr2" draw:text-style-name="P1" draw:layer="layout" svg:x1="9.126cm" svg:y1="12.542cm" svg:x2="8.51cm" svg:y2="12.542cm">
          <text:p/>
        </draw:line>
        <draw:line draw:style-name="gr2" draw:text-style-name="P1" draw:layer="layout" svg:x1="9.126cm" svg:y1="11.926cm" svg:x2="8.51cm" svg:y2="11.926cm">
          <text:p/>
        </draw:line>
        <draw:line draw:style-name="gr2" draw:text-style-name="P1" draw:layer="layout" svg:x1="9.126cm" svg:y1="11.31cm" svg:x2="8.51cm" svg:y2="11.31cm">
          <text:p/>
        </draw:line>
        <draw:line draw:style-name="gr2" draw:text-style-name="P1" draw:layer="layout" svg:x1="9.126cm" svg:y1="10.694cm" svg:x2="8.51cm" svg:y2="10.694cm">
          <text:p/>
        </draw:line>
        <draw:line draw:style-name="gr2" draw:text-style-name="P1" draw:layer="layout" svg:x1="9.126cm" svg:y1="10.078cm" svg:x2="8.51cm" svg:y2="10.078cm">
          <text:p/>
        </draw:line>
        <draw:polygon draw:style-name="gr2" draw:text-style-name="P1" draw:layer="layout" svg:width="2.463cm" svg:height="4.928cm" svg:x="6.047cm" svg:y="9.77cm" svg:viewBox="0 0 2464 4929" draw:points="0,0 2464,0 2464,4929 0,4929">
          <text:p/>
        </draw:polygon>
        <draw:path draw:style-name="gr1" draw:text-style-name="P1" draw:layer="layout" svg:width="0.116cm" svg:height="2.641cm" svg:x="7.101cm" svg:y="10.886cm" svg:viewBox="0 0 117 2642" svg:d="M94 2642h-94M47 2642v-23l-47-54M47 2619l47-54M85 2457l9 8v16 15l-9 15-15 8h-23l-8-8-8-15v-15l8-16 8-8h7l8 8 8 16v15l-8 15-8 8M31 2396l31-8 15-15v-16l-15-15-31-8M62 2342l32 8 15 7 8 16-8 15M70 2273l15-8 9-15v-16l-9-15-15-8h-16l-15 8-8 15v16l8 15 15 8M94 2273h-94M70 2149l15-7 9-16v-15l-9-15-15-8h-16l-15 8-8 15v15l8 16 15 7zM39 2026l-8-15v-23l8-16 15-7h23l8 7 9 16v15l-9 16-8 7h-7l-8-7-8-16v-15l8-16 8-7M77 1965h17M94 1903h-63M54 1903l-15-8-8-15v-15l8-16M54 1718l-15 8-8 15v16l8 15 15 8h16l15-8 9-15v-16l-9-15-15-8M94 1718h-94M94 1657v-77M94 1472v62l-55-54-16-8-15 8-8 15v23l8 16M94 1410v-77M94 1287h-94l47-38-47-39h94M31 1164h39l15-8 9-15v-16l-9-15-15-8M31 1102h63M94 1002v8h-94M31 901v-31M16 886h69l9-8v-8l-9-7M94 763h-63M8 763M31 670h86M70 670l15-8 9-15v-15l-9-16-15-7h-16l-15 7-8 16v15l8 15 15 8zM94 509v7h-94M85 362l9 8v15 16l-9 15-15 8h-23l-8-8-8-15v-16l8-15 8-8h7l8 8 8 15v16l-8 15-8 8M94 301l-63-62M94 239l-63 62M85 116l9 8v15 15l-9 16-15 7h-23l-8-7-8-16v-15l8-15 8-8h7l8 8 8 15v15l-8 16-8 7M94 54h-63M54 54l-15-7-8-16v-15l8-16">
          <text:p/>
        </draw:path>
        <draw:path draw:style-name="gr1" draw:text-style-name="P1" draw:layer="layout" svg:width="0.093cm" svg:height="2.032cm" svg:x="7.249cm" svg:y="11.187cm" svg:viewBox="0 0 94 2033" svg:d="M94 1994h-94M0 2033v-78M86 1847l8 8v16 15l-8 15-15 8h-25l-7-8-8-15v-15l8-16 7-8h8l8 8 9 16v15l-9 15-8 8M94 1786l-63-62M94 1724l-63 62M39 1663l-8-16v-23l8-15 15-8h24l8 8 8 15v16l-8 15-8 8h-7l-9-8-8-15v-16l8-15 9-8M78 1601h16M86 1540l8-16v-31l-8-15h-15l-9 15v31l-8 16h-15l-8-16v-31l8-15M94 1270v-31M94 1255h-94M0 1270v-31M94 1170h-63M54 1170l-15-8-8-15v-16l8-15 15-8h40M86 1047l8-16v-30l-8-16h-15l-9 16v30l-8 16h-15l-8-16v-30l8-16M31 908v-31M16 893h70l8-8v-8l-8-7M94 800h-63M54 800l-15-7-8-16v-15l8-16M31 677h40l15-8 8-15v-15l-8-16-15-7M31 616h63M94 554h-63M39 554l-8-8v-15l8-8h23M39 523l-8-8v-15l8-8h55M86 369l8 8v15 16l-8 15-15 8h-25l-7-8-8-15v-16l8-15 7-8h8l8 8 9 15v16l-9 15-8 8M94 308h-63M54 308l-15-8-8-15v-16l8-15 15-8h40M31 169v-31M16 154h70l8-8v-8l-8-7M86 61l8-15v-31l-8-15h-15l-9 15v31l-8 15h-15l-8-15v-31l8-15">
          <text:p/>
        </draw:path>
        <draw:path draw:style-name="gr1" draw:text-style-name="P1" draw:layer="layout" svg:width="0.092cm" svg:height="0.939cm" svg:x="7.397cm" svg:y="11.726cm" svg:viewBox="0 0 93 940" svg:d="M78 863l8 8 7 15v23l-7 16-8 7-15 8h-31l-16-8-8-7-8-16v-23l8-15 8-8M93 817h-93v-46l8-16 8-8 16-7h31l15 7 8 8 7 16zM93 655h-93l63 39v-62M86 563l7-16v-15l-7-16-16-7h-46l-16 7-8 16v15l8 16 16 7h46l16-7-78-47M86 447l7-15v-23l-7-16-16-7h-7l-16 7-7 16v38h-40v-61M93 309v-31M93 293h-93l16 16M47 147l8-16 15-7 16 7 7 16v54h-93v-54l8-16 16-7 16 7 7 16v54M93 78h-93v-78M47 16v62M93 78v-78">
          <text:p/>
        </draw:path>
        <draw:path draw:style-name="gr1" draw:text-style-name="P1" draw:layer="layout" svg:width="0.03cm" svg:height="0.092cm" svg:x="5.508cm" svg:y="15.571cm" svg:viewBox="0 0 31 93" svg:d="M31 0h-31M15 0v93l16-15">
          <text:p/>
        </draw:path>
        <draw:path draw:style-name="gr1" draw:text-style-name="P1" draw:layer="layout" svg:width="0.308cm" svg:height="0.092cm" svg:x="6.17cm" svg:y="15.645cm" svg:viewBox="0 0 309 93" svg:d="M232 15l7-8 16-7h23l15 7 8 8 8 15v32l-8 16-8 7-15 8h-23l-16-8-7-7M186 0v93M186 38l-8 16-16 8h-15l-15-8-9-16v-38M23 0v93l38-63h-61">
          <text:p/>
        </draw:path>
        <draw:polyline draw:style-name="gr1" draw:text-style-name="P1" draw:layer="layout" svg:width="0.062cm" svg:height="0.092cm" svg:x="5.492cm" svg:y="16.187cm" svg:viewBox="0 0 63 93" draw:points="0,0 63,0 8,55 0,70 8,85 23,93 47,93 63,85">
          <text:p/>
        </draw:polyline>
        <draw:path draw:style-name="gr1" draw:text-style-name="P1" draw:layer="layout" svg:width="0.308cm" svg:height="0.092cm" svg:x="6.17cm" svg:y="16.261cm" svg:viewBox="0 0 309 93" svg:d="M232 15l7-8 16-7h23l15 7 8 8 8 15v31l-8 17-8 7-15 8h-23l-16-8-7-7M186 0v93M186 38l-8 15-16 8h-15l-15-8-9-15v-38M61 23l-7 15-16 8h-15l-16-8-7-15 7-16 16-7h15l16 7 7 16v23l-7 24-16 15-15 8">
          <text:p/>
        </draw:path>
        <draw:path draw:style-name="gr1" draw:text-style-name="P1" draw:layer="layout" svg:width="0.054cm" svg:height="0.092cm" svg:x="5.492cm" svg:y="16.803cm" svg:viewBox="0 0 55 93" svg:d="M55 7l-16-7h-16l-15 7-8 16 8 15 15 8h16M23 46l-15 7-8 16 8 16 15 8h16l16-8">
          <text:p/>
        </draw:path>
        <draw:path draw:style-name="gr1" draw:text-style-name="P1" draw:layer="layout" svg:width="0.324cm" svg:height="0.093cm" svg:x="6.154cm" svg:y="16.876cm" svg:viewBox="0 0 325 94" svg:d="M248 17l7-8 16-9h23l15 9 8 8 8 15v31l-8 15-8 8-15 8h-23l-16-8-7-8M202 32v31l-8 15-8 8-15 8h-16l-16-8-8-8-7-15v-31l7-15 8-8 16-9h16l15 9 8 8zM77 0v94l-38-46-39 46v-94">
          <text:p/>
        </draw:path>
        <draw:polyline draw:style-name="gr1" draw:text-style-name="P1" draw:layer="layout" svg:width="0.062cm" svg:height="0.092cm" svg:x="5.492cm" svg:y="17.419cm" svg:viewBox="0 0 63 93" draw:points="23,0 23,93 63,31 0,31">
          <text:p/>
        </draw:polyline>
        <draw:path draw:style-name="gr1" draw:text-style-name="P1" draw:layer="layout" svg:width="0.308cm" svg:height="0.093cm" svg:x="6.17cm" svg:y="17.492cm" svg:viewBox="0 0 309 94" svg:d="M232 16l7-8 16-8h23l15 8 8 8 8 15v32l-8 15-8 8-15 8h-23l-16-8-7-8M186 0v94M186 40l-8 15-16 8h-15l-15-8-9-15v-40M61 0l-61 94h61">
          <text:p/>
        </draw:path>
        <draw:polyline draw:style-name="gr1" draw:text-style-name="P1" draw:layer="layout" svg:width="0.062cm" svg:height="0.093cm" svg:x="5.492cm" svg:y="18.034cm" svg:viewBox="0 0 63 94" draw:points="63,8 47,0 23,0 8,8 0,24 0,31 8,48 23,55 63,55 63,94 0,94">
          <text:p/>
        </draw:polyline>
        <draw:path draw:style-name="gr1" draw:text-style-name="P1" draw:layer="layout" svg:width="0.308cm" svg:height="0.093cm" svg:x="6.17cm" svg:y="18.108cm" svg:viewBox="0 0 309 94" svg:d="M232 16l7-8 16-8h23l15 8 8 8 8 15v32l-8 15-8 8-15 8h-23l-16-8-7-8M186 0v94M186 39l-8 15-16 9h-15l-15-9-9-15v-39M61 8l-15-8h-23l-16 8-7 15v8l7 16 16 7h38v40h-61">
          <text:p/>
        </draw:path>
        <draw:polyline draw:style-name="gr1" draw:text-style-name="P1" draw:layer="layout" svg:width="0.062cm" svg:height="0.093cm" svg:x="5.492cm" svg:y="18.65cm" svg:viewBox="0 0 63 94" draw:points="63,24 55,39 40,47 23,47 8,39 0,24 8,8 23,0 40,0 55,8 63,24 63,47 55,70 40,86 23,94">
          <text:p/>
        </draw:polyline>
        <draw:path draw:style-name="gr1" draw:text-style-name="P1" draw:layer="layout" svg:width="0.301cm" svg:height="0.093cm" svg:x="6.154cm" svg:y="18.724cm" svg:viewBox="0 0 302 94" svg:d="M302 0h-32M285 0v94M302 94h-32M201 0v94l-77-94v94M77 0v94M77 47h-77M0 0v94">
          <text:p/>
        </draw:path>
        <draw:polyline draw:style-name="gr1" draw:text-style-name="P1" draw:layer="layout" svg:width="0.062cm" svg:height="0.093cm" svg:x="5.492cm" svg:y="19.266cm" svg:viewBox="0 0 63 94" draw:points="63,0 0,94 63,94">
          <text:p/>
        </draw:polyline>
        <draw:path draw:style-name="gr1" draw:text-style-name="P1" draw:layer="layout" svg:width="0.324cm" svg:height="0.093cm" svg:x="6.154cm" svg:y="19.34cm" svg:viewBox="0 0 325 94" svg:d="M325 94l-39-94-38 94M202 0v94h-78M139 47h63M202 0h-78M77 0v94h-77M16 47h61M77 0h-77">
          <text:p/>
        </draw:path>
        <draw:polyline draw:style-name="gr1" draw:text-style-name="P1" draw:layer="layout" svg:width="0.062cm" svg:height="0.093cm" svg:x="5.492cm" svg:y="19.882cm" svg:viewBox="0 0 63 94" draw:points="40,48 23,48 8,55 0,71 8,86 23,94 40,94 55,86 63,71 55,55 40,48 55,40 63,23 55,8 40,0 23,0 8,8 0,23 8,40 23,48">
          <text:p/>
        </draw:polyline>
        <draw:path draw:style-name="gr1" draw:text-style-name="P1" draw:layer="layout" svg:width="0.324cm" svg:height="0.093cm" svg:x="6.154cm" svg:y="19.956cm" svg:viewBox="0 0 325 94" svg:d="M325 94l-39-94-38 94M202 23l-8-15-16-8h-30l-17 8-7 15 7 16 17 7h30l16 9 8 16-8 15-16 8h-30l-17-8-7-15M77 23l-7-15-16-8h-31l-15 8-8 15 8 16 15 7h31l16 9 7 16-7 15-16 8h-31l-15-8-8-15">
          <text:p/>
        </draw:path>
        <draw:polyline draw:style-name="gr1" draw:text-style-name="P1" draw:layer="layout" svg:width="0.061cm" svg:height="0.093cm" svg:x="9.065cm" svg:y="19.882cm" svg:viewBox="0 0 62 94" draw:points="38,0 23,8 7,23 0,48 0,71 7,86 23,94 38,94 54,86 62,71 54,55 38,48 23,48 7,55 0,71">
          <text:p/>
        </draw:polyline>
        <draw:polyline draw:style-name="gr1" draw:text-style-name="P1" draw:layer="layout" svg:width="0.077cm" svg:height="0.093cm" svg:x="8.372cm" svg:y="19.956cm" svg:viewBox="0 0 78 94" draw:points="0,16 7,8 23,0 47,0 62,8 70,16 78,31 78,63 70,78 62,86 47,94 23,94 7,86 0,78">
          <text:p/>
        </draw:polyline>
        <draw:path draw:style-name="gr1" draw:text-style-name="P1" draw:layer="layout" svg:width="0.169cm" svg:height="0.093cm" svg:x="8.942cm" svg:y="19.266cm" svg:viewBox="0 0 170 94" svg:d="M170 0h-31M155 0v94l15-16M53 9l-15-9h-15l-16 9-7 15v47l7 15 16 8h15l15-8 8-15v-47l-8-15-46 77">
          <text:p/>
        </draw:path>
        <draw:polyline draw:style-name="gr1" draw:text-style-name="P1" draw:layer="layout" svg:width="0.077cm" svg:height="0.093cm" svg:x="8.372cm" svg:y="19.34cm" svg:viewBox="0 0 78 94" draw:points="23,47 7,40 0,23 7,8 23,0 78,0 78,94 23,94 7,86 0,71 7,55 23,47 78,47">
          <text:p/>
        </draw:polyline>
        <draw:path draw:style-name="gr1" draw:text-style-name="P1" draw:layer="layout" svg:width="0.154cm" svg:height="0.093cm" svg:x="8.957cm" svg:y="18.65cm" svg:viewBox="0 0 155 94" svg:d="M155 0h-32M139 0v94l16-16M31 0h-31M15 0v94l16-16">
          <text:p/>
        </draw:path>
        <draw:path draw:style-name="gr1" draw:text-style-name="P1" draw:layer="layout" svg:width="0.077cm" svg:height="0.093cm" svg:x="8.372cm" svg:y="18.724cm" svg:viewBox="0 0 78 94" svg:d="M78 0l-39 94-39-94M62 39h-47">
          <text:p/>
        </draw:path>
        <draw:path draw:style-name="gr1" draw:text-style-name="P1" draw:layer="layout" svg:width="0.169cm" svg:height="0.093cm" svg:x="8.942cm" svg:y="18.034cm" svg:viewBox="0 0 170 94" svg:d="M170 0h-31M155 0v94l15-16M0 0h61l-54 55-7 16 7 15 16 8h23l15-8">
          <text:p/>
        </draw:path>
        <draw:path draw:style-name="gr1" draw:text-style-name="P1" draw:layer="layout" svg:width="0.308cm" svg:height="0.093cm" svg:x="8.141cm" svg:y="18.108cm" svg:viewBox="0 0 309 94" svg:d="M231 16l7-8 16-8h23l15 8 8 8 9 15v32l-9 15-8 8-15 8h-23l-16-8-7-8M185 0v94M185 39l-8 15-15 9h-16l-15-9-8-15v-39M54 8l-16-8h-15l-15 8-8 15 8 16 15 8h15M23 47l-15 7-8 17 8 15 15 8h15l16-8">
          <text:p/>
        </draw:path>
        <draw:path draw:style-name="gr1" draw:text-style-name="P1" draw:layer="layout" svg:width="0.169cm" svg:height="0.092cm" svg:x="8.942cm" svg:y="17.419cm" svg:viewBox="0 0 170 93" svg:d="M170 0h-31M155 0v93l15-15M53 7l-15-7h-15l-16 7-7 17 7 15 16 8h15M23 47l-16 7-7 16 7 15 16 8h15l15-8">
          <text:p/>
        </draw:path>
        <draw:path draw:style-name="gr1" draw:text-style-name="P1" draw:layer="layout" svg:width="0.308cm" svg:height="0.093cm" svg:x="8.141cm" svg:y="17.492cm" svg:viewBox="0 0 309 94" svg:d="M231 16l7-8 16-8h23l15 8 8 8 9 15v32l-9 15-8 8-15 8h-23l-16-8-7-8M185 0v94M185 40l-8 15-15 8h-16l-15-8-8-15v-40M54 8l-16-8h-15l-15 8-8 16v47l8 15 15 8h15l16-8 7-15v-47l-7-16-46 78">
          <text:p/>
        </draw:path>
        <draw:path draw:style-name="gr1" draw:text-style-name="P1" draw:layer="layout" svg:width="0.169cm" svg:height="0.092cm" svg:x="8.942cm" svg:y="16.803cm" svg:viewBox="0 0 170 93" svg:d="M170 0h-31M155 0v93l15-16M23 0v93l38-63h-61">
          <text:p/>
        </draw:path>
        <draw:path draw:style-name="gr1" draw:text-style-name="P1" draw:layer="layout" svg:width="0.293cm" svg:height="0.093cm" svg:x="8.156cm" svg:y="16.876cm" svg:viewBox="0 0 294 94" svg:d="M217 17l7-8 16-9h23l15 9 8 8 8 15v31l-8 15-8 8-15 8h-23l-16-8-7-8M171 0v94M171 40l-9 15-15 8h-16l-15-8-8-15v-40M31 0h-31M16 0v94l15-16">
          <text:p/>
        </draw:path>
        <draw:path draw:style-name="gr1" draw:text-style-name="P1" draw:layer="layout" svg:width="0.169cm" svg:height="0.092cm" svg:x="8.942cm" svg:y="16.187cm" svg:viewBox="0 0 170 93" svg:d="M170 0h-31M155 0v93l15-15M61 7l-15-7h-23l-16 7-7 16v7l7 16 16 9h38v38h-61">
          <text:p/>
        </draw:path>
        <draw:path draw:style-name="gr1" draw:text-style-name="P1" draw:layer="layout" svg:width="0.308cm" svg:height="0.092cm" svg:x="8.141cm" svg:y="16.261cm" svg:viewBox="0 0 309 93" svg:d="M231 15l7-8 16-7h23l15 7 8 8 9 15v31l-9 17-8 7-15 8h-23l-16-8-7-7M185 0v93M185 38l-8 15-15 8h-16l-15-8-8-15v-38M0 0h61l-53 53-8 17 8 15 15 8h23l15-8">
          <text:p/>
        </draw:path>
        <draw:path draw:style-name="gr1" draw:text-style-name="P1" draw:layer="layout" svg:width="0.169cm" svg:height="0.092cm" svg:x="8.942cm" svg:y="15.571cm" svg:viewBox="0 0 170 93" svg:d="M170 0h-31M155 0v93l15-15M61 24l-8 15-15 8h-15l-16-8-7-15 7-17 16-7h15l15 7 8 17v23l-8 23-15 15-15 8">
          <text:p/>
        </draw:path>
        <draw:path draw:style-name="gr1" draw:text-style-name="P1" draw:layer="layout" svg:width="0.324cm" svg:height="0.092cm" svg:x="8.125cm" svg:y="15.645cm" svg:viewBox="0 0 325 93" svg:d="M325 93l-39-93-38 93M202 0v93h-47l-15-8-8-7-7-16v-32l7-15 8-8 15-7zM77 0v93h-46l-15-8-8-7-8-16v-32l8-15 8-8 15-7z">
          <text:p/>
        </draw:path>
        <draw:line draw:style-name="gr2" draw:text-style-name="P1" draw:layer="layout" svg:x1="5.431cm" svg:y1="15.745cm" svg:x2="6.047cm" svg:y2="15.745cm">
          <text:p/>
        </draw:line>
        <draw:line draw:style-name="gr2" draw:text-style-name="P1" draw:layer="layout" svg:x1="5.431cm" svg:y1="16.361cm" svg:x2="6.047cm" svg:y2="16.361cm">
          <text:p/>
        </draw:line>
        <draw:line draw:style-name="gr2" draw:text-style-name="P1" draw:layer="layout" svg:x1="5.431cm" svg:y1="16.977cm" svg:x2="6.047cm" svg:y2="16.977cm">
          <text:p/>
        </draw:line>
        <draw:line draw:style-name="gr2" draw:text-style-name="P1" draw:layer="layout" svg:x1="5.431cm" svg:y1="17.593cm" svg:x2="6.047cm" svg:y2="17.593cm">
          <text:p/>
        </draw:line>
        <draw:line draw:style-name="gr2" draw:text-style-name="P1" draw:layer="layout" svg:x1="5.431cm" svg:y1="18.208cm" svg:x2="6.047cm" svg:y2="18.208cm">
          <text:p/>
        </draw:line>
        <draw:line draw:style-name="gr2" draw:text-style-name="P1" draw:layer="layout" svg:x1="5.431cm" svg:y1="18.824cm" svg:x2="6.047cm" svg:y2="18.824cm">
          <text:p/>
        </draw:line>
        <draw:line draw:style-name="gr2" draw:text-style-name="P1" draw:layer="layout" svg:x1="5.431cm" svg:y1="19.44cm" svg:x2="6.047cm" svg:y2="19.44cm">
          <text:p/>
        </draw:line>
        <draw:line draw:style-name="gr2" draw:text-style-name="P1" draw:layer="layout" svg:x1="5.431cm" svg:y1="20.056cm" svg:x2="6.047cm" svg:y2="20.056cm">
          <text:p/>
        </draw:line>
        <draw:line draw:style-name="gr2" draw:text-style-name="P1" draw:layer="layout" svg:x1="9.126cm" svg:y1="20.056cm" svg:x2="8.51cm" svg:y2="20.056cm">
          <text:p/>
        </draw:line>
        <draw:line draw:style-name="gr2" draw:text-style-name="P1" draw:layer="layout" svg:x1="9.126cm" svg:y1="19.44cm" svg:x2="8.51cm" svg:y2="19.44cm">
          <text:p/>
        </draw:line>
        <draw:line draw:style-name="gr2" draw:text-style-name="P1" draw:layer="layout" svg:x1="9.126cm" svg:y1="18.824cm" svg:x2="8.51cm" svg:y2="18.824cm">
          <text:p/>
        </draw:line>
        <draw:line draw:style-name="gr2" draw:text-style-name="P1" draw:layer="layout" svg:x1="9.126cm" svg:y1="18.208cm" svg:x2="8.51cm" svg:y2="18.208cm">
          <text:p/>
        </draw:line>
        <draw:line draw:style-name="gr2" draw:text-style-name="P1" draw:layer="layout" svg:x1="9.126cm" svg:y1="17.593cm" svg:x2="8.51cm" svg:y2="17.593cm">
          <text:p/>
        </draw:line>
        <draw:line draw:style-name="gr2" draw:text-style-name="P1" draw:layer="layout" svg:x1="9.126cm" svg:y1="16.977cm" svg:x2="8.51cm" svg:y2="16.977cm">
          <text:p/>
        </draw:line>
        <draw:line draw:style-name="gr2" draw:text-style-name="P1" draw:layer="layout" svg:x1="9.126cm" svg:y1="16.361cm" svg:x2="8.51cm" svg:y2="16.361cm">
          <text:p/>
        </draw:line>
        <draw:line draw:style-name="gr2" draw:text-style-name="P1" draw:layer="layout" svg:x1="9.126cm" svg:y1="15.745cm" svg:x2="8.51cm" svg:y2="15.745cm">
          <text:p/>
        </draw:line>
        <draw:polygon draw:style-name="gr2" draw:text-style-name="P1" draw:layer="layout" svg:width="2.463cm" svg:height="4.927cm" svg:x="6.047cm" svg:y="15.437cm" svg:viewBox="0 0 2464 4928" draw:points="0,0 2464,0 2464,4928 0,4928">
          <text:p/>
        </draw:polygon>
        <draw:path draw:style-name="gr1" draw:text-style-name="P1" draw:layer="layout" svg:width="0.116cm" svg:height="2.641cm" svg:x="7.101cm" svg:y="16.553cm" svg:viewBox="0 0 117 2642" svg:d="M94 2642h-94v-54l8-15 15-8 16 8 8 15v54M85 2457l9 8v15 16l-9 15-15 8h-23l-8-8-8-15v-16l8-15 8-8h7l8 8 8 15v16l-8 15-8 8M54 2334l-15 8-8 15v16l8 15 15 8h16l15-8 9-15v-16l-9-15-15-8M94 2334h-94M39 2272l-8-15v-23l8-15 15-8h23l8 8 9 15v15l-9 16-8 7h-7l-8-7-8-16v-15l8-15 8-8M77 2211h17M94 2111v7h-94M70 2026l15-8 9-15v-15l-9-16-15-8h-16l-15 8-8 16v15l8 15 15 8M94 2026h-94M70 1903l15-8 9-15v-16l-9-15-15-8h-16l-15 8-8 15v16l8 15 15 8zM39 1780l-8-16v-23l8-15 15-8h23l8 8 9 15v16l-9 15-8 8h-7l-8-8-8-15v-16l8-15 8-8M77 1718h17M94 1656h-63M54 1656l-15-7-8-16v-15l8-15M54 1472l-15 7-8 16v15l8 16 15 7h16l15-7 9-16v-15l-9-16-15-7M94 1472h-94M94 1410v-77M94 1287h-94l47-39-47-38h94M31 1164h39l15-8 9-15v-16l-9-15-15-8M31 1102h63M94 1002v8h-94M31 902v-31M16 887h69l9-8v-8l-9-8M94 763h-63M8 763M31 671h86M70 671l15-8 9-15v-16l-9-15-15-8h-16l-15 8-8 15v16l8 15 15 8zM94 508v8h-94M85 362l9 8v15 15l-9 16-15 8h-23l-8-8-8-16v-15l8-15 8-8h7l8 8 8 15v15l-8 16-8 8M94 300l-63-61M94 239l-63 61M85 116l9 7v16 15l-9 15-15 8h-23l-8-8-8-15v-15l8-16 8-7h7l8 7 8 16v15l-8 15-8 8M94 54h-63M54 54l-15-8-8-15v-16l8-15">
          <text:p/>
        </draw:path>
        <draw:path draw:style-name="gr1" draw:text-style-name="P1" draw:layer="layout" svg:width="0.093cm" svg:height="2.033cm" svg:x="7.249cm" svg:y="16.853cm" svg:viewBox="0 0 94 2034" svg:d="M94 1995h-94M0 2034v-77M86 1849l8 8v15 16l-8 15-15 8h-25l-7-8-8-15v-16l8-15 7-8h8l8 8 9 15v16l-9 15-8 8M94 1788l-63-62M94 1726l-63 62M39 1664l-8-15v-23l8-15 15-8h24l8 8 8 15v15l-8 16-8 7h-7l-9-7-8-16v-15l8-15 9-8M78 1603h16M86 1541l8-15v-31l-8-15h-15l-9 15v31l-8 15h-15l-8-15v-31l8-15M94 1272v-31M94 1256h-94M0 1272v-31M94 1172h-63M54 1172l-15-8-8-15v-16l8-15 15-8h40M86 1049l8-16v-31l-8-15h-15l-9 15v31l-8 16h-15l-8-16v-31l8-15M31 910v-31M16 895h70l8-8v-8l-8-8M94 802h-63M54 802l-15-8-8-15v-15l8-16M31 679h40l15-8 8-15v-16l-8-15-15-8M31 617h63M94 556h-63M39 556l-8-8v-15l8-8h23M39 525l-8-8v-15l8-8h55M86 370l8 8v15 15l-8 17-15 8h-25l-7-8-8-17v-15l8-15 7-8h8l8 8 9 15v15l-9 17-8 8M94 308h-63M54 308l-15-7-8-16v-15l8-16 15-7h40M31 170v-31M16 154h70l8-7v-8l-8-8M86 62l8-15v-31l-8-16h-15l-9 16v31l-8 15h-15l-8-15v-31l8-16">
          <text:p/>
        </draw:path>
        <draw:path draw:style-name="gr1" draw:text-style-name="P1" draw:layer="layout" svg:width="0.092cm" svg:height="0.94cm" svg:x="7.397cm" svg:y="17.392cm" svg:viewBox="0 0 93 941" svg:d="M78 863l8 7 7 16v23l-7 16-8 8-15 8h-31l-16-8-8-8-8-16v-23l8-16 8-7M93 816h-93v-46l8-15 8-8 16-8h31l15 8 8 8 7 15zM93 655h-93l63 38v-61M86 562l7-15v-15l-7-16-16-7h-46l-16 7-8 16v15l8 15 16 8h46l16-8-78-46M86 447l7-16v-23l-7-15-16-8h-7l-16 8-7 15v39h-40v-62M93 308v-30M93 293h-93l16 15M47 147l8-16 15-7 16 7 7 16v54h-93v-54l8-16 16-7 16 7 7 16v54M93 77h-93v-77M47 16v61M93 77v-77">
          <text:p/>
        </draw:path>
        <draw:path draw:style-name="gr1" draw:text-style-name="P1" draw:layer="layout" svg:width="0.03cm" svg:height="0.093cm" svg:x="5.508cm" svg:y="21.237cm" svg:viewBox="0 0 31 94" svg:d="M31 0h-31M15 0v94l16-16">
          <text:p/>
        </draw:path>
        <draw:path draw:style-name="gr1" draw:text-style-name="P1" draw:layer="layout" svg:width="0.308cm" svg:height="0.093cm" svg:x="6.17cm" svg:y="21.311cm" svg:viewBox="0 0 309 94" svg:d="M232 16l7-8 16-8h23l15 8 8 8 8 15v31l-8 15-8 9-15 8h-23l-16-8-7-9M186 0v94M186 39l-8 15-16 8h-15l-15-8-9-15v-39M23 0v94l38-63h-61">
          <text:p/>
        </draw:path>
        <draw:polyline draw:style-name="gr1" draw:text-style-name="P1" draw:layer="layout" svg:width="0.062cm" svg:height="0.093cm" svg:x="5.492cm" svg:y="21.853cm" svg:viewBox="0 0 63 94" draw:points="0,0 63,0 8,54 0,70 8,85 23,94 47,94 63,85">
          <text:p/>
        </draw:polyline>
        <draw:path draw:style-name="gr1" draw:text-style-name="P1" draw:layer="layout" svg:width="0.308cm" svg:height="0.093cm" svg:x="6.17cm" svg:y="21.927cm" svg:viewBox="0 0 309 94" svg:d="M232 17l7-9 16-8h23l15 8 8 9 8 15v31l-8 15-8 8-15 8h-23l-16-8-7-8M186 0v94M186 40l-8 15-16 8h-15l-15-8-9-15v-40M61 24l-7 16-16 7h-15l-16-7-7-16 7-16 16-8h15l16 8 7 16v23l-7 24-16 15-15 8">
          <text:p/>
        </draw:path>
        <draw:path draw:style-name="gr1" draw:text-style-name="P1" draw:layer="layout" svg:width="0.054cm" svg:height="0.093cm" svg:x="5.492cm" svg:y="22.469cm" svg:viewBox="0 0 55 94" svg:d="M55 8l-16-8h-16l-15 8-8 15 8 17 15 8h16M23 48l-15 7-8 16 8 15 15 8h16l16-8">
          <text:p/>
        </draw:path>
        <draw:path draw:style-name="gr1" draw:text-style-name="P1" draw:layer="layout" svg:width="0.324cm" svg:height="0.093cm" svg:x="6.154cm" svg:y="22.543cm" svg:viewBox="0 0 325 94" svg:d="M248 16l7-8 16-8h23l15 8 8 8 8 15v32l-8 15-8 8-15 8h-23l-16-8-7-8M202 31v32l-8 15-8 8-15 8h-16l-16-8-8-8-7-15v-32l7-15 8-8 16-8h16l15 8 8 8zM77 0v94l-38-47-39 47v-94">
          <text:p/>
        </draw:path>
        <draw:polyline draw:style-name="gr1" draw:text-style-name="P1" draw:layer="layout" svg:width="0.062cm" svg:height="0.093cm" svg:x="5.492cm" svg:y="23.085cm" svg:viewBox="0 0 63 94" draw:points="23,0 23,94 63,31 0,31">
          <text:p/>
        </draw:polyline>
        <draw:path draw:style-name="gr1" draw:text-style-name="P1" draw:layer="layout" svg:width="0.308cm" svg:height="0.093cm" svg:x="6.17cm" svg:y="23.159cm" svg:viewBox="0 0 309 94" svg:d="M232 16l7-8 16-8h23l15 8 8 8 8 15v31l-8 16-8 8-15 8h-23l-16-8-7-8M186 0v94M186 39l-8 15-16 8h-15l-15-8-9-15v-39M61 0l-61 94h61">
          <text:p/>
        </draw:path>
        <draw:polyline draw:style-name="gr1" draw:text-style-name="P1" draw:layer="layout" svg:width="0.062cm" svg:height="0.093cm" svg:x="5.492cm" svg:y="23.701cm" svg:viewBox="0 0 63 94" draw:points="63,8 47,0 23,0 8,8 0,23 0,31 8,46 23,54 63,54 63,94 0,94">
          <text:p/>
        </draw:polyline>
        <draw:path draw:style-name="gr1" draw:text-style-name="P1" draw:layer="layout" svg:width="0.308cm" svg:height="0.093cm" svg:x="6.17cm" svg:y="23.775cm" svg:viewBox="0 0 309 94" svg:d="M232 17l7-8 16-9h23l15 9 8 8 8 15v31l-8 15-8 8-15 8h-23l-16-8-7-8M186 0v94M186 40l-8 15-16 8h-15l-15-8-9-15v-40M61 9l-15-9h-23l-16 9-7 15v8l7 15 16 8h38v39h-61">
          <text:p/>
        </draw:path>
        <draw:polyline draw:style-name="gr1" draw:text-style-name="P1" draw:layer="layout" svg:width="0.062cm" svg:height="0.093cm" svg:x="5.492cm" svg:y="24.317cm" svg:viewBox="0 0 63 94" draw:points="63,24 55,40 40,47 23,47 8,40 0,24 8,8 23,0 40,0 55,8 63,24 63,47 55,70 40,86 23,94">
          <text:p/>
        </draw:polyline>
        <draw:path draw:style-name="gr1" draw:text-style-name="P1" draw:layer="layout" svg:width="0.301cm" svg:height="0.092cm" svg:x="6.154cm" svg:y="24.391cm" svg:viewBox="0 0 302 93" svg:d="M302 0h-32M285 0v93M302 93h-32M201 0v93l-77-93v93M77 0v93M77 47h-77M0 0v93">
          <text:p/>
        </draw:path>
        <draw:polyline draw:style-name="gr1" draw:text-style-name="P1" draw:layer="layout" svg:width="0.062cm" svg:height="0.092cm" svg:x="5.492cm" svg:y="24.933cm" svg:viewBox="0 0 63 93" draw:points="63,0 0,93 63,93">
          <text:p/>
        </draw:polyline>
        <draw:path draw:style-name="gr1" draw:text-style-name="P1" draw:layer="layout" svg:width="0.324cm" svg:height="0.092cm" svg:x="6.154cm" svg:y="25.007cm" svg:viewBox="0 0 325 93" svg:d="M325 93l-39-93-38 93M202 0v93h-78M139 46h63M202 0h-78M77 0v93h-77M16 46h61M77 0h-77">
          <text:p/>
        </draw:path>
        <draw:polyline draw:style-name="gr1" draw:text-style-name="P1" draw:layer="layout" svg:width="0.062cm" svg:height="0.092cm" svg:x="5.492cm" svg:y="25.549cm" svg:viewBox="0 0 63 93" draw:points="40,46 23,46 8,54 0,69 8,86 23,93 40,93 55,86 63,69 55,54 40,46 55,39 63,23 55,8 40,0 23,0 8,8 0,23 8,39 23,46">
          <text:p/>
        </draw:polyline>
        <draw:path draw:style-name="gr1" draw:text-style-name="P1" draw:layer="layout" svg:width="0.324cm" svg:height="0.092cm" svg:x="6.154cm" svg:y="25.623cm" svg:viewBox="0 0 325 93" svg:d="M325 93l-39-93-38 93M202 23l-8-15-16-8h-30l-17 8-7 15 7 15 17 8h30l16 8 8 15-8 16-16 8h-30l-17-8-7-16M77 23l-7-15-16-8h-31l-15 8-8 15 8 15 15 8h31l16 8 7 15-7 16-16 8h-31l-15-8-8-16">
          <text:p/>
        </draw:path>
        <draw:polyline draw:style-name="gr1" draw:text-style-name="P1" draw:layer="layout" svg:width="0.061cm" svg:height="0.092cm" svg:x="9.065cm" svg:y="25.549cm" svg:viewBox="0 0 62 93" draw:points="38,0 23,8 7,23 0,46 0,69 7,86 23,93 38,93 54,86 62,69 54,54 38,46 23,46 7,54 0,69">
          <text:p/>
        </draw:polyline>
        <draw:polyline draw:style-name="gr1" draw:text-style-name="P1" draw:layer="layout" svg:width="0.077cm" svg:height="0.092cm" svg:x="8.372cm" svg:y="25.623cm" svg:viewBox="0 0 78 93" draw:points="0,15 7,8 23,0 47,0 62,8 70,15 78,31 78,62 70,77 62,85 47,93 23,93 7,85 0,77">
          <text:p/>
        </draw:polyline>
        <draw:path draw:style-name="gr1" draw:text-style-name="P1" draw:layer="layout" svg:width="0.169cm" svg:height="0.092cm" svg:x="8.942cm" svg:y="24.933cm" svg:viewBox="0 0 170 93" svg:d="M170 0h-31M155 0v93l15-15M53 8l-15-8h-15l-16 8-7 15v47l7 16 16 7h15l15-7 8-16v-47l-8-15-46 78">
          <text:p/>
        </draw:path>
        <draw:polyline draw:style-name="gr1" draw:text-style-name="P1" draw:layer="layout" svg:width="0.077cm" svg:height="0.092cm" svg:x="8.372cm" svg:y="25.007cm" svg:viewBox="0 0 78 93" draw:points="23,46 7,39 0,23 7,8 23,0 78,0 78,93 23,93 7,86 0,70 7,54 23,46 78,46">
          <text:p/>
        </draw:polyline>
        <draw:path draw:style-name="gr1" draw:text-style-name="P1" draw:layer="layout" svg:width="0.154cm" svg:height="0.093cm" svg:x="8.957cm" svg:y="24.317cm" svg:viewBox="0 0 155 94" svg:d="M155 0h-32M139 0v94l16-16M31 0h-31M15 0v94l16-16">
          <text:p/>
        </draw:path>
        <draw:path draw:style-name="gr1" draw:text-style-name="P1" draw:layer="layout" svg:width="0.077cm" svg:height="0.092cm" svg:x="8.372cm" svg:y="24.391cm" svg:viewBox="0 0 78 93" svg:d="M78 0l-39 93-39-93M62 40h-47">
          <text:p/>
        </draw:path>
        <draw:path draw:style-name="gr1" draw:text-style-name="P1" draw:layer="layout" svg:width="0.169cm" svg:height="0.093cm" svg:x="8.942cm" svg:y="23.701cm" svg:viewBox="0 0 170 94" svg:d="M170 0h-31M155 0v94l15-17M0 0h61l-54 54-7 16 7 16 16 8h23l15-8">
          <text:p/>
        </draw:path>
        <draw:path draw:style-name="gr1" draw:text-style-name="P1" draw:layer="layout" svg:width="0.308cm" svg:height="0.093cm" svg:x="8.141cm" svg:y="23.775cm" svg:viewBox="0 0 309 94" svg:d="M231 17l7-8 16-9h23l15 9 8 8 9 15v31l-9 15-8 8-15 8h-23l-16-8-7-8M185 0v94M185 40l-8 15-15 8h-16l-15-8-8-15v-40M54 9l-16-9h-15l-15 9-8 15 8 16 15 7h15M23 47l-15 8-8 15 8 16 15 8h15l16-8">
          <text:p/>
        </draw:path>
        <draw:path draw:style-name="gr1" draw:text-style-name="P1" draw:layer="layout" svg:width="0.169cm" svg:height="0.093cm" svg:x="8.942cm" svg:y="23.085cm" svg:viewBox="0 0 170 94" svg:d="M170 0h-31M155 0v94l15-16M53 8l-15-8h-15l-16 8-7 15 7 16 16 7h15M23 46l-16 9-7 16 7 15 16 8h15l15-8">
          <text:p/>
        </draw:path>
        <draw:path draw:style-name="gr1" draw:text-style-name="P1" draw:layer="layout" svg:width="0.308cm" svg:height="0.093cm" svg:x="8.141cm" svg:y="23.159cm" svg:viewBox="0 0 309 94" svg:d="M231 16l7-8 16-8h23l15 8 8 8 9 15v31l-9 16-8 8-15 8h-23l-16-8-7-8M185 0v94M185 39l-8 15-15 8h-16l-15-8-8-15v-39M54 8l-16-8h-15l-15 8-8 15v46l8 17 15 8h15l16-8 7-17v-46l-7-15-46 78">
          <text:p/>
        </draw:path>
        <draw:path draw:style-name="gr1" draw:text-style-name="P1" draw:layer="layout" svg:width="0.169cm" svg:height="0.093cm" svg:x="8.942cm" svg:y="22.469cm" svg:viewBox="0 0 170 94" svg:d="M170 0h-31M155 0v94l15-16M23 0v94l38-62h-61">
          <text:p/>
        </draw:path>
        <draw:path draw:style-name="gr1" draw:text-style-name="P1" draw:layer="layout" svg:width="0.293cm" svg:height="0.093cm" svg:x="8.156cm" svg:y="22.543cm" svg:viewBox="0 0 294 94" svg:d="M217 16l7-8 16-8h23l15 8 8 8 8 15v32l-8 15-8 8-15 8h-23l-16-8-7-8M171 0v94M171 39l-9 16-15 8h-16l-15-8-8-16v-39M31 0h-31M16 0v94l15-16">
          <text:p/>
        </draw:path>
        <draw:path draw:style-name="gr1" draw:text-style-name="P1" draw:layer="layout" svg:width="0.169cm" svg:height="0.093cm" svg:x="8.942cm" svg:y="21.853cm" svg:viewBox="0 0 170 94" svg:d="M170 0h-31M155 0v94l15-17M61 8l-15-8h-23l-16 8-7 15v8l7 16 16 7h38v40h-61">
          <text:p/>
        </draw:path>
        <draw:path draw:style-name="gr1" draw:text-style-name="P1" draw:layer="layout" svg:width="0.308cm" svg:height="0.093cm" svg:x="8.141cm" svg:y="21.927cm" svg:viewBox="0 0 309 94" svg:d="M231 17l7-9 16-8h23l15 8 8 9 9 15v31l-9 15-8 8-15 8h-23l-16-8-7-8M185 0v94M185 40l-8 15-15 8h-16l-15-8-8-15v-40M0 0h61l-53 55-8 16 8 15 15 8h23l15-8">
          <text:p/>
        </draw:path>
        <draw:path draw:style-name="gr1" draw:text-style-name="P1" draw:layer="layout" svg:width="0.169cm" svg:height="0.093cm" svg:x="8.942cm" svg:y="21.237cm" svg:viewBox="0 0 170 94" svg:d="M170 0h-31M155 0v94l15-16M61 23l-8 16-15 8h-15l-16-8-7-16 7-15 16-8h15l15 8 8 15v24l-8 24-15 15-15 8">
          <text:p/>
        </draw:path>
        <draw:path draw:style-name="gr1" draw:text-style-name="P1" draw:layer="layout" svg:width="0.324cm" svg:height="0.093cm" svg:x="8.125cm" svg:y="21.311cm" svg:viewBox="0 0 325 94" svg:d="M325 94l-39-94-38 94M202 0v94h-47l-15-8-8-9-7-15v-31l7-15 8-8 15-8zM77 0v94h-46l-15-8-8-9-8-15v-31l8-15 8-8 15-8z">
          <text:p/>
        </draw:path>
        <draw:line draw:style-name="gr2" draw:text-style-name="P1" draw:layer="layout" svg:x1="5.431cm" svg:y1="21.411cm" svg:x2="6.047cm" svg:y2="21.411cm">
          <text:p/>
        </draw:line>
        <draw:line draw:style-name="gr2" draw:text-style-name="P1" draw:layer="layout" svg:x1="5.431cm" svg:y1="22.027cm" svg:x2="6.047cm" svg:y2="22.027cm">
          <text:p/>
        </draw:line>
        <draw:line draw:style-name="gr2" draw:text-style-name="P1" draw:layer="layout" svg:x1="5.431cm" svg:y1="22.643cm" svg:x2="6.047cm" svg:y2="22.643cm">
          <text:p/>
        </draw:line>
        <draw:line draw:style-name="gr2" draw:text-style-name="P1" draw:layer="layout" svg:x1="5.431cm" svg:y1="23.259cm" svg:x2="6.047cm" svg:y2="23.259cm">
          <text:p/>
        </draw:line>
        <draw:line draw:style-name="gr2" draw:text-style-name="P1" draw:layer="layout" svg:x1="5.431cm" svg:y1="23.875cm" svg:x2="6.047cm" svg:y2="23.875cm">
          <text:p/>
        </draw:line>
        <draw:line draw:style-name="gr2" draw:text-style-name="P1" draw:layer="layout" svg:x1="5.431cm" svg:y1="24.491cm" svg:x2="6.047cm" svg:y2="24.491cm">
          <text:p/>
        </draw:line>
        <draw:line draw:style-name="gr2" draw:text-style-name="P1" draw:layer="layout" svg:x1="5.431cm" svg:y1="25.107cm" svg:x2="6.047cm" svg:y2="25.107cm">
          <text:p/>
        </draw:line>
        <draw:line draw:style-name="gr2" draw:text-style-name="P1" draw:layer="layout" svg:x1="5.431cm" svg:y1="25.723cm" svg:x2="6.047cm" svg:y2="25.723cm">
          <text:p/>
        </draw:line>
        <draw:line draw:style-name="gr2" draw:text-style-name="P1" draw:layer="layout" svg:x1="9.126cm" svg:y1="25.723cm" svg:x2="8.51cm" svg:y2="25.723cm">
          <text:p/>
        </draw:line>
        <draw:line draw:style-name="gr2" draw:text-style-name="P1" draw:layer="layout" svg:x1="9.126cm" svg:y1="25.107cm" svg:x2="8.51cm" svg:y2="25.107cm">
          <text:p/>
        </draw:line>
        <draw:line draw:style-name="gr2" draw:text-style-name="P1" draw:layer="layout" svg:x1="9.126cm" svg:y1="24.491cm" svg:x2="8.51cm" svg:y2="24.491cm">
          <text:p/>
        </draw:line>
        <draw:line draw:style-name="gr2" draw:text-style-name="P1" draw:layer="layout" svg:x1="9.126cm" svg:y1="23.875cm" svg:x2="8.51cm" svg:y2="23.875cm">
          <text:p/>
        </draw:line>
        <draw:line draw:style-name="gr2" draw:text-style-name="P1" draw:layer="layout" svg:x1="9.126cm" svg:y1="23.259cm" svg:x2="8.51cm" svg:y2="23.259cm">
          <text:p/>
        </draw:line>
        <draw:line draw:style-name="gr2" draw:text-style-name="P1" draw:layer="layout" svg:x1="9.126cm" svg:y1="22.643cm" svg:x2="8.51cm" svg:y2="22.643cm">
          <text:p/>
        </draw:line>
        <draw:line draw:style-name="gr2" draw:text-style-name="P1" draw:layer="layout" svg:x1="9.126cm" svg:y1="22.027cm" svg:x2="8.51cm" svg:y2="22.027cm">
          <text:p/>
        </draw:line>
        <draw:line draw:style-name="gr2" draw:text-style-name="P1" draw:layer="layout" svg:x1="9.126cm" svg:y1="21.411cm" svg:x2="8.51cm" svg:y2="21.411cm">
          <text:p/>
        </draw:line>
        <draw:polygon draw:style-name="gr2" draw:text-style-name="P1" draw:layer="layout" svg:width="2.463cm" svg:height="4.928cm" svg:x="6.047cm" svg:y="21.103cm" svg:viewBox="0 0 2464 4929" draw:points="0,0 2464,0 2464,4929 0,4929">
          <text:p/>
        </draw:polygon>
        <draw:path draw:style-name="gr1" draw:text-style-name="P1" draw:layer="layout" svg:width="0.116cm" svg:height="2.025cm" svg:x="7.101cm" svg:y="22.528cm" svg:viewBox="0 0 117 2026" svg:d="M0 2026l94-8-47-31 47-31-94-7M94 1903h-63M54 1903l-15-8-8-16v-15l8-15M94 1749h-63M8 1749M31 1641v-31M16 1625h69l9-7v-8l-9-8M85 1471l9 8v15 16l-9 15-15 8h-23l-8-8-8-15v-16l8-15 8-8h7l8 8 8 15v16l-8 15-8 8M94 1410v-77M94 1287h-94l47-39-47-38h94M31 1163h39l15-7 9-16v-15l-9-15-15-8M31 1102h63M94 1002v7h-94M31 902v-31M16 886h69l9-7v-8l-9-8M94 763h-63M8 763M31 670h86M70 670l15-8 9-15v-16l-9-15-15-8h-16l-15 8-8 15v16l8 15 15 8zM94 508v8h-94M85 362l9 7v16 15l-9 16-15 7h-23l-8-7-8-16v-15l8-16 8-7h7l8 7 8 16v15l-8 16-8 7M94 300l-63-61M94 239l-63 61M85 115l9 8v15 16l-9 15-15 8h-23l-8-8-8-15v-16l8-15 8-8h7l8 8 8 15v16l-8 15-8 8M94 54h-63M54 54l-15-8-8-15v-16l8-15">
          <text:p/>
        </draw:path>
        <draw:path draw:style-name="gr1" draw:text-style-name="P1" draw:layer="layout" svg:width="0.093cm" svg:height="2.033cm" svg:x="7.249cm" svg:y="22.52cm" svg:viewBox="0 0 94 2034" svg:d="M94 1995h-94M0 2034v-77M86 1849l8 8v15 15l-8 16-15 8h-25l-7-8-8-16v-15l8-15 7-8h8l8 8 9 15v15l-9 16-8 8M94 1787l-63-61M94 1726l-63 61M39 1664l-8-15v-23l8-16 15-7h24l8 7 8 16v15l-8 15-8 8h-7l-9-8-8-15v-15l8-16 9-7M78 1603h16M86 1541l8-15v-31l-8-16h-15l-9 16v31l-8 15h-15l-8-15v-31l8-16M94 1272v-31M94 1256h-94M0 1272v-31M94 1171h-63M54 1171l-15-7-8-16v-15l8-15 15-8h40M86 1048l8-15v-31l-8-15h-15l-9 15v31l-8 15h-15l-8-15v-31l8-15M31 910v-31M16 894h70l8-7v-8l-8-8M94 801h-63M54 801l-15-8-8-15v-16l8-15M31 678h40l15-8 8-15v-16l-8-15-15-8M31 616h63M94 554h-63M39 554l-8-7v-16l8-7h23M39 524l-8-8v-15l8-8h55M86 370l8 7v16 15l-8 16-15 7h-25l-7-7-8-16v-15l8-16 7-7h8l8 7 9 16v15l-9 16-8 7M94 308h-63M54 308l-15-8-8-15v-15l8-16 15-7h40M31 169v-30M16 154h70l8-8v-7l-8-8M86 62l8-16v-30l-8-16h-15l-9 16v30l-8 16h-15l-8-16v-30l8-16">
          <text:p/>
        </draw:path>
        <draw:path draw:style-name="gr1" draw:text-style-name="P1" draw:layer="layout" svg:width="0.092cm" svg:height="0.939cm" svg:x="7.397cm" svg:y="23.059cm" svg:viewBox="0 0 93 940" svg:d="M78 862l8 8 7 17v23l-7 15-8 8-15 7h-31l-16-7-8-8-8-15v-23l8-17 8-8M93 816h-93v-46l8-15 8-8 16-8h31l15 8 8 8 7 15zM93 655h-93l63 38v-62M86 562l7-15v-16l-7-15-16-8h-46l-16 8-8 15v16l8 15 16 8h46l16-8-78-46M86 447l7-16v-23l-7-15-16-8h-7l-16 8-7 15v39h-40v-62M93 308v-31M93 293h-93l16 15M47 146l8-15 15-8 16 8 7 15v54h-93v-54l8-15 16-8 16 8 7 15v54M93 77h-93v-77M47 15v62M93 77v-77">
          <text:p/>
        </draw:path>
        <draw:path draw:style-name="gr1" draw:text-style-name="P1" draw:layer="layout" svg:width="0.031cm" svg:height="0.093cm" svg:x="11.359cm" svg:y="4.237cm" svg:viewBox="0 0 32 94" svg:d="M32 0h-32M16 0v94l16-16">
          <text:p/>
        </draw:path>
        <draw:path draw:style-name="gr1" draw:text-style-name="P1" draw:layer="layout" svg:width="0.415cm" svg:height="0.092cm" svg:x="12.037cm" svg:y="4.188cm" svg:viewBox="0 0 416 93" svg:d="M416 0v93h-53l-16-8-8-16 8-15 16-8h53M363 46l-24-46M278 0h-31M262 0v93l16-16M161 0l-7 8 7 7 8-7zM30 0h-30M15 0v93l15-16">
          <text:p/>
        </draw:path>
        <draw:polyline draw:style-name="gr1" draw:text-style-name="P1" draw:layer="layout" svg:width="0.061cm" svg:height="0.093cm" svg:x="11.344cm" svg:y="4.853cm" svg:viewBox="0 0 62 94" draw:points="0,0 62,0 7,54 0,70 7,86 23,94 47,94 62,86">
          <text:p/>
        </draw:polyline>
        <draw:path draw:style-name="gr1" draw:text-style-name="P1" draw:layer="layout" svg:width="0.415cm" svg:height="0.092cm" svg:x="12.037cm" svg:y="4.804cm" svg:viewBox="0 0 416 93" svg:d="M416 0v93h-53l-16-7-8-16 8-15 16-8h53M363 47l-24-47M232 0h61l-54 55-7 15 7 16 16 7h23l15-7M161 0l-7 8 7 7 8-7zM30 0h-30M15 0v93l15-15">
          <text:p/>
        </draw:path>
        <draw:path draw:style-name="gr1" draw:text-style-name="P1" draw:layer="layout" svg:width="0.054cm" svg:height="0.092cm" svg:x="11.344cm" svg:y="5.469cm" svg:viewBox="0 0 55 93" svg:d="M55 9l-16-9h-16l-16 9-7 15 7 16 16 7h16M23 47l-16 8-7 15 7 16 16 7h16l16-7">
          <text:p/>
        </draw:path>
        <draw:path draw:style-name="gr1" draw:text-style-name="P1" draw:layer="layout" svg:width="0.415cm" svg:height="0.092cm" svg:x="12.037cm" svg:y="5.42cm" svg:viewBox="0 0 416 93" svg:d="M416 0v93h-53l-16-8-8-15 8-15 16-9h53M363 46l-24-46M286 8l-16-8h-15l-16 8-7 15 7 15 16 8h15M255 46l-16 9-7 15 7 15 16 8h15l16-8M161 0l-7 8 7 7 8-7zM30 0h-30M15 0v93l15-15">
          <text:p/>
        </draw:path>
        <draw:polyline draw:style-name="gr1" draw:text-style-name="P1" draw:layer="layout" svg:width="0.061cm" svg:height="0.092cm" svg:x="11.344cm" svg:y="6.085cm" svg:viewBox="0 0 62 93" draw:points="23,0 23,93 62,31 0,31">
          <text:p/>
        </draw:polyline>
        <draw:path draw:style-name="gr1" draw:text-style-name="P1" draw:layer="layout" svg:width="0.415cm" svg:height="0.092cm" svg:x="12.037cm" svg:y="6.036cm" svg:viewBox="0 0 416 93" svg:d="M416 0v93h-53l-16-8-8-16 8-15 16-8h53M363 46l-24-46M255 0v93l38-62h-61M161 0l-7 7 7 8 8-8zM30 0h-30M15 0v93l15-16">
          <text:p/>
        </draw:path>
        <draw:polyline draw:style-name="gr1" draw:text-style-name="P1" draw:layer="layout" svg:width="0.061cm" svg:height="0.092cm" svg:x="11.344cm" svg:y="6.701cm" svg:viewBox="0 0 62 93" draw:points="62,8 47,0 23,0 7,8 0,23 0,31 7,46 23,54 62,54 62,93 0,93">
          <text:p/>
        </draw:polyline>
        <draw:path draw:style-name="gr1" draw:text-style-name="P1" draw:layer="layout" svg:width="0.415cm" svg:height="0.092cm" svg:x="12.037cm" svg:y="6.652cm" svg:viewBox="0 0 416 93" svg:d="M416 0v93h-53l-16-8-8-15 8-15 16-8h53M363 47l-24-47M293 7l-15-7h-23l-16 7-7 17v7l7 16 16 8h38v38h-61M161 0l-7 7 7 8 8-8zM30 0h-30M15 0v93l15-15">
          <text:p/>
        </draw:path>
        <draw:polyline draw:style-name="gr1" draw:text-style-name="P1" draw:layer="layout" svg:width="0.061cm" svg:height="0.092cm" svg:x="11.344cm" svg:y="7.317cm" svg:viewBox="0 0 62 93" draw:points="62,23 55,38 39,46 23,46 7,38 0,23 7,8 23,0 39,0 55,8 62,23 62,46 55,69 39,85 23,93">
          <text:p/>
        </draw:polyline>
        <draw:path draw:style-name="gr1" draw:text-style-name="P1" draw:layer="layout" svg:width="0.415cm" svg:height="0.092cm" svg:x="12.037cm" svg:y="7.268cm" svg:viewBox="0 0 416 93" svg:d="M416 0v93h-53l-16-8-8-15 8-15 16-8h53M363 47l-24-47M293 23l-7 15-16 9h-15l-16-9-7-15 7-16 16-7h15l16 7 7 16v24l-7 23-16 15-15 8M161 0l-7 7 7 8 8-8zM30 0h-30M15 0v93l15-15">
          <text:p/>
        </draw:path>
        <draw:polyline draw:style-name="gr1" draw:text-style-name="P1" draw:layer="layout" svg:width="0.061cm" svg:height="0.092cm" svg:x="11.344cm" svg:y="7.933cm" svg:viewBox="0 0 62 93" draw:points="62,0 0,93 62,93">
          <text:p/>
        </draw:polyline>
        <draw:path draw:style-name="gr1" draw:text-style-name="P1" draw:layer="layout" svg:width="0.415cm" svg:height="0.092cm" svg:x="12.037cm" svg:y="7.884cm" svg:viewBox="0 0 416 93" svg:d="M416 0v93h-53l-16-8-8-16 8-16 16-7h53M363 46l-24-46M293 0l-61 93h61M161 0l-7 7 7 8 8-8zM30 0h-30M15 0v93l15-15">
          <text:p/>
        </draw:path>
        <draw:polyline draw:style-name="gr1" draw:text-style-name="P1" draw:layer="layout" svg:width="0.061cm" svg:height="0.092cm" svg:x="11.344cm" svg:y="8.549cm" svg:viewBox="0 0 62 93" draw:points="39,46 23,46 7,55 0,70 7,86 23,93 39,93 55,86 62,70 55,55 39,46 55,38 62,23 55,8 39,0 23,0 7,8 0,23 7,38 23,46">
          <text:p/>
        </draw:polyline>
        <draw:path draw:style-name="gr1" draw:text-style-name="P1" draw:layer="layout" svg:width="0.415cm" svg:height="0.092cm" svg:x="12.037cm" svg:y="8.5cm" svg:viewBox="0 0 416 93" svg:d="M416 0v93h-53l-16-8-8-15 8-16 16-7h53M363 47l-24-47M270 47h-15l-16 7-7 16 7 15 16 8h15l16-8 7-15-7-16-16-7 16-8 7-15-7-17-16-7h-15l-16 7-7 17 7 15 16 8M161 0l-7 7 7 9 8-9zM30 0h-30M15 0v93l15-15">
          <text:p/>
        </draw:path>
        <draw:path draw:style-name="gr3" draw:text-style-name="P2" draw:layer="layout" svg:width="0.074cm" svg:height="0.074cm" svg:x="13.709cm" svg:y="8.686cm" svg:viewBox="0 0 75 75" svg:d="M37 75c-20 0-37-17-37-38s17-37 37-37c21 0 38 16 38 37s-17 38-38 38z">
          <text:p/>
        </draw:path>
        <draw:polyline draw:style-name="gr1" draw:text-style-name="P1" draw:layer="layout" svg:width="0.062cm" svg:height="0.092cm" svg:x="13.684cm" svg:y="8.549cm" svg:viewBox="0 0 63 93" draw:points="40,0 24,8 8,23 0,46 0,70 8,86 24,93 40,93 55,86 63,70 55,55 40,46 24,46 8,55 0,70">
          <text:p/>
        </draw:polyline>
        <draw:path draw:style-name="gr1" draw:text-style-name="P1" draw:layer="layout" svg:width="0.431cm" svg:height="0.092cm" svg:x="12.637cm" svg:y="8.5cm" svg:viewBox="0 0 432 93" svg:d="M432 0v93h-53l-16-8-8-15 8-16 16-7h53M379 47l-24-47M286 47h-15l-16 7-7 16 7 15 16 8h15l16-8 7-15-7-16-16-7 16-8 7-15-7-17-16-7h-15l-16 7-7 17 7 15 16 8M178 0l-7 7 7 9 8-9zM0 0h62l-54 54-8 16 8 15 15 8h23l16-8">
          <text:p/>
        </draw:path>
        <draw:path draw:style-name="gr3" draw:text-style-name="P2" draw:layer="layout" svg:width="0.074cm" svg:height="0.074cm" svg:x="13.709cm" svg:y="8.07cm" svg:viewBox="0 0 75 75" svg:d="M37 75c-20 0-37-18-37-38 0-21 17-37 37-37 21 0 38 16 38 37 0 20-17 38-38 38z">
          <text:p/>
        </draw:path>
        <draw:path draw:style-name="gr1" draw:text-style-name="P1" draw:layer="layout" svg:width="0.17cm" svg:height="0.092cm" svg:x="13.561cm" svg:y="7.933cm" svg:viewBox="0 0 171 93" svg:d="M171 0h-31M155 0v93l16-15M55 8l-16-8h-16l-15 8-8 15v47l8 16 15 7h16l16-7 8-16v-47l-8-15-47 78">
          <text:p/>
        </draw:path>
        <draw:path draw:style-name="gr1" draw:text-style-name="P1" draw:layer="layout" svg:width="0.431cm" svg:height="0.092cm" svg:x="12.637cm" svg:y="7.884cm" svg:viewBox="0 0 432 93" svg:d="M432 0v93h-53l-16-8-8-16 8-16 16-7h53M379 46l-24-46M309 0l-61 93h61M178 0l-7 7 7 8 8-8zM0 0h62l-54 53-8 16 8 16 15 8h23l16-8">
          <text:p/>
        </draw:path>
        <draw:path draw:style-name="gr3" draw:text-style-name="P2" draw:layer="layout" svg:width="0.074cm" svg:height="0.074cm" svg:x="13.709cm" svg:y="7.454cm" svg:viewBox="0 0 75 75" svg:d="M37 75c-20 0-37-17-37-37 0-21 17-38 37-38 21 0 38 17 38 38 0 20-17 37-38 37z">
          <text:p/>
        </draw:path>
        <draw:path draw:style-name="gr1" draw:text-style-name="P1" draw:layer="layout" svg:width="0.154cm" svg:height="0.092cm" svg:x="13.577cm" svg:y="7.317cm" svg:viewBox="0 0 155 93" svg:d="M155 0h-31M139 0v93l16-16M30 0h-30M15 0v93l15-16">
          <text:p/>
        </draw:path>
        <draw:path draw:style-name="gr1" draw:text-style-name="P1" draw:layer="layout" svg:width="0.431cm" svg:height="0.092cm" svg:x="12.637cm" svg:y="7.268cm" svg:viewBox="0 0 432 93" svg:d="M432 0v93h-53l-16-8-8-15 8-15 16-8h53M379 47l-24-47M309 23l-7 15-16 9h-15l-16-9-7-15 7-16 16-7h15l16 7 7 16v24l-7 23-16 15-15 8M178 0l-7 7 7 8 8-8zM0 0h62l-54 55-8 15 8 15 15 8h23l16-8">
          <text:p/>
        </draw:path>
        <draw:path draw:style-name="gr3" draw:text-style-name="P2" draw:layer="layout" svg:width="0.074cm" svg:height="0.074cm" svg:x="13.709cm" svg:y="6.838cm" svg:viewBox="0 0 75 75" svg:d="M37 75c-20 0-37-18-37-38s17-37 37-37c21 0 38 17 38 37s-17 38-38 38z">
          <text:p/>
        </draw:path>
        <draw:path draw:style-name="gr1" draw:text-style-name="P1" draw:layer="layout" svg:width="0.17cm" svg:height="0.092cm" svg:x="13.561cm" svg:y="6.701cm" svg:viewBox="0 0 171 93" svg:d="M171 0h-31M155 0v93l16-15M0 0h63l-55 54-8 16 8 16 15 7h24l16-7">
          <text:p/>
        </draw:path>
        <draw:path draw:style-name="gr1" draw:text-style-name="P1" draw:layer="layout" svg:width="0.431cm" svg:height="0.092cm" svg:x="12.637cm" svg:y="6.652cm" svg:viewBox="0 0 432 93" svg:d="M432 0v93h-53l-16-8-8-15 8-15 16-8h53M379 47l-24-47M309 7l-15-7h-23l-16 7-7 17v7l7 16 16 8h38v38h-61M178 0l-7 7 7 8 8-8zM0 0h62l-54 55-8 15 8 15 15 8h23l16-8">
          <text:p/>
        </draw:path>
        <draw:path draw:style-name="gr3" draw:text-style-name="P2" draw:layer="layout" svg:width="0.074cm" svg:height="0.074cm" svg:x="13.709cm" svg:y="6.222cm" svg:viewBox="0 0 75 75" svg:d="M37 75c-20 0-37-17-37-37 0-21 17-38 37-38 21 0 38 17 38 38 0 20-17 37-38 37z">
          <text:p/>
        </draw:path>
        <draw:path draw:style-name="gr1" draw:text-style-name="P1" draw:layer="layout" svg:width="0.17cm" svg:height="0.092cm" svg:x="13.561cm" svg:y="6.085cm" svg:viewBox="0 0 171 93" svg:d="M171 0h-31M155 0v93l16-15M55 8l-16-8h-16l-15 8-8 15 8 17 15 7h16M23 47l-15 8-8 15 8 16 15 7h16l16-7">
          <text:p/>
        </draw:path>
        <draw:path draw:style-name="gr1" draw:text-style-name="P1" draw:layer="layout" svg:width="0.431cm" svg:height="0.092cm" svg:x="12.637cm" svg:y="6.036cm" svg:viewBox="0 0 432 93" svg:d="M432 0v93h-53l-16-8-8-16 8-15 16-8h53M379 46l-24-46M271 0v93l38-62h-61M178 0l-7 7 7 8 8-8zM0 0h62l-54 54-8 15 8 16 15 8h23l16-8">
          <text:p/>
        </draw:path>
        <draw:path draw:style-name="gr3" draw:text-style-name="P2" draw:layer="layout" svg:width="0.074cm" svg:height="0.074cm" svg:x="13.709cm" svg:y="5.606cm" svg:viewBox="0 0 75 75" svg:d="M37 75c-20 0-37-17-37-38 0-20 17-37 37-37 21 0 38 17 38 37 0 21-17 38-38 38z">
          <text:p/>
        </draw:path>
        <draw:path draw:style-name="gr1" draw:text-style-name="P1" draw:layer="layout" svg:width="0.17cm" svg:height="0.092cm" svg:x="13.561cm" svg:y="5.469cm" svg:viewBox="0 0 171 93" svg:d="M171 0h-31M155 0v93l16-15M23 0v93l40-61h-63">
          <text:p/>
        </draw:path>
        <draw:path draw:style-name="gr1" draw:text-style-name="P1" draw:layer="layout" svg:width="0.431cm" svg:height="0.092cm" svg:x="12.637cm" svg:y="5.42cm" svg:viewBox="0 0 432 93" svg:d="M432 0v93h-53l-16-8-8-15 8-15 16-9h53M379 46l-24-46M302 8l-16-8h-15l-16 8-7 15 7 15 16 8h15M271 46l-16 9-7 15 7 15 16 8h15l16-8M178 0l-7 8 7 7 8-7zM0 0h62l-54 55-8 15 8 15 15 8h23l16-8">
          <text:p/>
        </draw:path>
        <draw:path draw:style-name="gr3" draw:text-style-name="P2" draw:layer="layout" svg:width="0.074cm" svg:height="0.074cm" svg:x="13.709cm" svg:y="4.99cm" svg:viewBox="0 0 75 75" svg:d="M37 75c-20 0-37-16-37-37 0-20 17-38 37-38 21 0 38 18 38 38 0 21-17 37-38 37z">
          <text:p/>
        </draw:path>
        <draw:path draw:style-name="gr1" draw:text-style-name="P1" draw:layer="layout" svg:width="0.17cm" svg:height="0.093cm" svg:x="13.561cm" svg:y="4.853cm" svg:viewBox="0 0 171 94" svg:d="M171 0h-31M155 0v94l16-16M63 8l-16-8h-24l-15 8-8 15v8l8 15 15 8h40v40h-63">
          <text:p/>
        </draw:path>
        <draw:path draw:style-name="gr1" draw:text-style-name="P1" draw:layer="layout" svg:width="0.431cm" svg:height="0.092cm" svg:x="12.637cm" svg:y="4.804cm" svg:viewBox="0 0 432 93" svg:d="M432 0v93h-53l-16-7-8-16 8-15 16-8h53M379 47l-24-47M248 0h61l-54 55-7 15 7 16 16 7h23l15-7M178 0l-7 8 7 7 8-7zM0 0h62l-54 55-8 15 8 16 15 7h23l16-7">
          <text:p/>
        </draw:path>
        <draw:path draw:style-name="gr3" draw:text-style-name="P2" draw:layer="layout" svg:width="0.074cm" svg:height="0.074cm" svg:x="13.709cm" svg:y="4.374cm" svg:viewBox="0 0 75 75" svg:d="M37 75c-20 0-37-16-37-38 0-20 17-37 37-37 21 0 38 17 38 37 0 22-17 38-38 38z">
          <text:p/>
        </draw:path>
        <draw:path draw:style-name="gr1" draw:text-style-name="P1" draw:layer="layout" svg:width="0.17cm" svg:height="0.093cm" svg:x="13.561cm" svg:y="4.237cm" svg:viewBox="0 0 171 94" svg:d="M171 0h-31M155 0v94l16-16M63 23l-8 16-16 8h-16l-15-8-8-16 8-15 15-8h16l16 8 8 15v24l-8 23-16 16-16 8">
          <text:p/>
        </draw:path>
        <draw:path draw:style-name="gr1" draw:text-style-name="P1" draw:layer="layout" svg:width="0.431cm" svg:height="0.092cm" svg:x="12.637cm" svg:y="4.188cm" svg:viewBox="0 0 432 93" svg:d="M432 0v93h-53l-16-8-8-16 8-15 16-8h53M379 46l-24-46M294 0h-31M278 0v93l16-16M178 0l-7 8 7 7 8-7zM0 0h62l-54 54-8 15 8 16 15 8h23l16-8">
          <text:p/>
        </draw:path>
        <draw:line draw:style-name="gr1" draw:text-style-name="P1" draw:layer="layout" svg:x1="11.282cm" svg:y1="4.411cm" svg:x2="11.898cm" svg:y2="4.411cm">
          <text:p/>
        </draw:line>
        <draw:line draw:style-name="gr1" draw:text-style-name="P1" draw:layer="layout" svg:x1="11.282cm" svg:y1="5.027cm" svg:x2="11.898cm" svg:y2="5.027cm">
          <text:p/>
        </draw:line>
        <draw:line draw:style-name="gr1" draw:text-style-name="P1" draw:layer="layout" svg:x1="11.282cm" svg:y1="5.643cm" svg:x2="11.898cm" svg:y2="5.643cm">
          <text:p/>
        </draw:line>
        <draw:line draw:style-name="gr1" draw:text-style-name="P1" draw:layer="layout" svg:x1="11.282cm" svg:y1="6.259cm" svg:x2="11.898cm" svg:y2="6.259cm">
          <text:p/>
        </draw:line>
        <draw:line draw:style-name="gr1" draw:text-style-name="P1" draw:layer="layout" svg:x1="11.282cm" svg:y1="6.875cm" svg:x2="11.898cm" svg:y2="6.875cm">
          <text:p/>
        </draw:line>
        <draw:line draw:style-name="gr1" draw:text-style-name="P1" draw:layer="layout" svg:x1="11.282cm" svg:y1="7.491cm" svg:x2="11.898cm" svg:y2="7.491cm">
          <text:p/>
        </draw:line>
        <draw:line draw:style-name="gr1" draw:text-style-name="P1" draw:layer="layout" svg:x1="11.282cm" svg:y1="8.107cm" svg:x2="11.898cm" svg:y2="8.107cm">
          <text:p/>
        </draw:line>
        <draw:line draw:style-name="gr1" draw:text-style-name="P1" draw:layer="layout" svg:x1="11.282cm" svg:y1="8.723cm" svg:x2="11.898cm" svg:y2="8.723cm">
          <text:p/>
        </draw:line>
        <draw:line draw:style-name="gr1" draw:text-style-name="P1" draw:layer="layout" svg:x1="13.746cm" svg:y1="8.723cm" svg:x2="13.13cm" svg:y2="8.723cm">
          <text:p/>
        </draw:line>
        <draw:line draw:style-name="gr1" draw:text-style-name="P1" draw:layer="layout" svg:x1="13.746cm" svg:y1="8.107cm" svg:x2="13.13cm" svg:y2="8.107cm">
          <text:p/>
        </draw:line>
        <draw:line draw:style-name="gr1" draw:text-style-name="P1" draw:layer="layout" svg:x1="13.746cm" svg:y1="7.491cm" svg:x2="13.13cm" svg:y2="7.491cm">
          <text:p/>
        </draw:line>
        <draw:line draw:style-name="gr1" draw:text-style-name="P1" draw:layer="layout" svg:x1="13.746cm" svg:y1="6.875cm" svg:x2="13.13cm" svg:y2="6.875cm">
          <text:p/>
        </draw:line>
        <draw:line draw:style-name="gr1" draw:text-style-name="P1" draw:layer="layout" svg:x1="13.746cm" svg:y1="6.259cm" svg:x2="13.13cm" svg:y2="6.259cm">
          <text:p/>
        </draw:line>
        <draw:line draw:style-name="gr1" draw:text-style-name="P1" draw:layer="layout" svg:x1="13.746cm" svg:y1="5.643cm" svg:x2="13.13cm" svg:y2="5.643cm">
          <text:p/>
        </draw:line>
        <draw:line draw:style-name="gr1" draw:text-style-name="P1" draw:layer="layout" svg:x1="13.746cm" svg:y1="5.027cm" svg:x2="13.13cm" svg:y2="5.027cm">
          <text:p/>
        </draw:line>
        <draw:line draw:style-name="gr1" draw:text-style-name="P1" draw:layer="layout" svg:x1="13.746cm" svg:y1="4.411cm" svg:x2="13.13cm" svg:y2="4.411cm">
          <text:p/>
        </draw:line>
        <draw:polygon draw:style-name="gr1" draw:text-style-name="P1" draw:layer="layout" svg:width="1.232cm" svg:height="4.928cm" svg:x="11.898cm" svg:y="4.103cm" svg:viewBox="0 0 1233 4929" draw:points="0,0 1233,0 1233,4929 0,4929">
          <text:p/>
        </draw:polygon>
        <draw:polyline draw:style-name="gr1" draw:text-style-name="P1" draw:layer="layout" svg:width="1.232cm" svg:height="0.246cm" svg:x="11.898cm" svg:y="4.288cm" svg:viewBox="0 0 1233 247" draw:points="1233,124 986,124 924,0 801,247 678,0 554,247 431,0 308,247 246,124 0,124">
          <text:p/>
        </draw:polyline>
        <draw:polyline draw:style-name="gr1" draw:text-style-name="P1" draw:layer="layout" svg:width="1.232cm" svg:height="0.246cm" svg:x="11.898cm" svg:y="4.904cm" svg:viewBox="0 0 1233 247" draw:points="1233,123 986,123 924,0 801,247 678,0 554,247 431,0 308,247 246,123 0,123">
          <text:p/>
        </draw:polyline>
        <draw:polyline draw:style-name="gr1" draw:text-style-name="P1" draw:layer="layout" svg:width="1.232cm" svg:height="0.246cm" svg:x="11.898cm" svg:y="5.52cm" svg:viewBox="0 0 1233 247" draw:points="1233,124 986,124 924,0 801,247 678,0 554,247 431,0 308,247 246,124 0,124">
          <text:p/>
        </draw:polyline>
        <draw:polyline draw:style-name="gr1" draw:text-style-name="P1" draw:layer="layout" svg:width="1.232cm" svg:height="0.246cm" svg:x="11.898cm" svg:y="6.136cm" svg:viewBox="0 0 1233 247" draw:points="1233,123 986,123 924,0 801,247 678,0 554,247 431,0 308,247 246,123 0,123">
          <text:p/>
        </draw:polyline>
        <draw:polyline draw:style-name="gr1" draw:text-style-name="P1" draw:layer="layout" svg:width="1.232cm" svg:height="0.246cm" svg:x="11.898cm" svg:y="6.752cm" svg:viewBox="0 0 1233 247" draw:points="1233,124 986,124 924,0 801,247 678,0 554,247 431,0 308,247 246,124 0,124">
          <text:p/>
        </draw:polyline>
        <draw:polyline draw:style-name="gr1" draw:text-style-name="P1" draw:layer="layout" svg:width="1.232cm" svg:height="0.246cm" svg:x="11.898cm" svg:y="7.368cm" svg:viewBox="0 0 1233 247" draw:points="1233,123 986,123 924,0 801,247 678,0 554,247 431,0 308,247 246,123 0,123">
          <text:p/>
        </draw:polyline>
        <draw:polyline draw:style-name="gr1" draw:text-style-name="P1" draw:layer="layout" svg:width="1.232cm" svg:height="0.246cm" svg:x="11.898cm" svg:y="7.984cm" svg:viewBox="0 0 1233 247" draw:points="1233,124 986,124 924,0 801,247 678,0 554,247 431,0 308,247 246,124 0,124">
          <text:p/>
        </draw:polyline>
        <draw:polyline draw:style-name="gr1" draw:text-style-name="P1" draw:layer="layout" svg:width="1.232cm" svg:height="0.246cm" svg:x="11.898cm" svg:y="8.6cm" svg:viewBox="0 0 1233 247" draw:points="1233,123 986,123 924,0 801,247 678,0 554,247 431,0 308,247 246,123 0,123">
          <text:p/>
        </draw:polyline>
        <draw:path draw:style-name="gr1" draw:text-style-name="P1" draw:layer="layout" svg:width="0.115cm" svg:height="2.772cm" svg:x="11.475cm" svg:y="5.027cm" svg:viewBox="0 0 116 2773" svg:d="M93 2773h-93M46 2773v-23l-46-54M46 2750l47-54M85 2588l8 8v15 16l-8 15-16 8h-23l-8-8-8-15v-16l8-15 8-8h8l7 8 8 15v16l-8 15-7 8M30 2527l31-8 16-16v-15l-16-15-31-8M61 2473l32 7 15 8 8 15-8 16M69 2403l16-7 8-16v-15l-8-16-16-7h-15l-16 7-8 16v15l8 16 16 7M93 2403h-93M69 2280l16-8 8-15v-15l-8-16-16-7h-15l-16 7-8 16v15l8 15 16 8zM38 2157l-8-15v-24l8-15 16-8h23l8 8 8 15v16l-8 15-8 8h-8l-8-8-7-15v-16l7-15 8-8M77 2095h16M93 2034h-63M54 2034l-16-8-8-15v-16l8-15M54 1848l-16 8-8 15v15l8 17 16 8h15l16-8 8-17v-15l-8-15-16-8M93 1848h-93M93 1786v-77M93 1648v-31M93 1632h-93l15 16M93 1540v-77M93 1417h-93v-54l7-15 16-8 15 8 8 15v54M93 1294h-93v-47l7-15 8-8 15-7h31l16 7 8 8 8 15zM93 1170v-77M93 1047h-93v-54l7-15 16-8 15 8 8 15v54M46 993l47-23M85 862l8 8v16 15l-8 15-16 8h-23l-8-8-8-15v-15l8-16 8-8h8l7 8 8 16v15l-8 15-7 8M85 801l8-16v-30l-8-16h-16l-8 16v30l-7 16h-16l-8-16v-30l8-16M93 647h-63M7 647M85 555l8-16v-31l-8-15h-16l-8 15v31l-7 16h-16l-8-16v-31l8-15M30 416v-31M15 401h70l8-8v-8l-8-8M69 308l16-8 8-15v-15l-8-16-16-7h-15l-16 7-8 16v15l8 15 16 8zM93 185h-63M54 185l-16-8-8-15v-16l8-15M85 62l8-16v-30l-8-16h-16l-8 16v30l-7 16h-16l-8-16v-30l8-16">
          <text:p/>
        </draw:path>
        <draw:path draw:style-name="gr1" draw:text-style-name="P1" draw:layer="layout" svg:width="0.093cm" svg:height="0.678cm" svg:x="11.622cm" svg:y="6.074cm" svg:viewBox="0 0 94 679" svg:d="M48 625l7-16 16-7 15 7 8 16v54h-94v-54l8-16 17-7 15 7 8 16v54M71 556l15-8 8-15v-16l-8-15-15-8h-16l-15 8-8 15v16l8 15 15 8zM32 432h39l15-7 8-16v-15l-8-15-15-8M32 371h62M94 308h-62M55 308l-15-7-8-16v-15l8-16M94 185h-62M55 185l-15-8-8-15v-15l8-16 15-8h39M86 62l8-16v-30l-8-16h-15l-8 16v30l-8 16h-15l-8-16v-30l8-16">
          <text:p/>
        </draw:path>
        <draw:path draw:style-name="gr1" draw:text-style-name="P1" draw:layer="layout" svg:width="0.093cm" svg:height="1.555cm" svg:x="11.77cm" svg:y="5.628cm" svg:viewBox="0 0 94 1556" svg:d="M94 1517h-94l63 39v-62M94 1417v-30M94 1402h-94l16 15M94 1293v-31M94 1278h-94l16 15M71 1185l-16-7-9-16v-15l9-16 16-7 15 7 8 16v15l-8 16-15 7h-25l-23-7-15-16-8-15M94 1062h-94v-54l8-15 15-8 16 8 7 15v54M46 1008l48-23M63 939v-62M94 800v-30M94 785h-94l16 15M63 693v-62M94 554v-31M94 539h-94l16 15M86 439l8-16v-15l-8-16-15-7h-48l-15 7-8 16v15l8 16 15 7h48l15-7-78-47M86 315l8-15v-15l-8-16-15-8-16 8-9 16v15M46 285l-7-16-16-8-15 8-8 16v15l8 15M0 200h94v-77M94 77h-94v-77M46 15v62">
          <text:p/>
        </draw:path>
        <draw:path draw:style-name="gr1" draw:text-style-name="P1" draw:layer="layout" svg:width="0.031cm" svg:height="0.092cm" svg:x="11.359cm" svg:y="9.904cm" svg:viewBox="0 0 32 93" svg:d="M32 0h-32M16 0v93l16-16">
          <text:p/>
        </draw:path>
        <draw:path draw:style-name="gr1" draw:text-style-name="P1" draw:layer="layout" svg:width="0.415cm" svg:height="0.092cm" svg:x="12.037cm" svg:y="9.855cm" svg:viewBox="0 0 416 93" svg:d="M416 0v93h-53l-16-8-8-15 8-15 16-8h53M363 47l-24-47M278 0h-31M262 0v93l16-15M161 0l-7 7 7 8 8-8zM30 0h-30M15 0v93l15-15">
          <text:p/>
        </draw:path>
        <draw:polyline draw:style-name="gr1" draw:text-style-name="P1" draw:layer="layout" svg:width="0.061cm" svg:height="0.092cm" svg:x="11.344cm" svg:y="10.52cm" svg:viewBox="0 0 62 93" draw:points="0,0 62,0 7,55 0,70 7,86 23,93 47,93 62,86">
          <text:p/>
        </draw:polyline>
        <draw:path draw:style-name="gr1" draw:text-style-name="P1" draw:layer="layout" svg:width="0.415cm" svg:height="0.092cm" svg:x="12.037cm" svg:y="10.471cm" svg:viewBox="0 0 416 93" svg:d="M416 0v93h-53l-16-8-8-15 8-17 16-7h53M363 46l-24-46M232 0h61l-54 53-7 17 7 15 16 8h23l15-8M161 0l-7 7 7 8 8-8zM30 0h-30M15 0v93l15-15">
          <text:p/>
        </draw:path>
        <draw:path draw:style-name="gr1" draw:text-style-name="P1" draw:layer="layout" svg:width="0.054cm" svg:height="0.092cm" svg:x="11.344cm" svg:y="11.136cm" svg:viewBox="0 0 55 93" svg:d="M55 8l-16-8h-16l-16 8-7 15 7 15 16 9h16M23 47l-16 8-7 15 7 16 16 7h16l16-7">
          <text:p/>
        </draw:path>
        <draw:path draw:style-name="gr1" draw:text-style-name="P1" draw:layer="layout" svg:width="0.415cm" svg:height="0.092cm" svg:x="12.037cm" svg:y="11.087cm" svg:viewBox="0 0 416 93" svg:d="M416 0v93h-53l-16-9-8-15 8-16 16-7h53M363 46l-24-46M286 7l-16-7h-15l-16 7-7 16 7 15 16 8h15M255 46l-16 7-7 16 7 15 16 9h15l16-9M161 0l-7 7 7 8 8-8zM30 0h-30M15 0v93l15-16">
          <text:p/>
        </draw:path>
        <draw:polyline draw:style-name="gr1" draw:text-style-name="P1" draw:layer="layout" svg:width="0.061cm" svg:height="0.092cm" svg:x="11.344cm" svg:y="11.752cm" svg:viewBox="0 0 62 93" draw:points="23,0 23,93 62,31 0,31">
          <text:p/>
        </draw:polyline>
        <draw:path draw:style-name="gr1" draw:text-style-name="P1" draw:layer="layout" svg:width="0.415cm" svg:height="0.093cm" svg:x="12.037cm" svg:y="11.702cm" svg:viewBox="0 0 416 94" svg:d="M416 0v94h-53l-16-8-8-15 8-16 16-7h53M363 48l-24-48M255 0v94l38-62h-61M161 0l-7 8 7 8 8-8zM30 0h-30M15 0v94l15-16">
          <text:p/>
        </draw:path>
        <draw:polyline draw:style-name="gr1" draw:text-style-name="P1" draw:layer="layout" svg:width="0.061cm" svg:height="0.092cm" svg:x="11.344cm" svg:y="12.368cm" svg:viewBox="0 0 62 93" draw:points="62,8 47,0 23,0 7,8 0,24 0,32 7,47 23,55 62,55 62,93 0,93">
          <text:p/>
        </draw:polyline>
        <draw:path draw:style-name="gr1" draw:text-style-name="P1" draw:layer="layout" svg:width="0.415cm" svg:height="0.093cm" svg:x="12.037cm" svg:y="12.318cm" svg:viewBox="0 0 416 94" svg:d="M416 0v94h-53l-16-8-8-15 8-17 16-7h53M363 47l-24-47M293 8l-15-8h-23l-16 8-7 16v7l7 16 16 7h38v40h-61M161 0l-7 8 7 8 8-8zM30 0h-30M15 0v94l15-16">
          <text:p/>
        </draw:path>
        <draw:polyline draw:style-name="gr1" draw:text-style-name="P1" draw:layer="layout" svg:width="0.061cm" svg:height="0.092cm" svg:x="11.344cm" svg:y="12.984cm" svg:viewBox="0 0 62 93" draw:points="62,23 55,39 39,47 23,47 7,39 0,23 7,7 23,0 39,0 55,7 62,23 62,47 55,70 39,85 23,93">
          <text:p/>
        </draw:polyline>
        <draw:path draw:style-name="gr1" draw:text-style-name="P1" draw:layer="layout" svg:width="0.415cm" svg:height="0.093cm" svg:x="12.037cm" svg:y="12.934cm" svg:viewBox="0 0 416 94" svg:d="M416 0v94h-53l-16-8-8-16 8-16 16-7h53M363 47l-24-47M293 23l-7 16-16 8h-15l-16-8-7-16 7-15 16-8h15l16 8 7 15v24l-7 23-16 16-15 8M161 0l-7 8 7 8 8-8zM30 0h-30M15 0v94l15-17">
          <text:p/>
        </draw:path>
        <draw:polyline draw:style-name="gr1" draw:text-style-name="P1" draw:layer="layout" svg:width="0.061cm" svg:height="0.092cm" svg:x="11.344cm" svg:y="13.6cm" svg:viewBox="0 0 62 93" draw:points="62,0 0,93 62,93">
          <text:p/>
        </draw:polyline>
        <draw:path draw:style-name="gr1" draw:text-style-name="P1" draw:layer="layout" svg:width="0.415cm" svg:height="0.093cm" svg:x="12.037cm" svg:y="13.55cm" svg:viewBox="0 0 416 94" svg:d="M416 0v94h-53l-16-8-8-15 8-16 16-7h53M363 48l-24-48M293 0l-61 94h61M161 0l-7 8 7 8 8-8zM30 0h-30M15 0v94l15-16">
          <text:p/>
        </draw:path>
        <draw:polyline draw:style-name="gr1" draw:text-style-name="P1" draw:layer="layout" svg:width="0.061cm" svg:height="0.092cm" svg:x="11.344cm" svg:y="14.216cm" svg:viewBox="0 0 62 93" draw:points="39,46 23,46 7,53 0,69 7,84 23,93 39,93 55,84 62,69 55,53 39,46 55,38 62,23 55,7 39,0 23,0 7,7 0,23 7,38 23,46">
          <text:p/>
        </draw:polyline>
        <draw:path draw:style-name="gr1" draw:text-style-name="P1" draw:layer="layout" svg:width="0.415cm" svg:height="0.093cm" svg:x="12.037cm" svg:y="14.166cm" svg:viewBox="0 0 416 94" svg:d="M416 0v94h-53l-16-8-8-15 8-16 16-9h53M363 46l-24-46M270 46h-15l-16 9-7 16 7 15 16 8h15l16-8 7-15-7-16-16-9 16-7 7-16-7-15-16-8h-15l-16 8-7 15 7 16 16 7M161 0l-7 8 7 8 8-8zM30 0h-30M15 0v94l15-16">
          <text:p/>
        </draw:path>
        <draw:path draw:style-name="gr3" draw:text-style-name="P2" draw:layer="layout" svg:width="0.074cm" svg:height="0.074cm" svg:x="13.709cm" svg:y="14.353cm" svg:viewBox="0 0 75 75" svg:d="M37 75c-20 0-37-18-37-38 0-21 17-37 37-37 21 0 38 16 38 37 0 20-17 38-38 38z">
          <text:p/>
        </draw:path>
        <draw:polyline draw:style-name="gr1" draw:text-style-name="P1" draw:layer="layout" svg:width="0.062cm" svg:height="0.092cm" svg:x="13.684cm" svg:y="14.216cm" svg:viewBox="0 0 63 93" draw:points="40,0 24,7 8,23 0,46 0,69 8,84 24,93 40,93 55,84 63,69 55,53 40,46 24,46 8,53 0,69">
          <text:p/>
        </draw:polyline>
        <draw:path draw:style-name="gr1" draw:text-style-name="P1" draw:layer="layout" svg:width="0.431cm" svg:height="0.093cm" svg:x="12.637cm" svg:y="14.166cm" svg:viewBox="0 0 432 94" svg:d="M432 0v94h-53l-16-8-8-15 8-16 16-9h53M379 46l-24-46M286 46h-15l-16 9-7 16 7 15 16 8h15l16-8 7-15-7-16-16-9 16-7 7-16-7-15-16-8h-15l-16 8-7 15 7 16 16 7M178 0l-7 8 7 8 8-8zM0 0h62l-54 55-8 16 8 15 15 8h23l16-8">
          <text:p/>
        </draw:path>
        <draw:path draw:style-name="gr3" draw:text-style-name="P2" draw:layer="layout" svg:width="0.074cm" svg:height="0.074cm" svg:x="13.709cm" svg:y="13.737cm" svg:viewBox="0 0 75 75" svg:d="M37 75c-20 0-37-17-37-37 0-22 17-38 37-38 21 0 38 16 38 38 0 20-17 37-38 37z">
          <text:p/>
        </draw:path>
        <draw:path draw:style-name="gr1" draw:text-style-name="P1" draw:layer="layout" svg:width="0.17cm" svg:height="0.092cm" svg:x="13.561cm" svg:y="13.6cm" svg:viewBox="0 0 171 93" svg:d="M171 0h-31M155 0v93l16-15M55 7l-16-7h-16l-15 7-8 16v47l8 15 15 8h16l16-8 8-15v-47l-8-16-47 78">
          <text:p/>
        </draw:path>
        <draw:path draw:style-name="gr1" draw:text-style-name="P1" draw:layer="layout" svg:width="0.431cm" svg:height="0.093cm" svg:x="12.637cm" svg:y="13.55cm" svg:viewBox="0 0 432 94" svg:d="M432 0v94h-53l-16-8-8-15 8-16 16-7h53M379 48l-24-48M309 0l-61 94h61M178 0l-7 8 7 8 8-8zM0 0h62l-54 55-8 16 8 15 15 8h23l16-8">
          <text:p/>
        </draw:path>
        <draw:path draw:style-name="gr3" draw:text-style-name="P2" draw:layer="layout" svg:width="0.074cm" svg:height="0.074cm" svg:x="13.709cm" svg:y="13.121cm" svg:viewBox="0 0 75 75" svg:d="M37 75c-20 0-37-17-37-38s17-37 37-37c21 0 38 16 38 37s-17 38-38 38z">
          <text:p/>
        </draw:path>
        <draw:path draw:style-name="gr1" draw:text-style-name="P1" draw:layer="layout" svg:width="0.154cm" svg:height="0.092cm" svg:x="13.577cm" svg:y="12.984cm" svg:viewBox="0 0 155 93" svg:d="M155 0h-31M139 0v93l16-15M30 0h-30M15 0v93l15-15">
          <text:p/>
        </draw:path>
        <draw:path draw:style-name="gr1" draw:text-style-name="P1" draw:layer="layout" svg:width="0.431cm" svg:height="0.093cm" svg:x="12.637cm" svg:y="12.934cm" svg:viewBox="0 0 432 94" svg:d="M432 0v94h-53l-16-8-8-16 8-16 16-7h53M379 47l-24-47M309 23l-7 16-16 8h-15l-16-8-7-16 7-15 16-8h15l16 8 7 15v24l-7 23-16 16-15 8M178 0l-7 8 7 8 8-8zM0 0h62l-54 54-8 16 8 16 15 8h23l16-8">
          <text:p/>
        </draw:path>
        <draw:path draw:style-name="gr3" draw:text-style-name="P2" draw:layer="layout" svg:width="0.074cm" svg:height="0.074cm" svg:x="13.709cm" svg:y="12.505cm" svg:viewBox="0 0 75 75" svg:d="M37 75c-20 0-37-17-37-37 0-21 17-38 37-38 21 0 38 17 38 38 0 20-17 37-38 37z">
          <text:p/>
        </draw:path>
        <draw:path draw:style-name="gr1" draw:text-style-name="P1" draw:layer="layout" svg:width="0.17cm" svg:height="0.092cm" svg:x="13.561cm" svg:y="12.368cm" svg:viewBox="0 0 171 93" svg:d="M171 0h-31M155 0v93l16-15M0 0h63l-55 55-8 15 8 15 15 8h24l16-8">
          <text:p/>
        </draw:path>
        <draw:path draw:style-name="gr1" draw:text-style-name="P1" draw:layer="layout" svg:width="0.431cm" svg:height="0.093cm" svg:x="12.637cm" svg:y="12.318cm" svg:viewBox="0 0 432 94" svg:d="M432 0v94h-53l-16-8-8-15 8-17 16-7h53M379 47l-24-47M309 8l-15-8h-23l-16 8-7 16v7l7 16 16 7h38v40h-61M178 0l-7 8 7 8 8-8zM0 0h62l-54 54-8 17 8 15 15 8h23l16-8">
          <text:p/>
        </draw:path>
        <draw:path draw:style-name="gr3" draw:text-style-name="P2" draw:layer="layout" svg:width="0.074cm" svg:height="0.074cm" svg:x="13.709cm" svg:y="11.889cm" svg:viewBox="0 0 75 75" svg:d="M37 75c-20 0-37-17-37-38s17-37 37-37c21 0 38 16 38 37s-17 38-38 38z">
          <text:p/>
        </draw:path>
        <draw:path draw:style-name="gr1" draw:text-style-name="P1" draw:layer="layout" svg:width="0.17cm" svg:height="0.092cm" svg:x="13.561cm" svg:y="11.752cm" svg:viewBox="0 0 171 93" svg:d="M171 0h-31M155 0v93l16-15M55 7l-16-7h-16l-15 7-8 16 8 15 15 8h16M23 46l-15 8-8 15 8 16 15 8h16l16-8">
          <text:p/>
        </draw:path>
        <draw:path draw:style-name="gr1" draw:text-style-name="P1" draw:layer="layout" svg:width="0.431cm" svg:height="0.093cm" svg:x="12.637cm" svg:y="11.702cm" svg:viewBox="0 0 432 94" svg:d="M432 0v94h-53l-16-8-8-15 8-16 16-7h53M379 48l-24-48M271 0v94l38-62h-61M178 0l-7 8 7 8 8-8zM0 0h62l-54 55-8 16 8 15 15 8h23l16-8">
          <text:p/>
        </draw:path>
        <draw:path draw:style-name="gr3" draw:text-style-name="P2" draw:layer="layout" svg:width="0.074cm" svg:height="0.074cm" svg:x="13.709cm" svg:y="11.273cm" svg:viewBox="0 0 75 75" svg:d="M37 75c-20 0-37-17-37-37 0-21 17-38 37-38 21 0 38 17 38 38 0 20-17 37-38 37z">
          <text:p/>
        </draw:path>
        <draw:path draw:style-name="gr1" draw:text-style-name="P1" draw:layer="layout" svg:width="0.17cm" svg:height="0.092cm" svg:x="13.561cm" svg:y="11.136cm" svg:viewBox="0 0 171 93" svg:d="M171 0h-31M155 0v93l16-15M23 0v93l40-62h-63">
          <text:p/>
        </draw:path>
        <draw:path draw:style-name="gr1" draw:text-style-name="P1" draw:layer="layout" svg:width="0.431cm" svg:height="0.092cm" svg:x="12.637cm" svg:y="11.087cm" svg:viewBox="0 0 432 93" svg:d="M432 0v93h-53l-16-9-8-15 8-16 16-7h53M379 46l-24-46M302 7l-16-7h-15l-16 7-7 16 7 15 16 8h15M271 46l-16 7-7 16 7 15 16 9h15l16-9M178 0l-7 7 7 8 8-8zM0 0h62l-54 53-8 16 8 15 15 9h23l16-9">
          <text:p/>
        </draw:path>
        <draw:path draw:style-name="gr3" draw:text-style-name="P2" draw:layer="layout" svg:width="0.074cm" svg:height="0.074cm" svg:x="13.709cm" svg:y="10.657cm" svg:viewBox="0 0 75 75" svg:d="M37 75c-20 0-37-17-37-38s17-37 37-37c21 0 38 16 38 37s-17 38-38 38z">
          <text:p/>
        </draw:path>
        <draw:path draw:style-name="gr1" draw:text-style-name="P1" draw:layer="layout" svg:width="0.17cm" svg:height="0.092cm" svg:x="13.561cm" svg:y="10.52cm" svg:viewBox="0 0 171 93" svg:d="M171 0h-31M155 0v93l16-15M63 8l-16-8h-24l-15 8-8 16v8l8 15 15 8h40v38h-63">
          <text:p/>
        </draw:path>
        <draw:path draw:style-name="gr1" draw:text-style-name="P1" draw:layer="layout" svg:width="0.431cm" svg:height="0.092cm" svg:x="12.637cm" svg:y="10.471cm" svg:viewBox="0 0 432 93" svg:d="M432 0v93h-53l-16-8-8-15 8-17 16-7h53M379 46l-24-46M248 0h61l-54 53-7 17 7 15 16 8h23l15-8M178 0l-7 7 7 8 8-8zM0 0h62l-54 53-8 17 8 15 15 8h23l16-8">
          <text:p/>
        </draw:path>
        <draw:path draw:style-name="gr3" draw:text-style-name="P2" draw:layer="layout" svg:width="0.074cm" svg:height="0.074cm" svg:x="13.709cm" svg:y="10.041cm" svg:viewBox="0 0 75 75" svg:d="M37 75c-20 0-37-18-37-38s17-37 37-37c21 0 38 17 38 37s-17 38-38 38z">
          <text:p/>
        </draw:path>
        <draw:path draw:style-name="gr1" draw:text-style-name="P1" draw:layer="layout" svg:width="0.17cm" svg:height="0.092cm" svg:x="13.561cm" svg:y="9.904cm" svg:viewBox="0 0 171 93" svg:d="M171 0h-31M155 0v93l16-16M63 23l-8 15-16 8h-16l-15-8-8-15 8-15 15-8h16l16 8 8 15v23l-8 23-16 17-16 7">
          <text:p/>
        </draw:path>
        <draw:path draw:style-name="gr1" draw:text-style-name="P1" draw:layer="layout" svg:width="0.431cm" svg:height="0.092cm" svg:x="12.637cm" svg:y="9.855cm" svg:viewBox="0 0 432 93" svg:d="M432 0v93h-53l-16-8-8-15 8-15 16-8h53M379 47l-24-47M294 0h-31M278 0v93l16-15M178 0l-7 7 7 8 8-8zM0 0h62l-54 55-8 15 8 15 15 8h23l16-8">
          <text:p/>
        </draw:path>
        <draw:line draw:style-name="gr1" draw:text-style-name="P1" draw:layer="layout" svg:x1="11.282cm" svg:y1="10.078cm" svg:x2="11.898cm" svg:y2="10.078cm">
          <text:p/>
        </draw:line>
        <draw:line draw:style-name="gr1" draw:text-style-name="P1" draw:layer="layout" svg:x1="11.282cm" svg:y1="10.694cm" svg:x2="11.898cm" svg:y2="10.694cm">
          <text:p/>
        </draw:line>
        <draw:line draw:style-name="gr1" draw:text-style-name="P1" draw:layer="layout" svg:x1="11.282cm" svg:y1="11.31cm" svg:x2="11.898cm" svg:y2="11.31cm">
          <text:p/>
        </draw:line>
        <draw:line draw:style-name="gr1" draw:text-style-name="P1" draw:layer="layout" svg:x1="11.282cm" svg:y1="11.926cm" svg:x2="11.898cm" svg:y2="11.926cm">
          <text:p/>
        </draw:line>
        <draw:line draw:style-name="gr1" draw:text-style-name="P1" draw:layer="layout" svg:x1="11.282cm" svg:y1="12.542cm" svg:x2="11.898cm" svg:y2="12.542cm">
          <text:p/>
        </draw:line>
        <draw:line draw:style-name="gr1" draw:text-style-name="P1" draw:layer="layout" svg:x1="11.282cm" svg:y1="13.158cm" svg:x2="11.898cm" svg:y2="13.158cm">
          <text:p/>
        </draw:line>
        <draw:line draw:style-name="gr1" draw:text-style-name="P1" draw:layer="layout" svg:x1="11.282cm" svg:y1="13.774cm" svg:x2="11.898cm" svg:y2="13.774cm">
          <text:p/>
        </draw:line>
        <draw:line draw:style-name="gr1" draw:text-style-name="P1" draw:layer="layout" svg:x1="11.282cm" svg:y1="14.39cm" svg:x2="11.898cm" svg:y2="14.39cm">
          <text:p/>
        </draw:line>
        <draw:line draw:style-name="gr1" draw:text-style-name="P1" draw:layer="layout" svg:x1="13.746cm" svg:y1="14.39cm" svg:x2="13.13cm" svg:y2="14.39cm">
          <text:p/>
        </draw:line>
        <draw:line draw:style-name="gr1" draw:text-style-name="P1" draw:layer="layout" svg:x1="13.746cm" svg:y1="13.774cm" svg:x2="13.13cm" svg:y2="13.774cm">
          <text:p/>
        </draw:line>
        <draw:line draw:style-name="gr1" draw:text-style-name="P1" draw:layer="layout" svg:x1="13.746cm" svg:y1="13.158cm" svg:x2="13.13cm" svg:y2="13.158cm">
          <text:p/>
        </draw:line>
        <draw:line draw:style-name="gr1" draw:text-style-name="P1" draw:layer="layout" svg:x1="13.746cm" svg:y1="12.542cm" svg:x2="13.13cm" svg:y2="12.542cm">
          <text:p/>
        </draw:line>
        <draw:line draw:style-name="gr1" draw:text-style-name="P1" draw:layer="layout" svg:x1="13.746cm" svg:y1="11.926cm" svg:x2="13.13cm" svg:y2="11.926cm">
          <text:p/>
        </draw:line>
        <draw:line draw:style-name="gr1" draw:text-style-name="P1" draw:layer="layout" svg:x1="13.746cm" svg:y1="11.31cm" svg:x2="13.13cm" svg:y2="11.31cm">
          <text:p/>
        </draw:line>
        <draw:line draw:style-name="gr1" draw:text-style-name="P1" draw:layer="layout" svg:x1="13.746cm" svg:y1="10.694cm" svg:x2="13.13cm" svg:y2="10.694cm">
          <text:p/>
        </draw:line>
        <draw:line draw:style-name="gr1" draw:text-style-name="P1" draw:layer="layout" svg:x1="13.746cm" svg:y1="10.078cm" svg:x2="13.13cm" svg:y2="10.078cm">
          <text:p/>
        </draw:line>
        <draw:polygon draw:style-name="gr1" draw:text-style-name="P1" draw:layer="layout" svg:width="1.232cm" svg:height="4.928cm" svg:x="11.898cm" svg:y="9.77cm" svg:viewBox="0 0 1233 4929" draw:points="0,0 1233,0 1233,4929 0,4929">
          <text:p/>
        </draw:polygon>
        <draw:polyline draw:style-name="gr1" draw:text-style-name="P1" draw:layer="layout" svg:width="1.232cm" svg:height="0.246cm" svg:x="11.898cm" svg:y="9.955cm" svg:viewBox="0 0 1233 247" draw:points="1233,124 986,124 924,0 801,247 678,0 554,247 431,0 308,247 246,124 0,124">
          <text:p/>
        </draw:polyline>
        <draw:polyline draw:style-name="gr1" draw:text-style-name="P1" draw:layer="layout" svg:width="1.232cm" svg:height="0.246cm" svg:x="11.898cm" svg:y="10.571cm" svg:viewBox="0 0 1233 247" draw:points="1233,123 986,123 924,0 801,247 678,0 554,247 431,0 308,247 246,123 0,123">
          <text:p/>
        </draw:polyline>
        <draw:polyline draw:style-name="gr1" draw:text-style-name="P1" draw:layer="layout" svg:width="1.232cm" svg:height="0.246cm" svg:x="11.898cm" svg:y="11.187cm" svg:viewBox="0 0 1233 247" draw:points="1233,124 986,124 924,0 801,247 678,0 554,247 431,0 308,247 246,124 0,124">
          <text:p/>
        </draw:polyline>
        <draw:polyline draw:style-name="gr1" draw:text-style-name="P1" draw:layer="layout" svg:width="1.232cm" svg:height="0.246cm" svg:x="11.898cm" svg:y="11.803cm" svg:viewBox="0 0 1233 247" draw:points="1233,123 986,123 924,0 801,247 678,0 554,247 431,0 308,247 246,123 0,123">
          <text:p/>
        </draw:polyline>
        <draw:polyline draw:style-name="gr1" draw:text-style-name="P1" draw:layer="layout" svg:width="1.232cm" svg:height="0.246cm" svg:x="11.898cm" svg:y="12.419cm" svg:viewBox="0 0 1233 247" draw:points="1233,124 986,124 924,0 801,247 678,0 554,247 431,0 308,247 246,124 0,124">
          <text:p/>
        </draw:polyline>
        <draw:polyline draw:style-name="gr1" draw:text-style-name="P1" draw:layer="layout" svg:width="1.232cm" svg:height="0.247cm" svg:x="11.898cm" svg:y="13.034cm" svg:viewBox="0 0 1233 248" draw:points="1233,124 986,124 924,0 801,248 678,0 554,248 431,0 308,248 246,124 0,124">
          <text:p/>
        </draw:polyline>
        <draw:polyline draw:style-name="gr1" draw:text-style-name="P1" draw:layer="layout" svg:width="1.232cm" svg:height="0.247cm" svg:x="11.898cm" svg:y="13.65cm" svg:viewBox="0 0 1233 248" draw:points="1233,125 986,125 924,0 801,248 678,0 554,248 431,0 308,248 246,125 0,125">
          <text:p/>
        </draw:polyline>
        <draw:polyline draw:style-name="gr1" draw:text-style-name="P1" draw:layer="layout" svg:width="1.232cm" svg:height="0.247cm" svg:x="11.898cm" svg:y="14.266cm" svg:viewBox="0 0 1233 248" draw:points="1233,124 986,124 924,0 801,248 678,0 554,248 431,0 308,248 246,124 0,124">
          <text:p/>
        </draw:polyline>
        <draw:path draw:style-name="gr1" draw:text-style-name="P1" draw:layer="layout" svg:width="0.115cm" svg:height="2.772cm" svg:x="11.475cm" svg:y="10.694cm" svg:viewBox="0 0 116 2773" svg:d="M93 2773h-93M46 2773v-23l-46-54M46 2750l47-54M85 2588l8 8v15 15l-8 16-16 7h-23l-8-7-8-16v-15l8-15 8-8h8l7 8 8 15v15l-8 16-7 7M30 2526l31-7 16-16v-15l-16-16-31-7M61 2472l32 8 15 8 8 15-8 16M69 2403l16-8 8-15v-15l-8-16-16-8h-15l-16 8-8 16v15l8 15 16 8M93 2403h-93M69 2280l16-8 8-15v-16l-8-15-16-8h-15l-16 8-8 15v16l8 15 16 8zM38 2157l-8-16v-23l8-15 16-8h23l8 8 8 15v16l-8 15-8 8h-8l-8-8-7-15v-16l7-15 8-8M77 2095h16M93 2034h-63M54 2034l-16-8-8-16v-15l8-15M54 1849l-16 7-8 16v15l8 16 16 7h15l16-7 8-16v-15l-8-16-16-7M93 1849h-93M93 1787v-78M93 1601v62l-55-54-15-8-16 8-7 15v24l7 15M93 1540v-77M93 1417h-93v-54l7-16 16-7 15 7 8 16v54M93 1293h-93v-46l7-15 8-8 15-8h31l16 8 8 8 8 15zM93 1170v-77M93 1047h-93v-54l7-15 16-8 15 8 8 15v54M46 993l47-23M85 862l8 8v15 16l-8 15-16 8h-23l-8-8-8-15v-16l8-15 8-8h8l7 8 8 15v16l-8 15-7 8M85 801l8-16v-31l-8-15h-16l-8 15v31l-7 16h-16l-8-16v-31l8-15M93 647h-63M7 647M85 554l8-15v-31l-8-15h-16l-8 15v31l-7 15h-16l-8-15v-31l8-15M30 416v-31M15 400h70l8-7v-8l-8-8M69 308l16-8 8-15v-16l-8-15-16-8h-15l-16 8-8 15v16l8 15 16 8zM93 185h-63M54 185l-16-8-8-15v-16l8-15M85 61l8-15v-31l-8-15h-16l-8 15v31l-7 15h-16l-8-15v-31l8-15">
          <text:p/>
        </draw:path>
        <draw:path draw:style-name="gr1" draw:text-style-name="P1" draw:layer="layout" svg:width="0.093cm" svg:height="0.678cm" svg:x="11.622cm" svg:y="11.741cm" svg:viewBox="0 0 94 679" svg:d="M48 625l7-16 16-7 15 7 8 16v54h-94v-54l8-16 17-7 15 7 8 16v54M71 555l15-7 8-16v-15l-8-16-15-7h-16l-15 7-8 16v15l8 16 15 7zM32 432h39l15-8 8-15v-15l-8-16-15-7M32 371h62M94 309h-62M55 309l-15-8-8-15v-16l8-15M94 186h-62M55 186l-15-8-8-15v-16l8-15 15-8h39M86 62l8-16v-31l-8-15h-15l-8 15v31l-8 16h-15l-8-16v-31l8-15">
          <text:p/>
        </draw:path>
        <draw:path draw:style-name="gr1" draw:text-style-name="P1" draw:layer="layout" svg:width="0.093cm" svg:height="1.556cm" svg:x="11.77cm" svg:y="11.294cm" svg:viewBox="0 0 94 1557" svg:d="M94 1518h-94l63 39v-62M94 1418v-31M94 1403h-94l16 15M94 1295v-31M94 1280h-94l16 15M71 1187l-16-8-9-15v-15l9-16 16-7 15 7 8 16v15l-8 15-15 8h-25l-23-8-15-15-8-15M94 1064h-94v-54l8-15 15-8 16 8 7 15v54M46 1010l48-23M63 941v-62M94 802v-31M94 787h-94l16 15M63 694v-61M94 556v-31M94 540h-94l16 16M86 440l8-15v-16l-8-15-15-8h-48l-15 8-8 15v16l8 15 15 8h48l15-8-78-46M86 316l8-15v-16l-8-15-15-8-16 8-9 15v16M46 285l-7-15-16-8-15 8-8 15v16l8 15M0 201h94v-77M94 77h-94v-77M46 16v61">
          <text:p/>
        </draw:path>
        <draw:path draw:style-name="gr1" draw:text-style-name="P1" draw:layer="layout" svg:width="0.031cm" svg:height="0.092cm" svg:x="11.359cm" svg:y="15.571cm" svg:viewBox="0 0 32 93" svg:d="M32 0h-32M16 0v93l16-15">
          <text:p/>
        </draw:path>
        <draw:path draw:style-name="gr1" draw:text-style-name="P1" draw:layer="layout" svg:width="0.415cm" svg:height="0.093cm" svg:x="12.037cm" svg:y="15.521cm" svg:viewBox="0 0 416 94" svg:d="M416 0v94h-53l-16-8-8-16 8-16 16-7h53M363 47l-24-47M278 0h-31M262 0v94l16-16M161 0l-7 8 7 8 8-8zM30 0h-30M15 0v94l15-16">
          <text:p/>
        </draw:path>
        <draw:polyline draw:style-name="gr1" draw:text-style-name="P1" draw:layer="layout" svg:width="0.061cm" svg:height="0.092cm" svg:x="11.344cm" svg:y="16.187cm" svg:viewBox="0 0 62 93" draw:points="0,0 62,0 7,55 0,70 7,85 23,93 47,93 62,85">
          <text:p/>
        </draw:polyline>
        <draw:path draw:style-name="gr1" draw:text-style-name="P1" draw:layer="layout" svg:width="0.415cm" svg:height="0.093cm" svg:x="12.037cm" svg:y="16.137cm" svg:viewBox="0 0 416 94" svg:d="M416 0v94h-53l-16-8-8-15 8-16 16-7h53M363 48l-24-48M232 0h61l-54 55-7 16 7 15 16 8h23l15-8M161 0l-7 8 7 9 8-9zM30 0h-30M15 0v94l15-16">
          <text:p/>
        </draw:path>
        <draw:path draw:style-name="gr1" draw:text-style-name="P1" draw:layer="layout" svg:width="0.054cm" svg:height="0.092cm" svg:x="11.344cm" svg:y="16.803cm" svg:viewBox="0 0 55 93" svg:d="M55 7l-16-7h-16l-16 7-7 16 7 15 16 8h16M23 46l-16 7-7 16 7 16 16 8h16l16-8">
          <text:p/>
        </draw:path>
        <draw:path draw:style-name="gr1" draw:text-style-name="P1" draw:layer="layout" svg:width="0.415cm" svg:height="0.093cm" svg:x="12.037cm" svg:y="16.753cm" svg:viewBox="0 0 416 94" svg:d="M416 0v94h-53l-16-8-8-15 8-16 16-8h53M363 47l-24-47M286 8l-16-8h-15l-16 8-7 15 7 17 16 7h15M255 47l-16 8-7 16 7 15 16 8h15l16-8M161 0l-7 8 7 8 8-8zM30 0h-30M15 0v94l15-16">
          <text:p/>
        </draw:path>
        <draw:polyline draw:style-name="gr1" draw:text-style-name="P1" draw:layer="layout" svg:width="0.061cm" svg:height="0.092cm" svg:x="11.344cm" svg:y="17.419cm" svg:viewBox="0 0 62 93" draw:points="23,0 23,93 62,31 0,31">
          <text:p/>
        </draw:polyline>
        <draw:path draw:style-name="gr1" draw:text-style-name="P1" draw:layer="layout" svg:width="0.415cm" svg:height="0.093cm" svg:x="12.037cm" svg:y="17.369cm" svg:viewBox="0 0 416 94" svg:d="M416 0v94h-53l-16-8-8-15 8-17 16-8h53M363 46l-24-46M255 0v94l38-63h-61M161 0l-7 8 7 8 8-8zM30 0h-30M15 0v94l15-16">
          <text:p/>
        </draw:path>
        <draw:polyline draw:style-name="gr1" draw:text-style-name="P1" draw:layer="layout" svg:width="0.061cm" svg:height="0.093cm" svg:x="11.344cm" svg:y="18.034cm" svg:viewBox="0 0 62 94" draw:points="62,8 47,0 23,0 7,8 0,24 0,31 7,48 23,55 62,55 62,94 0,94">
          <text:p/>
        </draw:polyline>
        <draw:path draw:style-name="gr1" draw:text-style-name="P1" draw:layer="layout" svg:width="0.415cm" svg:height="0.094cm" svg:x="12.037cm" svg:y="17.985cm" svg:viewBox="0 0 416 95" svg:d="M416 0v95h-53l-16-9-8-16 8-15 16-8h53M363 47l-24-47M293 9l-15-9h-23l-16 9-7 15v8l7 15 16 8h38v40h-61M161 0l-7 9 7 8 8-8zM30 0h-30M15 0v95l15-17">
          <text:p/>
        </draw:path>
        <draw:polyline draw:style-name="gr1" draw:text-style-name="P1" draw:layer="layout" svg:width="0.061cm" svg:height="0.093cm" svg:x="11.344cm" svg:y="18.65cm" svg:viewBox="0 0 62 94" draw:points="62,24 55,39 39,47 23,47 7,39 0,24 7,8 23,0 39,0 55,8 62,24 62,47 55,70 39,86 23,94">
          <text:p/>
        </draw:polyline>
        <draw:path draw:style-name="gr1" draw:text-style-name="P1" draw:layer="layout" svg:width="0.415cm" svg:height="0.093cm" svg:x="12.037cm" svg:y="18.601cm" svg:viewBox="0 0 416 94" svg:d="M416 0v94h-53l-16-8-8-16 8-15 16-8h53M363 47l-24-47M293 23l-7 17-16 7h-15l-16-7-7-17 7-15 16-8h15l16 8 7 15v24l-7 23-16 16-15 8M161 0l-7 8 7 8 8-8zM30 0h-30M15 0v94l15-16">
          <text:p/>
        </draw:path>
        <draw:polyline draw:style-name="gr1" draw:text-style-name="P1" draw:layer="layout" svg:width="0.061cm" svg:height="0.093cm" svg:x="11.344cm" svg:y="19.266cm" svg:viewBox="0 0 62 94" draw:points="62,0 0,94 62,94">
          <text:p/>
        </draw:polyline>
        <draw:path draw:style-name="gr1" draw:text-style-name="P1" draw:layer="layout" svg:width="0.415cm" svg:height="0.092cm" svg:x="12.037cm" svg:y="19.217cm" svg:viewBox="0 0 416 93" svg:d="M416 0v93h-53l-16-7-8-16 8-16 16-8h53M363 46l-24-46M293 0l-61 93h61M161 0l-7 8 7 7 8-7zM30 0h-30M15 0v93l15-15">
          <text:p/>
        </draw:path>
        <draw:polyline draw:style-name="gr1" draw:text-style-name="P1" draw:layer="layout" svg:width="0.061cm" svg:height="0.093cm" svg:x="11.344cm" svg:y="19.882cm" svg:viewBox="0 0 62 94" draw:points="39,48 23,48 7,55 0,71 7,86 23,94 39,94 55,86 62,71 55,55 39,48 55,40 62,23 55,8 39,0 23,0 7,8 0,23 7,40 23,48">
          <text:p/>
        </draw:polyline>
        <draw:path draw:style-name="gr1" draw:text-style-name="P1" draw:layer="layout" svg:width="0.415cm" svg:height="0.092cm" svg:x="12.037cm" svg:y="19.833cm" svg:viewBox="0 0 416 93" svg:d="M416 0v93h-53l-16-7-8-17 8-15 16-8h53M363 46l-24-46M270 46h-15l-16 8-7 15 7 17 16 7h15l16-7 7-17-7-15-16-8 16-7 7-16-7-15-16-8h-15l-16 8-7 15 7 16 16 7M161 0l-7 8 7 7 8-7zM30 0h-30M15 0v93l15-16">
          <text:p/>
        </draw:path>
        <draw:path draw:style-name="gr3" draw:text-style-name="P2" draw:layer="layout" svg:width="0.074cm" svg:height="0.074cm" svg:x="13.709cm" svg:y="20.019cm" svg:viewBox="0 0 75 75" svg:d="M37 75c-20 0-37-16-37-37s17-38 37-38c21 0 38 17 38 38s-17 37-38 37z">
          <text:p/>
        </draw:path>
        <draw:polyline draw:style-name="gr1" draw:text-style-name="P1" draw:layer="layout" svg:width="0.062cm" svg:height="0.093cm" svg:x="13.684cm" svg:y="19.882cm" svg:viewBox="0 0 63 94" draw:points="40,0 24,8 8,23 0,48 0,71 8,86 24,94 40,94 55,86 63,71 55,55 40,48 24,48 8,55 0,71">
          <text:p/>
        </draw:polyline>
        <draw:path draw:style-name="gr1" draw:text-style-name="P1" draw:layer="layout" svg:width="0.431cm" svg:height="0.092cm" svg:x="12.637cm" svg:y="19.833cm" svg:viewBox="0 0 432 93" svg:d="M432 0v93h-53l-16-7-8-17 8-15 16-8h53M379 46l-24-46M286 46h-15l-16 8-7 15 7 17 16 7h15l16-7 7-17-7-15-16-8 16-7 7-16-7-15-16-8h-15l-16 8-7 15 7 16 16 7M178 0l-7 8 7 7 8-7zM0 0h62l-54 54-8 15 8 17 15 7h23l16-7">
          <text:p/>
        </draw:path>
        <draw:path draw:style-name="gr3" draw:text-style-name="P2" draw:layer="layout" svg:width="0.074cm" svg:height="0.074cm" svg:x="13.709cm" svg:y="19.403cm" svg:viewBox="0 0 75 75" svg:d="M37 75c-20 0-37-16-37-38 0-20 17-37 37-37 21 0 38 17 38 37 0 22-17 38-38 38z">
          <text:p/>
        </draw:path>
        <draw:path draw:style-name="gr1" draw:text-style-name="P1" draw:layer="layout" svg:width="0.17cm" svg:height="0.093cm" svg:x="13.561cm" svg:y="19.266cm" svg:viewBox="0 0 171 94" svg:d="M171 0h-31M155 0v94l16-16M55 9l-16-9h-16l-15 9-8 15v47l8 15 15 8h16l16-8 8-15v-47l-8-15-47 77">
          <text:p/>
        </draw:path>
        <draw:path draw:style-name="gr1" draw:text-style-name="P1" draw:layer="layout" svg:width="0.431cm" svg:height="0.092cm" svg:x="12.637cm" svg:y="19.217cm" svg:viewBox="0 0 432 93" svg:d="M432 0v93h-53l-16-7-8-16 8-16 16-8h53M379 46l-24-46M309 0l-61 93h61M178 0l-7 8 7 7 8-7zM0 0h62l-54 54-8 16 8 16 15 7h23l16-7">
          <text:p/>
        </draw:path>
        <draw:path draw:style-name="gr3" draw:text-style-name="P2" draw:layer="layout" svg:width="0.074cm" svg:height="0.074cm" svg:x="13.709cm" svg:y="18.787cm" svg:viewBox="0 0 75 75" svg:d="M37 75c-20 0-37-16-37-37 0-20 17-38 37-38 21 0 38 18 38 38 0 21-17 37-38 37z">
          <text:p/>
        </draw:path>
        <draw:path draw:style-name="gr1" draw:text-style-name="P1" draw:layer="layout" svg:width="0.154cm" svg:height="0.093cm" svg:x="13.577cm" svg:y="18.65cm" svg:viewBox="0 0 155 94" svg:d="M155 0h-31M139 0v94l16-16M30 0h-30M15 0v94l15-16">
          <text:p/>
        </draw:path>
        <draw:path draw:style-name="gr1" draw:text-style-name="P1" draw:layer="layout" svg:width="0.431cm" svg:height="0.093cm" svg:x="12.637cm" svg:y="18.601cm" svg:viewBox="0 0 432 94" svg:d="M432 0v94h-53l-16-8-8-16 8-15 16-8h53M379 47l-24-47M309 23l-7 17-16 7h-15l-16-7-7-17 7-15 16-8h15l16 8 7 15v24l-7 23-16 16-15 8M178 0l-7 8 7 8 8-8zM0 0h62l-54 55-8 15 8 16 15 8h23l16-8">
          <text:p/>
        </draw:path>
        <draw:path draw:style-name="gr3" draw:text-style-name="P2" draw:layer="layout" svg:width="0.074cm" svg:height="0.073cm" svg:x="13.709cm" svg:y="18.172cm" svg:viewBox="0 0 75 74" svg:d="M37 74c-20 0-37-16-37-38 0-20 17-36 37-36 21 0 38 16 38 36 0 22-17 38-38 38z">
          <text:p/>
        </draw:path>
        <draw:path draw:style-name="gr1" draw:text-style-name="P1" draw:layer="layout" svg:width="0.17cm" svg:height="0.093cm" svg:x="13.561cm" svg:y="18.034cm" svg:viewBox="0 0 171 94" svg:d="M171 0h-31M155 0v94l16-16M0 0h63l-55 55-8 16 8 15 15 8h24l16-8">
          <text:p/>
        </draw:path>
        <draw:path draw:style-name="gr1" draw:text-style-name="P1" draw:layer="layout" svg:width="0.431cm" svg:height="0.094cm" svg:x="12.637cm" svg:y="17.985cm" svg:viewBox="0 0 432 95" svg:d="M432 0v95h-53l-16-9-8-16 8-15 16-8h53M379 47l-24-47M309 9l-15-9h-23l-16 9-7 15v8l7 15 16 8h38v40h-61M178 0l-7 9 7 8 8-8zM0 0h62l-54 55-8 15 8 16 15 9h23l16-9">
          <text:p/>
        </draw:path>
        <draw:path draw:style-name="gr3" draw:text-style-name="P2" draw:layer="layout" svg:width="0.074cm" svg:height="0.073cm" svg:x="13.709cm" svg:y="17.556cm" svg:viewBox="0 0 75 74" svg:d="M37 74c-20 0-37-16-37-36 0-21 17-38 37-38 21 0 38 17 38 38 0 20-17 36-38 36z">
          <text:p/>
        </draw:path>
        <draw:path draw:style-name="gr1" draw:text-style-name="P1" draw:layer="layout" svg:width="0.17cm" svg:height="0.092cm" svg:x="13.561cm" svg:y="17.419cm" svg:viewBox="0 0 171 93" svg:d="M171 0h-31M155 0v93l16-15M55 7l-16-7h-16l-15 7-8 17 8 15 15 8h16M23 47l-15 7-8 16 8 15 15 8h16l16-8">
          <text:p/>
        </draw:path>
        <draw:path draw:style-name="gr1" draw:text-style-name="P1" draw:layer="layout" svg:width="0.431cm" svg:height="0.093cm" svg:x="12.637cm" svg:y="17.369cm" svg:viewBox="0 0 432 94" svg:d="M432 0v94h-53l-16-8-8-15 8-17 16-8h53M379 46l-24-46M271 0v94l38-63h-61M178 0l-7 8 7 8 8-8zM0 0h62l-54 54-8 17 8 15 15 8h23l16-8">
          <text:p/>
        </draw:path>
        <draw:path draw:style-name="gr3" draw:text-style-name="P2" draw:layer="layout" svg:width="0.074cm" svg:height="0.074cm" svg:x="13.709cm" svg:y="16.94cm" svg:viewBox="0 0 75 75" svg:d="M37 75c-20 0-37-17-37-37 0-22 17-38 37-38 21 0 38 16 38 38 0 20-17 37-38 37z">
          <text:p/>
        </draw:path>
        <draw:path draw:style-name="gr1" draw:text-style-name="P1" draw:layer="layout" svg:width="0.17cm" svg:height="0.092cm" svg:x="13.561cm" svg:y="16.803cm" svg:viewBox="0 0 171 93" svg:d="M171 0h-31M155 0v93l16-16M23 0v93l40-63h-63">
          <text:p/>
        </draw:path>
        <draw:path draw:style-name="gr1" draw:text-style-name="P1" draw:layer="layout" svg:width="0.431cm" svg:height="0.093cm" svg:x="12.637cm" svg:y="16.753cm" svg:viewBox="0 0 432 94" svg:d="M432 0v94h-53l-16-8-8-15 8-16 16-8h53M379 47l-24-47M302 8l-16-8h-15l-16 8-7 15 7 17 16 7h15M271 47l-16 8-7 16 7 15 16 8h15l16-8M178 0l-7 8 7 8 8-8zM0 0h62l-54 55-8 16 8 15 15 8h23l16-8">
          <text:p/>
        </draw:path>
        <draw:path draw:style-name="gr3" draw:text-style-name="P2" draw:layer="layout" svg:width="0.074cm" svg:height="0.074cm" svg:x="13.709cm" svg:y="16.324cm" svg:viewBox="0 0 75 75" svg:d="M37 75c-20 0-37-18-37-38 0-21 17-37 37-37 21 0 38 16 38 37 0 20-17 38-38 38z">
          <text:p/>
        </draw:path>
        <draw:path draw:style-name="gr1" draw:text-style-name="P1" draw:layer="layout" svg:width="0.17cm" svg:height="0.092cm" svg:x="13.561cm" svg:y="16.187cm" svg:viewBox="0 0 171 93" svg:d="M171 0h-31M155 0v93l16-15M63 7l-16-7h-24l-15 7-8 16v7l8 16 15 9h40v38h-63">
          <text:p/>
        </draw:path>
        <draw:path draw:style-name="gr1" draw:text-style-name="P1" draw:layer="layout" svg:width="0.431cm" svg:height="0.093cm" svg:x="12.637cm" svg:y="16.137cm" svg:viewBox="0 0 432 94" svg:d="M432 0v94h-53l-16-8-8-15 8-16 16-7h53M379 48l-24-48M248 0h61l-54 55-7 16 7 15 16 8h23l15-8M178 0l-7 8 7 9 8-9zM0 0h62l-54 55-8 16 8 15 15 8h23l16-8">
          <text:p/>
        </draw:path>
        <draw:path draw:style-name="gr3" draw:text-style-name="P2" draw:layer="layout" svg:width="0.074cm" svg:height="0.074cm" svg:x="13.709cm" svg:y="15.708cm" svg:viewBox="0 0 75 75" svg:d="M37 75c-20 0-37-17-37-37 0-22 17-38 37-38 21 0 38 16 38 38 0 20-17 37-38 37z">
          <text:p/>
        </draw:path>
        <draw:path draw:style-name="gr1" draw:text-style-name="P1" draw:layer="layout" svg:width="0.17cm" svg:height="0.092cm" svg:x="13.561cm" svg:y="15.571cm" svg:viewBox="0 0 171 93" svg:d="M171 0h-31M155 0v93l16-15M63 24l-8 15-16 8h-16l-15-8-8-15 8-17 15-7h16l16 7 8 17v23l-8 23-16 15-16 8">
          <text:p/>
        </draw:path>
        <draw:path draw:style-name="gr1" draw:text-style-name="P1" draw:layer="layout" svg:width="0.431cm" svg:height="0.093cm" svg:x="12.637cm" svg:y="15.521cm" svg:viewBox="0 0 432 94" svg:d="M432 0v94h-53l-16-8-8-16 8-16 16-7h53M379 47l-24-47M294 0h-31M278 0v94l16-16M178 0l-7 8 7 8 8-8zM0 0h62l-54 54-8 16 8 16 15 8h23l16-8">
          <text:p/>
        </draw:path>
        <draw:line draw:style-name="gr1" draw:text-style-name="P1" draw:layer="layout" svg:x1="11.282cm" svg:y1="15.745cm" svg:x2="11.898cm" svg:y2="15.745cm">
          <text:p/>
        </draw:line>
        <draw:line draw:style-name="gr1" draw:text-style-name="P1" draw:layer="layout" svg:x1="11.282cm" svg:y1="16.361cm" svg:x2="11.898cm" svg:y2="16.361cm">
          <text:p/>
        </draw:line>
        <draw:line draw:style-name="gr1" draw:text-style-name="P1" draw:layer="layout" svg:x1="11.282cm" svg:y1="16.977cm" svg:x2="11.898cm" svg:y2="16.977cm">
          <text:p/>
        </draw:line>
        <draw:line draw:style-name="gr1" draw:text-style-name="P1" draw:layer="layout" svg:x1="11.282cm" svg:y1="17.593cm" svg:x2="11.898cm" svg:y2="17.593cm">
          <text:p/>
        </draw:line>
        <draw:line draw:style-name="gr1" draw:text-style-name="P1" draw:layer="layout" svg:x1="11.282cm" svg:y1="18.208cm" svg:x2="11.898cm" svg:y2="18.208cm">
          <text:p/>
        </draw:line>
        <draw:line draw:style-name="gr1" draw:text-style-name="P1" draw:layer="layout" svg:x1="11.282cm" svg:y1="18.824cm" svg:x2="11.898cm" svg:y2="18.824cm">
          <text:p/>
        </draw:line>
        <draw:line draw:style-name="gr1" draw:text-style-name="P1" draw:layer="layout" svg:x1="11.282cm" svg:y1="19.44cm" svg:x2="11.898cm" svg:y2="19.44cm">
          <text:p/>
        </draw:line>
        <draw:line draw:style-name="gr1" draw:text-style-name="P1" draw:layer="layout" svg:x1="11.282cm" svg:y1="20.056cm" svg:x2="11.898cm" svg:y2="20.056cm">
          <text:p/>
        </draw:line>
        <draw:line draw:style-name="gr1" draw:text-style-name="P1" draw:layer="layout" svg:x1="13.746cm" svg:y1="20.056cm" svg:x2="13.13cm" svg:y2="20.056cm">
          <text:p/>
        </draw:line>
        <draw:line draw:style-name="gr1" draw:text-style-name="P1" draw:layer="layout" svg:x1="13.746cm" svg:y1="19.44cm" svg:x2="13.13cm" svg:y2="19.44cm">
          <text:p/>
        </draw:line>
        <draw:line draw:style-name="gr1" draw:text-style-name="P1" draw:layer="layout" svg:x1="13.746cm" svg:y1="18.824cm" svg:x2="13.13cm" svg:y2="18.824cm">
          <text:p/>
        </draw:line>
        <draw:line draw:style-name="gr1" draw:text-style-name="P1" draw:layer="layout" svg:x1="13.746cm" svg:y1="18.208cm" svg:x2="13.13cm" svg:y2="18.208cm">
          <text:p/>
        </draw:line>
        <draw:line draw:style-name="gr1" draw:text-style-name="P1" draw:layer="layout" svg:x1="13.746cm" svg:y1="17.593cm" svg:x2="13.13cm" svg:y2="17.593cm">
          <text:p/>
        </draw:line>
        <draw:line draw:style-name="gr1" draw:text-style-name="P1" draw:layer="layout" svg:x1="13.746cm" svg:y1="16.977cm" svg:x2="13.13cm" svg:y2="16.977cm">
          <text:p/>
        </draw:line>
        <draw:line draw:style-name="gr1" draw:text-style-name="P1" draw:layer="layout" svg:x1="13.746cm" svg:y1="16.361cm" svg:x2="13.13cm" svg:y2="16.361cm">
          <text:p/>
        </draw:line>
        <draw:line draw:style-name="gr1" draw:text-style-name="P1" draw:layer="layout" svg:x1="13.746cm" svg:y1="15.745cm" svg:x2="13.13cm" svg:y2="15.745cm">
          <text:p/>
        </draw:line>
        <draw:polygon draw:style-name="gr1" draw:text-style-name="P1" draw:layer="layout" svg:width="1.232cm" svg:height="4.927cm" svg:x="11.898cm" svg:y="15.437cm" svg:viewBox="0 0 1233 4928" draw:points="0,0 1233,0 1233,4928 0,4928">
          <text:p/>
        </draw:polygon>
        <draw:polyline draw:style-name="gr1" draw:text-style-name="P1" draw:layer="layout" svg:width="1.232cm" svg:height="0.247cm" svg:x="11.898cm" svg:y="15.621cm" svg:viewBox="0 0 1233 248" draw:points="1233,124 986,124 924,0 801,248 678,0 554,248 431,0 308,248 246,124 0,124">
          <text:p/>
        </draw:polyline>
        <draw:polyline draw:style-name="gr1" draw:text-style-name="P1" draw:layer="layout" svg:width="1.232cm" svg:height="0.247cm" svg:x="11.898cm" svg:y="16.237cm" svg:viewBox="0 0 1233 248" draw:points="1233,125 986,125 924,0 801,248 678,0 554,248 431,0 308,248 246,125 0,125">
          <text:p/>
        </draw:polyline>
        <draw:polyline draw:style-name="gr1" draw:text-style-name="P1" draw:layer="layout" svg:width="1.232cm" svg:height="0.247cm" svg:x="11.898cm" svg:y="16.853cm" svg:viewBox="0 0 1233 248" draw:points="1233,124 986,124 924,0 801,248 678,0 554,248 431,0 308,248 246,124 0,124">
          <text:p/>
        </draw:polyline>
        <draw:polyline draw:style-name="gr1" draw:text-style-name="P1" draw:layer="layout" svg:width="1.232cm" svg:height="0.247cm" svg:x="11.898cm" svg:y="17.469cm" svg:viewBox="0 0 1233 248" draw:points="1233,125 986,125 924,0 801,248 678,0 554,248 431,0 308,248 246,125 0,125">
          <text:p/>
        </draw:polyline>
        <draw:polyline draw:style-name="gr1" draw:text-style-name="P1" draw:layer="layout" svg:width="1.232cm" svg:height="0.247cm" svg:x="11.898cm" svg:y="18.085cm" svg:viewBox="0 0 1233 248" draw:points="1233,123 986,123 924,0 801,248 678,0 554,248 431,0 308,248 246,123 0,123">
          <text:p/>
        </draw:polyline>
        <draw:polyline draw:style-name="gr1" draw:text-style-name="P1" draw:layer="layout" svg:width="1.232cm" svg:height="0.247cm" svg:x="11.898cm" svg:y="18.701cm" svg:viewBox="0 0 1233 248" draw:points="1233,124 986,124 924,0 801,248 678,0 554,248 431,0 308,248 246,124 0,124">
          <text:p/>
        </draw:polyline>
        <draw:polyline draw:style-name="gr1" draw:text-style-name="P1" draw:layer="layout" svg:width="1.232cm" svg:height="0.247cm" svg:x="11.898cm" svg:y="19.317cm" svg:viewBox="0 0 1233 248" draw:points="1233,123 986,123 924,0 801,248 678,0 554,248 431,0 308,248 246,123 0,123">
          <text:p/>
        </draw:polyline>
        <draw:polyline draw:style-name="gr1" draw:text-style-name="P1" draw:layer="layout" svg:width="1.232cm" svg:height="0.247cm" svg:x="11.898cm" svg:y="19.933cm" svg:viewBox="0 0 1233 248" draw:points="1233,124 986,124 924,0 801,248 678,0 554,248 431,0 308,248 246,124 0,124">
          <text:p/>
        </draw:polyline>
        <draw:path draw:style-name="gr1" draw:text-style-name="P1" draw:layer="layout" svg:width="0.092cm" svg:height="2.771cm" svg:x="11.475cm" svg:y="16.361cm" svg:viewBox="0 0 93 2772" svg:d="M93 2772h-93v-54l7-15 16-8 15 8 8 15v54M85 2588l8 7v16 15l-8 15-16 8h-23l-8-8-8-15v-15l8-16 8-7h8l7 7 8 16v15l-8 15-7 8M54 2464l-16 8-8 15v16l8 15 16 8h15l16-8 8-15v-16l-8-15-16-8M93 2464h-93M38 2403l-8-16v-23l8-15 16-8h24l7 8 8 15v16l-8 15-7 8h-9l-8-8-7-15v-16l7-15 8-8M78 2341h15M93 2241v8h-93M69 2156l16-7 8-16v-15l-8-15-16-8h-15l-16 8-8 15v15l8 16 16 7M93 2156h-93M69 2033l16-7 8-16v-15l-8-16-16-7h-15l-16 7-8 16v15l8 16 16 7zM38 1910l-8-15v-23l8-16 16-8h24l7 8 8 16v15l-8 15-7 8h-9l-8-8-7-15v-15l7-16 8-8M78 1848h15M93 1787h-63M54 1787l-16-8-8-15v-16l8-15M54 1601l-16 8-8 15v16l8 16 16 8h15l16-8 8-16v-16l-8-15-16-8M93 1601h-93M93 1540v-78M93 1416h-93v-54l7-15 16-8 15 8 8 15v54M93 1293h-93v-46l7-15 8-8 15-8h31l17 8 7 8 8 15zM93 1170v-77M93 1047h-93v-54l7-16 16-7 15 7 8 16v54M46 993l47-23M85 862l8 8v15 15l-8 16-16 8h-23l-8-8-8-16v-15l8-15 8-8h8l7 8 8 15v15l-8 16-7 8M85 800l8-15v-31l-8-15h-16l-8 15v31l-7 15h-16l-8-15v-31l8-15M93 646h-63M7 646M85 554l8-15v-31l-8-16h-16l-8 16v31l-7 15h-16l-8-15v-31l8-16M30 415v-30M15 400h70l8-8v-7l-8-8M69 308l16-8 8-16v-15l-8-15-16-8h-15l-16 8-8 15v15l8 16 16 8zM93 184h-63M54 184l-16-7-8-16v-15l8-15M85 61l8-15v-31l-8-15h-16l-8 15v31l-7 15h-16l-8-15v-31l8-15">
          <text:p/>
        </draw:path>
        <draw:path draw:style-name="gr1" draw:text-style-name="P1" draw:layer="layout" svg:width="0.093cm" svg:height="0.677cm" svg:x="11.622cm" svg:y="17.408cm" svg:viewBox="0 0 94 678" svg:d="M48 624l7-15 16-8 15 8 8 15v54h-94v-54l8-15 17-8 15 8 8 15v54M71 555l15-8 8-16v-15l-8-16-15-7h-16l-15 7-8 16v15l8 16 15 8zM32 431h39l15-8 8-15v-16l-8-15-15-8M32 369h62M94 308h-62M55 308l-15-8-8-15v-16l8-15M94 185h-62M55 185l-15-8-8-16v-15l8-15 15-8h39M86 61l8-15v-31l-8-15h-15l-8 15v31l-8 15h-15l-8-15v-31l8-15">
          <text:p/>
        </draw:path>
        <draw:path draw:style-name="gr1" draw:text-style-name="P1" draw:layer="layout" svg:width="0.093cm" svg:height="1.555cm" svg:x="11.77cm" svg:y="16.961cm" svg:viewBox="0 0 94 1556" svg:d="M94 1518h-94l63 38v-61M94 1418v-31M94 1402h-94l16 16M94 1295v-31M94 1279h-94l16 16M71 1187l-16-8-9-15v-16l9-15 16-8 15 8 8 15v16l-8 15-15 8h-25l-23-8-15-15-8-16M94 1064h-94v-54l8-16 15-7 16 7 7 16v54M46 1010l48-23M63 941v-63M94 801v-31M94 786h-94l16 15M63 693v-61M94 555v-31M94 539h-94l16 16M86 439l8-15v-16l-8-15-15-8h-48l-15 8-8 15v16l8 15 15 8h48l15-8-78-46M86 316l8-16v-15l-8-15-15-8-16 8-9 15v15M46 285l-7-15-16-8-15 8-8 15v15l8 16M0 200h94v-77M94 77h-94v-77M46 16v61">
          <text:p/>
        </draw:path>
        <draw:path draw:style-name="gr1" draw:text-style-name="P1" draw:layer="layout" svg:width="0.031cm" svg:height="0.093cm" svg:x="11.359cm" svg:y="21.237cm" svg:viewBox="0 0 32 94" svg:d="M32 0h-32M16 0v94l16-16">
          <text:p/>
        </draw:path>
        <draw:path draw:style-name="gr1" draw:text-style-name="P1" draw:layer="layout" svg:width="0.415cm" svg:height="0.093cm" svg:x="12.037cm" svg:y="21.188cm" svg:viewBox="0 0 416 94" svg:d="M416 0v94h-53l-16-8-8-16 8-15 16-8h53M363 47l-24-47M278 0h-31M262 0v94l16-16M161 0l-7 8 7 8 8-8zM30 0h-30M15 0v94l15-16">
          <text:p/>
        </draw:path>
        <draw:polyline draw:style-name="gr1" draw:text-style-name="P1" draw:layer="layout" svg:width="0.061cm" svg:height="0.093cm" svg:x="11.344cm" svg:y="21.853cm" svg:viewBox="0 0 62 94" draw:points="0,0 62,0 7,54 0,70 7,85 23,94 47,94 62,85">
          <text:p/>
        </draw:polyline>
        <draw:path draw:style-name="gr1" draw:text-style-name="P1" draw:layer="layout" svg:width="0.415cm" svg:height="0.092cm" svg:x="12.037cm" svg:y="21.804cm" svg:viewBox="0 0 416 93" svg:d="M416 0v93h-53l-16-7-8-16 8-15 16-8h53M363 47l-24-47M232 0h61l-54 55-7 15 7 16 16 7h23l15-7M161 0l-7 8 7 7 8-7zM30 0h-30M15 0v93l15-15">
          <text:p/>
        </draw:path>
        <draw:path draw:style-name="gr1" draw:text-style-name="P1" draw:layer="layout" svg:width="0.054cm" svg:height="0.093cm" svg:x="11.344cm" svg:y="22.469cm" svg:viewBox="0 0 55 94" svg:d="M55 8l-16-8h-16l-16 8-7 15 7 17 16 8h16M23 48l-16 7-7 16 7 15 16 8h16l16-8">
          <text:p/>
        </draw:path>
        <draw:path draw:style-name="gr1" draw:text-style-name="P1" draw:layer="layout" svg:width="0.415cm" svg:height="0.092cm" svg:x="12.037cm" svg:y="22.42cm" svg:viewBox="0 0 416 93" svg:d="M416 0v93h-53l-16-7-8-17 8-15 16-8h53M363 46l-24-46M286 8l-16-8h-15l-16 8-7 15 7 16 16 7h15M255 46l-16 8-7 15 7 17 16 7h15l16-7M161 0l-7 8 7 7 8-7zM30 0h-30M15 0v93l15-15">
          <text:p/>
        </draw:path>
        <draw:polyline draw:style-name="gr1" draw:text-style-name="P1" draw:layer="layout" svg:width="0.061cm" svg:height="0.093cm" svg:x="11.344cm" svg:y="23.085cm" svg:viewBox="0 0 62 94" draw:points="23,0 23,94 62,31 0,31">
          <text:p/>
        </draw:polyline>
        <draw:path draw:style-name="gr1" draw:text-style-name="P1" draw:layer="layout" svg:width="0.415cm" svg:height="0.092cm" svg:x="12.037cm" svg:y="23.036cm" svg:viewBox="0 0 416 93" svg:d="M416 0v93h-53l-16-7-8-16 8-15 16-8h53M363 47l-24-47M255 0v93l38-61h-61M161 0l-7 8 7 8 8-8zM30 0h-30M15 0v93l15-15">
          <text:p/>
        </draw:path>
        <draw:polyline draw:style-name="gr1" draw:text-style-name="P1" draw:layer="layout" svg:width="0.061cm" svg:height="0.093cm" svg:x="11.344cm" svg:y="23.701cm" svg:viewBox="0 0 62 94" draw:points="62,8 47,0 23,0 7,8 0,23 0,31 7,46 23,54 62,54 62,94 0,94">
          <text:p/>
        </draw:polyline>
        <draw:path draw:style-name="gr1" draw:text-style-name="P1" draw:layer="layout" svg:width="0.415cm" svg:height="0.092cm" svg:x="12.037cm" svg:y="23.652cm" svg:viewBox="0 0 416 93" svg:d="M416 0v93h-53l-16-7-8-16 8-15 16-8h53M363 47l-24-47M293 8l-15-8h-23l-16 8-7 15v8l7 16 16 8h38v38h-61M161 0l-7 8 7 7 8-7zM30 0h-30M15 0v93l15-15">
          <text:p/>
        </draw:path>
        <draw:polyline draw:style-name="gr1" draw:text-style-name="P1" draw:layer="layout" svg:width="0.061cm" svg:height="0.093cm" svg:x="11.344cm" svg:y="24.317cm" svg:viewBox="0 0 62 94" draw:points="62,24 55,40 39,47 23,47 7,40 0,24 7,8 23,0 39,0 55,8 62,24 62,47 55,70 39,86 23,94">
          <text:p/>
        </draw:polyline>
        <draw:path draw:style-name="gr1" draw:text-style-name="P1" draw:layer="layout" svg:width="0.415cm" svg:height="0.092cm" svg:x="12.037cm" svg:y="24.268cm" svg:viewBox="0 0 416 93" svg:d="M416 0v93h-53l-16-7-8-16 8-16 16-8h53M363 46l-24-46M293 23l-7 15-16 8h-15l-16-8-7-15 7-15 16-8h15l16 8 7 15v23l-7 24-16 16-15 7M161 0l-7 8 7 7 8-7zM30 0h-30M15 0v93l15-15">
          <text:p/>
        </draw:path>
        <draw:polyline draw:style-name="gr1" draw:text-style-name="P1" draw:layer="layout" svg:width="0.061cm" svg:height="0.092cm" svg:x="11.344cm" svg:y="24.933cm" svg:viewBox="0 0 62 93" draw:points="62,0 0,93 62,93">
          <text:p/>
        </draw:polyline>
        <draw:path draw:style-name="gr1" draw:text-style-name="P1" draw:layer="layout" svg:width="0.415cm" svg:height="0.092cm" svg:x="12.037cm" svg:y="24.884cm" svg:viewBox="0 0 416 93" svg:d="M416 0v93h-53l-16-7-8-16 8-15 16-8h53M363 47l-24-47M293 0l-61 93h61M161 0l-7 9 7 7 8-7zM30 0h-30M15 0v93l15-15">
          <text:p/>
        </draw:path>
        <draw:polyline draw:style-name="gr1" draw:text-style-name="P1" draw:layer="layout" svg:width="0.061cm" svg:height="0.092cm" svg:x="11.344cm" svg:y="25.549cm" svg:viewBox="0 0 62 93" draw:points="39,46 23,46 7,54 0,69 7,86 23,93 39,93 55,86 62,69 55,54 39,46 55,39 62,23 55,8 39,0 23,0 7,8 0,23 7,39 23,46">
          <text:p/>
        </draw:polyline>
        <draw:path draw:style-name="gr1" draw:text-style-name="P1" draw:layer="layout" svg:width="0.415cm" svg:height="0.092cm" svg:x="12.037cm" svg:y="25.5cm" svg:viewBox="0 0 416 93" svg:d="M416 0v93h-53l-16-8-8-15 8-15 16-8h53M363 47l-24-47M270 47h-15l-16 8-7 15 7 15 16 8h15l16-8 7-15-7-15-16-8 16-8 7-16-7-16-16-7h-15l-16 7-7 16 7 16 16 8M161 0l-7 7 7 8 8-8zM30 0h-30M15 0v93l15-15">
          <text:p/>
        </draw:path>
        <draw:polyline draw:style-name="gr1" draw:text-style-name="P1" draw:layer="layout" svg:width="0.062cm" svg:height="0.092cm" svg:x="13.684cm" svg:y="25.549cm" svg:viewBox="0 0 63 93" draw:points="40,0 24,8 8,23 0,46 0,69 8,86 24,93 40,93 55,86 63,69 55,54 40,46 24,46 8,54 0,69">
          <text:p/>
        </draw:polyline>
        <draw:path draw:style-name="gr1" draw:text-style-name="P1" draw:layer="layout" svg:width="0.431cm" svg:height="0.092cm" svg:x="12.637cm" svg:y="25.5cm" svg:viewBox="0 0 432 93" svg:d="M432 0v93h-53l-16-8-8-15 8-15 16-8h53M379 47l-24-47M286 47h-15l-16 8-7 15 7 15 16 8h15l16-8 7-15-7-15-16-8 16-8 7-16-7-16-16-7h-15l-16 7-7 16 7 16 16 8M178 0l-7 7 7 8 8-8zM0 0h62l-54 55-8 15 8 15 15 8h23l16-8">
          <text:p/>
        </draw:path>
        <draw:path draw:style-name="gr3" draw:text-style-name="P2" draw:layer="layout" svg:width="0.074cm" svg:height="0.074cm" svg:x="13.709cm" svg:y="25.07cm" svg:viewBox="0 0 75 75" svg:d="M37 75c-20 0-37-16-37-37 0-20 17-38 37-38 21 0 38 18 38 38 0 21-17 37-38 37z">
          <text:p/>
        </draw:path>
        <draw:path draw:style-name="gr1" draw:text-style-name="P1" draw:layer="layout" svg:width="0.17cm" svg:height="0.092cm" svg:x="13.561cm" svg:y="24.933cm" svg:viewBox="0 0 171 93" svg:d="M171 0h-31M155 0v93l16-15M55 8l-16-8h-16l-15 8-8 15v47l8 16 15 7h16l16-7 8-16v-47l-8-15-47 78">
          <text:p/>
        </draw:path>
        <draw:path draw:style-name="gr1" draw:text-style-name="P1" draw:layer="layout" svg:width="0.431cm" svg:height="0.092cm" svg:x="12.637cm" svg:y="24.884cm" svg:viewBox="0 0 432 93" svg:d="M432 0v93h-53l-16-7-8-16 8-15 16-8h53M379 47l-24-47M309 0l-61 93h61M178 0l-7 9 7 7 8-7zM0 0h62l-54 55-8 15 8 16 15 7h23l16-7">
          <text:p/>
        </draw:path>
        <draw:path draw:style-name="gr3" draw:text-style-name="P2" draw:layer="layout" svg:width="0.074cm" svg:height="0.074cm" svg:x="13.709cm" svg:y="24.454cm" svg:viewBox="0 0 75 75" svg:d="M37 75c-20 0-37-16-37-38 0-20 17-37 37-37 21 0 38 17 38 37 0 22-17 38-38 38z">
          <text:p/>
        </draw:path>
        <draw:path draw:style-name="gr1" draw:text-style-name="P1" draw:layer="layout" svg:width="0.154cm" svg:height="0.093cm" svg:x="13.577cm" svg:y="24.317cm" svg:viewBox="0 0 155 94" svg:d="M155 0h-31M139 0v94l16-16M30 0h-30M15 0v94l15-16">
          <text:p/>
        </draw:path>
        <draw:path draw:style-name="gr1" draw:text-style-name="P1" draw:layer="layout" svg:width="0.431cm" svg:height="0.092cm" svg:x="12.637cm" svg:y="24.268cm" svg:viewBox="0 0 432 93" svg:d="M432 0v93h-53l-16-7-8-16 8-16 16-8h53M379 46l-24-46M309 23l-7 15-16 8h-15l-16-8-7-15 7-15 16-8h15l16 8 7 15v23l-7 24-16 16-15 7M178 0l-7 8 7 7 8-7zM0 0h62l-54 54-8 16 8 16 15 7h23l16-7">
          <text:p/>
        </draw:path>
        <draw:path draw:style-name="gr3" draw:text-style-name="P2" draw:layer="layout" svg:width="0.074cm" svg:height="0.074cm" svg:x="13.709cm" svg:y="23.838cm" svg:viewBox="0 0 75 75" svg:d="M37 75c-20 0-37-17-37-38 0-20 17-37 37-37 21 0 38 17 38 37 0 21-17 38-38 38z">
          <text:p/>
        </draw:path>
        <draw:path draw:style-name="gr1" draw:text-style-name="P1" draw:layer="layout" svg:width="0.17cm" svg:height="0.093cm" svg:x="13.561cm" svg:y="23.701cm" svg:viewBox="0 0 171 94" svg:d="M171 0h-31M155 0v94l16-17M0 0h63l-55 54-8 16 8 16 15 8h24l16-8">
          <text:p/>
        </draw:path>
        <draw:path draw:style-name="gr1" draw:text-style-name="P1" draw:layer="layout" svg:width="0.431cm" svg:height="0.092cm" svg:x="12.637cm" svg:y="23.652cm" svg:viewBox="0 0 432 93" svg:d="M432 0v93h-53l-16-7-8-16 8-15 16-8h53M379 47l-24-47M309 8l-15-8h-23l-16 8-7 15v8l7 16 16 8h38v38h-61M178 0l-7 8 7 7 8-7zM0 0h62l-54 55-8 15 8 16 15 7h23l16-7">
          <text:p/>
        </draw:path>
        <draw:path draw:style-name="gr3" draw:text-style-name="P2" draw:layer="layout" svg:width="0.074cm" svg:height="0.074cm" svg:x="13.709cm" svg:y="23.222cm" svg:viewBox="0 0 75 75" svg:d="M37 75c-20 0-37-16-37-37s17-38 37-38c21 0 38 17 38 38s-17 37-38 37z">
          <text:p/>
        </draw:path>
        <draw:path draw:style-name="gr1" draw:text-style-name="P1" draw:layer="layout" svg:width="0.17cm" svg:height="0.093cm" svg:x="13.561cm" svg:y="23.085cm" svg:viewBox="0 0 171 94" svg:d="M171 0h-31M155 0v94l16-16M55 8l-16-8h-16l-15 8-8 15 8 16 15 7h16M23 46l-15 9-8 16 8 15 15 8h16l16-8">
          <text:p/>
        </draw:path>
        <draw:path draw:style-name="gr1" draw:text-style-name="P1" draw:layer="layout" svg:width="0.431cm" svg:height="0.092cm" svg:x="12.637cm" svg:y="23.036cm" svg:viewBox="0 0 432 93" svg:d="M432 0v93h-53l-16-7-8-16 8-15 16-8h53M379 47l-24-47M271 0v93l38-61h-61M178 0l-7 8 7 8 8-8zM0 0h62l-54 55-8 15 8 16 15 7h23l16-7">
          <text:p/>
        </draw:path>
        <draw:path draw:style-name="gr3" draw:text-style-name="P2" draw:layer="layout" svg:width="0.074cm" svg:height="0.074cm" svg:x="13.709cm" svg:y="22.606cm" svg:viewBox="0 0 75 75" svg:d="M37 75c-20 0-37-17-37-38 0-20 17-37 37-37 21 0 38 17 38 37 0 21-17 38-38 38z">
          <text:p/>
        </draw:path>
        <draw:path draw:style-name="gr1" draw:text-style-name="P1" draw:layer="layout" svg:width="0.17cm" svg:height="0.093cm" svg:x="13.561cm" svg:y="22.469cm" svg:viewBox="0 0 171 94" svg:d="M171 0h-31M155 0v94l16-16M23 0v94l40-62h-63">
          <text:p/>
        </draw:path>
        <draw:path draw:style-name="gr1" draw:text-style-name="P1" draw:layer="layout" svg:width="0.431cm" svg:height="0.092cm" svg:x="12.637cm" svg:y="22.42cm" svg:viewBox="0 0 432 93" svg:d="M432 0v93h-53l-16-7-8-17 8-15 16-8h53M379 46l-24-46M302 8l-16-8h-15l-16 8-7 15 7 16 16 7h15M271 46l-16 8-7 15 7 17 16 7h15l16-7M178 0l-7 8 7 7 8-7zM0 0h62l-54 54-8 15 8 17 15 7h23l16-7">
          <text:p/>
        </draw:path>
        <draw:path draw:style-name="gr3" draw:text-style-name="P2" draw:layer="layout" svg:width="0.074cm" svg:height="0.074cm" svg:x="13.709cm" svg:y="21.99cm" svg:viewBox="0 0 75 75" svg:d="M37 75c-20 0-37-16-37-37s17-38 37-38c21 0 38 17 38 38s-17 37-38 37z">
          <text:p/>
        </draw:path>
        <draw:path draw:style-name="gr1" draw:text-style-name="P1" draw:layer="layout" svg:width="0.17cm" svg:height="0.093cm" svg:x="13.561cm" svg:y="21.853cm" svg:viewBox="0 0 171 94" svg:d="M171 0h-31M155 0v94l16-17M63 8l-16-8h-24l-15 8-8 15v8l8 16 15 7h40v40h-63">
          <text:p/>
        </draw:path>
        <draw:path draw:style-name="gr1" draw:text-style-name="P1" draw:layer="layout" svg:width="0.431cm" svg:height="0.092cm" svg:x="12.637cm" svg:y="21.804cm" svg:viewBox="0 0 432 93" svg:d="M432 0v93h-53l-16-7-8-16 8-15 16-8h53M379 47l-24-47M248 0h61l-54 55-7 15 7 16 16 7h23l15-7M178 0l-7 8 7 7 8-7zM0 0h62l-54 55-8 15 8 16 15 7h23l16-7">
          <text:p/>
        </draw:path>
        <draw:path draw:style-name="gr3" draw:text-style-name="P2" draw:layer="layout" svg:width="0.074cm" svg:height="0.074cm" svg:x="13.709cm" svg:y="21.374cm" svg:viewBox="0 0 75 75" svg:d="M37 75c-20 0-37-16-37-38 0-20 17-37 37-37 21 0 38 17 38 37 0 22-17 38-38 38z">
          <text:p/>
        </draw:path>
        <draw:path draw:style-name="gr1" draw:text-style-name="P1" draw:layer="layout" svg:width="0.17cm" svg:height="0.093cm" svg:x="13.561cm" svg:y="21.237cm" svg:viewBox="0 0 171 94" svg:d="M171 0h-31M155 0v94l16-16M63 23l-8 16-16 8h-16l-15-8-8-16 8-15 15-8h16l16 8 8 15v24l-8 24-16 15-16 8">
          <text:p/>
        </draw:path>
        <draw:path draw:style-name="gr1" draw:text-style-name="P1" draw:layer="layout" svg:width="0.431cm" svg:height="0.093cm" svg:x="12.637cm" svg:y="21.188cm" svg:viewBox="0 0 432 94" svg:d="M432 0v94h-53l-16-8-8-16 8-15 16-8h53M379 47l-24-47M294 0h-31M278 0v94l16-16M178 0l-7 8 7 8 8-8zM0 0h62l-54 55-8 15 8 16 15 8h23l16-8">
          <text:p/>
        </draw:path>
        <draw:line draw:style-name="gr1" draw:text-style-name="P1" draw:layer="layout" svg:x1="11.282cm" svg:y1="21.411cm" svg:x2="11.898cm" svg:y2="21.411cm">
          <text:p/>
        </draw:line>
        <draw:line draw:style-name="gr1" draw:text-style-name="P1" draw:layer="layout" svg:x1="11.282cm" svg:y1="22.027cm" svg:x2="11.898cm" svg:y2="22.027cm">
          <text:p/>
        </draw:line>
        <draw:line draw:style-name="gr1" draw:text-style-name="P1" draw:layer="layout" svg:x1="11.282cm" svg:y1="22.643cm" svg:x2="11.898cm" svg:y2="22.643cm">
          <text:p/>
        </draw:line>
        <draw:line draw:style-name="gr1" draw:text-style-name="P1" draw:layer="layout" svg:x1="11.282cm" svg:y1="23.259cm" svg:x2="11.898cm" svg:y2="23.259cm">
          <text:p/>
        </draw:line>
        <draw:line draw:style-name="gr1" draw:text-style-name="P1" draw:layer="layout" svg:x1="11.282cm" svg:y1="23.875cm" svg:x2="11.898cm" svg:y2="23.875cm">
          <text:p/>
        </draw:line>
        <draw:line draw:style-name="gr1" draw:text-style-name="P1" draw:layer="layout" svg:x1="11.282cm" svg:y1="24.491cm" svg:x2="11.898cm" svg:y2="24.491cm">
          <text:p/>
        </draw:line>
        <draw:line draw:style-name="gr1" draw:text-style-name="P1" draw:layer="layout" svg:x1="11.282cm" svg:y1="25.107cm" svg:x2="11.898cm" svg:y2="25.107cm">
          <text:p/>
        </draw:line>
        <draw:line draw:style-name="gr1" draw:text-style-name="P1" draw:layer="layout" svg:x1="11.282cm" svg:y1="25.723cm" svg:x2="11.898cm" svg:y2="25.723cm">
          <text:p/>
        </draw:line>
        <draw:line draw:style-name="gr1" draw:text-style-name="P1" draw:layer="layout" svg:x1="13.746cm" svg:y1="25.723cm" svg:x2="13.13cm" svg:y2="25.723cm">
          <text:p/>
        </draw:line>
        <draw:line draw:style-name="gr1" draw:text-style-name="P1" draw:layer="layout" svg:x1="13.746cm" svg:y1="25.107cm" svg:x2="13.13cm" svg:y2="25.107cm">
          <text:p/>
        </draw:line>
        <draw:line draw:style-name="gr1" draw:text-style-name="P1" draw:layer="layout" svg:x1="13.746cm" svg:y1="24.491cm" svg:x2="13.13cm" svg:y2="24.491cm">
          <text:p/>
        </draw:line>
        <draw:line draw:style-name="gr1" draw:text-style-name="P1" draw:layer="layout" svg:x1="13.746cm" svg:y1="23.875cm" svg:x2="13.13cm" svg:y2="23.875cm">
          <text:p/>
        </draw:line>
        <draw:line draw:style-name="gr1" draw:text-style-name="P1" draw:layer="layout" svg:x1="13.746cm" svg:y1="23.259cm" svg:x2="13.13cm" svg:y2="23.259cm">
          <text:p/>
        </draw:line>
        <draw:line draw:style-name="gr1" draw:text-style-name="P1" draw:layer="layout" svg:x1="13.746cm" svg:y1="22.643cm" svg:x2="13.13cm" svg:y2="22.643cm">
          <text:p/>
        </draw:line>
        <draw:line draw:style-name="gr1" draw:text-style-name="P1" draw:layer="layout" svg:x1="13.746cm" svg:y1="22.027cm" svg:x2="13.13cm" svg:y2="22.027cm">
          <text:p/>
        </draw:line>
        <draw:line draw:style-name="gr1" draw:text-style-name="P1" draw:layer="layout" svg:x1="13.746cm" svg:y1="21.411cm" svg:x2="13.13cm" svg:y2="21.411cm">
          <text:p/>
        </draw:line>
        <draw:polygon draw:style-name="gr1" draw:text-style-name="P1" draw:layer="layout" svg:width="1.232cm" svg:height="4.928cm" svg:x="11.898cm" svg:y="21.103cm" svg:viewBox="0 0 1233 4929" draw:points="0,0 1233,0 1233,4929 0,4929">
          <text:p/>
        </draw:polygon>
        <draw:polyline draw:style-name="gr1" draw:text-style-name="P1" draw:layer="layout" svg:width="1.232cm" svg:height="0.247cm" svg:x="11.898cm" svg:y="21.288cm" svg:viewBox="0 0 1233 248" draw:points="1233,123 986,123 924,0 801,248 678,0 554,248 431,0 308,248 246,123 0,123">
          <text:p/>
        </draw:polyline>
        <draw:polyline draw:style-name="gr1" draw:text-style-name="P1" draw:layer="layout" svg:width="1.232cm" svg:height="0.247cm" svg:x="11.898cm" svg:y="21.904cm" svg:viewBox="0 0 1233 248" draw:points="1233,124 986,124 924,0 801,248 678,0 554,248 431,0 308,248 246,124 0,124">
          <text:p/>
        </draw:polyline>
        <draw:polyline draw:style-name="gr1" draw:text-style-name="P1" draw:layer="layout" svg:width="1.232cm" svg:height="0.247cm" svg:x="11.898cm" svg:y="22.52cm" svg:viewBox="0 0 1233 248" draw:points="1233,123 986,123 924,0 801,248 678,0 554,248 431,0 308,248 246,123 0,123">
          <text:p/>
        </draw:polyline>
        <draw:polyline draw:style-name="gr1" draw:text-style-name="P1" draw:layer="layout" svg:width="1.232cm" svg:height="0.246cm" svg:x="11.898cm" svg:y="23.136cm" svg:viewBox="0 0 1233 247" draw:points="1233,124 986,124 924,0 801,247 678,0 554,247 431,0 308,247 246,124 0,124">
          <text:p/>
        </draw:polyline>
        <draw:polyline draw:style-name="gr1" draw:text-style-name="P1" draw:layer="layout" svg:width="1.232cm" svg:height="0.246cm" svg:x="11.898cm" svg:y="23.752cm" svg:viewBox="0 0 1233 247" draw:points="1233,123 986,123 924,0 801,247 678,0 554,247 431,0 308,247 246,123 0,123">
          <text:p/>
        </draw:polyline>
        <draw:polyline draw:style-name="gr1" draw:text-style-name="P1" draw:layer="layout" svg:width="1.232cm" svg:height="0.246cm" svg:x="11.898cm" svg:y="24.368cm" svg:viewBox="0 0 1233 247" draw:points="1233,124 986,124 924,0 801,247 678,0 554,247 431,0 308,247 246,124 0,124">
          <text:p/>
        </draw:polyline>
        <draw:polyline draw:style-name="gr1" draw:text-style-name="P1" draw:layer="layout" svg:width="1.232cm" svg:height="0.246cm" svg:x="11.898cm" svg:y="24.984cm" svg:viewBox="0 0 1233 247" draw:points="1233,123 986,123 924,0 801,247 678,0 554,247 431,0 308,247 246,123 0,123">
          <text:p/>
        </draw:polyline>
        <draw:polyline draw:style-name="gr1" draw:text-style-name="P1" draw:layer="layout" svg:width="1.232cm" svg:height="0.246cm" svg:x="11.898cm" svg:y="25.6cm" svg:viewBox="0 0 1233 247" draw:points="1233,124 986,124 924,0 801,247 678,0 554,247 431,0 308,247 246,124 0,124">
          <text:p/>
        </draw:polyline>
        <draw:path draw:style-name="gr1" draw:text-style-name="P1" draw:layer="layout" svg:width="0.092cm" svg:height="2.156cm" svg:x="11.475cm" svg:y="22.335cm" svg:viewBox="0 0 93 2157" svg:d="M0 2157l93-8-47-30 47-31-93-8M93 2034h-63M54 2034l-16-8-8-15v-16l8-15M93 1880h-63M7 1880M30 1772v-31M15 1757h70l8-8v-8l-8-7M85 1603l8 8v15 15l-8 16-16 7h-23l-8-7-8-16v-15l8-15 8-8h8l7 8 8 15v15l-8 16-7 7M93 1541v-77M93 1418h-93v-54l7-15 16-8 15 8 8 15v54M93 1295h-93v-46l7-16 8-7 15-8h31l17 8 7 7 8 16zM93 1172v-77M93 1048h-93v-53l7-16 16-8 15 8 8 16v53M46 995l47-24M85 864l8 7v16 15l-8 16-16 7h-23l-8-7-8-16v-15l8-16 8-7h8l7 7 8 16v15l-8 16-7 7M85 802l8-15v-31l-8-16h-16l-8 16v31l-7 15h-16l-8-15v-31l8-16M93 648h-63M7 648M85 556l8-16v-31l-8-15h-16l-8 15v31l-7 16h-16l-8-16v-31l8-15M30 417v-31M15 402h70l8-8v-8l-8-7M69 309l16-7 8-17v-15l-8-16-16-7h-15l-16 7-8 16v15l8 17 16 7zM93 185h-63M54 185l-16-8-8-15v-15l8-16M85 62l8-15v-31l-8-16h-16l-8 16v31l-7 15h-16l-8-15v-31l8-16">
          <text:p/>
        </draw:path>
        <draw:path draw:style-name="gr1" draw:text-style-name="P1" draw:layer="layout" svg:width="0.093cm" svg:height="0.678cm" svg:x="11.622cm" svg:y="23.074cm" svg:viewBox="0 0 94 679" svg:d="M48 625l7-15 16-8 15 8 8 15v54h-94v-54l8-15 17-8 15 8 8 15v54M71 556l15-8 8-15v-16l-8-15-15-8h-16l-15 8-8 15v16l8 15 15 8zM32 433h39l15-8 8-15v-16l-8-15-15-8M32 371h62M94 309h-62M55 309l-15-7-8-16v-16l8-15M94 185h-62M55 185l-15-7-8-16v-15l8-16 15-7h39M86 62l8-15v-31l-8-16h-15l-8 16v31l-8 15h-15l-8-15v-31l8-16">
          <text:p/>
        </draw:path>
        <draw:path draw:style-name="gr1" draw:text-style-name="P1" draw:layer="layout" svg:width="0.093cm" svg:height="1.555cm" svg:x="11.77cm" svg:y="22.628cm" svg:viewBox="0 0 94 1556" svg:d="M94 1518h-94l63 38v-61M94 1417v-31M94 1401h-94l16 16M94 1293v-30M94 1278h-94l16 15M71 1186l-16-8-9-15v-16l9-15 16-8 15 8 8 15v16l-8 15-15 8h-25l-23-8-15-15-8-16M94 1062h-94v-53l8-16 15-8 16 8 7 16v53M46 1009l48-24M63 939v-61M94 801v-31M94 785h-94l16 16M63 693v-62M94 554v-31M94 539h-94l16 15M86 439l8-16v-15l-8-15-15-8h-48l-15 8-8 15v15l8 16 15 7h48l15-7-78-46M86 316l8-16v-15l-8-16-15-7-16 7-9 16v15M46 285l-7-16-16-7-15 7-8 16v15l8 16M0 200h94v-77M94 77h-94v-77M46 15v62">
          <text:p/>
        </draw:path>
        <draw:path draw:style-name="gr1" draw:text-style-name="P1" draw:layer="layout" svg:width="0.031cm" svg:height="0.093cm" svg:x="14.377cm" svg:y="4.36cm" svg:viewBox="0 0 32 94" svg:d="M32 0h-32M17 0v94l15-16">
          <text:p/>
        </draw:path>
        <draw:polyline draw:style-name="gr1" draw:text-style-name="P1" draw:layer="layout" svg:width="0.061cm" svg:height="0.093cm" svg:x="14.362cm" svg:y="4.976cm" svg:viewBox="0 0 62 94" draw:points="0,0 62,0 9,55 0,71 9,86 24,94 47,94 62,86">
          <text:p/>
        </draw:polyline>
        <draw:path draw:style-name="gr1" draw:text-style-name="P1" draw:layer="layout" svg:width="0.054cm" svg:height="0.093cm" svg:x="14.362cm" svg:y="5.592cm" svg:viewBox="0 0 55 94" svg:d="M55 8l-16-8h-16l-15 8-8 15 8 16 15 7h16M23 46l-15 8-8 17 8 15 15 8h16l16-8">
          <text:p/>
        </draw:path>
        <draw:polyline draw:style-name="gr1" draw:text-style-name="P1" draw:layer="layout" svg:width="0.061cm" svg:height="0.093cm" svg:x="14.362cm" svg:y="6.208cm" svg:viewBox="0 0 62 94" draw:points="24,0 24,94 62,32 0,32">
          <text:p/>
        </draw:polyline>
        <draw:polyline draw:style-name="gr1" draw:text-style-name="P1" draw:layer="layout" svg:width="0.061cm" svg:height="0.093cm" svg:x="14.362cm" svg:y="6.824cm" svg:viewBox="0 0 62 94" draw:points="62,8 47,0 24,0 9,8 0,23 0,32 9,47 24,55 62,55 62,94 0,94">
          <text:p/>
        </draw:polyline>
        <draw:polyline draw:style-name="gr1" draw:text-style-name="P1" draw:layer="layout" svg:width="0.061cm" svg:height="0.093cm" svg:x="14.362cm" svg:y="7.44cm" svg:viewBox="0 0 62 94" draw:points="62,23 55,39 39,46 24,46 9,39 0,23 9,8 24,0 39,0 55,8 62,23 62,46 55,70 39,86 24,94">
          <text:p/>
        </draw:polyline>
        <draw:polyline draw:style-name="gr1" draw:text-style-name="P1" draw:layer="layout" svg:width="0.061cm" svg:height="0.092cm" svg:x="14.362cm" svg:y="8.056cm" svg:viewBox="0 0 62 93" draw:points="62,0 0,93 62,93">
          <text:p/>
        </draw:polyline>
        <draw:polyline draw:style-name="gr1" draw:text-style-name="P1" draw:layer="layout" svg:width="0.061cm" svg:height="0.092cm" svg:x="14.362cm" svg:y="8.672cm" svg:viewBox="0 0 62 93" draw:points="39,47 24,47 9,55 0,70 9,86 24,93 39,93 55,86 62,70 55,55 39,47 55,40 62,24 55,8 39,0 24,0 9,8 0,24 9,40 24,47">
          <text:p/>
        </draw:polyline>
        <draw:polyline draw:style-name="gr1" draw:text-style-name="P1" draw:layer="layout" svg:width="0.062cm" svg:height="0.092cm" svg:x="16.456cm" svg:y="8.672cm" svg:viewBox="0 0 63 93" draw:points="39,0 23,8 8,24 0,47 0,70 8,86 23,93 39,93 55,86 63,70 55,55 39,47 23,47 8,55 0,70">
          <text:p/>
        </draw:polyline>
        <draw:path draw:style-name="gr1" draw:text-style-name="P1" draw:layer="layout" svg:width="0.169cm" svg:height="0.092cm" svg:x="16.333cm" svg:y="8.056cm" svg:viewBox="0 0 170 93" svg:d="M170 0h-31M155 0v93l15-16M54 8l-16-8h-15l-15 8-8 15v46l8 16 15 8h15l16-8 8-16v-46l-8-15-46 77">
          <text:p/>
        </draw:path>
        <draw:path draw:style-name="gr1" draw:text-style-name="P1" draw:layer="layout" svg:width="0.154cm" svg:height="0.093cm" svg:x="16.348cm" svg:y="7.44cm" svg:viewBox="0 0 155 94" svg:d="M155 0h-30M140 0v94l15-16M31 0h-31M16 0v94l15-16">
          <text:p/>
        </draw:path>
        <draw:path draw:style-name="gr1" draw:text-style-name="P1" draw:layer="layout" svg:width="0.169cm" svg:height="0.093cm" svg:x="16.333cm" svg:y="6.824cm" svg:viewBox="0 0 170 94" svg:d="M170 0h-31M155 0v94l15-16M0 0h62l-54 55-8 15 8 16 15 8h23l16-8">
          <text:p/>
        </draw:path>
        <draw:path draw:style-name="gr1" draw:text-style-name="P1" draw:layer="layout" svg:width="0.169cm" svg:height="0.093cm" svg:x="16.333cm" svg:y="6.208cm" svg:viewBox="0 0 170 94" svg:d="M170 0h-31M155 0v94l15-16M54 9l-16-9h-15l-15 9-8 15 8 16 15 7h15M23 47l-15 8-8 16 8 15 15 8h15l16-8">
          <text:p/>
        </draw:path>
        <draw:path draw:style-name="gr1" draw:text-style-name="P1" draw:layer="layout" svg:width="0.169cm" svg:height="0.093cm" svg:x="16.333cm" svg:y="5.592cm" svg:viewBox="0 0 170 94" svg:d="M170 0h-31M155 0v94l15-16M23 0v94l39-63h-62">
          <text:p/>
        </draw:path>
        <draw:path draw:style-name="gr1" draw:text-style-name="P1" draw:layer="layout" svg:width="0.169cm" svg:height="0.093cm" svg:x="16.333cm" svg:y="4.976cm" svg:viewBox="0 0 170 94" svg:d="M170 0h-31M155 0v94l15-16M62 8l-16-8h-23l-15 8-8 15v8l8 17 15 7h39v39h-62">
          <text:p/>
        </draw:path>
        <draw:path draw:style-name="gr3" draw:text-style-name="P2" draw:layer="layout" svg:width="0.074cm" svg:height="0.074cm" svg:x="16.481cm" svg:y="4.497cm" svg:viewBox="0 0 75 75" svg:d="M37 75c-21 0-37-17-37-38 0-20 16-37 37-37s38 17 38 37c0 21-17 38-38 38z">
          <text:p/>
        </draw:path>
        <draw:path draw:style-name="gr1" draw:text-style-name="P1" draw:layer="layout" svg:width="0.169cm" svg:height="0.093cm" svg:x="16.333cm" svg:y="4.36cm" svg:viewBox="0 0 170 94" svg:d="M170 0h-31M155 0v94l15-16M62 24l-8 16-16 8h-15l-15-8-8-16 8-16 15-8h15l16 8 8 16v24l-8 23-16 15-15 8">
          <text:p/>
        </draw:path>
        <draw:line draw:style-name="gr2" draw:text-style-name="P1" draw:layer="layout" svg:x1="14.3cm" svg:y1="4.534cm" svg:x2="14.916cm" svg:y2="4.534cm">
          <text:p/>
        </draw:line>
        <draw:line draw:style-name="gr2" draw:text-style-name="P1" draw:layer="layout" svg:x1="14.3cm" svg:y1="5.15cm" svg:x2="14.916cm" svg:y2="5.15cm">
          <text:p/>
        </draw:line>
        <draw:line draw:style-name="gr2" draw:text-style-name="P1" draw:layer="layout" svg:x1="14.3cm" svg:y1="5.766cm" svg:x2="14.916cm" svg:y2="5.766cm">
          <text:p/>
        </draw:line>
        <draw:line draw:style-name="gr2" draw:text-style-name="P1" draw:layer="layout" svg:x1="14.3cm" svg:y1="6.382cm" svg:x2="14.916cm" svg:y2="6.382cm">
          <text:p/>
        </draw:line>
        <draw:line draw:style-name="gr2" draw:text-style-name="P1" draw:layer="layout" svg:x1="14.3cm" svg:y1="6.998cm" svg:x2="14.916cm" svg:y2="6.998cm">
          <text:p/>
        </draw:line>
        <draw:line draw:style-name="gr2" draw:text-style-name="P1" draw:layer="layout" svg:x1="14.3cm" svg:y1="7.614cm" svg:x2="14.916cm" svg:y2="7.614cm">
          <text:p/>
        </draw:line>
        <draw:line draw:style-name="gr2" draw:text-style-name="P1" draw:layer="layout" svg:x1="14.3cm" svg:y1="8.23cm" svg:x2="14.916cm" svg:y2="8.23cm">
          <text:p/>
        </draw:line>
        <draw:line draw:style-name="gr2" draw:text-style-name="P1" draw:layer="layout" svg:x1="14.3cm" svg:y1="8.846cm" svg:x2="14.916cm" svg:y2="8.846cm">
          <text:p/>
        </draw:line>
        <draw:line draw:style-name="gr2" draw:text-style-name="P1" draw:layer="layout" svg:x1="16.518cm" svg:y1="8.846cm" svg:x2="15.902cm" svg:y2="8.846cm">
          <text:p/>
        </draw:line>
        <draw:line draw:style-name="gr2" draw:text-style-name="P1" draw:layer="layout" svg:x1="16.518cm" svg:y1="8.23cm" svg:x2="15.902cm" svg:y2="8.23cm">
          <text:p/>
        </draw:line>
        <draw:line draw:style-name="gr2" draw:text-style-name="P1" draw:layer="layout" svg:x1="16.518cm" svg:y1="7.614cm" svg:x2="15.902cm" svg:y2="7.614cm">
          <text:p/>
        </draw:line>
        <draw:line draw:style-name="gr2" draw:text-style-name="P1" draw:layer="layout" svg:x1="16.518cm" svg:y1="6.998cm" svg:x2="15.902cm" svg:y2="6.998cm">
          <text:p/>
        </draw:line>
        <draw:line draw:style-name="gr2" draw:text-style-name="P1" draw:layer="layout" svg:x1="16.518cm" svg:y1="6.382cm" svg:x2="15.902cm" svg:y2="6.382cm">
          <text:p/>
        </draw:line>
        <draw:line draw:style-name="gr2" draw:text-style-name="P1" draw:layer="layout" svg:x1="16.518cm" svg:y1="5.766cm" svg:x2="15.902cm" svg:y2="5.766cm">
          <text:p/>
        </draw:line>
        <draw:line draw:style-name="gr2" draw:text-style-name="P1" draw:layer="layout" svg:x1="16.518cm" svg:y1="5.15cm" svg:x2="15.902cm" svg:y2="5.15cm">
          <text:p/>
        </draw:line>
        <draw:line draw:style-name="gr2" draw:text-style-name="P1" draw:layer="layout" svg:x1="16.518cm" svg:y1="4.534cm" svg:x2="15.902cm" svg:y2="4.534cm">
          <text:p/>
        </draw:line>
        <draw:polygon draw:style-name="gr2" draw:text-style-name="P1" draw:layer="layout" svg:width="0.986cm" svg:height="4.928cm" svg:x="14.916cm" svg:y="4.103cm" svg:viewBox="0 0 987 4929" draw:points="0,0 987,0 987,4929 0,4929">
          <text:p/>
        </draw:polygon>
        <draw:path draw:style-name="gr1" draw:text-style-name="P1" draw:layer="layout" svg:width="0.115cm" svg:height="2.394cm" svg:x="15.232cm" svg:y="5.22cm" svg:viewBox="0 0 116 2395" svg:d="M93 2395h-93M47 2395v-23l-47-54M47 2372l46-54M86 2210l7 8v15 16l-7 15-16 8h-23l-8-8-7-15v-16l7-15 8-8h8l8 8 7 15v16l-7 15-8 8M32 2149l31-8 15-15v-16l-15-15-31-8M63 2095l30 8 16 7 7 16-7 15M70 2026l16-8 7-16v-15l-7-15-16-8h-15l-16 8-7 15v15l7 16 16 8M93 2026h-93M70 1902l16-7 7-16v-15l-7-16-16-7h-15l-16 7-7 16v15l7 16 16 7zM39 1779l-7-15v-23l7-16 16-7h23l8 7 7 16v15l-7 15-8 8h-8l-7-8-8-15v-15l8-16 7-7M78 1718h15M93 1656h-61M55 1656l-16-8-7-15v-16l7-15M55 1471l-16 8-7 15v16l7 15 16 8h15l16-8 7-15v-16l-7-15-16-8M93 1471h-93M93 1410v-77M93 1271v-31M93 1256h-93l16 15M93 1163v-77M78 963l8 8 7 15v23l-7 16-8 7-15 8h-31l-16-8-7-7-9-16v-23l9-15 7-8M70 917l16-8 7-15v-16l-7-15-16-8h-15l-16 8-7 15v16l7 15 16 8zM93 794h-61M55 794l-16-8-7-15v-17l7-15 16-8h38M93 669h-61M55 669l-16-7-7-16v-15l7-15 16-8h38M86 485l7 7v16 15l-7 16-16 7h-23l-8-7-7-16v-15l7-16 8-7h8l8 7 7 16v15l-7 16-8 7M39 362l-7 15v23l7 15 16 8h15l16-8 7-15v-23l-7-15M32 284v-30M16 269h70l7-8v-7l-7-8M70 177l16-8 7-15v-16l-7-15-16-8h-15l-16 8-7 15v16l7 15 16 8zM93 54h-61M55 54l-16-8-7-16v-15l7-15">
          <text:p/>
        </draw:path>
        <draw:path draw:style-name="gr1" draw:text-style-name="P1" draw:layer="layout" svg:width="0.092cm" svg:height="0.193cm" svg:x="15.38cm" svg:y="6.305cm" svg:viewBox="0 0 93 194" svg:d="M85 194l8-16v-15l-8-15-15-8-15 8-8 15v15M47 163l-8-15-16-8-16 8-7 15v15l7 16M93 77h-93l47-38-47-39h93">
          <text:p/>
        </draw:path>
        <draw:path draw:style-name="gr1" draw:text-style-name="P1" draw:layer="layout" svg:width="0.092cm" svg:height="1.432cm" svg:x="15.528cm" svg:y="5.689cm" svg:viewBox="0 0 93 1433" svg:d="M93 1433h-93l93-77h-93M85 1302l8-15v-15l-8-16-15-7-17 7-7 16v15M46 1272l-8-16-15-7-16 7-7 16v15l7 15M93 1148h-93l61 39v-62M85 1056l8-15v-16l-8-15-15-8h-47l-16 8-7 15v16l7 15 16 8h47l15-8-78-46M46 918v-16l-8-15-15-8-16 8-7 15v16l7 15 16 8 15-8 8-15 7 15 17 8 15-8 8-15v-16l-8-15-15-8-17 8-7 15M61 817v-61M70 693l-17-7-7-16v-15l7-16 17-7 15 7 8 16v15l-8 16-15 7h-24l-23-7-16-16-7-15M85 562l8-15v-15l-8-16-15-8-17 8-7 16v15M46 532l-8-16-15-8-16 8-7 16v15l7 15M85 439l8-15v-16l-8-15-15-8h-47l-16 8-7 15v16l7 15 16 8h47l15-8-78-46M93 262v62l-55-54-15-8-16 8-7 15v23l7 16M93 200h-93v-53l7-16 16-8 15 8 8 16v53M46 147l47-24M46 23l7-15 17-8 15 8 8 15v54h-93v-54l7-15 16-8 15 8 8 15v54">
          <text:p/>
        </draw:path>
        <draw:path draw:style-name="gr1" draw:text-style-name="P1" draw:layer="layout" svg:width="0.031cm" svg:height="0.092cm" svg:x="14.377cm" svg:y="10.027cm" svg:viewBox="0 0 32 93" svg:d="M32 0h-32M17 0v93l15-15">
          <text:p/>
        </draw:path>
        <draw:polyline draw:style-name="gr1" draw:text-style-name="P1" draw:layer="layout" svg:width="0.061cm" svg:height="0.092cm" svg:x="14.362cm" svg:y="10.643cm" svg:viewBox="0 0 62 93" draw:points="0,0 62,0 9,54 0,69 9,86 24,93 47,93 62,86">
          <text:p/>
        </draw:polyline>
        <draw:path draw:style-name="gr1" draw:text-style-name="P1" draw:layer="layout" svg:width="0.054cm" svg:height="0.092cm" svg:x="14.362cm" svg:y="11.259cm" svg:viewBox="0 0 55 93" svg:d="M55 8l-16-8h-16l-15 8-8 16 8 16 15 7h16M23 47l-15 8-8 15 8 16 15 7h16l16-7">
          <text:p/>
        </draw:path>
        <draw:polyline draw:style-name="gr1" draw:text-style-name="P1" draw:layer="layout" svg:width="0.061cm" svg:height="0.092cm" svg:x="14.362cm" svg:y="11.875cm" svg:viewBox="0 0 62 93" draw:points="24,0 24,93 62,31 0,31">
          <text:p/>
        </draw:polyline>
        <draw:polyline draw:style-name="gr1" draw:text-style-name="P1" draw:layer="layout" svg:width="0.061cm" svg:height="0.092cm" svg:x="14.362cm" svg:y="12.491cm" svg:viewBox="0 0 62 93" draw:points="62,8 47,0 24,0 9,8 0,23 0,31 9,46 24,54 62,54 62,93 0,93">
          <text:p/>
        </draw:polyline>
        <draw:polyline draw:style-name="gr1" draw:text-style-name="P1" draw:layer="layout" svg:width="0.061cm" svg:height="0.092cm" svg:x="14.362cm" svg:y="13.107cm" svg:viewBox="0 0 62 93" draw:points="62,24 55,39 39,47 24,47 9,39 0,24 9,9 24,0 39,0 55,9 62,24 62,47 55,70 39,86 24,93">
          <text:p/>
        </draw:polyline>
        <draw:polyline draw:style-name="gr1" draw:text-style-name="P1" draw:layer="layout" svg:width="0.061cm" svg:height="0.092cm" svg:x="14.362cm" svg:y="13.723cm" svg:viewBox="0 0 62 93" draw:points="62,0 0,93 62,93">
          <text:p/>
        </draw:polyline>
        <draw:polyline draw:style-name="gr1" draw:text-style-name="P1" draw:layer="layout" svg:width="0.061cm" svg:height="0.092cm" svg:x="14.362cm" svg:y="14.339cm" svg:viewBox="0 0 62 93" draw:points="39,46 24,46 9,54 0,70 9,85 24,93 39,93 55,85 62,70 55,54 39,46 55,38 62,23 55,7 39,0 24,0 9,7 0,23 9,38 24,46">
          <text:p/>
        </draw:polyline>
        <draw:polyline draw:style-name="gr1" draw:text-style-name="P1" draw:layer="layout" svg:width="0.062cm" svg:height="0.092cm" svg:x="16.456cm" svg:y="14.339cm" svg:viewBox="0 0 63 93" draw:points="39,0 23,7 8,23 0,46 0,70 8,85 23,93 39,93 55,85 63,70 55,54 39,46 23,46 8,54 0,70">
          <text:p/>
        </draw:polyline>
        <draw:path draw:style-name="gr1" draw:text-style-name="P1" draw:layer="layout" svg:width="0.169cm" svg:height="0.092cm" svg:x="16.333cm" svg:y="13.723cm" svg:viewBox="0 0 170 93" svg:d="M170 0h-31M155 0v93l15-15M54 8l-16-8h-15l-15 8-8 15v47l8 16 15 7h15l16-7 8-16v-47l-8-15-46 78">
          <text:p/>
        </draw:path>
        <draw:path draw:style-name="gr1" draw:text-style-name="P1" draw:layer="layout" svg:width="0.154cm" svg:height="0.092cm" svg:x="16.348cm" svg:y="13.107cm" svg:viewBox="0 0 155 93" svg:d="M155 0h-30M140 0v93l15-15M31 0h-31M16 0v93l15-15">
          <text:p/>
        </draw:path>
        <draw:path draw:style-name="gr1" draw:text-style-name="P1" draw:layer="layout" svg:width="0.169cm" svg:height="0.092cm" svg:x="16.333cm" svg:y="12.491cm" svg:viewBox="0 0 170 93" svg:d="M170 0h-31M155 0v93l15-15M0 0h62l-54 54-8 16 8 16 15 7h23l16-7">
          <text:p/>
        </draw:path>
        <draw:path draw:style-name="gr1" draw:text-style-name="P1" draw:layer="layout" svg:width="0.169cm" svg:height="0.092cm" svg:x="16.333cm" svg:y="11.875cm" svg:viewBox="0 0 170 93" svg:d="M170 0h-31M155 0v93l15-15M54 8l-16-8h-15l-15 8-8 15 8 15 15 9h15M23 47l-15 8-8 15 8 16 15 7h15l16-7">
          <text:p/>
        </draw:path>
        <draw:path draw:style-name="gr1" draw:text-style-name="P1" draw:layer="layout" svg:width="0.169cm" svg:height="0.092cm" svg:x="16.333cm" svg:y="11.259cm" svg:viewBox="0 0 170 93" svg:d="M170 0h-31M155 0v93l15-15M23 0v93l39-61h-62">
          <text:p/>
        </draw:path>
        <draw:path draw:style-name="gr1" draw:text-style-name="P1" draw:layer="layout" svg:width="0.169cm" svg:height="0.092cm" svg:x="16.333cm" svg:y="10.643cm" svg:viewBox="0 0 170 93" svg:d="M170 0h-31M155 0v93l15-15M62 8l-16-8h-23l-15 8-8 15v8l8 15 15 8h39v39h-62">
          <text:p/>
        </draw:path>
        <draw:path draw:style-name="gr3" draw:text-style-name="P2" draw:layer="layout" svg:width="0.074cm" svg:height="0.074cm" svg:x="16.481cm" svg:y="10.164cm" svg:viewBox="0 0 75 75" svg:d="M37 75c-21 0-37-16-37-37s16-38 37-38 38 17 38 38-17 37-38 37z">
          <text:p/>
        </draw:path>
        <draw:path draw:style-name="gr1" draw:text-style-name="P1" draw:layer="layout" svg:width="0.169cm" svg:height="0.092cm" svg:x="16.333cm" svg:y="10.027cm" svg:viewBox="0 0 170 93" svg:d="M170 0h-31M155 0v93l15-15M62 23l-8 16-16 7h-15l-15-7-8-16 8-15 15-8h15l16 8 8 15v23l-8 24-16 16-15 7">
          <text:p/>
        </draw:path>
        <draw:line draw:style-name="gr2" draw:text-style-name="P1" draw:layer="layout" svg:x1="14.3cm" svg:y1="10.201cm" svg:x2="14.916cm" svg:y2="10.201cm">
          <text:p/>
        </draw:line>
        <draw:line draw:style-name="gr2" draw:text-style-name="P1" draw:layer="layout" svg:x1="14.3cm" svg:y1="10.817cm" svg:x2="14.916cm" svg:y2="10.817cm">
          <text:p/>
        </draw:line>
        <draw:line draw:style-name="gr2" draw:text-style-name="P1" draw:layer="layout" svg:x1="14.3cm" svg:y1="11.433cm" svg:x2="14.916cm" svg:y2="11.433cm">
          <text:p/>
        </draw:line>
        <draw:line draw:style-name="gr2" draw:text-style-name="P1" draw:layer="layout" svg:x1="14.3cm" svg:y1="12.049cm" svg:x2="14.916cm" svg:y2="12.049cm">
          <text:p/>
        </draw:line>
        <draw:line draw:style-name="gr2" draw:text-style-name="P1" draw:layer="layout" svg:x1="14.3cm" svg:y1="12.665cm" svg:x2="14.916cm" svg:y2="12.665cm">
          <text:p/>
        </draw:line>
        <draw:line draw:style-name="gr2" draw:text-style-name="P1" draw:layer="layout" svg:x1="14.3cm" svg:y1="13.281cm" svg:x2="14.916cm" svg:y2="13.281cm">
          <text:p/>
        </draw:line>
        <draw:line draw:style-name="gr2" draw:text-style-name="P1" draw:layer="layout" svg:x1="14.3cm" svg:y1="13.897cm" svg:x2="14.916cm" svg:y2="13.897cm">
          <text:p/>
        </draw:line>
        <draw:line draw:style-name="gr2" draw:text-style-name="P1" draw:layer="layout" svg:x1="14.3cm" svg:y1="14.513cm" svg:x2="14.916cm" svg:y2="14.513cm">
          <text:p/>
        </draw:line>
        <draw:line draw:style-name="gr2" draw:text-style-name="P1" draw:layer="layout" svg:x1="16.518cm" svg:y1="14.513cm" svg:x2="15.902cm" svg:y2="14.513cm">
          <text:p/>
        </draw:line>
        <draw:line draw:style-name="gr2" draw:text-style-name="P1" draw:layer="layout" svg:x1="16.518cm" svg:y1="13.897cm" svg:x2="15.902cm" svg:y2="13.897cm">
          <text:p/>
        </draw:line>
        <draw:line draw:style-name="gr2" draw:text-style-name="P1" draw:layer="layout" svg:x1="16.518cm" svg:y1="13.281cm" svg:x2="15.902cm" svg:y2="13.281cm">
          <text:p/>
        </draw:line>
        <draw:line draw:style-name="gr2" draw:text-style-name="P1" draw:layer="layout" svg:x1="16.518cm" svg:y1="12.665cm" svg:x2="15.902cm" svg:y2="12.665cm">
          <text:p/>
        </draw:line>
        <draw:line draw:style-name="gr2" draw:text-style-name="P1" draw:layer="layout" svg:x1="16.518cm" svg:y1="12.049cm" svg:x2="15.902cm" svg:y2="12.049cm">
          <text:p/>
        </draw:line>
        <draw:line draw:style-name="gr2" draw:text-style-name="P1" draw:layer="layout" svg:x1="16.518cm" svg:y1="11.433cm" svg:x2="15.902cm" svg:y2="11.433cm">
          <text:p/>
        </draw:line>
        <draw:line draw:style-name="gr2" draw:text-style-name="P1" draw:layer="layout" svg:x1="16.518cm" svg:y1="10.817cm" svg:x2="15.902cm" svg:y2="10.817cm">
          <text:p/>
        </draw:line>
        <draw:line draw:style-name="gr2" draw:text-style-name="P1" draw:layer="layout" svg:x1="16.518cm" svg:y1="10.201cm" svg:x2="15.902cm" svg:y2="10.201cm">
          <text:p/>
        </draw:line>
        <draw:polygon draw:style-name="gr2" draw:text-style-name="P1" draw:layer="layout" svg:width="0.986cm" svg:height="4.928cm" svg:x="14.916cm" svg:y="9.77cm" svg:viewBox="0 0 987 4929" draw:points="0,0 987,0 987,4929 0,4929">
          <text:p/>
        </draw:polygon>
        <draw:path draw:style-name="gr1" draw:text-style-name="P1" draw:layer="layout" svg:width="0.115cm" svg:height="2.394cm" svg:x="15.232cm" svg:y="10.825cm" svg:viewBox="0 0 116 2395" svg:d="M93 2395h-93M47 2395v-23l-47-55M47 2372l46-55M86 2209l7 8v16 15l-7 15-16 8h-23l-8-8-7-15v-15l7-16 8-8h8l8 8 7 16v15l-7 15-8 8M32 2148l31-8 15-15v-16l-15-15-31-8M63 2094l30 8 16 7 7 16-7 15M70 2025l16-8 7-15v-16l-7-15-16-8h-15l-16 8-7 15v16l7 15 16 8M93 2025h-93M70 1902l16-8 7-16v-15l-7-15-16-8h-15l-16 8-7 15v15l7 16 16 8zM39 1778l-7-15v-23l7-16 16-7h23l8 7 7 16v15l-7 16-8 7h-8l-7-7-8-16v-15l8-16 7-7M78 1717h15M93 1655h-61M55 1655l-16-8-7-15v-15l7-16M55 1470l-16 8-7 15v16l7 15 16 8h15l16-8 7-15v-16l-7-15-16-8M93 1470h-93M93 1409v-77M93 1224v62l-54-54-15-8-15 8-9 15v23l9 16M93 1162v-77M78 962l8 8 7 15v23l-7 16-8 7-15 8h-31l-16-8-7-7-9-16v-23l9-15 7-8M70 916l16-8 7-15v-16l-7-15-16-8h-15l-16 8-7 15v16l7 15 16 8zM93 793h-61M55 793l-16-8-7-15v-16l7-15 16-8h38M93 670h-61M55 670l-16-8-7-15v-16l7-15 16-8h38M86 485l7 8v15 15l-7 16-16 7h-23l-8-7-7-16v-15l7-15 8-8h8l8 8 7 15v15l-7 16-8 7M39 362l-7 15v23l7 16 16 7h15l16-7 7-16v-23l-7-15M32 285v-31M16 269h70l7-7v-8l-7-8M70 177l16-8 7-15v-16l-7-15-16-8h-15l-16 8-7 15v16l7 15 16 8zM93 54h-61M55 54l-16-8-7-15v-16l7-15">
          <text:p/>
        </draw:path>
        <draw:path draw:style-name="gr1" draw:text-style-name="P1" draw:layer="layout" svg:width="0.092cm" svg:height="0.193cm" svg:x="15.38cm" svg:y="11.91cm" svg:viewBox="0 0 93 194" svg:d="M85 194l8-16v-15l-8-15-15-8-15 8-8 15v15M47 163l-8-15-16-8-16 8-7 15v15l7 16M93 77h-93l47-38-47-39h93">
          <text:p/>
        </draw:path>
        <draw:path draw:style-name="gr1" draw:text-style-name="P1" draw:layer="layout" svg:width="0.092cm" svg:height="1.433cm" svg:x="15.528cm" svg:y="11.294cm" svg:viewBox="0 0 93 1434" svg:d="M93 1434h-93l93-77h-93M85 1303l8-16v-15l-8-16-15-7-17 7-7 16v15M46 1272l-8-16-15-7-16 7-7 16v15l7 16M93 1149h-93l61 38v-61M85 1056l8-15v-16l-8-15-15-8h-47l-16 8-7 15v16l7 15 16 8h47l15-8-78-46M46 918v-16l-8-15-15-8-16 8-7 15v16l7 15 16 8 15-8 8-15 7 15 17 8 15-8 8-15v-16l-8-15-15-8-17 8-7 15M61 817v-62M70 693l-17-7-7-16v-15l7-16 17-7 15 7 8 16v15l-8 16-15 7h-24l-23-7-16-16-7-15M85 562l8-15v-15l-8-16-15-7-17 7-7 16v15M46 532l-8-16-15-7-16 7-7 16v15l7 15M85 439l8-15v-16l-8-15-15-8h-47l-16 8-7 15v16l7 15 16 8h47l15-8-78-46M93 262v62l-55-54-15-8-16 8-7 15v23l7 16M93 201h-93v-54l7-16 16-7 15 7 8 16v54M46 147l47-23M46 24l7-16 17-8 15 8 8 16v53h-93v-53l7-16 16-8 15 8 8 16v53">
          <text:p/>
        </draw:path>
        <draw:path draw:style-name="gr1" draw:text-style-name="P1" draw:layer="layout" svg:width="0.031cm" svg:height="0.092cm" svg:x="14.377cm" svg:y="15.694cm" svg:viewBox="0 0 32 93" svg:d="M32 0h-32M17 0v93l15-16">
          <text:p/>
        </draw:path>
        <draw:polyline draw:style-name="gr1" draw:text-style-name="P1" draw:layer="layout" svg:width="0.061cm" svg:height="0.092cm" svg:x="14.362cm" svg:y="16.31cm" svg:viewBox="0 0 62 93" draw:points="0,0 62,0 9,55 0,70 9,85 24,93 47,93 62,85">
          <text:p/>
        </draw:polyline>
        <draw:path draw:style-name="gr1" draw:text-style-name="P1" draw:layer="layout" svg:width="0.054cm" svg:height="0.092cm" svg:x="14.362cm" svg:y="16.926cm" svg:viewBox="0 0 55 93" svg:d="M55 7l-16-7h-16l-15 7-8 16 8 15 15 8h16M23 46l-15 9-8 15 8 15 15 8h16l16-8">
          <text:p/>
        </draw:path>
        <draw:polyline draw:style-name="gr1" draw:text-style-name="P1" draw:layer="layout" svg:width="0.061cm" svg:height="0.092cm" svg:x="14.362cm" svg:y="17.542cm" svg:viewBox="0 0 62 93" draw:points="24,0 24,93 62,30 0,30">
          <text:p/>
        </draw:polyline>
        <draw:polyline draw:style-name="gr1" draw:text-style-name="P1" draw:layer="layout" svg:width="0.061cm" svg:height="0.092cm" svg:x="14.362cm" svg:y="18.158cm" svg:viewBox="0 0 62 93" draw:points="62,7 47,0 24,0 9,7 0,24 0,31 9,47 24,55 62,55 62,93 0,93">
          <text:p/>
        </draw:polyline>
        <draw:polyline draw:style-name="gr1" draw:text-style-name="P1" draw:layer="layout" svg:width="0.061cm" svg:height="0.092cm" svg:x="14.362cm" svg:y="18.774cm" svg:viewBox="0 0 62 93" draw:points="62,23 55,38 39,47 24,47 9,38 0,23 9,7 24,0 39,0 55,7 62,23 62,47 55,70 39,85 24,93">
          <text:p/>
        </draw:polyline>
        <draw:polyline draw:style-name="gr1" draw:text-style-name="P1" draw:layer="layout" svg:width="0.061cm" svg:height="0.092cm" svg:x="14.362cm" svg:y="19.39cm" svg:viewBox="0 0 62 93" draw:points="62,0 0,93 62,93">
          <text:p/>
        </draw:polyline>
        <draw:polyline draw:style-name="gr1" draw:text-style-name="P1" draw:layer="layout" svg:width="0.061cm" svg:height="0.093cm" svg:x="14.362cm" svg:y="20.005cm" svg:viewBox="0 0 62 94" draw:points="39,48 24,48 9,55 0,71 9,86 24,94 39,94 55,86 62,71 55,55 39,48 55,40 62,25 55,9 39,0 24,0 9,9 0,25 9,40 24,48">
          <text:p/>
        </draw:polyline>
        <draw:polyline draw:style-name="gr1" draw:text-style-name="P1" draw:layer="layout" svg:width="0.062cm" svg:height="0.093cm" svg:x="16.456cm" svg:y="20.005cm" svg:viewBox="0 0 63 94" draw:points="39,0 23,9 8,25 0,48 0,71 8,86 23,94 39,94 55,86 63,71 55,55 39,48 23,48 8,55 0,71">
          <text:p/>
        </draw:polyline>
        <draw:path draw:style-name="gr1" draw:text-style-name="P1" draw:layer="layout" svg:width="0.169cm" svg:height="0.092cm" svg:x="16.333cm" svg:y="19.39cm" svg:viewBox="0 0 170 93" svg:d="M170 0h-31M155 0v93l15-15M54 7l-16-7h-15l-15 7-8 16v47l8 15 15 8h15l16-8 8-15v-47l-8-16-46 78">
          <text:p/>
        </draw:path>
        <draw:path draw:style-name="gr1" draw:text-style-name="P1" draw:layer="layout" svg:width="0.154cm" svg:height="0.092cm" svg:x="16.348cm" svg:y="18.774cm" svg:viewBox="0 0 155 93" svg:d="M155 0h-30M140 0v93l15-15M31 0h-31M16 0v93l15-15">
          <text:p/>
        </draw:path>
        <draw:path draw:style-name="gr1" draw:text-style-name="P1" draw:layer="layout" svg:width="0.169cm" svg:height="0.092cm" svg:x="16.333cm" svg:y="18.158cm" svg:viewBox="0 0 170 93" svg:d="M170 0h-31M155 0v93l15-15M0 0h62l-54 55-8 15 8 15 15 8h23l16-8">
          <text:p/>
        </draw:path>
        <draw:path draw:style-name="gr1" draw:text-style-name="P1" draw:layer="layout" svg:width="0.169cm" svg:height="0.092cm" svg:x="16.333cm" svg:y="17.542cm" svg:viewBox="0 0 170 93" svg:d="M170 0h-31M155 0v93l15-15M54 7l-16-7h-15l-15 7-8 16 8 15 15 8h15M23 46l-15 8-8 15 8 16 15 8h15l16-8">
          <text:p/>
        </draw:path>
        <draw:path draw:style-name="gr1" draw:text-style-name="P1" draw:layer="layout" svg:width="0.169cm" svg:height="0.092cm" svg:x="16.333cm" svg:y="16.926cm" svg:viewBox="0 0 170 93" svg:d="M170 0h-31M155 0v93l15-15M23 0v93l39-62h-62">
          <text:p/>
        </draw:path>
        <draw:path draw:style-name="gr1" draw:text-style-name="P1" draw:layer="layout" svg:width="0.169cm" svg:height="0.092cm" svg:x="16.333cm" svg:y="16.31cm" svg:viewBox="0 0 170 93" svg:d="M170 0h-31M155 0v93l15-15M62 8l-16-8h-23l-15 8-8 16v8l8 15 15 8h39v38h-62">
          <text:p/>
        </draw:path>
        <draw:path draw:style-name="gr1" draw:text-style-name="P1" draw:layer="layout" svg:width="0.169cm" svg:height="0.092cm" svg:x="16.333cm" svg:y="15.694cm" svg:viewBox="0 0 170 93" svg:d="M170 0h-31M155 0v93l15-16M62 23l-8 15-16 8h-15l-15-8-8-15 8-15 15-8h15l16 8 8 15v23l-8 23-16 17-15 7">
          <text:p/>
        </draw:path>
        <draw:line draw:style-name="gr2" draw:text-style-name="P1" draw:layer="layout" svg:x1="14.3cm" svg:y1="15.868cm" svg:x2="14.916cm" svg:y2="15.868cm">
          <text:p/>
        </draw:line>
        <draw:line draw:style-name="gr2" draw:text-style-name="P1" draw:layer="layout" svg:x1="14.3cm" svg:y1="16.484cm" svg:x2="14.916cm" svg:y2="16.484cm">
          <text:p/>
        </draw:line>
        <draw:line draw:style-name="gr2" draw:text-style-name="P1" draw:layer="layout" svg:x1="14.3cm" svg:y1="17.1cm" svg:x2="14.916cm" svg:y2="17.1cm">
          <text:p/>
        </draw:line>
        <draw:line draw:style-name="gr2" draw:text-style-name="P1" draw:layer="layout" svg:x1="14.3cm" svg:y1="17.716cm" svg:x2="14.916cm" svg:y2="17.716cm">
          <text:p/>
        </draw:line>
        <draw:line draw:style-name="gr2" draw:text-style-name="P1" draw:layer="layout" svg:x1="14.3cm" svg:y1="18.332cm" svg:x2="14.916cm" svg:y2="18.332cm">
          <text:p/>
        </draw:line>
        <draw:line draw:style-name="gr2" draw:text-style-name="P1" draw:layer="layout" svg:x1="14.3cm" svg:y1="18.948cm" svg:x2="14.916cm" svg:y2="18.948cm">
          <text:p/>
        </draw:line>
        <draw:line draw:style-name="gr2" draw:text-style-name="P1" draw:layer="layout" svg:x1="14.3cm" svg:y1="19.564cm" svg:x2="14.916cm" svg:y2="19.564cm">
          <text:p/>
        </draw:line>
        <draw:line draw:style-name="gr2" draw:text-style-name="P1" draw:layer="layout" svg:x1="14.3cm" svg:y1="20.18cm" svg:x2="14.916cm" svg:y2="20.18cm">
          <text:p/>
        </draw:line>
        <draw:line draw:style-name="gr2" draw:text-style-name="P1" draw:layer="layout" svg:x1="16.518cm" svg:y1="20.18cm" svg:x2="15.902cm" svg:y2="20.18cm">
          <text:p/>
        </draw:line>
        <draw:line draw:style-name="gr2" draw:text-style-name="P1" draw:layer="layout" svg:x1="16.518cm" svg:y1="19.564cm" svg:x2="15.902cm" svg:y2="19.564cm">
          <text:p/>
        </draw:line>
        <draw:line draw:style-name="gr2" draw:text-style-name="P1" draw:layer="layout" svg:x1="16.518cm" svg:y1="18.948cm" svg:x2="15.902cm" svg:y2="18.948cm">
          <text:p/>
        </draw:line>
        <draw:line draw:style-name="gr2" draw:text-style-name="P1" draw:layer="layout" svg:x1="16.518cm" svg:y1="18.332cm" svg:x2="15.902cm" svg:y2="18.332cm">
          <text:p/>
        </draw:line>
        <draw:line draw:style-name="gr2" draw:text-style-name="P1" draw:layer="layout" svg:x1="16.518cm" svg:y1="17.716cm" svg:x2="15.902cm" svg:y2="17.716cm">
          <text:p/>
        </draw:line>
        <draw:line draw:style-name="gr2" draw:text-style-name="P1" draw:layer="layout" svg:x1="16.518cm" svg:y1="17.1cm" svg:x2="15.902cm" svg:y2="17.1cm">
          <text:p/>
        </draw:line>
        <draw:line draw:style-name="gr2" draw:text-style-name="P1" draw:layer="layout" svg:x1="16.518cm" svg:y1="16.484cm" svg:x2="15.902cm" svg:y2="16.484cm">
          <text:p/>
        </draw:line>
        <draw:line draw:style-name="gr2" draw:text-style-name="P1" draw:layer="layout" svg:x1="16.518cm" svg:y1="15.868cm" svg:x2="15.902cm" svg:y2="15.868cm">
          <text:p/>
        </draw:line>
        <draw:polygon draw:style-name="gr2" draw:text-style-name="P1" draw:layer="layout" svg:width="0.986cm" svg:height="4.927cm" svg:x="14.916cm" svg:y="15.437cm" svg:viewBox="0 0 987 4928" draw:points="0,0 987,0 987,4928 0,4928">
          <text:p/>
        </draw:polygon>
        <draw:path draw:style-name="gr1" draw:text-style-name="P1" draw:layer="layout" svg:width="0.092cm" svg:height="2.395cm" svg:x="15.232cm" svg:y="16.553cm" svg:viewBox="0 0 93 2396" svg:d="M93 2396h-93v-54l8-16 15-7 15 7 8 16v54M85 2211l8 8v15 15l-8 16-16 7h-23l-8-7-7-16v-15l7-15 8-8h8l8 8 7 15v15l-7 16-8 7M54 2088l-16 7-7 16v15l7 16 16 7h15l16-7 8-16v-15l-8-16-16-7M93 2088h-93M38 2026l-7-15v-23l7-16 16-8h23l8 8 8 16v15l-8 15-8 8h-8l-7-8-8-15v-15l8-16 7-8M77 1964h16M93 1864v8h-93M69 1780l16-8 8-15v-16l-8-15-16-8h-15l-16 8-7 15v16l7 15 16 8M93 1780h-93M69 1656l16-7 8-16v-15l-8-15-16-8h-15l-16 8-7 15v15l7 16 16 7zM38 1533l-7-15v-23l7-16 16-7h23l8 7 8 16v15l-8 16-8 7h-8l-7-7-8-16v-15l8-16 7-7M77 1472h16M93 1410h-62M54 1410l-16-9-7-15v-15l7-16M54 1224l-16 8-7 15v16l7 15 16 8h15l16-8 8-15v-16l-8-15-16-8M93 1224h-93M93 1163v-77M77 963l8 7 8 16v23l-8 15-8 8-15 8h-31l-16-8-7-8-8-15v-23l8-16 7-7M69 916l16-7 8-16v-15l-8-16-16-7h-15l-16 7-7 16v15l7 16 16 7zM93 793h-62M54 793l-16-8-7-15v-15l7-16 16-7h39M93 670h-62M54 670l-16-8-7-15v-16l7-15 16-8h39M85 485l8 8v15 16l-8 15-16 8h-23l-8-8-7-15v-16l7-15 8-8h8l8 8 7 15v16l-7 15-8 8M38 362l-7 15v23l7 16 16 8h15l16-8 8-16v-23l-8-15M31 285v-31M15 270h70l8-8v-8l-8-8M69 177l16-8 8-15v-15l-8-16-16-7h-15l-16 7-7 16v15l7 15 16 8zM93 54h-62M54 54l-16-8-7-15v-16l7-15">
          <text:p/>
        </draw:path>
        <draw:path draw:style-name="gr1" draw:text-style-name="P1" draw:layer="layout" svg:width="0.092cm" svg:height="0.192cm" svg:x="15.38cm" svg:y="17.639cm" svg:viewBox="0 0 93 193" svg:d="M85 193l8-15v-16l-8-15-15-8-15 8-8 15v16M47 162l-8-15-16-8-16 8-7 15v16l7 15M93 77h-93l47-39-47-38h93">
          <text:p/>
        </draw:path>
        <draw:path draw:style-name="gr1" draw:text-style-name="P1" draw:layer="layout" svg:width="0.092cm" svg:height="1.432cm" svg:x="15.528cm" svg:y="17.023cm" svg:viewBox="0 0 93 1433" svg:d="M93 1433h-93l93-77h-93M85 1302l8-15v-16l-8-15-15-8-17 8-7 15v16M46 1271l-8-15-15-8-16 8-7 15v16l7 15M93 1148h-93l61 38v-61M85 1056l8-16v-15l-8-16-15-7h-47l-16 7-7 16v15l7 16 16 7h47l15-7-78-47M46 917v-15l-8-16-15-7-16 7-7 16v15l7 15 16 8 15-8 8-15 7 15 17 8 15-8 8-15v-15l-8-16-15-7-17 7-7 16M61 816v-62M70 693l-17-8-7-15v-16l7-15 17-8 15 8 8 15v16l-8 15-15 8h-24l-23-8-16-15-7-16M85 562l8-16v-15l-8-15-15-8-17 8-7 15v15M46 531l-8-15-15-8-16 8-7 15v15l7 16M85 439l8-16v-15l-8-16-15-7h-47l-16 7-7 16v15l7 16 16 7h47l15-7-78-47M93 262v61l-55-54-15-7-16 7-7 16v23l7 15M93 200h-93v-54l7-15 16-8 15 8 8 15v54M46 146l47-23M46 23l7-16 17-7 15 7 8 16v54h-93v-54l7-16 16-7 15 7 8 16v54">
          <text:p/>
        </draw:path>
        <draw:path draw:style-name="gr4" draw:text-style-name="P1" draw:layer="layout" svg:width="0.104cm" svg:height="0.105cm" svg:x="2.73cm" svg:y="0.971cm" svg:viewBox="0 0 105 106" svg:d="M105 0l-105 106M0 0l105 106">
          <text:p/>
        </draw:path>
        <draw:path draw:style-name="gr1" draw:text-style-name="P1" draw:layer="layout" svg:width="0.031cm" svg:height="0.093cm" svg:x="2.736cm" svg:y="0.849cm" svg:viewBox="0 0 32 94" svg:d="M32 0h-32M16 0v94l16-16">
          <text:p/>
        </draw:path>
        <draw:polyline draw:style-name="gr1" draw:text-style-name="P1" draw:layer="layout" svg:width="0.062cm" svg:height="0.093cm" svg:x="2.72cm" svg:y="1.465cm" svg:viewBox="0 0 63 94" draw:points="0,0 63,0 8,55 0,71 8,86 24,94 47,94 63,86">
          <text:p/>
        </draw:polyline>
        <draw:path draw:style-name="gr4" draw:text-style-name="P1" draw:layer="layout" svg:width="0.104cm" svg:height="0.105cm" svg:x="2.73cm" svg:y="2.203cm" svg:viewBox="0 0 105 106" svg:d="M105 0l-105 106M0 0l105 106">
          <text:p/>
        </draw:path>
        <draw:path draw:style-name="gr1" draw:text-style-name="P1" draw:layer="layout" svg:width="0.054cm" svg:height="0.093cm" svg:x="2.72cm" svg:y="2.081cm" svg:viewBox="0 0 55 94" svg:d="M55 8l-15-8h-15l-17 8-8 15 8 16 17 8h15M25 47l-17 7-8 16 8 16 17 8h15l15-8">
          <text:p/>
        </draw:path>
        <draw:polyline draw:style-name="gr1" draw:text-style-name="P1" draw:layer="layout" svg:width="0.062cm" svg:height="0.093cm" svg:x="2.72cm" svg:y="2.697cm" svg:viewBox="0 0 63 94" draw:points="24,0 24,94 63,32 0,32">
          <text:p/>
        </draw:polyline>
        <draw:polyline draw:style-name="gr1" draw:text-style-name="P1" draw:layer="layout" svg:width="0.062cm" svg:height="0.093cm" svg:x="2.72cm" svg:y="3.313cm" svg:viewBox="0 0 63 94" draw:points="63,8 47,0 24,0 8,8 0,23 0,31 8,47 24,55 63,55 63,94 0,94">
          <text:p/>
        </draw:polyline>
        <draw:line draw:style-name="gr1" draw:text-style-name="P1" draw:layer="layout" svg:x1="2.782cm" svg:y1="1.023cm" svg:x2="2.166cm" svg:y2="1.023cm">
          <text:p/>
        </draw:line>
        <draw:line draw:style-name="gr1" draw:text-style-name="P1" draw:layer="layout" svg:x1="2.782cm" svg:y1="1.639cm" svg:x2="2.166cm" svg:y2="1.639cm">
          <text:p/>
        </draw:line>
        <draw:line draw:style-name="gr1" draw:text-style-name="P1" draw:layer="layout" svg:x1="2.782cm" svg:y1="2.255cm" svg:x2="2.166cm" svg:y2="2.255cm">
          <text:p/>
        </draw:line>
        <draw:line draw:style-name="gr1" draw:text-style-name="P1" draw:layer="layout" svg:x1="2.782cm" svg:y1="2.871cm" svg:x2="2.166cm" svg:y2="2.871cm">
          <text:p/>
        </draw:line>
        <draw:line draw:style-name="gr1" draw:text-style-name="P1" draw:layer="layout" svg:x1="2.782cm" svg:y1="3.487cm" svg:x2="2.166cm" svg:y2="3.487cm">
          <text:p/>
        </draw:line>
        <draw:polygon draw:style-name="gr1" draw:text-style-name="P1" draw:layer="layout" svg:width="0.616cm" svg:height="3.08cm" svg:x="1.55cm" svg:y="0.715cm" svg:viewBox="0 0 617 3081" draw:points="617,0 0,0 0,3081 617,3081">
          <text:p/>
        </draw:polygon>
        <draw:path draw:style-name="gr1" draw:text-style-name="P1" draw:layer="layout" svg:width="0.092cm" svg:height="1.047cm" svg:x="1.681cm" svg:y="1.701cm" svg:viewBox="0 0 93 1048" svg:d="M93 1048h-93l47-38-47-39h93M93 901v-31M93 885h-93M0 901v-31M93 801h-93v-46l8-16 7-8 17-7h31l15 7 8 8 7 16zM93 654v-30M93 639h-93M0 654v-30M93 554v-77M78 431l8-8 7-15-7-15-8-8h-78v-15M0 385v31M40 308l-8-15v-24l8-15 15-8h23l8 8 7 15v16l-7 15-8 8h-8l-7-8-8-15v-16l8-15 7-8M78 246h15M40 123l-8 16v23l8 15 15 8h15l16-8 7-15v-23l-7-16M93 62h-93M63 62v-23l-31-39M63 39l30-39">
          <text:p/>
        </draw:path>
        <draw:path draw:style-name="gr1" draw:text-style-name="P1" draw:layer="layout" svg:width="0.092cm" svg:height="0.801cm" svg:x="1.829cm" svg:y="1.824cm" svg:viewBox="0 0 93 802" svg:d="M78 725l8 8 7 15v23l-7 16-8 7-16 8h-31l-16-8-7-7-8-16v-23l8-15 7-8M0 679h70l16-8 7-15v-31l-7-16-16-7h-70M93 532v-30M93 517h-93M0 532v-30M93 286v-31M93 271h-93M0 286v-31M93 186h-62M54 186l-16-8-7-16v-16l7-15 16-8h39M38 0l-7 16v23l7 15 16 8h16l16-8 7-15v-23l-7-16">
          <text:p/>
        </draw:path>
        <draw:path draw:style-name="gr1" draw:text-style-name="P1" draw:layer="layout" svg:width="0.092cm" svg:height="0.801cm" svg:x="1.977cm" svg:y="1.824cm" svg:viewBox="0 0 93 802" svg:d="M70 802l15-8 8-15v-31l-8-15-15-8-15 8-8 15v31l-8 15-15 8-16-8-8-15v-31l8-15 16-8M93 679h-93v-46l8-16 8-8 15-7h31l16 7 7 8 8 16zM70 556l15-8 8-16v-30l-8-16-15-7-15 7-8 16v30l-8 16-15 8-16-8-8-16v-30l8-16 16-7M62 432v-61M85 309l8-15v-23l-8-16-15-7h-8l-15 7-8 16v38h-39v-61M85 178l8-16v-16l-8-15-15-8h-46l-16 8-8 15v16l8 16 16 8h46l15-8-77-47M78 62l7-8 8-15-8-16-7-7h-78v-16M0 16v30">
          <text:p/>
        </draw:path>
        <draw:polyline draw:style-name="gr1" draw:text-style-name="P1" draw:layer="layout" svg:width="1.232cm" svg:height="0.246cm" svg:x="2.782cm" svg:y="3.364cm" svg:viewBox="0 0 1233 247" draw:points="1233,123 987,123 925,0 802,247 679,0 555,247 432,0 309,247 246,123 0,123">
          <text:p/>
        </draw:polyline>
        <draw:path draw:style-name="gr1" draw:text-style-name="P1" draw:layer="layout" svg:width="0.94cm" svg:height="0.093cm" svg:x="3.259cm" svg:y="3.695cm" svg:viewBox="0 0 941 94" svg:d="M941 0v94l-39-47-38 47v-94M794 0h-30M779 0v94M794 94h-30M694 0v94h-46l-15-8-8-8-8-15v-31l8-16 8-8 15-8zM548 0h-31M533 0v94M548 94h-31M448 0h-77M325 8l-16-8h-23l-15 8-8 15v9l8 15 15 8h39v39h-62M202 0h-77M78 0v94h-54l-16-8-8-16 8-15 16-8h54M24 47l-24-47">
          <text:p/>
        </draw:path>
        <draw:path draw:style-name="gr1" draw:text-style-name="P1" draw:layer="layout" svg:width="0.801cm" svg:height="0.092cm" svg:x="3.275cm" svg:y="3.88cm" svg:viewBox="0 0 802 93" svg:d="M740 0h62l-54 55-8 15 8 16 15 7h23l16-7M617 0h61l-54 55-7 15 7 16 16 7h23l15-7M547 8l-15-8h-15l-16 8-7 15v47l7 16 16 7h15l15-7 8-16v-47l-8-15-46 78M308 32v31l-8 15-8 8-15 7h-15l-16-7-8-8-7-15v-31l7-17 8-7 16-8h15l15 8 8 7zM185 0v93M185 39l-8 16-16 8h-15l-15-8-8-16v-39M61 0v63M61 55l-7 8h-16l-7-8v-23M31 55l-8 8h-15l-8-8v-55">
          <text:p/>
        </draw:path>
        <draw:polyline draw:style-name="gr1" draw:text-style-name="P1" draw:layer="layout" svg:width="1.232cm" svg:height="0.247cm" svg:x="2.782cm" svg:y="2.748cm" svg:viewBox="0 0 1233 248" draw:points="1233,124 987,124 925,0 802,248 679,0 555,248 432,0 309,248 246,124 0,124">
          <text:p/>
        </draw:polyline>
        <draw:path draw:style-name="gr1" draw:text-style-name="P1" draw:layer="layout" svg:width="0.94cm" svg:height="0.093cm" svg:x="3.259cm" svg:y="3.079cm" svg:viewBox="0 0 941 94" svg:d="M941 0v94l-39-47-38 47v-94M794 0h-30M779 0v94M794 94h-30M694 0v94h-46l-15-8-8-8-8-15v-31l8-15 8-8 15-9zM548 0h-31M533 0v94M548 94h-31M448 0h-77M286 0v94l39-62h-62M202 0h-77M78 0v94h-54l-16-8-8-15 8-16 16-8h54M24 47l-24-47">
          <text:p/>
        </draw:path>
        <draw:path draw:style-name="gr1" draw:text-style-name="P1" draw:layer="layout" svg:width="0.801cm" svg:height="0.092cm" svg:x="3.275cm" svg:y="3.264cm" svg:viewBox="0 0 802 93" svg:d="M740 0h62l-54 55-8 15 8 16 15 7h23l16-7M617 0h61l-54 55-7 15 7 16 16 7h23l15-7M547 9l-15-9h-15l-16 9-7 15v46l7 16 16 7h15l15-7 8-16v-46l-8-15-46 77M308 32v31l-8 15-8 8-15 7h-15l-16-7-8-8-7-15v-31l7-16 8-7 16-9h15l15 9 8 7zM185 0v93M185 39l-8 16-16 8h-15l-15-8-8-16v-39M61 0v63M61 55l-7 8h-16l-7-8v-23M31 55l-8 8h-15l-8-8v-55">
          <text:p/>
        </draw:path>
        <draw:path draw:style-name="gr4" draw:text-style-name="P1" draw:layer="layout" svg:width="0.105cm" svg:height="0.105cm" svg:x="4.023cm" svg:y="19.388cm" svg:viewBox="0 0 106 106" svg:d="M0 106l106-106M106 106l-106-106">
          <text:p/>
        </draw:path>
        <draw:path draw:style-name="gr1" draw:text-style-name="P1" draw:layer="layout" svg:width="0.031cm" svg:height="0.093cm" svg:x="4.029cm" svg:y="19.537cm" svg:viewBox="0 0 32 94" svg:d="M32 0h-32M17 0v94l15-16">
          <text:p/>
        </draw:path>
        <draw:polyline draw:style-name="gr1" draw:text-style-name="P1" draw:layer="layout" svg:width="0.062cm" svg:height="0.092cm" svg:x="4.014cm" svg:y="19.291cm" svg:viewBox="0 0 63 93" draw:points="0,0 63,0 8,54 0,69 8,86 23,93 47,93 63,86">
          <text:p/>
        </draw:polyline>
        <draw:path draw:style-name="gr1" draw:text-style-name="P1" draw:layer="layout" svg:width="0.054cm" svg:height="0.092cm" svg:x="4.014cm" svg:y="19.045cm" svg:viewBox="0 0 55 93" svg:d="M55 7l-17-7h-15l-15 7-8 16 8 15 15 9h15M23 47l-15 8-8 15 8 15 15 8h15l17-8">
          <text:p/>
        </draw:path>
        <draw:polyline draw:style-name="gr1" draw:text-style-name="P1" draw:layer="layout" svg:width="0.062cm" svg:height="0.093cm" svg:x="4.014cm" svg:y="18.798cm" svg:viewBox="0 0 63 94" draw:points="23,0 23,94 63,32 0,32">
          <text:p/>
        </draw:polyline>
        <draw:polyline draw:style-name="gr1" draw:text-style-name="P1" draw:layer="layout" svg:width="0.062cm" svg:height="0.092cm" svg:x="4.014cm" svg:y="18.552cm" svg:viewBox="0 0 63 93" draw:points="63,8 47,0 23,0 8,8 0,23 0,31 8,46 23,54 63,54 63,93 0,93">
          <text:p/>
        </draw:polyline>
        <draw:polyline draw:style-name="gr1" draw:text-style-name="P1" draw:layer="layout" svg:width="0.062cm" svg:height="0.093cm" svg:x="4.014cm" svg:y="18.305cm" svg:viewBox="0 0 63 94" draw:points="63,24 55,39 38,47 23,47 8,39 0,24 8,8 23,0 38,0 55,8 63,24 63,47 55,71 38,86 23,94">
          <text:p/>
        </draw:polyline>
        <draw:polyline draw:style-name="gr1" draw:text-style-name="P1" draw:layer="layout" svg:width="0.062cm" svg:height="0.093cm" svg:x="4.014cm" svg:y="18.059cm" svg:viewBox="0 0 63 94" draw:points="63,0 0,94 63,94">
          <text:p/>
        </draw:polyline>
        <draw:polyline draw:style-name="gr1" draw:text-style-name="P1" draw:layer="layout" svg:width="0.062cm" svg:height="0.092cm" svg:x="4.014cm" svg:y="17.813cm" svg:viewBox="0 0 63 93" draw:points="38,46 23,46 8,54 0,69 8,85 23,93 38,93 55,85 63,69 55,54 38,46 55,38 63,23 55,7 38,0 23,0 8,7 0,23 8,38 23,46">
          <text:p/>
        </draw:polyline>
        <draw:polyline draw:style-name="gr1" draw:text-style-name="P1" draw:layer="layout" svg:width="0.062cm" svg:height="0.093cm" svg:x="4.014cm" svg:y="17.566cm" svg:viewBox="0 0 63 94" draw:points="38,0 23,8 8,23 0,47 0,71 8,86 23,94 38,94 55,86 63,71 55,55 38,47 23,47 8,55 0,71">
          <text:p/>
        </draw:polyline>
        <draw:path draw:style-name="gr1" draw:text-style-name="P1" draw:layer="layout" svg:width="0.169cm" svg:height="0.092cm" svg:x="3.891cm" svg:y="17.32cm" svg:viewBox="0 0 170 93" svg:d="M170 0h-31M155 0v93l15-15M54 8l-16-8h-15l-16 8-7 16v46l7 16 16 7h15l16-7 7-16v-46l-7-16-47 78">
          <text:p/>
        </draw:path>
        <draw:path draw:style-name="gr1" draw:text-style-name="P1" draw:layer="layout" svg:width="0.154cm" svg:height="0.092cm" svg:x="3.906cm" svg:y="17.074cm" svg:viewBox="0 0 155 93" svg:d="M155 0h-32M139 0v93l16-16M31 0h-31M16 0v93l15-16">
          <text:p/>
        </draw:path>
        <draw:path draw:style-name="gr1" draw:text-style-name="P1" draw:layer="layout" svg:width="0.169cm" svg:height="0.093cm" svg:x="3.891cm" svg:y="16.827cm" svg:viewBox="0 0 170 94" svg:d="M170 0h-31M155 0v94l15-16M0 0h61l-54 54-7 16 7 16 16 8h23l15-8">
          <text:p/>
        </draw:path>
        <draw:path draw:style-name="gr4" draw:text-style-name="P1" draw:layer="layout" svg:width="0.105cm" svg:height="0.104cm" svg:x="4.023cm" svg:y="16.432cm" svg:viewBox="0 0 106 105" svg:d="M0 105l106-105M106 105l-106-105">
          <text:p/>
        </draw:path>
        <draw:path draw:style-name="gr1" draw:text-style-name="P1" draw:layer="layout" svg:width="0.169cm" svg:height="0.092cm" svg:x="3.891cm" svg:y="16.581cm" svg:viewBox="0 0 170 93" svg:d="M170 0h-31M155 0v93l15-15M54 8l-16-8h-15l-16 8-7 15 7 16 16 8h15M23 47l-16 8-7 15 7 16 16 7h15l16-7">
          <text:p/>
        </draw:path>
        <draw:path draw:style-name="gr4" draw:text-style-name="P1" draw:layer="layout" svg:width="0.105cm" svg:height="0.105cm" svg:x="4.023cm" svg:y="16.185cm" svg:viewBox="0 0 106 106" svg:d="M0 106l106-106M106 106l-106-106">
          <text:p/>
        </draw:path>
        <draw:path draw:style-name="gr1" draw:text-style-name="P1" draw:layer="layout" svg:width="0.169cm" svg:height="0.093cm" svg:x="3.891cm" svg:y="16.334cm" svg:viewBox="0 0 170 94" svg:d="M170 0h-31M155 0v94l15-17M23 0v94l38-63h-61">
          <text:p/>
        </draw:path>
        <draw:path draw:style-name="gr4" draw:text-style-name="P1" draw:layer="layout" svg:width="0.105cm" svg:height="0.104cm" svg:x="4.023cm" svg:y="15.939cm" svg:viewBox="0 0 106 105" svg:d="M0 105l106-105M106 105l-106-105">
          <text:p/>
        </draw:path>
        <draw:path draw:style-name="gr1" draw:text-style-name="P1" draw:layer="layout" svg:width="0.169cm" svg:height="0.092cm" svg:x="3.891cm" svg:y="16.088cm" svg:viewBox="0 0 170 93" svg:d="M170 0h-31M155 0v93l15-15M61 8l-15-8h-23l-16 8-7 15v8l7 15 16 8h38v39h-61">
          <text:p/>
        </draw:path>
        <draw:path draw:style-name="gr4" draw:text-style-name="P1" draw:layer="layout" svg:width="0.105cm" svg:height="0.105cm" svg:x="4.023cm" svg:y="15.692cm" svg:viewBox="0 0 106 106" svg:d="M0 106l106-106M106 106l-106-106">
          <text:p/>
        </draw:path>
        <draw:path draw:style-name="gr1" draw:text-style-name="P1" draw:layer="layout" svg:width="0.169cm" svg:height="0.092cm" svg:x="3.891cm" svg:y="15.842cm" svg:viewBox="0 0 170 93" svg:d="M170 0h-31M155 0v93l15-15M61 23l-7 16-16 8h-15l-16-8-7-16 7-16 16-7h15l16 7 7 16v24l-7 23-16 15-15 8">
          <text:p/>
        </draw:path>
        <draw:path draw:style-name="gr4" draw:text-style-name="P1" draw:layer="layout" svg:width="0.105cm" svg:height="0.105cm" svg:x="4.023cm" svg:y="15.446cm" svg:viewBox="0 0 106 106" svg:d="M0 106l106-106M106 106l-106-106">
          <text:p/>
        </draw:path>
        <draw:path draw:style-name="gr1" draw:text-style-name="P1" draw:layer="layout" svg:width="0.169cm" svg:height="0.093cm" svg:x="3.891cm" svg:y="15.595cm" svg:viewBox="0 0 170 94" svg:d="M170 0h-31M155 0v94l15-17M61 0l-61 94h61">
          <text:p/>
        </draw:path>
        <draw:path draw:style-name="gr4" draw:text-style-name="P1" draw:layer="layout" svg:width="0.105cm" svg:height="0.104cm" svg:x="4.023cm" svg:y="15.2cm" svg:viewBox="0 0 106 105" svg:d="M0 105l106-105M106 105l-106-105">
          <text:p/>
        </draw:path>
        <draw:path draw:style-name="gr1" draw:text-style-name="P1" draw:layer="layout" svg:width="0.169cm" svg:height="0.092cm" svg:x="3.891cm" svg:y="15.349cm" svg:viewBox="0 0 170 93" svg:d="M170 0h-31M155 0v93l15-15M38 46h-15l-16 8-7 16 7 16 16 7h15l16-7 7-16-7-16-16-8 16-8 7-15-7-15-16-8h-15l-16 8-7 15 7 15 16 8">
          <text:p/>
        </draw:path>
        <draw:path draw:style-name="gr1" draw:text-style-name="P1" draw:layer="layout" svg:width="0.169cm" svg:height="0.092cm" svg:x="3.891cm" svg:y="15.103cm" svg:viewBox="0 0 170 93" svg:d="M170 0h-31M155 0v93l15-15M38 0l-15 7-16 16-7 24v23l7 15 16 8h15l16-8 7-15-7-16-16-7h-15l-16 7-7 16">
          <text:p/>
        </draw:path>
        <draw:path draw:style-name="gr1" draw:text-style-name="P1" draw:layer="layout" svg:width="0.185cm" svg:height="0.093cm" svg:x="3.891cm" svg:y="14.856cm" svg:viewBox="0 0 186 94" svg:d="M124 0h62l-54 55-8 15 8 16 15 8h23l16-8M54 9l-16-9h-15l-16 9-7 15v46l7 16 16 8h15l16-8 7-16v-46l-7-15-47 77">
          <text:p/>
        </draw:path>
        <draw:path draw:style-name="gr1" draw:text-style-name="P1" draw:layer="layout" svg:width="0.17cm" svg:height="0.092cm" svg:x="3.906cm" svg:y="14.61cm" svg:viewBox="0 0 171 93" svg:d="M109 0h62l-54 54-8 16 8 15 15 8h23l16-8M31 0h-31M16 0v93l15-15">
          <text:p/>
        </draw:path>
        <draw:path draw:style-name="gr1" draw:text-style-name="P1" draw:layer="layout" svg:width="0.185cm" svg:height="0.093cm" svg:x="3.891cm" svg:y="14.363cm" svg:viewBox="0 0 186 94" svg:d="M124 0h62l-54 55-8 16 8 15 15 8h23l16-8M0 0h61l-54 55-7 16 7 15 16 8h23l15-8">
          <text:p/>
        </draw:path>
        <draw:path draw:style-name="gr4" draw:text-style-name="P1" draw:layer="layout" svg:width="0.105cm" svg:height="0.104cm" svg:x="4.023cm" svg:y="13.968cm" svg:viewBox="0 0 106 105" svg:d="M0 105l106-105M106 105l-106-105">
          <text:p/>
        </draw:path>
        <draw:path draw:style-name="gr1" draw:text-style-name="P1" draw:layer="layout" svg:width="0.185cm" svg:height="0.092cm" svg:x="3.891cm" svg:y="14.117cm" svg:viewBox="0 0 186 93" svg:d="M124 0h62l-54 55-8 15 8 16 15 7h23l16-7M54 9l-16-9h-15l-16 9-7 15 7 16 16 7h15M23 47l-16 8-7 15 7 16 16 7h15l16-7">
          <text:p/>
        </draw:path>
        <draw:path draw:style-name="gr4" draw:text-style-name="P1" draw:layer="layout" svg:width="0.105cm" svg:height="0.105cm" svg:x="4.023cm" svg:y="13.721cm" svg:viewBox="0 0 106 106" svg:d="M0 106l106-106M106 106l-106-106">
          <text:p/>
        </draw:path>
        <draw:path draw:style-name="gr1" draw:text-style-name="P1" draw:layer="layout" svg:width="0.185cm" svg:height="0.092cm" svg:x="3.891cm" svg:y="13.871cm" svg:viewBox="0 0 186 93" svg:d="M124 0h62l-54 54-8 16 8 15 15 8h23l16-8M23 0v93l38-63h-61">
          <text:p/>
        </draw:path>
        <draw:path draw:style-name="gr1" draw:text-style-name="P1" draw:layer="layout" svg:width="0.185cm" svg:height="0.093cm" svg:x="3.891cm" svg:y="13.624cm" svg:viewBox="0 0 186 94" svg:d="M124 0h62l-54 55-8 16 8 15 15 8h23l16-8M61 8l-15-8h-23l-16 8-7 15v8l7 16 16 8h38v39h-61">
          <text:p/>
        </draw:path>
        <draw:path draw:style-name="gr1" draw:text-style-name="P1" draw:layer="layout" svg:width="0.185cm" svg:height="0.092cm" svg:x="3.891cm" svg:y="13.378cm" svg:viewBox="0 0 186 93" svg:d="M124 0h62l-54 55-8 15 8 16 15 7h23l16-7M61 24l-7 15-16 8h-15l-16-8-7-15 7-15 16-9h15l16 9 7 15v23l-7 23-16 16-15 7">
          <text:p/>
        </draw:path>
        <draw:path draw:style-name="gr4" draw:text-style-name="P1" draw:layer="layout" svg:width="0.105cm" svg:height="0.105cm" svg:x="4.023cm" svg:y="12.982cm" svg:viewBox="0 0 106 106" svg:d="M0 106l106-106M106 106l-106-106">
          <text:p/>
        </draw:path>
        <draw:path draw:style-name="gr1" draw:text-style-name="P1" draw:layer="layout" svg:width="0.185cm" svg:height="0.092cm" svg:x="3.891cm" svg:y="13.132cm" svg:viewBox="0 0 186 93" svg:d="M124 0h62l-54 53-8 16 8 16 15 8h23l16-8M61 0l-61 93h61">
          <text:p/>
        </draw:path>
        <draw:path draw:style-name="gr4" draw:text-style-name="P1" draw:layer="layout" svg:width="0.105cm" svg:height="0.104cm" svg:x="4.023cm" svg:y="12.736cm" svg:viewBox="0 0 106 105" svg:d="M0 105l106-105M106 105l-106-105">
          <text:p/>
        </draw:path>
        <draw:path draw:style-name="gr1" draw:text-style-name="P1" draw:layer="layout" svg:width="0.185cm" svg:height="0.093cm" svg:x="3.891cm" svg:y="12.885cm" svg:viewBox="0 0 186 94" svg:d="M124 0h62l-54 55-8 15 8 16 15 8h23l16-8M38 47h-15l-16 8-7 15 7 16 16 8h15l16-8 7-16-7-15-16-8 16-8 7-16-7-15-16-8h-15l-16 8-7 15 7 16 16 8">
          <text:p/>
        </draw:path>
        <draw:path draw:style-name="gr4" draw:text-style-name="P1" draw:layer="layout" svg:width="0.105cm" svg:height="0.105cm" svg:x="4.023cm" svg:y="12.489cm" svg:viewBox="0 0 106 106" svg:d="M0 106l106-106M106 106l-106-106">
          <text:p/>
        </draw:path>
        <draw:path draw:style-name="gr1" draw:text-style-name="P1" draw:layer="layout" svg:width="0.185cm" svg:height="0.092cm" svg:x="3.891cm" svg:y="12.639cm" svg:viewBox="0 0 186 93" svg:d="M124 0h62l-54 55-8 15 8 15 15 8h23l16-8M38 0l-15 7-16 17-7 23v23l7 15 16 8h15l16-8 7-15-7-15-16-8h-15l-16 8-7 15">
          <text:p/>
        </draw:path>
        <draw:path draw:style-name="gr4" draw:text-style-name="P1" draw:layer="layout" svg:width="0.105cm" svg:height="0.105cm" svg:x="4.023cm" svg:y="12.243cm" svg:viewBox="0 0 106 106" svg:d="M0 106l106-106M106 106l-106-106">
          <text:p/>
        </draw:path>
        <draw:path draw:style-name="gr1" draw:text-style-name="P1" draw:layer="layout" svg:width="0.177cm" svg:height="0.093cm" svg:x="3.891cm" svg:y="12.392cm" svg:viewBox="0 0 178 94" svg:d="M178 8l-16-8h-15l-15 8-8 15 8 16 15 8h15M147 47l-15 7-8 16 8 16 15 8h15l16-8M54 8l-16-8h-15l-16 8-7 15v47l7 16 16 8h15l16-8 7-16v-47l-7-15-47 78">
          <text:p/>
        </draw:path>
        <draw:line draw:style-name="gr1" draw:text-style-name="P1" draw:layer="layout" svg:x1="4.076cm" svg:y1="19.44cm" svg:x2="3.46cm" svg:y2="19.44cm">
          <text:p/>
        </draw:line>
        <draw:line draw:style-name="gr1" draw:text-style-name="P1" draw:layer="layout" svg:x1="4.076cm" svg:y1="19.194cm" svg:x2="3.46cm" svg:y2="19.194cm">
          <text:p/>
        </draw:line>
        <draw:line draw:style-name="gr1" draw:text-style-name="P1" draw:layer="layout" svg:x1="4.076cm" svg:y1="18.948cm" svg:x2="3.46cm" svg:y2="18.948cm">
          <text:p/>
        </draw:line>
        <draw:line draw:style-name="gr1" draw:text-style-name="P1" draw:layer="layout" svg:x1="4.076cm" svg:y1="18.701cm" svg:x2="3.46cm" svg:y2="18.701cm">
          <text:p/>
        </draw:line>
        <draw:line draw:style-name="gr1" draw:text-style-name="P1" draw:layer="layout" svg:x1="4.076cm" svg:y1="18.455cm" svg:x2="3.46cm" svg:y2="18.455cm">
          <text:p/>
        </draw:line>
        <draw:line draw:style-name="gr1" draw:text-style-name="P1" draw:layer="layout" svg:x1="4.076cm" svg:y1="18.208cm" svg:x2="3.46cm" svg:y2="18.208cm">
          <text:p/>
        </draw:line>
        <draw:line draw:style-name="gr1" draw:text-style-name="P1" draw:layer="layout" svg:x1="4.076cm" svg:y1="17.962cm" svg:x2="3.46cm" svg:y2="17.962cm">
          <text:p/>
        </draw:line>
        <draw:line draw:style-name="gr1" draw:text-style-name="P1" draw:layer="layout" svg:x1="4.076cm" svg:y1="17.716cm" svg:x2="3.46cm" svg:y2="17.716cm">
          <text:p/>
        </draw:line>
        <draw:line draw:style-name="gr1" draw:text-style-name="P1" draw:layer="layout" svg:x1="4.076cm" svg:y1="17.469cm" svg:x2="3.46cm" svg:y2="17.469cm">
          <text:p/>
        </draw:line>
        <draw:line draw:style-name="gr1" draw:text-style-name="P1" draw:layer="layout" svg:x1="4.076cm" svg:y1="17.223cm" svg:x2="3.46cm" svg:y2="17.223cm">
          <text:p/>
        </draw:line>
        <draw:line draw:style-name="gr1" draw:text-style-name="P1" draw:layer="layout" svg:x1="4.076cm" svg:y1="16.977cm" svg:x2="3.46cm" svg:y2="16.977cm">
          <text:p/>
        </draw:line>
        <draw:line draw:style-name="gr1" draw:text-style-name="P1" draw:layer="layout" svg:x1="4.076cm" svg:y1="16.73cm" svg:x2="3.46cm" svg:y2="16.73cm">
          <text:p/>
        </draw:line>
        <draw:line draw:style-name="gr1" draw:text-style-name="P1" draw:layer="layout" svg:x1="4.076cm" svg:y1="16.484cm" svg:x2="3.46cm" svg:y2="16.484cm">
          <text:p/>
        </draw:line>
        <draw:line draw:style-name="gr1" draw:text-style-name="P1" draw:layer="layout" svg:x1="4.076cm" svg:y1="16.237cm" svg:x2="3.46cm" svg:y2="16.237cm">
          <text:p/>
        </draw:line>
        <draw:line draw:style-name="gr1" draw:text-style-name="P1" draw:layer="layout" svg:x1="4.076cm" svg:y1="15.991cm" svg:x2="3.46cm" svg:y2="15.991cm">
          <text:p/>
        </draw:line>
        <draw:line draw:style-name="gr1" draw:text-style-name="P1" draw:layer="layout" svg:x1="4.076cm" svg:y1="15.745cm" svg:x2="3.46cm" svg:y2="15.745cm">
          <text:p/>
        </draw:line>
        <draw:line draw:style-name="gr1" draw:text-style-name="P1" draw:layer="layout" svg:x1="4.076cm" svg:y1="15.498cm" svg:x2="3.46cm" svg:y2="15.498cm">
          <text:p/>
        </draw:line>
        <draw:line draw:style-name="gr1" draw:text-style-name="P1" draw:layer="layout" svg:x1="4.076cm" svg:y1="15.252cm" svg:x2="3.46cm" svg:y2="15.252cm">
          <text:p/>
        </draw:line>
        <draw:line draw:style-name="gr1" draw:text-style-name="P1" draw:layer="layout" svg:x1="4.076cm" svg:y1="15.006cm" svg:x2="3.46cm" svg:y2="15.006cm">
          <text:p/>
        </draw:line>
        <draw:line draw:style-name="gr1" draw:text-style-name="P1" draw:layer="layout" svg:x1="4.076cm" svg:y1="14.759cm" svg:x2="3.46cm" svg:y2="14.759cm">
          <text:p/>
        </draw:line>
        <draw:line draw:style-name="gr1" draw:text-style-name="P1" draw:layer="layout" svg:x1="4.076cm" svg:y1="14.513cm" svg:x2="3.46cm" svg:y2="14.513cm">
          <text:p/>
        </draw:line>
        <draw:line draw:style-name="gr1" draw:text-style-name="P1" draw:layer="layout" svg:x1="4.076cm" svg:y1="14.266cm" svg:x2="3.46cm" svg:y2="14.266cm">
          <text:p/>
        </draw:line>
        <draw:line draw:style-name="gr1" draw:text-style-name="P1" draw:layer="layout" svg:x1="4.076cm" svg:y1="14.02cm" svg:x2="3.46cm" svg:y2="14.02cm">
          <text:p/>
        </draw:line>
        <draw:line draw:style-name="gr1" draw:text-style-name="P1" draw:layer="layout" svg:x1="4.076cm" svg:y1="13.774cm" svg:x2="3.46cm" svg:y2="13.774cm">
          <text:p/>
        </draw:line>
        <draw:line draw:style-name="gr1" draw:text-style-name="P1" draw:layer="layout" svg:x1="4.076cm" svg:y1="13.527cm" svg:x2="3.46cm" svg:y2="13.527cm">
          <text:p/>
        </draw:line>
        <draw:line draw:style-name="gr1" draw:text-style-name="P1" draw:layer="layout" svg:x1="4.076cm" svg:y1="13.281cm" svg:x2="3.46cm" svg:y2="13.281cm">
          <text:p/>
        </draw:line>
        <draw:line draw:style-name="gr1" draw:text-style-name="P1" draw:layer="layout" svg:x1="4.076cm" svg:y1="13.034cm" svg:x2="3.46cm" svg:y2="13.034cm">
          <text:p/>
        </draw:line>
        <draw:line draw:style-name="gr1" draw:text-style-name="P1" draw:layer="layout" svg:x1="4.076cm" svg:y1="12.788cm" svg:x2="3.46cm" svg:y2="12.788cm">
          <text:p/>
        </draw:line>
        <draw:line draw:style-name="gr1" draw:text-style-name="P1" draw:layer="layout" svg:x1="4.076cm" svg:y1="12.542cm" svg:x2="3.46cm" svg:y2="12.542cm">
          <text:p/>
        </draw:line>
        <draw:line draw:style-name="gr1" draw:text-style-name="P1" draw:layer="layout" svg:x1="4.076cm" svg:y1="12.295cm" svg:x2="3.46cm" svg:y2="12.295cm">
          <text:p/>
        </draw:line>
        <draw:polygon draw:style-name="gr1" draw:text-style-name="P1" draw:layer="layout" svg:width="0.493cm" svg:height="7.392cm" svg:x="2.967cm" svg:y="12.172cm" svg:viewBox="0 0 494 7393" draw:points="494,7393 0,7393 0,0 494,0">
          <text:p/>
        </draw:polygon>
        <draw:path draw:style-name="gr1" draw:text-style-name="P1" draw:layer="layout" svg:width="0.092cm" svg:height="0.539cm" svg:x="3.098cm" svg:y="15.575cm" svg:viewBox="0 0 93 540" svg:d="M93 540l-93-38 93-39M54 525v-46M93 417h-62M54 417l-16-8-7-15v-15l7-16M54 231l-16 8-7 15v16l7 15 16 8h15l16-8 8-15v-16l-8-15-16-8M93 231h-93M93 170h-93v-54l7-16 16-7 15 7 8 16v54M46 116l47-23M93 31v-31M93 16h-93l15 15">
          <text:p/>
        </draw:path>
        <draw:path draw:style-name="gr1" draw:text-style-name="P1" draw:layer="layout" svg:width="0.092cm" svg:height="2.648cm" svg:x="3.246cm" svg:y="14.513cm" svg:viewBox="0 0 93 2649" svg:d="M93 2649l-93-38 93-39M54 2634v-46M93 2526h-62M54 2526l-15-8-8-15v-15l8-16M54 2341l-15 8-8 15v16l8 15 15 8h16l15-8 8-15v-16l-8-15-15-8M93 2341h-93M31 2280h39l15-8 8-15v-16l-8-15-15-8M31 2218h62M93 2126h-62M7 2126M93 2033h-62M54 2033l-15-7-8-16v-15l8-15 15-8h39M70 1910l15-8 8-15v-15l-8-16-15-7h-16l-15 7-8 16v15l8 15 15 8zM0 1664h70l15-8 8-15v-31l-8-15-15-8h-70M93 1541h-62M54 1541l-15-8-8-15v-16l8-15 15-8h39M70 1417l15-7 8-16v-15l-8-15-15-8h-16l-15 8-8 15v15l8 16 15 7zM93 1171h-93v-54l7-15 17-8 15 8 8 15v54M47 1117l46-23M85 1040l8-15v-16l-8-15-15-8-16 8-7 15v16M47 1009l-8-15-15-8-17 8-7 15v16l7 15M93 802h-93M47 802v-77M93 725h-93M85 617l8 7v16 15l-8 16-15 7h-23l-8-7-8-16v-15l8-16 8-7h7l8 7 8 16v15l-8 16-8 7M39 555l-8-15v-23l8-16 15-7h24l7 7 8 16v15l-8 15-7 8h-8l-8-8-8-15v-15l8-16 8-7M78 494h15M54 370l-15 8-8 15v16l8 15 15 8h16l15-8 8-15v-16l-8-15-15-8M93 370h-93M85 247l8 8v15 16l-8 15-15 8h-23l-8-8-8-15v-16l8-15 8-8h7l8 8 8 15v16l-8 15-8 8M93 186h-62M54 186l-15-8-8-16v-15l8-15M85 62l8-16v-31l-8-15h-15l-8 15v31l-8 16h-15l-8-16v-31l8-15">
          <text:p/>
        </draw:path>
        <draw:path draw:style-name="gr1" draw:text-style-name="P1" draw:layer="layout" svg:width="0.031cm" svg:height="0.093cm" svg:x="3.105cm" svg:y="4.36cm" svg:viewBox="0 0 32 94" svg:d="M32 0h-32M16 0v94l16-16">
          <text:p/>
        </draw:path>
        <draw:polyline draw:style-name="gr1" draw:text-style-name="P1" draw:layer="layout" svg:width="0.062cm" svg:height="0.093cm" svg:x="3.09cm" svg:y="4.976cm" svg:viewBox="0 0 63 94" draw:points="0,0 63,0 8,55 0,71 8,86 23,94 46,94 63,86">
          <text:p/>
        </draw:polyline>
        <draw:path draw:style-name="gr1" draw:text-style-name="P1" draw:layer="layout" svg:width="0.054cm" svg:height="0.093cm" svg:x="3.09cm" svg:y="5.592cm" svg:viewBox="0 0 55 94" svg:d="M55 8l-15-8h-16l-16 8-8 15 8 16 16 7h16M24 46l-16 8-8 17 8 15 16 8h16l15-8">
          <text:p/>
        </draw:path>
        <draw:polyline draw:style-name="gr1" draw:text-style-name="P1" draw:layer="layout" svg:width="0.062cm" svg:height="0.093cm" svg:x="3.09cm" svg:y="6.208cm" svg:viewBox="0 0 63 94" draw:points="23,0 23,94 63,32 0,32">
          <text:p/>
        </draw:polyline>
        <draw:polyline draw:style-name="gr1" draw:text-style-name="P1" draw:layer="layout" svg:width="0.062cm" svg:height="0.093cm" svg:x="3.09cm" svg:y="6.824cm" svg:viewBox="0 0 63 94" draw:points="63,8 46,0 23,0 8,8 0,23 0,32 8,47 23,55 63,55 63,94 0,94">
          <text:p/>
        </draw:polyline>
        <draw:polyline draw:style-name="gr1" draw:text-style-name="P1" draw:layer="layout" svg:width="0.062cm" svg:height="0.093cm" svg:x="3.09cm" svg:y="7.44cm" svg:viewBox="0 0 63 94" draw:points="63,23 55,39 39,46 23,46 8,39 0,23 8,8 23,0 39,0 55,8 63,23 63,46 55,70 39,86 23,94">
          <text:p/>
        </draw:polyline>
        <draw:path draw:style-name="gr4" draw:text-style-name="P1" draw:layer="layout" svg:width="0.104cm" svg:height="0.105cm" svg:x="0.882cm" svg:y="4.482cm" svg:viewBox="0 0 105 106" svg:d="M105 0l-105 106M0 0l105 106">
          <text:p/>
        </draw:path>
        <draw:polyline draw:style-name="gr1" draw:text-style-name="P1" draw:layer="layout" svg:width="0.061cm" svg:height="0.093cm" svg:x="0.996cm" svg:y="4.36cm" svg:viewBox="0 0 62 94" draw:points="62,0 0,94 62,94">
          <text:p/>
        </draw:polyline>
        <draw:path draw:style-name="gr4" draw:text-style-name="P1" draw:layer="layout" svg:width="0.104cm" svg:height="0.105cm" svg:x="0.882cm" svg:y="5.098cm" svg:viewBox="0 0 105 106" svg:d="M105 0l-105 106M0 0l105 106">
          <text:p/>
        </draw:path>
        <draw:polyline draw:style-name="gr1" draw:text-style-name="P1" draw:layer="layout" svg:width="0.061cm" svg:height="0.093cm" svg:x="0.996cm" svg:y="4.976cm" svg:viewBox="0 0 62 94" draw:points="39,48 24,48 7,55 0,71 7,86 24,94 39,94 55,86 62,71 55,55 39,48 55,40 62,23 55,8 39,0 24,0 7,8 0,23 7,40 24,48">
          <text:p/>
        </draw:polyline>
        <draw:path draw:style-name="gr4" draw:text-style-name="P1" draw:layer="layout" svg:width="0.104cm" svg:height="0.105cm" svg:x="0.882cm" svg:y="5.714cm" svg:viewBox="0 0 105 106" svg:d="M105 0l-105 106M0 0l105 106">
          <text:p/>
        </draw:path>
        <draw:polyline draw:style-name="gr1" draw:text-style-name="P1" draw:layer="layout" svg:width="0.061cm" svg:height="0.093cm" svg:x="0.996cm" svg:y="5.592cm" svg:viewBox="0 0 62 94" draw:points="39,0 24,8 7,23 0,46 0,71 7,86 24,94 39,94 55,86 62,71 55,54 39,46 24,46 7,54 0,71">
          <text:p/>
        </draw:polyline>
        <draw:path draw:style-name="gr4" draw:text-style-name="P1" draw:layer="layout" svg:width="0.104cm" svg:height="0.105cm" svg:x="0.882cm" svg:y="6.33cm" svg:viewBox="0 0 105 106" svg:d="M105 0l-105 106M0 0l105 106">
          <text:p/>
        </draw:path>
        <draw:path draw:style-name="gr1" draw:text-style-name="P1" draw:layer="layout" svg:width="0.169cm" svg:height="0.093cm" svg:x="0.996cm" svg:y="6.208cm" svg:viewBox="0 0 170 94" svg:d="M170 0h-31M155 0v94l15-16M54 9l-16-9h-15l-16 9-7 15v47l7 15 16 8h15l16-8 7-15v-47l-7-15-47 77">
          <text:p/>
        </draw:path>
        <draw:path draw:style-name="gr4" draw:text-style-name="P1" draw:layer="layout" svg:width="0.104cm" svg:height="0.104cm" svg:x="0.882cm" svg:y="6.946cm" svg:viewBox="0 0 105 105" svg:d="M105 0l-105 105M0 0l105 105">
          <text:p/>
        </draw:path>
        <draw:path draw:style-name="gr1" draw:text-style-name="P1" draw:layer="layout" svg:width="0.154cm" svg:height="0.093cm" svg:x="1.011cm" svg:y="6.824cm" svg:viewBox="0 0 155 94" svg:d="M155 0h-32M140 0v94l15-16M31 0h-31M16 0v94l15-16">
          <text:p/>
        </draw:path>
        <draw:path draw:style-name="gr4" draw:text-style-name="P1" draw:layer="layout" svg:width="0.104cm" svg:height="0.104cm" svg:x="0.882cm" svg:y="7.562cm" svg:viewBox="0 0 105 105" svg:d="M105 0l-105 105M0 0l105 105">
          <text:p/>
        </draw:path>
        <draw:path draw:style-name="gr1" draw:text-style-name="P1" draw:layer="layout" svg:width="0.169cm" svg:height="0.093cm" svg:x="0.996cm" svg:y="7.44cm" svg:viewBox="0 0 170 94" svg:d="M170 0h-31M155 0v94l15-16M0 0h61l-54 54-7 16 7 16 16 8h23l15-8">
          <text:p/>
        </draw:path>
        <draw:line draw:style-name="gr1" draw:text-style-name="P1" draw:layer="layout" svg:x1="3.152cm" svg:y1="4.534cm" svg:x2="2.536cm" svg:y2="4.534cm">
          <text:p/>
        </draw:line>
        <draw:line draw:style-name="gr1" draw:text-style-name="P1" draw:layer="layout" svg:x1="3.152cm" svg:y1="5.15cm" svg:x2="2.536cm" svg:y2="5.15cm">
          <text:p/>
        </draw:line>
        <draw:line draw:style-name="gr1" draw:text-style-name="P1" draw:layer="layout" svg:x1="3.152cm" svg:y1="5.766cm" svg:x2="2.536cm" svg:y2="5.766cm">
          <text:p/>
        </draw:line>
        <draw:line draw:style-name="gr1" draw:text-style-name="P1" draw:layer="layout" svg:x1="3.152cm" svg:y1="6.382cm" svg:x2="2.536cm" svg:y2="6.382cm">
          <text:p/>
        </draw:line>
        <draw:line draw:style-name="gr1" draw:text-style-name="P1" draw:layer="layout" svg:x1="3.152cm" svg:y1="6.998cm" svg:x2="2.536cm" svg:y2="6.998cm">
          <text:p/>
        </draw:line>
        <draw:line draw:style-name="gr1" draw:text-style-name="P1" draw:layer="layout" svg:x1="3.152cm" svg:y1="7.614cm" svg:x2="2.536cm" svg:y2="7.614cm">
          <text:p/>
        </draw:line>
        <draw:line draw:style-name="gr1" draw:text-style-name="P1" draw:layer="layout" svg:x1="0.934cm" svg:y1="4.534cm" svg:x2="1.55cm" svg:y2="4.534cm">
          <text:p/>
        </draw:line>
        <draw:line draw:style-name="gr1" draw:text-style-name="P1" draw:layer="layout" svg:x1="0.934cm" svg:y1="5.15cm" svg:x2="1.55cm" svg:y2="5.15cm">
          <text:p/>
        </draw:line>
        <draw:line draw:style-name="gr1" draw:text-style-name="P1" draw:layer="layout" svg:x1="0.934cm" svg:y1="5.766cm" svg:x2="1.55cm" svg:y2="5.766cm">
          <text:p/>
        </draw:line>
        <draw:line draw:style-name="gr1" draw:text-style-name="P1" draw:layer="layout" svg:x1="0.934cm" svg:y1="6.382cm" svg:x2="1.55cm" svg:y2="6.382cm">
          <text:p/>
        </draw:line>
        <draw:line draw:style-name="gr1" draw:text-style-name="P1" draw:layer="layout" svg:x1="0.934cm" svg:y1="6.998cm" svg:x2="1.55cm" svg:y2="6.998cm">
          <text:p/>
        </draw:line>
        <draw:line draw:style-name="gr1" draw:text-style-name="P1" draw:layer="layout" svg:x1="0.934cm" svg:y1="7.614cm" svg:x2="1.55cm" svg:y2="7.614cm">
          <text:p/>
        </draw:line>
        <draw:polygon draw:style-name="gr1" draw:text-style-name="P1" draw:layer="layout" svg:width="0.986cm" svg:height="3.696cm" svg:x="1.55cm" svg:y="4.226cm" svg:viewBox="0 0 987 3697" draw:points="987,0 0,0 0,3697 987,3697">
          <text:p/>
        </draw:polygon>
        <draw:path draw:style-name="gr1" draw:text-style-name="P1" draw:layer="layout" svg:width="0.116cm" svg:height="2.996cm" svg:x="1.804cm" svg:y="4.557cm" svg:viewBox="0 0 117 2997" svg:d="M93 2997h-93v-78M46 2935v62M93 2997v-78M93 2872l-62-61M93 2811l-62 61M31 2749h86M70 2749l15-8 8-15v-15l-8-16-15-7h-16l-15 7-8 16v15l8 15 15 8zM93 2626h-62M54 2626l-15-8-8-15v-16l8-15M85 2441l8 8v15 16l-8 15-15 8h-24l-7-8-8-15v-16l8-15 7-8h8l8 8 8 15v16l-8 15-8 8M85 2380l8-16v-31l-8-15h-15l-8 15v31l-8 16h-15l-8-16v-31l8-15M85 2256l8-15v-31l-8-15h-15l-8 15v31l-8 15h-15l-8-15v-31l8-15M93 2102h-62M8 2102M70 2010l15-8 8-15v-16l-8-15-15-8h-16l-15 8-8 15v16l8 15 15 8zM93 1887h-62M54 1887l-15-8-8-15v-16l8-15 15-8h39M93 1764v-77M93 1640h-93v-53l8-16 15-8 16 8 7 16v53M85 1456l8 7v16 15l-8 16-15 7h-24l-7-7-8-16v-15l8-16 7-7h8l8 7 8 16v15l-8 16-8 7M54 1332l-15 8-8 16v15l8 15 15 8h16l15-8 8-15v-15l-8-16-15-8M93 1332h-93M39 1271l-8-16v-23l8-15 15-8h23l8 8 8 15v16l-8 15-8 8h-7l-8-8-8-15v-16l8-15 8-8M77 1209h16M93 1109v8h-93M93 1025v-78M93 863h-93M0 901v-77M85 717l8 7v16 15l-8 15-15 8h-24l-7-8-8-15v-15l8-16 7-7h8l8 7 8 16v15l-8 15-8 8M93 655h-62M54 655l-15-8-8-15v-16l8-15M93 532h-62M39 532l-8-8v-15l8-8h23M39 501l-8-8v-15l8-8h54M93 378h-62M8 378M93 285h-62M54 285l-15-7-8-16v-15l8-16 15-7h39M39 162l-8-15v-23l8-16 15-7h23l8 7 8 16v15l-8 15-8 8h-7l-8-8-8-15v-15l8-16 8-7M77 101h16M93 0v8h-93">
          <text:p/>
        </draw:path>
        <draw:path draw:style-name="gr1" draw:text-style-name="P1" draw:layer="layout" svg:width="0.116cm" svg:height="1.787cm" svg:x="1.952cm" svg:y="5.15cm" svg:viewBox="0 0 117 1788" svg:d="M93 1749h-93M0 1788v-77M93 1664h-93v-77M46 1603v61M93 1664v-77M78 1341l8 8 7 15v23l-7 16-8 7-15 8h-32l-16-8-7-7-8-16v-23l8-15 7-8M70 1295l16-8 7-15v-16l-7-15-16-8h-16l-15 8-8 15v16l8 15 15 8zM93 1172h-62M54 1172l-15-8-8-15v-16l8-15 15-8h39M93 1047h-62M54 1047l-15-7-8-16v-15l8-15 15-8h39M86 863l7 7v16 15l-7 16-16 7h-24l-7-7-8-16v-15l8-16 7-7h8l9 7 7 16v15l-7 16-9 7M39 739l-8 16v23l8 15 15 8h16l16-8 7-15v-23l-7-16M31 662v-30M15 647h71l7-8v-7l-7-8M93 524h-62M8 524M31 432l62-31-62-31M93 278h-62M8 278M31 170v-31M15 154h71l7-7v-8l-7-8M31 62l32-8 15-15v-16l-15-15-32-8M63 8l30 8 16 7 8 16-8 15">
          <text:p/>
        </draw:path>
        <draw:path draw:style-name="gr1" draw:text-style-name="P1" draw:layer="layout" svg:width="0.092cm" svg:height="1.278cm" svg:x="2.1cm" svg:y="5.397cm" svg:viewBox="0 0 93 1279" svg:d="M93 1279v-31M93 1263h-93l15 16M61 1171v-62M93 986v62l-55-54-15-8-15 8-8 15v23l8 16M46 902v-16l-8-15-15-8-15 8-8 15v16l8 15 15 8 15-8 8-15 8 15 16 8 16-8 7-15v-16l-7-15-16-8-16 8-8 15M86 794l7-16v-15l-7-15-16-8-16 8-8 15v15M46 763l-8-15-15-8-15 8-8 15v15l8 16M93 640h-93l61 38v-61M86 547l7-15v-15l-7-16-16-8h-47l-15 8-8 16v15l8 15 15 8h47l16-8-78-46M93 416v-30M93 401h-93l15 15M70 308l-16-8-8-15v-16l8-15 16-8 16 8 7 15v16l-7 15-16 8h-24l-23-8-15-15-8-16M61 185v-62M70 61l-16-7-8-16v-15l8-16 16-7 16 7 7 16v15l-7 16-16 7h-24l-23-7-15-16-8-15">
          <text:p/>
        </draw:path>
        <draw:polygon draw:style-name="gr1" draw:text-style-name="P1" draw:layer="layout" svg:width="19.71cm" svg:height="27.101cm" svg:x="0.195cm" svg:y="0.1cm" svg:viewBox="0 0 19711 27102" draw:points="19711,27102 0,27102 0,0 19711,0">
          <text:p/>
        </draw:polygon>
        <draw:polygon draw:style-name="gr1" draw:text-style-name="P1" draw:layer="layout" svg:width="18.725cm" svg:height="26.117cm" svg:x="0.688cm" svg:y="0.592cm" svg:viewBox="0 0 18726 26118" draw:points="18726,26118 0,26118 0,0 18726,0">
          <text:p/>
        </draw:polygon>
        <draw:line draw:style-name="gr1" draw:text-style-name="P1" draw:layer="layout" svg:x1="5.123cm" svg:y1="27.201cm" svg:x2="5.123cm" svg:y2="26.709cm">
          <text:p/>
        </draw:line>
        <draw:line draw:style-name="gr1" draw:text-style-name="P1" draw:layer="layout" svg:x1="10.05cm" svg:y1="27.201cm" svg:x2="10.05cm" svg:y2="26.709cm">
          <text:p/>
        </draw:line>
        <draw:line draw:style-name="gr1" draw:text-style-name="P1" draw:layer="layout" svg:x1="14.978cm" svg:y1="27.201cm" svg:x2="14.978cm" svg:y2="26.709cm">
          <text:p/>
        </draw:line>
        <draw:line draw:style-name="gr1" draw:text-style-name="P1" draw:layer="layout" svg:x1="19.413cm" svg:y1="22.643cm" svg:x2="19.905cm" svg:y2="22.643cm">
          <text:p/>
        </draw:line>
        <draw:line draw:style-name="gr1" draw:text-style-name="P1" draw:layer="layout" svg:x1="19.413cm" svg:y1="18.147cm" svg:x2="19.905cm" svg:y2="18.147cm">
          <text:p/>
        </draw:line>
        <draw:line draw:style-name="gr1" draw:text-style-name="P1" draw:layer="layout" svg:x1="19.413cm" svg:y1="13.589cm" svg:x2="19.905cm" svg:y2="13.589cm">
          <text:p/>
        </draw:line>
        <draw:line draw:style-name="gr1" draw:text-style-name="P1" draw:layer="layout" svg:x1="19.413cm" svg:y1="9.092cm" svg:x2="19.905cm" svg:y2="9.092cm">
          <text:p/>
        </draw:line>
        <draw:line draw:style-name="gr1" draw:text-style-name="P1" draw:layer="layout" svg:x1="19.413cm" svg:y1="4.596cm" svg:x2="19.905cm" svg:y2="4.596cm">
          <text:p/>
        </draw:line>
        <draw:line draw:style-name="gr1" draw:text-style-name="P1" draw:layer="layout" svg:x1="14.978cm" svg:y1="0.592cm" svg:x2="14.978cm" svg:y2="0.1cm">
          <text:p/>
        </draw:line>
        <draw:line draw:style-name="gr1" draw:text-style-name="P1" draw:layer="layout" svg:x1="10.05cm" svg:y1="0.592cm" svg:x2="10.05cm" svg:y2="0.1cm">
          <text:p/>
        </draw:line>
        <draw:line draw:style-name="gr1" draw:text-style-name="P1" draw:layer="layout" svg:x1="5.123cm" svg:y1="0.592cm" svg:x2="5.123cm" svg:y2="0.1cm">
          <text:p/>
        </draw:line>
        <draw:line draw:style-name="gr1" draw:text-style-name="P1" draw:layer="layout" svg:x1="0.688cm" svg:y1="4.596cm" svg:x2="0.195cm" svg:y2="4.596cm">
          <text:p/>
        </draw:line>
        <draw:line draw:style-name="gr1" draw:text-style-name="P1" draw:layer="layout" svg:x1="0.688cm" svg:y1="9.092cm" svg:x2="0.195cm" svg:y2="9.092cm">
          <text:p/>
        </draw:line>
        <draw:line draw:style-name="gr1" draw:text-style-name="P1" draw:layer="layout" svg:x1="0.688cm" svg:y1="13.589cm" svg:x2="0.195cm" svg:y2="13.589cm">
          <text:p/>
        </draw:line>
        <draw:line draw:style-name="gr1" draw:text-style-name="P1" draw:layer="layout" svg:x1="0.688cm" svg:y1="18.147cm" svg:x2="0.195cm" svg:y2="18.147cm">
          <text:p/>
        </draw:line>
        <draw:line draw:style-name="gr1" draw:text-style-name="P1" draw:layer="layout" svg:x1="0.688cm" svg:y1="22.643cm" svg:x2="0.195cm" svg:y2="22.643cm">
          <text:p/>
        </draw:line>
        <draw:polyline draw:style-name="gr1" draw:text-style-name="P1" draw:layer="layout" svg:width="2.341cm" svg:height="12.566cm" svg:x="17.072cm" svg:y="0.592cm" svg:viewBox="0 0 2342 12567" draw:points="0,0 0,12567 2342,12567">
          <text:p/>
        </draw:polyline>
        <draw:line draw:style-name="gr1" draw:text-style-name="P1" draw:layer="layout" svg:x1="18.92cm" svg:y1="13.158cm" svg:x2="18.92cm" svg:y2="0.592cm">
          <text:p/>
        </draw:line>
        <draw:line draw:style-name="gr1" draw:text-style-name="P1" draw:layer="layout" svg:x1="18.92cm" svg:y1="4.165cm" svg:x2="17.072cm" svg:y2="4.165cm">
          <text:p/>
        </draw:line>
        <draw:line draw:style-name="gr1" draw:text-style-name="P1" draw:layer="layout" svg:x1="18.92cm" svg:y1="9.462cm" svg:x2="19.413cm" svg:y2="9.462cm">
          <text:p/>
        </draw:line>
        <draw:line draw:style-name="gr1" draw:text-style-name="P1" draw:layer="layout" svg:x1="18.366cm" svg:y1="13.158cm" svg:x2="18.366cm" svg:y2="4.165cm">
          <text:p/>
        </draw:line>
        <draw:line draw:style-name="gr1" draw:text-style-name="P1" draw:layer="layout" svg:x1="18.366cm" svg:y1="10.509cm" svg:x2="18.92cm" svg:y2="10.509cm">
          <text:p/>
        </draw:line>
        <draw:polyline draw:style-name="gr5" draw:text-style-name="P1" draw:layer="layout" svg:width="1.294cm" svg:height="1.109cm" svg:x="17.38cm" svg:y="1.824cm" svg:viewBox="0 0 1295 1110" draw:points="1295,739 1110,739 1110,1110 309,1110 309,308 802,308 802,801 0,801 0,0 1110,0 1110,370 1295,370">
          <text:p/>
        </draw:polyline>
        <draw:path draw:style-name="gr6" draw:text-style-name="P1" draw:layer="layout" svg:width="0.266cm" svg:height="0.235cm" svg:x="0.332cm" svg:y="24.868cm" svg:viewBox="0 0 267 236" svg:d="M267 0v32l-75 29v115l75 27v33l-267-104v-29zM165 71l-116 43-4 1-4 1-4 1-6 1 6 2h5l4 2 3 1 116 43z">
          <text:p/>
        </draw:path>
        <draw:path draw:style-name="gr6" draw:text-style-name="P1" draw:layer="layout" svg:width="0.266cm" svg:height="0.162cm" svg:x="0.332cm" svg:y="20.229cm" svg:viewBox="0 0 267 163" svg:d="M267 163h-267v-76-8l1-7 1-8 2-7 2-6 3-6 4-6 4-5 4-5 5-4 5-4 5-2 6-3 6-1 6-1h7 5 7l5 1 5 1 5 2 4 2 5 3 4 3 4 3 4 3 4 4 3 4 3 4 2 5 2 5 2 5h1l1-6 1-6 2-6 3-6 2-5 4-5 3-5 4-4 5-4 5-3 5-3 5-2 6-2 6-1 6-1h7 8l8 2 8 1 7 3 7 3 6 5 6 5 5 5 5 7 5 6 3 8 3 7 2 8 2 8 1 9v9zM27 132h89v-32l-1-6v-7l-1-5-1-6-2-5-2-4-3-5-3-3-3-4-4-3-4-2-4-2-5-2-5-1-5-1h-6-5l-5 1-4 1-3 1-4 2-3 2-3 3-3 3-2 3-2 4-2 4-1 5-1 5-1 6-1 5v7zM143 132h97v-43-6l-1-7-1-6-1-5-2-5-2-5-3-5-3-4-3-4-4-3-4-2-5-3-5-1-4-1-6-1h-5-6l-6 1-5 1-4 2-5 2-4 3-3 3-3 4-3 4-3 5-2 6-1 5-2 7-1 7v7 8z">
          <text:p/>
        </draw:path>
        <draw:polygon draw:style-name="gr6" draw:text-style-name="P1" draw:layer="layout" svg:width="0.275cm" svg:height="0.198cm" svg:x="0.328cm" svg:y="15.714cm" svg:viewBox="0 0 276 199" draw:points="260,0 264,7 267,16 270,24 272,33 274,42 275,52 276,62 276,73 276,80 275,87 274,93 273,100 272,106 271,112 269,118 267,124 264,129 261,135 258,140 255,146 251,151 247,156 243,160 239,164 234,169 229,172 224,176 219,179 214,183 208,185 202,188 196,190 190,192 184,194 178,195 171,196 164,197 157,198 151,199 143,199 136,199 128,198 121,197 114,196 107,195 100,193 93,191 87,189 80,187 73,184 67,181 61,177 56,174 50,170 45,165 40,161 35,156 31,151 26,146 22,140 19,134 16,128 12,123 10,117 7,111 5,104 4,98 2,91 1,84 0,77 0,70 0,62 0,53 0,44 1,36 3,28 4,20 6,13 8,6 11,0 42,0 39,7 35,14 33,22 30,30 29,38 28,46 27,54 26,63 27,69 27,74 28,80 29,86 29,91 31,96 33,101 35,106 37,110 39,115 41,119 44,123 48,127 51,131 54,135 59,139 67,146 76,152 86,157 96,161 106,164 118,166 129,168 142,168 153,168 164,166 175,164 185,161 195,158 203,153 212,148 219,140 226,133 233,126 238,118 242,109 245,100 247,91 249,80 249,69 249,60 248,50 247,41 245,32 242,23 239,15 236,7 232,0">
          <text:p/>
        </draw:polygon>
        <draw:path draw:style-name="gr6" draw:text-style-name="P1" draw:layer="layout" svg:width="0.266cm" svg:height="0.212cm" svg:x="0.332cm" svg:y="11.062cm" svg:viewBox="0 0 267 213" svg:d="M267 213h-267v-72-8-9l1-8 1-7 1-8 2-7 1-7 2-7 2-7 3-7 2-6 3-5 3-5 4-6 4-4 3-5 5-4 4-4 5-4 5-3 5-3 5-3 6-3 7-2 6-2 7-2 7-2 7-1 7-1h7l8-1h8 8l7 1h7l7 1 7 2 7 2 6 2 7 2 6 3 6 3 5 3 6 4 5 3 5 5 5 4 5 5 5 5 4 6 4 5 3 6 4 5 3 7 3 7 2 6 2 7 2 6 2 7 1 7 1 8 1 7v8 8zM27 184h214v-40l-1-13-1-12-2-12-4-10-4-11-5-9-5-8-7-9-8-7-8-6-9-5-9-4-11-3-11-2-12-2h-12-13l-12 1-11 2-10 4-9 3-8 5-9 6-7 6-6 7-5 10-5 9-4 10-2 10-2 12-2 13v13z">
          <text:p/>
        </draw:path>
        <draw:polygon draw:style-name="gr6" draw:text-style-name="P1" draw:layer="layout" svg:width="0.266cm" svg:height="0.14cm" svg:x="0.332cm" svg:y="6.7cm" svg:viewBox="0 0 267 141" draw:points="267,0 267,141 0,141 0,6 27,6 27,112 118,112 118,14 145,14 145,112 241,112 241,0">
          <text:p/>
        </draw:polygon>
        <draw:polygon draw:style-name="gr6" draw:text-style-name="P1" draw:layer="layout" svg:width="0.266cm" svg:height="0.134cm" svg:x="0.332cm" svg:y="2.271cm" svg:viewBox="0 0 267 135" draw:points="27,0 27,106 122,106 122,8 149,8 149,106 267,106 267,135 0,135 0,0">
          <text:p/>
        </draw:polygon>
        <draw:polygon draw:style-name="gr6" draw:text-style-name="P1" draw:layer="layout" svg:width="0.272cm" svg:height="0.09cm" svg:x="2.667cm" svg:y="26.949cm" svg:viewBox="0 0 273 91" draw:points="273,0 273,30 42,30 44,32 46,35 48,38 51,41 53,44 55,48 58,52 60,57 65,66 68,75 71,83 73,91 43,91 39,81 35,71 30,60 24,49 21,43 18,38 15,33 12,28 9,24 6,20 3,16 0,12 0,0">
          <text:p/>
        </draw:polygon>
        <draw:polygon draw:style-name="gr6" draw:text-style-name="P1" draw:layer="layout" svg:width="0.27cm" svg:height="0.159cm" svg:x="7.473cm" svg:y="26.898cm" svg:viewBox="0 0 271 160" draw:points="75,34 69,35 64,35 59,36 54,38 49,40 45,42 41,45 38,49 35,52 32,57 29,61 28,66 26,71 25,76 24,81 24,87 24,91 25,95 25,99 26,103 28,108 29,112 31,116 33,120 37,128 43,136 49,143 56,150 25,150 19,144 14,136 10,129 6,121 3,112 1,103 0,93 0,83 0,75 1,67 3,59 5,51 7,45 11,38 15,33 19,27 25,22 30,18 36,14 42,11 49,9 57,8 64,7 73,6 80,6 86,7 93,8 100,10 106,11 112,14 118,17 123,20 128,23 134,28 139,32 145,38 151,44 156,50 162,58 168,66 173,74 178,80 182,86 186,92 190,97 194,102 197,105 200,108 205,114 211,119 216,122 221,125 227,127 233,129 239,130 245,130 245,0 271,0 271,160 258,160 248,160 238,159 229,157 220,154 216,153 212,151 208,149 205,146 201,144 197,141 193,138 190,134 186,130 182,126 178,121 173,116 169,110 164,103 159,96 153,89 148,82 144,75 139,70 134,64 129,59 125,55 120,50 116,47 111,44 106,41 102,39 97,37 92,36 86,35 81,35">
          <text:p/>
        </draw:polygon>
        <draw:polygon draw:style-name="gr6" draw:text-style-name="P1" draw:layer="layout" svg:width="0.276cm" svg:height="0.153cm" svg:x="12.4cm" svg:y="26.901cm" svg:viewBox="0 0 277 154" draw:points="230,154 235,147 240,140 244,132 247,125 249,117 251,109 252,100 252,91 252,85 251,78 250,72 249,66 246,61 244,56 241,51 238,46 234,43 230,39 226,36 221,34 216,32 211,31 206,30 200,29 193,30 187,31 182,32 176,34 172,37 167,40 163,44 160,48 157,53 154,59 152,65 150,72 148,79 147,87 147,96 146,105 146,128 122,128 122,107 122,98 121,90 120,83 119,77 117,71 115,65 111,60 109,56 105,52 102,48 97,46 93,43 88,41 83,40 77,39 71,39 65,39 60,40 55,41 51,42 47,44 43,46 39,49 36,52 34,55 31,59 29,63 28,67 26,72 25,78 25,84 25,90 25,97 26,105 28,112 30,118 32,125 36,131 40,137 44,144 15,144 12,137 9,131 6,124 4,116 2,108 1,99 0,91 0,83 0,75 1,67 3,60 5,53 7,47 10,41 14,35 18,30 22,25 27,21 32,18 38,15 44,13 50,11 57,10 64,10 70,10 76,10 82,11 87,13 93,15 98,17 102,20 107,23 111,27 116,30 119,35 122,40 125,45 128,51 130,57 132,63 133,63 134,56 135,49 137,43 139,37 142,32 145,26 149,21 153,17 158,13 162,10 168,7 173,4 178,2 184,1 190,0 197,0 206,1 214,2 222,4 229,7 236,10 243,15 249,20 255,26 260,33 264,40 268,48 271,56 273,65 275,74 276,83 277,93 276,102 276,112 275,120 273,128 271,135 268,142 265,148 262,154">
          <text:p/>
        </draw:polygon>
        <draw:path draw:style-name="gr6" draw:text-style-name="P1" draw:layer="layout" svg:width="0.267cm" svg:height="0.188cm" svg:x="17.332cm" svg:y="26.887cm" svg:viewBox="0 0 268 189" svg:d="M0 35h177v-35h26v35h65v28h-65v126h-24l-23-19-22-19-23-17-24-17-12-8-12-7-11-7-11-8-10-6-11-6-10-5-10-5zM177 156v-93h-132l15 9 14 9 14 9 15 10 13 9 13 9 12 9 12 10z">
          <text:p/>
        </draw:path>
        <draw:path draw:style-name="gr7" draw:text-style-name="P1" draw:layer="layout" svg:width="0.165cm" svg:height="1.563cm" svg:x="18.581cm" svg:y="11.396cm" svg:viewBox="0 0 166 1564" svg:d="M134 1564l2-2 1-2 2-2 1-2 1-3 2-3 1-3 1-3 1-6 3-6v-5l1-6-1-4v-4-3l-1-4-2-3-1-3-1-2-2-3-1-2-2-1-2-2-3-1-2-1-3-1h-3-3-3l-4 1-3 1-2 1-3 2-3 2-2 3-2 3-1 1-1 2-2 3-1 3-2 3-2 4-2 4-2 4-3 6-3 4-3 5-2 4-3 4-3 3-2 3-3 2-2 2-3 2-3 2-3 1-3 1h-3l-3 1h-4-5l-4-1-4-1-5-2-3-2-4-3-3-3-3-4-3-4-2-4-2-5-1-5-2-5-1-5v-5-6-6-5l1-5v-4l1-5 1-3 1-3 1-3h21l-3 4-2 3-1 4-2 5-1 5v5l-1 5v5 4 3l1 4 1 3 1 3 1 3 1 2 1 3 2 2 2 2 2 2 2 1 3 1 2 1h3l2 1 3-1h2 3l2-1 2-1 2-1 2-2 2-1 1-2 2-3 2-2 2-4 2-3 3-5 2-4 2-5 4-6 3-6 3-5 3-4 3-4 2-4 3-3 3-2 3-2 3-2 3-1 2-2 4-1h3l3-1h3 5l5 1 4 1 4 2 4 2 5 3 3 3 3 3 2 4 3 4 1 5 2 5 1 5 1 6 1 6v7 4l-1 5-1 6-1 6-1 3v3l-1 2-1 3-1 2-1 2v2l-1 1zM163 1317v18h-74v84h74v17h-161v-17h71v-84h-71v-18zM163 1191v84h-161v-80h16v62h55v-58h16v58h57v-66zM163 1076v84h-161v-80h16v63h55v-59h16v59h57v-67zM18 952v46h145v18h-145v46h-16v-110zM58 935h-3l-2-1-2-1-2-1-2-2-1-2v-2l-1-3 1-2v-2l1-2 2-2 2-2 2-1h2l3-1 2 1h2l2 1 2 2 2 2 1 2 1 2v2 3l-1 2-1 2-2 2-2 1-2 1-2 1zM154 935h-3l-2-1-3-1-2-1-2-2-1-2v-2l-1-3 1-2v-2l1-2 2-2 2-2 3-1h2l3-1 2 1h2l2 1 2 2 1 2 2 2v2l1 2-1 3v2l-1 2-2 2-2 1-2 1-2 1zM84 262h-5-4-5l-4-1-4-1h-4l-5-1-3-2-4-1-4-2-3-1-4-2-3-2-3-2-3-3-3-2-3-3-3-3-2-3-2-3-2-3-2-3-2-3-2-4-1-3-1-4-1-4-1-4v-4l-1-4v-4-5-4-4l1-4v-4l1-3 1-4 1-3 1-4 2-3 1-3 2-3 2-3 3-3 2-3 2-2 3-3 3-2 3-3 3-2 3-2 3-2 4-1 3-2 4-1 3-1 4-1 4-1 4-1h4l4-1h5 4 5 4l5 1h4l5 1 4 1 4 1 4 1 3 1 4 2 4 1 3 2 3 2 4 2 3 3 3 2 2 3 4 3 2 2 3 3 2 3 2 4 1 3 2 3 1 4 1 4 1 3 1 4 1 4v4l1 5v4 4l-1 4v4l-1 4v4l-1 3-2 4-1 3-1 3-2 4-2 3-2 3-2 3-3 3-3 2-3 3-3 2-3 3-3 2-3 2-3 2-4 2-3 1-4 1-3 2-4 1h-4l-4 1-4 1h-4-4zM82 244h8l6-1 7-1 6-2 6-2 5-3 5-3 5-3 2-2 2-2 3-2 1-3 2-2 2-2 1-3 1-2 1-3 1-2 2-3 1-3v-3-3l1-3v-3l-1-7v-6l-3-6-2-5-2-5-3-5-4-5-4-4-4-3-6-3-5-3-6-2-6-2-7-1-7-1h-7-8l-7 1-7 1-6 2-6 2-6 2-5 3-4 4-5 4-3 4-3 5-3 5-2 5-1 6-1 6v7 3 3 3l1 3 1 3v3l1 2 1 3 2 3 1 2 2 3 1 2 2 2 2 2 2 2 3 2 4 4 6 3 5 3 6 2 6 2 7 1 6 1zM18 0v63h57v-59h16v59h72v17h-161v-80z">
          <text:p/>
        </draw:path>
        <draw:path draw:style-name="gr7" draw:text-style-name="P1" draw:layer="layout" svg:width="0.165cm" svg:height="0.904cm" svg:x="17.287cm" svg:y="12.048cm" svg:viewBox="0 0 166 905" svg:d="M102 887h62v18h-161v-43-7l1-5v-6l2-5 2-5 2-4 2-4 3-4 3-3 4-3 4-2 4-2 5-2 5-1h5l5-1 6 1h5l6 2 4 1 5 3 4 3 4 3 4 4 4 4 3 5 2 4 2 5 1 6 1 5 1 6v6zM19 887h66v-20-5-4l-1-4-1-4-1-4-1-3-2-3-2-3-3-2-2-2-3-2-3-2-4-1-3-1h-4-4-4-3l-4 1-3 1-3 1-2 2-3 2-2 2-2 3-1 3-2 3-1 3-1 4-1 4v4 5zM164 665v21l-46 27-4 2-3 2-3 2-2 2-3 2-1 2-2 1-1 2-2 4-2 3-1 5v5 15h70v18h-161v-47-5-6l1-4 2-5 1-4 2-4 3-4 2-3 3-3 3-3 4-2 4-2 4-1 4-1 5-1h4 4 4l4 1 3 1 4 1 3 2 3 2 3 2 2 2 3 3 2 3 2 3 2 3 1 4 2 4 1 4h1l1-3 2-3 2-2 3-3 1-1 1-1 2-2 2-1 3-2 3-2 2-2 4-1zM19 760h59v-26-3l-1-4v-3l-1-3-2-3-1-3-2-2-2-3-2-2-2-2-3-1-3-1-3-1-3-1-3-1h-3-3l-3 1h-3l-3 1-2 2-3 1-2 2-2 2-1 2-2 2-1 3-1 3-1 3v4l-1 3v4zM85 653h-5l-5-1h-4l-5-1h-4l-4-1-4-1-4-1-4-2-3-1-4-2-3-2-4-2-3-2-3-2-3-3-3-3-2-2-3-3-2-3-2-3-2-4-1-3-2-3-1-4-2-4-1-4v-4l-1-4v-4l-1-4v-4-4l1-5v-3l1-4v-4l1-3 1-4 2-3 1-4 2-3 2-3 2-3 2-3 2-2 3-3 2-3 3-2 3-2 3-3 4-2 3-1 3-2 4-1 3-2 4-1 4-1 4-1 4-1h4l4-1h4 5 4 5l4 1h5l4 1 4 1 4 1 4 1 4 2 5 1 3 2 4 2 3 2 3 2 3 2 3 3 3 2 3 3 2 3 2 3 2 3 2 3 2 3 2 4 1 3 1 4 1 4 1 4v3l1 5v4 4 4 4l-1 4v4l-1 4-1 4-1 3-1 3-2 4-2 3-1 3-2 3-3 3-2 3-2 3-3 2-3 3-3 2-3 2-3 2-4 2-3 2-3 1-5 2-4 1-4 1-3 1h-4l-5 1h-4l-4 1zM83 634h7l7-1 6-1 6-1 6-3 7-2 5-3 5-4 2-2 2-2 2-2 2-2 1-3 2-2 1-2 2-3 1-2 1-3 1-3v-3l1-3v-3-3-3-6l-1-7-1-5-2-6-3-5-3-5-3-4-4-4-5-4-5-3-6-3-6-2-6-1-7-2h-7-8-7-8l-6 2-7 1-6 2-5 3-5 3-5 3-4 4-4 4-3 5-2 5-2 5-2 6-1 6v7 3 3l1 3v3l1 3 1 3 1 3 1 2 1 3 2 2 1 3 2 2 2 2 2 3 2 2 2 2 5 3 5 3 6 3 5 2 7 2 6 1 7 1zM106 431h7l6 1 7 1 6 1 5 2 5 2 5 2 4 3 3 3 3 3 3 4 2 4 2 4 1 4 1 5v4 5 3l-1 4-1 3h-18l2-3 1-3 1-4v-5-3-3l-1-2-1-3-2-2-2-2-2-2-3-2-2-1-4-2-3-1-4-1h-4l-6-1h-5-5-103v-18zM164 306v84h-161v-80h16v63h54v-58h16v58h59v-67zM157 167l2 5 2 5 2 5 1 5 1 6 1 6v6 6 4 4l-1 4v4l-1 4-1 4-1 3-1 4-2 3-1 3-2 3-2 3-2 3-3 3-2 3-3 2-3 3-3 2-3 2-3 2-3 2-3 2-4 1-4 2-4 1-4 1-4 1-4 1h-4l-4 1h-4-4-5-4l-5-1-4-1h-4l-4-1-4-1-4-2-4-1-4-2-3-2-4-2-3-2-3-2-4-3-3-3-2-3-3-3-3-3-2-3-2-3-2-4-2-3-2-4-1-3-1-4-1-4-1-4-1-4v-5l-1-4v-4-6l1-5v-5l1-5 1-4 1-5 1-4 2-4h19l-2 5-2 4-2 5-1 4-1 5-1 5-1 5v5 4l1 3v3 4l1 3 1 3 1 3 1 3 1 3 2 2 1 3 2 2 2 3 2 2 2 2 3 3 4 4 6 3 5 3 6 2 7 2 6 1 7 1h8 7 6l7-2 6-1 6-3 6-2 5-4 4-3 5-5 3-4 3-5 3-5 2-6 1-5 1-7v-6-6-6l-1-5-1-6-2-5-2-5-2-4-2-5zM19 40v46h145v18h-145v46h-16v-110zM58 23h-2l-3-1-2-1-1-1-2-2-1-2-1-2v-3-2l1-2 1-2 2-2 1-1 2-2h3 2 2 3l2 2 2 1 1 2 1 2 1 2v2 3l-1 2-1 2-1 2-2 1-2 1-3 1zM154 23h-2l-3-1-2-1-2-1-1-2-1-2-1-2v-3-2l1-2 1-2 1-2 2-1 2-2h3 2 2 3l2 2 1 1 2 2 1 2 1 2v2 3l-1 2-1 2-1 2-2 1-2 1-3 1z">
          <text:p/>
        </draw:path>
        <draw:path draw:style-name="gr7" draw:text-style-name="P1" draw:layer="layout" svg:width="0.165cm" svg:height="0.99cm" svg:x="18.026cm" svg:y="6.049cm" svg:viewBox="0 0 166 991" svg:d="M164 878v21l-45 26-4 2-3 2-3 2-2 3-2 1-2 2-2 2-1 2-2 3-2 4v5l-1 4v16h69v18h-161v-47-6l1-5v-5l2-4 1-4 2-4 3-4 2-3 3-3 3-3 4-2 4-2 4-2 4-1h5 5 5 3l4 1 4 1 3 1 3 2 3 1 3 3 2 2 3 2 2 3 2 3 2 4 2 4 1 4 1 4h1l2-3 1-3 2-3 3-2 1-1 2-1 1-2 3-1 2-2 3-2 3-2 3-2zM19 973h60v-26-4-3l-1-3-1-3-1-3-2-3-2-3-2-2-2-2-2-2-3-1-3-2-2-1h-3l-4-1h-3-3l-4 1h-3l-3 1-2 1-2 2-3 2-1 1-2 3-2 2-1 3-1 3-1 3v3l-1 4v4zM164 771v84h-161v-80h16v63h55v-58h16v58h58v-67zM3 622l161 60v19l-161 58v-19l129-45 3-1 3-1 4-1 4-1-4-1h-3l-4-1-4-2-128-46zM164 582v17h-161v-17zM136 547l2-2 1-3 1-2 2-2 1-3 1-2 1-3 1-3 2-6 1-6 1-6v-5-4-4l-1-4v-4l-1-3-1-2-2-3-1-2-2-2-2-2-2-2-2-1-2-1-3-1h-3-3-4l-3 1-3 1-3 2-3 1-2 3-2 2-2 3-1 2-2 2-1 2-2 3-1 3-2 4-2 4-3 4-3 6-2 5-3 4-3 4-2 4-3 3-3 3-2 3-2 2-3 1-3 2-3 1-3 1-3 1h-4-3-6l-5-1-4-1-4-2-4-2-3-3-3-3-3-4-3-4-2-4-2-5-2-4-1-5-1-6-1-5v-6-6l1-5v-5l1-4v-4l1-4 2-3 1-3h20l-2 4-2 4-2 4-1 4-1 5-1 5v5 6 3 4 3l1 3 1 3 1 3 2 3 1 2 2 3 2 1 2 2 2 1 2 2h3l2 1h3 4l2-1h2l3-1 2-1 2-1 1-1 2-2 2-2 2-2 2-3 2-3 2-4 2-4 3-5 2-5 3-6 3-6 3-5 3-4 3-4 3-3 3-3 3-3 2-2 3-2 3-1 3-1 3-1 3-1h3 4 5l4 1 5 1 4 1 4 2 3 3 3 3 3 4 3 3 2 5 2 4 2 5 1 6 1 6v6 6 4 5l-1 6-1 6-1 3-1 3-1 3v2l-1 2-1 2-1 2-1 2zM164 401v17h-161v-17zM86 368h-5l-5-1h-4l-4-1h-5l-4-1-4-1-4-1-4-2-3-1-5-2-3-2-4-2-3-2-3-2-3-3-3-3-2-2-3-3-2-3-2-3-2-4-1-3-2-3-1-4-1-4-1-4-1-4-1-4v-4l-1-4v-4-5l1-4v-3l1-4v-4l1-3 2-4 1-3 1-4 2-3 2-3 2-3 2-3 2-2 3-3 3-3 3-2 3-2 3-3 3-2 3-1 3-2 5-1 3-2 4-1 4-1 4-1 4-1h4l4-1h4 5 4 5l5 1h4l4 1 4 1 4 1 4 1 4 2 4 1 3 2 4 2 3 2 3 2 3 2 3 3 3 2 3 3 2 3 2 3 2 3 2 3 2 3 2 4 1 3 1 4 1 4 1 4 1 3v5 4 4 4 4 4l-1 4-1 4-1 4-1 3-1 3-2 4-1 3-2 3-2 3-2 3-3 3-2 3-3 2-3 3-3 2-3 2-3 2-4 2-3 2-3 1-4 2-4 1-3 1-4 1h-4l-4 1h-5l-4 1zM84 349h7l7-1 6-1 7-1 5-3 6-2 5-3 5-4 2-2 2-2 2-2 2-2 2-3 1-2 1-2 2-3 1-2 1-3 1-3v-3l1-3v-3-3-3-6l-1-7-1-5-2-6-2-5-3-5-4-4-4-4-5-4-5-3-5-3-6-2-6-1-7-2h-7-8-7-7l-7 2-7 1-5 2-6 3-6 3-5 3-4 4-4 4-3 5-2 5-2 5-2 6v6l-1 7v3l1 3v3l1 3v3l1 3 1 3 1 2 1 3 2 2 1 3 2 2 2 2 2 3 2 2 2 2 5 3 6 4 6 2 6 2 6 2 6 1 7 1zM164 58v22l-130 83-2 1-3 2-2 1-3 1v1l1-1h2 3 2 3 3 5 4 117v17h-161v-23l128-81 2-1 2-2 2-1h1l1-1 1-1h1 1v-1h-2l-3 1h-2-3-3-4-3-4-115v-17zM59 24h-2l-2-1-2-1-2-2-2-1-1-2-1-2v-3-2l1-2 1-2 2-2 2-2 2-1 2-1h2 3l2 1 2 1 2 2 1 2 1 2 1 2v2 3l-1 2-1 2-1 2-2 1-2 1-2 1zM154 24h-2l-3-1-2-1-2-2-1-1-1-2-1-2v-3-2l1-2 1-2 1-2 2-2 2-1 3-1h2 2l3 1 2 1 2 2 1 2 1 2 1 2v2 3l-1 2-1 2-1 2-2 1-2 1-2 1z">
          <text:p/>
        </draw:path>
        <draw:path draw:style-name="gr7" draw:text-style-name="P1" draw:layer="layout" svg:width="0.162cm" svg:height="0.555cm" svg:x="19.076cm" svg:y="12.397cm" svg:viewBox="0 0 163 556" svg:d="M161 556h-161v-44-5-5l1-5v-4l1-5 1-4 1-4 1-4 1-4 2-4 1-4 2-3 2-3 2-3 2-3 2-3 3-2 3-3 3-2 2-2 4-2 3-2 3-1 4-2 4-1 4-1 4-1h4l4-1 5-1h4 5 5 4l4 1 5 1 4 1 4 1 4 1 3 1 4 2 4 2 4 2 3 2 3 2 4 3 3 2 2 3 3 3 3 4 2 3 2 3 2 4 2 3 2 4 1 4 1 4 2 4 1 4v4l1 5 1 4v5 4zM16 538h129v-24-8l-1-7-2-7-2-7-2-6-3-5-3-5-4-5-5-4-6-4-5-3-6-2-6-2-7-1-7-1h-8-7l-7 1-7 1-6 2-5 2-5 3-5 3-4 4-4 4-3 5-3 6-2 6-2 6-1 7-1 8v8zM161 274v19l-47 18v68l47 16v20l-161-62v-17zM98 316l-69 26-2 1h-2l-3 1h-3v1l3 1h3l3 1h1l69 26zM16 156v47h145v17h-145v46h-16v-110zM161 46v85h-161v-81h16v64h54v-59h16v59h59v-68zM55 24h-2l-2-1-2-1-2-2-2-1-1-2-1-3v-2-2l1-2 1-2 2-2 2-2 2-1 2-1h2 3l2 1 2 1 2 2 1 2 2 2v2 2 2 3l-2 2-1 2-2 1-2 1-2 1zM151 24h-2l-2-1-2-1-2-2-2-1-1-2-1-3v-2-2l1-2 1-2 2-2 2-2 2-1 2-1h2 3l2 1 2 1 2 2 1 2 1 2 1 2v2 2l-1 3-1 2-1 2-2 1-2 1-2 1z">
          <text:p/>
        </draw:path>
        <draw:path draw:style-name="gr7" draw:text-style-name="P1" draw:layer="layout" svg:width="0.165cm" svg:height="0.804cm" svg:x="18.581cm" svg:y="9.445cm" svg:viewBox="0 0 166 805" svg:d="M134 805l2-2 1-2 2-2 1-3 1-2 2-3 1-3 1-3 1-6 3-6v-5l1-6-1-4v-4-4l-1-3-2-3-1-3-1-3-2-2-1-2-2-2-2-1-3-1-2-1-3-1h-3l-3-1-3 1h-4l-3 2-2 1-3 2-3 2-2 3-2 3-1 1-1 2-2 3-1 3-2 3-2 3-2 5-2 4-3 5-3 5-3 5-2 4-3 4-3 3-2 3-3 2-2 2-3 2-3 1-3 2-3 1h-3l-3 1h-4-5l-4-1-4-1-5-2-3-2-4-3-3-3-3-4-3-4-2-5-2-4-1-5-2-5-1-5v-6-5-6-5l1-5v-5l1-4 1-3 1-3 1-3h21l-3 3-2 4-1 4-2 5-1 4v5l-1 6v5 4 3l1 4 1 3 1 3 1 3 1 2 1 3 2 2 2 2 2 2 2 1 3 1 2 1h3 2 3 2l3-1h2l2-1 2-2 2-1 2-1 1-2 2-3 2-3 2-3 2-4 3-4 2-5 2-5 4-6 3-5 3-5 3-4 3-4 2-4 3-3 3-2 3-2 3-2 3-2 2-1 4-1h3l3-1h3 5l5 1 4 1 4 2 4 2 5 3 3 3 3 3 2 4 3 4 1 5 2 5 1 5 1 6 1 6v7 4l-1 5-1 5-1 7-1 3v2l-1 3-1 2-1 3-1 2v1l-1 2zM18 583v47h145v17h-145v46h-16v-110zM163 435v19l-46 18v68l46 16v20l-161-62v-17zM101 477l-69 26-2 1h-3l-3 1h-3v1l3 1h3l3 1h2l69 26zM18 317v47h145v17h-145v46h-16v-110zM98 176h8l8 1 7 1 6 2 6 2 6 3 5 3 5 3 4 4 3 5 3 5 3 5 1 6 2 6 1 7v8 7l-1 6-2 6-1 6-3 5-2 5-4 4-3 4-6 3-4 3-6 2-5 2-7 2-7 1-7 1h-8-98v-17h97l6-1h6l5-1 5-1 4-2 4-1 4-2 3-3 3-3 3-3 2-3 2-4 2-4 1-5 1-4v-6-5l-1-4-1-4-2-4-2-4-2-3-2-3-3-3-3-2-4-2-4-2-4-2-5-1-5-1h-5-6-99v-18zM134 143l2-1 1-3 2-2 1-2 1-3 2-2 1-3 1-3 1-6 3-6v-6l1-5-1-5v-4-3l-1-4-2-3-1-3-1-2-2-2-1-2-2-2-2-2-3-1-2-1-3-1h-3-3-3l-4 1-3 1-2 1-3 2-3 3-2 2-2 3-1 2-1 2-2 2-1 3-2 3-2 4-2 4-2 4-3 6-3 5-3 4-2 4-3 4-3 3-2 3-3 2-2 2-3 2-3 2-3 1-3 1-3 1h-3-4-5l-4-1-4-1-5-2-3-2-4-3-3-3-3-4-3-4-2-4-2-5-1-5-2-4-1-6v-5-6-6-5l1-5v-4l1-4 1-4 1-3 1-3h21l-3 4-2 4-1 4-2 4-1 5v5l-1 5v5 4 4l1 3 1 3 1 3 1 3 1 3 1 2 2 2 2 2 2 2 2 1 3 1 2 1 3 1h2 3l2-1h3l2-1 2-1 2-1 2-1 2-2 1-2 2-2 2-3 2-3 2-4 3-4 2-5 2-5 4-6 3-6 3-5 3-4 3-4 2-3 3-3 3-3 3-2 3-2 3-1 2-1 4-1 3-1h3 3 5 5l4 2 4 1 4 2 5 3 3 3 3 3 2 4 3 5 1 4 2 5 1 6 1 5 1 6v7 4l-1 5-1 6-1 6-1 3v3l-1 2-1 3-1 2-1 2v2l-1 1zM58 24h-3l-2-1-2-1-2-2-2-1-1-2v-3l-1-2 1-2v-2l1-2 2-2 2-2 2-1 2-1h3 2l2 1 2 1 2 2 2 2 1 2 1 2v2 2l-1 3-1 2-2 2-2 1-2 1-2 1zM154 24h-3l-2-1-3-1-2-2-2-1-1-2v-3l-1-2 1-2v-2l1-2 2-2 2-2 3-1 2-1h3 2l2 1 2 1 2 2 1 2 2 2v2l1 2-1 2v3l-1 2-2 2-2 1-2 1-2 1z">
          <text:p/>
        </draw:path>
        <draw:path draw:style-name="gr7" draw:text-style-name="P1" draw:layer="layout" svg:width="0.165cm" svg:height="1.652cm" svg:x="17.657cm" svg:y="11.3cm" svg:viewBox="0 0 166 1653" svg:d="M163 1653h-161v-44-5l1-5v-5l1-4v-5l1-4 1-4 1-4 2-4 1-4 2-4 1-3 2-3 2-3 2-3 3-3 2-2 3-3 3-2 3-2 3-2 3-2 4-1 3-2 4-1 4-1 4-1h4l4-1 5-1h5 4 6 4l5 1 4 1 4 1 4 1 4 1 4 1 3 2 4 2 3 2 4 2 3 2 3 3 3 2 3 3 3 3 2 4 2 3 3 3 2 4 1 3 2 4 1 4 2 4 1 4 1 4 1 4v5l1 4v5 4zM18 1635h129v-24-8l-1-7-1-7-2-7-3-6-3-5-3-5-4-5-5-4-5-4-5-3-6-2-6-2-7-1-7-1h-7-9l-7 1-6 1-6 2-6 2-5 3-5 3-4 4-4 4-3 5-2 6-3 6-1 6-2 7v8l-1 8zM163 1380v21l-45 27-3 2-3 2-3 2-3 2-2 2-2 2-1 2-2 1-2 4-1 4-1 4v5 16h68v17h-161v-47-5l1-5 1-5 1-5 2-4 2-4 2-3 3-4 3-3 3-2 4-3 3-2 4-1 5-1 4-1h5 4l4 1h3l4 1 3 2 3 1 3 2 3 2 3 2 2 3 2 3 3 3 2 4 2 3 2 4 1 5 2-4 2-3 2-2 2-3 1-1 2-1 2-1 2-2 2-2 3-1 3-2 3-2zM19 1476h59v-26l-1-4v-4l-1-3-1-3-1-3-1-2-2-3-2-2-2-2-3-2-2-2-3-1-3-1-3-1h-3-4-3-3l-3 1-2 1-3 1-2 1-2 2-2 2-2 2-1 3-2 2v3l-1 3-1 4v4 3zM163 1235v20l-45 17v69l45 16v19l-161-61v-18zM102 1278l-70 25-2 1-3 1h-3l-3 1 4 1 2 1h3l2 1 70 25zM2 1022l161 46v21l-119 34-3 1h-4l-5 1h-4v1h5l4 1h4l3 2 119 33v20l-161 47v-19l125-35 4-1h4l4-1h4v-1h-3l-4-1-4-1-5-1-125-36v-17l126-35 3-1h3l4-1 5-1h-3l-4-1-4-1-5-1-125-33zM163 981v17h-161v-17zM163 810v22l-130 84-2 1-2 1-3 2-3 1h2 2 2 3 3 3 3 4 118v17h-161v-23l128-81 3-2 2-1 1-1 2-1h1l1-1h1v-1h-2l-2 1h-3-3-3-3-4-4-115v-18zM152 649l3 7 3 6 3 6 1 7 2 7 1 6 1 7v8 4l-1 4v4l-1 4v3l-1 4-1 4-2 3-1 4-2 3-2 3-2 3-2 3-2 3-3 3-2 2-3 3-3 2-3 3-3 2-3 2-4 1-3 2-4 1-4 2-3 1-4 1h-4l-5 1h-4l-4 1h-5-5l-5-1h-4l-4-1-5-1-4-1-3-1-4-1-4-2-4-2-3-1-4-3-3-2-3-2-3-3-3-3-3-3-3-3-3-3-2-3-2-4-2-3-2-4-1-3-2-4-1-4-1-4-1-4v-4l-1-4v-5-4-7-6l1-6 1-5 1-5 2-6 1-4 2-4h20l-3 4-2 6-2 5-2 6-1 5-1 6-1 7v6 4 3l1 3v3l1 3v3l1 3 2 3 1 3 1 2 2 3 1 3 2 2 2 2 2 3 3 2 4 4 6 3 5 3 6 3 6 2 7 1 7 1h8 8l7-1 6-1 6-2 6-2 6-3 5-3 4-4 4-4 4-5 3-5 2-5 2-6 2-6 1-6v-7-5l-1-4v-5l-1-4-1-4-1-4-2-3-2-4h-46v35h-17v-53zM18 441v46h145v18h-145v45h-16v-109zM163 398v17h-161v-17zM18 262v46h145v18h-145v46h-16v-110zM163 154v82h-161v-17h145v-65zM163 46v84h-161v-80h16v62h55v-58h17v58h57v-66zM58 24h-3l-2-1-2-1-2-2-2-2-1-2v-2l-1-2 1-2v-3l1-2 2-2 2-1 2-1 2-1h3 2l2 1 2 1 2 1 2 2 1 2 1 2v3 2l-1 2-1 2-2 2-2 2-2 1-2 1zM154 24h-3l-2-1-2-1-2-2-2-2-1-2v-2l-1-2 1-2v-3l1-2 2-2 2-1 2-1 2-1h3 2l2 1 2 1 2 1 2 2 1 2v2l1 3-1 2v2l-1 2-2 2-2 2-2 1-2 1z">
          <text:p/>
        </draw:path>
        <draw:path draw:style-name="gr7" draw:text-style-name="P1" draw:layer="layout" svg:width="0.162cm" svg:height="1.172cm" svg:x="18.029cm" svg:y="11.78cm" svg:viewBox="0 0 163 1173" svg:d="M161 1173h-161v-44-5-5l1-5v-4l1-5 1-4 1-4 1-4 1-4 2-4 1-4 2-3 2-3 2-3 2-3 2-3 3-2 3-3 2-2 3-2 3-2 5-2 3-1 4-2 4-1 3-1 4-1h5l4-1 4-1h5 5 4 5l4 1 4 1 5 1 4 1 4 1 3 1 4 2 4 2 3 2 3 2 3 2 4 3 2 2 3 3 3 3 3 4 2 3 2 3 2 4 2 3 2 4 1 4 1 4 2 4v4l1 4 1 5v4l1 5v4zM16 1155h129v-24l-1-8v-7l-2-7-2-7-2-6-3-5-3-5-5-5-4-4-5-4-5-3-6-2-6-2-7-1-7-1h-8-7l-7 1-7 1-6 2-6 2-5 3-4 3-5 4-4 4-3 5-3 6-2 6-2 6-1 7-1 8v8zM161 900v21l-45 27-4 2-3 2-3 2-2 2-2 2-2 2-2 2-1 1-2 4-2 4v4l-1 5v16h69v17h-161v-47-5l1-5v-5l2-5 1-4 2-4 3-3 2-4 3-3 3-2 4-3 4-2 4-1 4-1 6-1h4 5l3 1h4l4 1 3 2 3 1 3 2 3 2 2 2 3 3 2 3 2 3 2 4 2 3 1 4 1 5h1l2-4 1-3 2-2 3-3 1-1 2-1 1-1 3-2 2-2 3-1 3-2 3-2zM16 996h60v-26-4-4l-1-3-1-3-1-3-2-2-2-3-2-2-2-2-2-2-3-2-3-1-2-1-3-1h-4-3-3-3l-3 1-4 1-2 1-2 1-3 2-1 2-2 2-2 3-1 2-1 3-1 3v4l-1 4v3zM161 755v20l-46 17v69l46 16v19l-161-61v-18zM99 798l-70 25-2 1-2 1h-3l-3 1 3 1 3 1h2l2 1 70 25zM0 543l161 46v20l-118 34-4 1h-4l-5 1h-4v1h4l5 1h4l4 2 118 33v20l-161 47v-19l125-35 3-1h4l4-1h4v-1h-3l-4-1-4-1-4-1-125-36v-17l125-34 3-1h4l4-1 4-1h-3l-3-1-4-1-5-1-125-33zM161 390v22l-130 84-2 1-3 1-2 2-3 1h1 2 3 2 3 4 4 4 117v18h-161v-24l128-81 2-2 2-1 2-1 1-1h1l1-1h1l1-1h-2l-3 1h-2-3-3-4-3-4-115v-18zM161 270h-161v-45-4l1-5v-4l1-5 2-3 2-4 2-3 2-4 3-3 2-2 3-2 4-2 3-1 4-1 4-1h5 3l3 1h3l3 1 3 1 3 1 2 2 3 1 3 2 2 2 2 3 2 2 1 3 2 2 1 3 2 4 1-4v-4l1-4 2-3 1-3 2-3 3-3 2-2 3-3 3-2 3-1 3-1 4-2h3l4-1h4 5l5 1 4 1 4 2 4 2 4 2 4 3 3 4 3 4 3 3 2 5 2 4 1 5 1 5 1 5v5zM16 253h54v-20-4l-1-3v-4l-1-3-1-3-2-3-1-3-2-2-2-2-2-2-2-1-3-1-3-1-3-1h-3-3-3-3l-3 1h-2l-3 2-1 1-2 1-2 2-1 2-1 3-1 2-1 3-1 3v3l-1 4v3zM86 253h58v-26-4-4l-1-4-1-3-1-3-1-3-2-3-2-2-2-2-2-2-2-2-3-1-3-1-3-1h-3l-3-1-4 1h-3l-3 1-3 1-3 1-2 2-2 2-2 2-2 3-1 3-1 3-1 4-1 3-1 5v4 5zM0 38l102 52h59v18h-59l-102 51v-20l74-36 1-1h1 1l1-1 2-1h2l1-1-1-1-3-1-2-1-3-2-74-38zM56 24h-2l-2-1-2-1-2-2-2-2-1-2-1-2v-2-2l1-3 1-2 2-2 2-1 2-1 2-1h2 3l2 1 2 1 2 1 1 2 1 2 1 2v3 2l-1 2-1 2-1 2-2 2-2 1-2 1zM151 24h-2l-3-1-2-1-2-2-1-2-1-2-1-2v-2-2l1-3 1-2 1-2 2-1 2-1 3-1h2 2l3 1 2 1 2 1 1 2 1 2 1 2v3 2l-1 2-1 2-1 2-2 2-2 1-2 1z">
          <text:p/>
        </draw:path>
        <draw:line draw:style-name="gr1" draw:text-style-name="P1" draw:layer="layout" svg:x1="5.431cm" svg:y1="8.723cm" svg:x2="4.938cm" svg:y2="8.723cm">
          <text:p/>
        </draw:line>
        <draw:line draw:style-name="gr1" draw:text-style-name="P1" draw:layer="layout" svg:x1="5.431cm" svg:y1="8.107cm" svg:x2="4.938cm" svg:y2="8.107cm">
          <text:p/>
        </draw:line>
        <draw:line draw:style-name="gr1" draw:text-style-name="P1" draw:layer="layout" svg:x1="5.431cm" svg:y1="7.491cm" svg:x2="4.938cm" svg:y2="7.491cm">
          <text:p/>
        </draw:line>
        <draw:line draw:style-name="gr1" draw:text-style-name="P1" draw:layer="layout" svg:x1="5.431cm" svg:y1="14.39cm" svg:x2="4.938cm" svg:y2="14.39cm">
          <text:p/>
        </draw:line>
        <draw:line draw:style-name="gr1" draw:text-style-name="P1" draw:layer="layout" svg:x1="5.431cm" svg:y1="13.774cm" svg:x2="4.938cm" svg:y2="13.774cm">
          <text:p/>
        </draw:line>
        <draw:line draw:style-name="gr1" draw:text-style-name="P1" draw:layer="layout" svg:x1="5.431cm" svg:y1="13.158cm" svg:x2="4.938cm" svg:y2="13.158cm">
          <text:p/>
        </draw:line>
        <draw:line draw:style-name="gr1" draw:text-style-name="P1" draw:layer="layout" svg:x1="5.431cm" svg:y1="20.056cm" svg:x2="4.938cm" svg:y2="20.056cm">
          <text:p/>
        </draw:line>
        <draw:line draw:style-name="gr1" draw:text-style-name="P1" draw:layer="layout" svg:x1="5.431cm" svg:y1="19.44cm" svg:x2="4.938cm" svg:y2="19.44cm">
          <text:p/>
        </draw:line>
        <draw:line draw:style-name="gr1" draw:text-style-name="P1" draw:layer="layout" svg:x1="5.431cm" svg:y1="18.824cm" svg:x2="4.938cm" svg:y2="18.824cm">
          <text:p/>
        </draw:line>
        <draw:line draw:style-name="gr1" draw:text-style-name="P1" draw:layer="layout" svg:x1="5.431cm" svg:y1="25.723cm" svg:x2="4.938cm" svg:y2="25.723cm">
          <text:p/>
        </draw:line>
        <draw:line draw:style-name="gr1" draw:text-style-name="P1" draw:layer="layout" svg:x1="5.431cm" svg:y1="25.107cm" svg:x2="4.938cm" svg:y2="25.107cm">
          <text:p/>
        </draw:line>
        <draw:line draw:style-name="gr1" draw:text-style-name="P1" draw:layer="layout" svg:x1="5.431cm" svg:y1="24.491cm" svg:x2="4.938cm" svg:y2="24.491cm">
          <text:p/>
        </draw:line>
        <draw:line draw:style-name="gr1" draw:text-style-name="P1" draw:layer="layout" svg:x1="9.126cm" svg:y1="21.411cm" svg:x2="9.619cm" svg:y2="21.411cm">
          <text:p/>
        </draw:line>
        <draw:line draw:style-name="gr1" draw:text-style-name="P1" draw:layer="layout" svg:x1="9.126cm" svg:y1="15.745cm" svg:x2="9.619cm" svg:y2="15.745cm">
          <text:p/>
        </draw:line>
        <draw:line draw:style-name="gr1" draw:text-style-name="P1" draw:layer="layout" svg:x1="9.126cm" svg:y1="10.078cm" svg:x2="9.619cm" svg:y2="10.078cm">
          <text:p/>
        </draw:line>
        <draw:line draw:style-name="gr1" draw:text-style-name="P1" draw:layer="layout" svg:x1="9.126cm" svg:y1="4.411cm" svg:x2="9.619cm" svg:y2="4.411cm">
          <text:p/>
        </draw:line>
        <draw:path draw:style-name="gr3" draw:text-style-name="P2" draw:layer="layout" svg:width="0.074cm" svg:height="0.074cm" svg:x="10.629cm" svg:y="4.005cm" svg:viewBox="0 0 75 75" svg:d="M37 75c-20 0-37-17-37-38s17-37 37-37c21 0 38 16 38 37s-17 38-38 38z">
          <text:p/>
        </draw:path>
        <draw:polyline draw:style-name="gr1" draw:text-style-name="P1" draw:layer="layout" svg:width="5.235cm" svg:height="0.369cm" svg:x="5.431cm" svg:y="4.042cm" svg:viewBox="0 0 5236 370" draw:points="0,370 0,0 5236,0">
          <text:p/>
        </draw:polyline>
        <draw:polyline draw:style-name="gr1" draw:text-style-name="P1" draw:layer="layout" svg:width="0.616cm" svg:height="0.369cm" svg:x="10.666cm" svg:y="4.042cm" svg:viewBox="0 0 617 370" draw:points="0,0 617,0 617,370">
          <text:p/>
        </draw:polyline>
        <draw:polyline draw:style-name="gr1" draw:text-style-name="P1" draw:layer="layout" svg:width="3.634cm" svg:height="3.511cm" svg:x="10.666cm" svg:y="3.487cm" svg:viewBox="0 0 3635 3512" draw:points="0,555 0,0 3389,0 3389,3512 3635,3512">
          <text:p/>
        </draw:polyline>
        <draw:path draw:style-name="gr3" draw:text-style-name="P2" draw:layer="layout" svg:width="0.074cm" svg:height="0.074cm" svg:x="10.506cm" svg:y="3.943cm" svg:viewBox="0 0 75 75" svg:d="M37 75c-20 0-37-17-37-37 0-21 17-38 37-38 21 0 38 17 38 38 0 20-17 37-38 37z">
          <text:p/>
        </draw:path>
        <draw:polyline draw:style-name="gr1" draw:text-style-name="P1" draw:layer="layout" svg:width="5.174cm" svg:height="1.047cm" svg:x="5.369cm" svg:y="3.98cm" svg:viewBox="0 0 5175 1048" draw:points="62,1048 0,1048 0,0 5175,0">
          <text:p/>
        </draw:polyline>
        <draw:polyline draw:style-name="gr1" draw:text-style-name="P1" draw:layer="layout" svg:width="0.739cm" svg:height="1.047cm" svg:x="10.543cm" svg:y="3.98cm" svg:viewBox="0 0 740 1048" draw:points="0,0 679,0 679,1048 740,1048">
          <text:p/>
        </draw:polyline>
        <draw:polyline draw:style-name="gr1" draw:text-style-name="P1" draw:layer="layout" svg:width="3.757cm" svg:height="4.866cm" svg:x="10.543cm" svg:y="3.364cm" svg:viewBox="0 0 3758 4867" draw:points="0,616 0,0 3635,0 3635,4867 3758,4867">
          <text:p/>
        </draw:polyline>
        <draw:path draw:style-name="gr3" draw:text-style-name="P2" draw:layer="layout" svg:width="0.074cm" svg:height="0.074cm" svg:x="10.444cm" svg:y="3.881cm" svg:viewBox="0 0 75 75" svg:d="M38 75c-21 0-38-16-38-37s17-38 38-38 37 17 37 38-16 37-37 37z">
          <text:p/>
        </draw:path>
        <draw:polyline draw:style-name="gr1" draw:text-style-name="P1" draw:layer="layout" svg:width="5.174cm" svg:height="2.341cm" svg:x="5.307cm" svg:y="3.918cm" svg:viewBox="0 0 5175 2342" draw:points="124,2342 0,2342 0,0 5175,0">
          <text:p/>
        </draw:polyline>
        <draw:polyline draw:style-name="gr1" draw:text-style-name="P1" draw:layer="layout" svg:width="0.801cm" svg:height="1.725cm" svg:x="10.481cm" svg:y="3.918cm" svg:viewBox="0 0 802 1726" draw:points="0,0 679,0 679,1726 802,1726">
          <text:p/>
        </draw:polyline>
        <draw:polyline draw:style-name="gr1" draw:text-style-name="P1" draw:layer="layout" svg:width="3.819cm" svg:height="5.544cm" svg:x="10.481cm" svg:y="3.302cm" svg:viewBox="0 0 3820 5545" draw:points="0,616 0,0 3759,0 3759,5545 3820,5545">
          <text:p/>
        </draw:polyline>
        <draw:path draw:style-name="gr3" draw:text-style-name="P2" draw:layer="layout" svg:width="0.074cm" svg:height="0.074cm" svg:x="10.568cm" svg:y="3.82cm" svg:viewBox="0 0 75 75" svg:d="M37 75c-21 0-37-17-37-37 0-21 16-38 37-38s38 17 38 38c0 20-17 37-38 37z">
          <text:p/>
        </draw:path>
        <draw:polyline draw:style-name="gr1" draw:text-style-name="P1" draw:layer="layout" svg:width="5.359cm" svg:height="3.018cm" svg:x="5.246cm" svg:y="3.857cm" svg:viewBox="0 0 5360 3019" draw:points="185,3019 0,3019 0,0 5360,0">
          <text:p/>
        </draw:polyline>
        <draw:polyline draw:style-name="gr1" draw:text-style-name="P1" draw:layer="layout" svg:width="0.677cm" svg:height="2.402cm" svg:x="10.605cm" svg:y="3.857cm" svg:viewBox="0 0 678 2403" draw:points="0,0 492,0 492,2403 678,2403">
          <text:p/>
        </draw:polyline>
        <draw:polyline draw:style-name="gr1" draw:text-style-name="P1" draw:layer="layout" svg:width="3.695cm" svg:height="4.188cm" svg:x="10.605cm" svg:y="3.426cm" svg:viewBox="0 0 3696 4189" draw:points="0,431 0,0 3512,0 3512,4189 3696,4189">
          <text:p/>
        </draw:polyline>
        <draw:line draw:style-name="gr1" draw:text-style-name="P1" draw:layer="layout" svg:x1="13.746cm" svg:y1="4.411cm" svg:x2="13.746cm" svg:y2="5.027cm">
          <text:p/>
        </draw:line>
        <draw:line draw:style-name="gr1" draw:text-style-name="P1" draw:layer="layout" svg:x1="13.746cm" svg:y1="5.027cm" svg:x2="13.746cm" svg:y2="5.643cm">
          <text:p/>
        </draw:line>
        <draw:line draw:style-name="gr1" draw:text-style-name="P1" draw:layer="layout" svg:x1="13.746cm" svg:y1="6.259cm" svg:x2="13.746cm" svg:y2="5.643cm">
          <text:p/>
        </draw:line>
        <draw:line draw:style-name="gr1" draw:text-style-name="P1" draw:layer="layout" svg:x1="13.746cm" svg:y1="6.259cm" svg:x2="13.746cm" svg:y2="6.875cm">
          <text:p/>
        </draw:line>
        <draw:line draw:style-name="gr1" draw:text-style-name="P1" draw:layer="layout" svg:x1="13.746cm" svg:y1="6.875cm" svg:x2="13.746cm" svg:y2="7.491cm">
          <text:p/>
        </draw:line>
        <draw:line draw:style-name="gr1" draw:text-style-name="P1" draw:layer="layout" svg:x1="13.746cm" svg:y1="8.107cm" svg:x2="13.746cm" svg:y2="7.491cm">
          <text:p/>
        </draw:line>
        <draw:line draw:style-name="gr1" draw:text-style-name="P1" draw:layer="layout" svg:x1="13.746cm" svg:y1="8.723cm" svg:x2="13.746cm" svg:y2="8.107cm">
          <text:p/>
        </draw:line>
        <draw:line draw:style-name="gr1" draw:text-style-name="P1" draw:layer="layout" svg:x1="13.746cm" svg:y1="8.723cm" svg:x2="13.746cm" svg:y2="10.078cm">
          <text:p/>
        </draw:line>
        <draw:line draw:style-name="gr1" draw:text-style-name="P1" draw:layer="layout" svg:x1="13.746cm" svg:y1="10.078cm" svg:x2="13.746cm" svg:y2="10.694cm">
          <text:p/>
        </draw:line>
        <draw:line draw:style-name="gr1" draw:text-style-name="P1" draw:layer="layout" svg:x1="13.746cm" svg:y1="10.694cm" svg:x2="13.746cm" svg:y2="11.31cm">
          <text:p/>
        </draw:line>
        <draw:line draw:style-name="gr1" draw:text-style-name="P1" draw:layer="layout" svg:x1="13.746cm" svg:y1="11.31cm" svg:x2="13.746cm" svg:y2="11.926cm">
          <text:p/>
        </draw:line>
        <draw:line draw:style-name="gr1" draw:text-style-name="P1" draw:layer="layout" svg:x1="13.746cm" svg:y1="11.926cm" svg:x2="13.746cm" svg:y2="12.542cm">
          <text:p/>
        </draw:line>
        <draw:line draw:style-name="gr1" draw:text-style-name="P1" draw:layer="layout" svg:x1="13.746cm" svg:y1="12.542cm" svg:x2="13.746cm" svg:y2="13.158cm">
          <text:p/>
        </draw:line>
        <draw:line draw:style-name="gr1" draw:text-style-name="P1" draw:layer="layout" svg:x1="13.746cm" svg:y1="13.158cm" svg:x2="13.746cm" svg:y2="13.774cm">
          <text:p/>
        </draw:line>
        <draw:line draw:style-name="gr1" draw:text-style-name="P1" draw:layer="layout" svg:x1="13.746cm" svg:y1="13.774cm" svg:x2="13.746cm" svg:y2="14.39cm">
          <text:p/>
        </draw:line>
        <draw:line draw:style-name="gr1" draw:text-style-name="P1" draw:layer="layout" svg:x1="13.746cm" svg:y1="14.39cm" svg:x2="13.746cm" svg:y2="15.745cm">
          <text:p/>
        </draw:line>
        <draw:line draw:style-name="gr1" draw:text-style-name="P1" draw:layer="layout" svg:x1="13.746cm" svg:y1="15.745cm" svg:x2="13.746cm" svg:y2="16.361cm">
          <text:p/>
        </draw:line>
        <draw:line draw:style-name="gr1" draw:text-style-name="P1" draw:layer="layout" svg:x1="13.746cm" svg:y1="16.361cm" svg:x2="13.746cm" svg:y2="16.977cm">
          <text:p/>
        </draw:line>
        <draw:line draw:style-name="gr1" draw:text-style-name="P1" draw:layer="layout" svg:x1="13.746cm" svg:y1="16.977cm" svg:x2="13.746cm" svg:y2="17.593cm">
          <text:p/>
        </draw:line>
        <draw:line draw:style-name="gr1" draw:text-style-name="P1" draw:layer="layout" svg:x1="13.746cm" svg:y1="17.593cm" svg:x2="13.746cm" svg:y2="18.208cm">
          <text:p/>
        </draw:line>
        <draw:line draw:style-name="gr1" draw:text-style-name="P1" draw:layer="layout" svg:x1="13.746cm" svg:y1="18.208cm" svg:x2="13.746cm" svg:y2="18.824cm">
          <text:p/>
        </draw:line>
        <draw:line draw:style-name="gr1" draw:text-style-name="P1" draw:layer="layout" svg:x1="13.746cm" svg:y1="18.824cm" svg:x2="13.746cm" svg:y2="19.44cm">
          <text:p/>
        </draw:line>
        <draw:line draw:style-name="gr1" draw:text-style-name="P1" draw:layer="layout" svg:x1="13.746cm" svg:y1="19.44cm" svg:x2="13.746cm" svg:y2="20.056cm">
          <text:p/>
        </draw:line>
        <draw:line draw:style-name="gr1" draw:text-style-name="P1" draw:layer="layout" svg:x1="13.746cm" svg:y1="20.056cm" svg:x2="13.746cm" svg:y2="21.411cm">
          <text:p/>
        </draw:line>
        <draw:line draw:style-name="gr1" draw:text-style-name="P1" draw:layer="layout" svg:x1="13.746cm" svg:y1="21.411cm" svg:x2="13.746cm" svg:y2="22.027cm">
          <text:p/>
        </draw:line>
        <draw:line draw:style-name="gr1" draw:text-style-name="P1" draw:layer="layout" svg:x1="13.746cm" svg:y1="22.027cm" svg:x2="13.746cm" svg:y2="22.643cm">
          <text:p/>
        </draw:line>
        <draw:line draw:style-name="gr1" draw:text-style-name="P1" draw:layer="layout" svg:x1="13.746cm" svg:y1="22.643cm" svg:x2="13.746cm" svg:y2="23.259cm">
          <text:p/>
        </draw:line>
        <draw:line draw:style-name="gr1" draw:text-style-name="P1" draw:layer="layout" svg:x1="13.746cm" svg:y1="23.259cm" svg:x2="13.746cm" svg:y2="23.875cm">
          <text:p/>
        </draw:line>
        <draw:line draw:style-name="gr1" draw:text-style-name="P1" draw:layer="layout" svg:x1="13.746cm" svg:y1="23.875cm" svg:x2="13.746cm" svg:y2="24.491cm">
          <text:p/>
        </draw:line>
        <draw:line draw:style-name="gr1" draw:text-style-name="P1" draw:layer="layout" svg:x1="13.746cm" svg:y1="24.491cm" svg:x2="13.746cm" svg:y2="25.107cm">
          <text:p/>
        </draw:line>
        <draw:line draw:style-name="gr1" draw:text-style-name="P1" draw:layer="layout" svg:x1="13.746cm" svg:y1="25.107cm" svg:x2="13.746cm" svg:y2="25.723cm">
          <text:p/>
        </draw:line>
        <draw:polyline draw:style-name="gr1" draw:text-style-name="P1" draw:layer="layout" svg:width="8.808cm" svg:height="0.616cm" svg:x="4.938cm" svg:y="3.795cm" svg:viewBox="0 0 8809 617" draw:points="8809,617 8809,0 0,0 0,371">
          <text:p/>
        </draw:polyline>
        <draw:path draw:style-name="gr3" draw:text-style-name="P2" draw:layer="layout" svg:width="0.074cm" svg:height="0.074cm" svg:x="10.752cm" svg:y="4.99cm" svg:viewBox="0 0 75 75" svg:d="M38 75c-20 0-38-16-38-37 0-20 18-38 38-38 21 0 37 18 37 38 0 21-16 37-37 37z">
          <text:p/>
        </draw:path>
        <draw:line draw:style-name="gr1" draw:text-style-name="P1" draw:layer="layout" svg:x1="9.126cm" svg:y1="5.027cm" svg:x2="10.789cm" svg:y2="5.027cm">
          <text:p/>
        </draw:line>
        <draw:polyline draw:style-name="gr1" draw:text-style-name="P1" draw:layer="layout" svg:width="0.493cm" svg:height="1.848cm" svg:x="10.789cm" svg:y="5.027cm" svg:viewBox="0 0 494 1849" draw:points="0,0 247,0 247,1849 494,1849">
          <text:p/>
        </draw:polyline>
        <draw:polyline draw:style-name="gr1" draw:text-style-name="P1" draw:layer="layout" svg:width="3.511cm" svg:height="2.156cm" svg:x="10.789cm" svg:y="3.61cm" svg:viewBox="0 0 3512 2157" draw:points="0,1417 0,0 3143,0 3143,2157 3512,2157">
          <text:p/>
        </draw:polyline>
        <draw:path draw:style-name="gr3" draw:text-style-name="P2" draw:layer="layout" svg:width="0.074cm" svg:height="0.074cm" svg:x="10.814cm" svg:y="5.606cm" svg:viewBox="0 0 75 75" svg:d="M38 75c-21 0-38-17-38-38 0-20 17-37 38-37 20 0 37 17 37 37 0 21-17 38-37 38z">
          <text:p/>
        </draw:path>
        <draw:line draw:style-name="gr1" draw:text-style-name="P1" draw:layer="layout" svg:x1="9.126cm" svg:y1="5.643cm" svg:x2="10.851cm" svg:y2="5.643cm">
          <text:p/>
        </draw:line>
        <draw:polyline draw:style-name="gr1" draw:text-style-name="P1" draw:layer="layout" svg:width="0.431cm" svg:height="1.848cm" svg:x="10.851cm" svg:y="5.643cm" svg:viewBox="0 0 432 1849" draw:points="0,0 123,0 123,1849 432,1849">
          <text:p/>
        </draw:polyline>
        <draw:polyline draw:style-name="gr1" draw:text-style-name="P1" draw:layer="layout" svg:width="3.449cm" svg:height="1.971cm" svg:x="10.851cm" svg:y="3.672cm" svg:viewBox="0 0 3450 1972" draw:points="0,1972 0,0 3019,0 3019,1479 3450,1479">
          <text:p/>
        </draw:polyline>
        <draw:path draw:style-name="gr3" draw:text-style-name="P2" draw:layer="layout" svg:width="0.074cm" svg:height="0.074cm" svg:x="10.876cm" svg:y="6.222cm" svg:viewBox="0 0 75 75" svg:d="M37 75c-21 0-37-17-37-37 0-21 16-38 37-38s38 17 38 38c0 20-17 37-38 37z">
          <text:p/>
        </draw:path>
        <draw:line draw:style-name="gr1" draw:text-style-name="P1" draw:layer="layout" svg:x1="9.126cm" svg:y1="6.259cm" svg:x2="10.913cm" svg:y2="6.259cm">
          <text:p/>
        </draw:line>
        <draw:polyline draw:style-name="gr1" draw:text-style-name="P1" draw:layer="layout" svg:width="0.369cm" svg:height="1.848cm" svg:x="10.913cm" svg:y="6.259cm" svg:viewBox="0 0 370 1849" draw:points="0,0 0,1849 370,1849">
          <text:p/>
        </draw:polyline>
        <draw:polyline draw:style-name="gr1" draw:text-style-name="P1" draw:layer="layout" svg:width="3.387cm" svg:height="2.525cm" svg:x="10.913cm" svg:y="3.734cm" svg:viewBox="0 0 3388 2526" draw:points="0,2526 0,0 2896,0 2896,801 3388,801">
          <text:p/>
        </draw:polyline>
        <draw:path draw:style-name="gr3" draw:text-style-name="P2" draw:layer="layout" svg:width="0.074cm" svg:height="0.074cm" svg:x="10.691cm" svg:y="6.838cm" svg:viewBox="0 0 75 75" svg:d="M38 75c-21 0-38-18-38-38s17-37 38-37c20 0 37 17 37 37s-17 38-37 38z">
          <text:p/>
        </draw:path>
        <draw:line draw:style-name="gr1" draw:text-style-name="P1" draw:layer="layout" svg:x1="9.126cm" svg:y1="6.875cm" svg:x2="10.728cm" svg:y2="6.875cm">
          <text:p/>
        </draw:line>
        <draw:polyline draw:style-name="gr1" draw:text-style-name="P1" draw:layer="layout" svg:width="0.554cm" svg:height="1.848cm" svg:x="10.728cm" svg:y="6.875cm" svg:viewBox="0 0 555 1849" draw:points="0,0 124,0 124,1849 555,1849">
          <text:p/>
        </draw:polyline>
        <draw:polyline draw:style-name="gr1" draw:text-style-name="P1" draw:layer="layout" svg:width="3.572cm" svg:height="3.326cm" svg:x="10.728cm" svg:y="3.549cm" svg:viewBox="0 0 3573 3327" draw:points="0,3327 0,0 3265,0 3265,2834 3573,2834">
          <text:p/>
        </draw:polyline>
        <draw:path draw:style-name="gr3" draw:text-style-name="P2" draw:layer="layout" svg:width="0.074cm" svg:height="0.074cm" svg:x="10.629cm" svg:y="9.671cm" svg:viewBox="0 0 75 75" svg:d="M37 75c-20 0-37-16-37-37 0-20 17-38 37-38 21 0 38 18 38 38 0 21-17 37-38 37z">
          <text:p/>
        </draw:path>
        <draw:polyline draw:style-name="gr1" draw:text-style-name="P1" draw:layer="layout" svg:width="5.235cm" svg:height="0.37cm" svg:x="5.431cm" svg:y="9.708cm" svg:viewBox="0 0 5236 371" draw:points="0,371 0,0 5236,0">
          <text:p/>
        </draw:polyline>
        <draw:polyline draw:style-name="gr1" draw:text-style-name="P1" draw:layer="layout" svg:width="0.616cm" svg:height="0.37cm" svg:x="10.666cm" svg:y="9.708cm" svg:viewBox="0 0 617 371" draw:points="0,0 617,0 617,371">
          <text:p/>
        </draw:polyline>
        <draw:polyline draw:style-name="gr1" draw:text-style-name="P1" draw:layer="layout" svg:width="3.634cm" svg:height="3.449cm" svg:x="10.666cm" svg:y="9.216cm" svg:viewBox="0 0 3635 3450" draw:points="0,492 0,0 801,0 801,123 3389,123 3389,3450 3635,3450">
          <text:p/>
        </draw:polyline>
        <draw:path draw:style-name="gr3" draw:text-style-name="P2" draw:layer="layout" svg:width="0.074cm" svg:height="0.074cm" svg:x="10.506cm" svg:y="9.61cm" svg:viewBox="0 0 75 75" svg:d="M37 75c-20 0-37-18-37-38 0-21 17-37 37-37 21 0 38 16 38 37 0 20-17 38-38 38z">
          <text:p/>
        </draw:path>
        <draw:polyline draw:style-name="gr1" draw:text-style-name="P1" draw:layer="layout" svg:width="5.174cm" svg:height="1.047cm" svg:x="5.369cm" svg:y="9.647cm" svg:viewBox="0 0 5175 1048" draw:points="62,1048 0,1048 0,0 5175,0">
          <text:p/>
        </draw:polyline>
        <draw:polyline draw:style-name="gr1" draw:text-style-name="P1" draw:layer="layout" svg:width="0.739cm" svg:height="1.047cm" svg:x="10.543cm" svg:y="9.647cm" svg:viewBox="0 0 740 1048" draw:points="0,0 679,0 679,1048 740,1048">
          <text:p/>
        </draw:polyline>
        <draw:polyline draw:style-name="gr1" draw:text-style-name="P1" draw:layer="layout" svg:width="3.757cm" svg:height="4.805cm" svg:x="10.543cm" svg:y="9.092cm" svg:viewBox="0 0 3758 4806" draw:points="0,555 0,0 1047,0 1047,124 3635,124 3635,4806 3758,4806">
          <text:p/>
        </draw:polyline>
        <draw:path draw:style-name="gr3" draw:text-style-name="P2" draw:layer="layout" svg:width="0.074cm" svg:height="0.074cm" svg:x="10.444cm" svg:y="9.548cm" svg:viewBox="0 0 75 75" svg:d="M38 75c-21 0-38-16-38-38 0-20 17-37 38-37s37 17 37 37c0 22-16 38-37 38z">
          <text:p/>
        </draw:path>
        <draw:polyline draw:style-name="gr1" draw:text-style-name="P1" draw:layer="layout" svg:width="5.174cm" svg:height="2.341cm" svg:x="5.307cm" svg:y="9.585cm" svg:viewBox="0 0 5175 2342" draw:points="124,2342 0,2342 0,0 5175,0">
          <text:p/>
        </draw:polyline>
        <draw:polyline draw:style-name="gr1" draw:text-style-name="P1" draw:layer="layout" svg:width="0.801cm" svg:height="1.725cm" svg:x="10.481cm" svg:y="9.585cm" svg:viewBox="0 0 802 1726" draw:points="0,0 679,0 679,1726 802,1726">
          <text:p/>
        </draw:polyline>
        <draw:polyline draw:style-name="gr1" draw:text-style-name="P1" draw:layer="layout" svg:width="3.819cm" svg:height="5.482cm" svg:x="10.481cm" svg:y="9.031cm" svg:viewBox="0 0 3820 5483" draw:points="0,554 0,0 1171,0 1171,123 3759,123 3759,5483 3820,5483">
          <text:p/>
        </draw:polyline>
        <draw:path draw:style-name="gr3" draw:text-style-name="P2" draw:layer="layout" svg:width="0.074cm" svg:height="0.074cm" svg:x="10.568cm" svg:y="9.487cm" svg:viewBox="0 0 75 75" svg:d="M37 75c-21 0-37-17-37-38s16-37 37-37 38 16 38 37-17 38-38 38z">
          <text:p/>
        </draw:path>
        <draw:polyline draw:style-name="gr1" draw:text-style-name="P1" draw:layer="layout" svg:width="5.359cm" svg:height="3.018cm" svg:x="5.246cm" svg:y="9.524cm" svg:viewBox="0 0 5360 3019" draw:points="185,3019 0,3019 0,0 5360,0">
          <text:p/>
        </draw:polyline>
        <draw:polyline draw:style-name="gr1" draw:text-style-name="P1" draw:layer="layout" svg:width="0.677cm" svg:height="2.402cm" svg:x="10.605cm" svg:y="9.524cm" svg:viewBox="0 0 678 2403" draw:points="0,0 492,0 492,2403 678,2403">
          <text:p/>
        </draw:polyline>
        <draw:polyline draw:style-name="gr1" draw:text-style-name="P1" draw:layer="layout" svg:width="3.695cm" svg:height="4.127cm" svg:x="10.605cm" svg:y="9.154cm" svg:viewBox="0 0 3696 4128" draw:points="0,370 0,0 924,0 924,123 3512,123 3512,4128 3696,4128">
          <text:p/>
        </draw:polyline>
        <draw:path draw:style-name="gr3" draw:text-style-name="P2" draw:layer="layout" svg:width="0.074cm" svg:height="0.074cm" svg:x="10.752cm" svg:y="10.657cm" svg:viewBox="0 0 75 75" svg:d="M38 75c-20 0-38-17-38-38s18-37 38-37c21 0 37 16 37 37s-16 38-37 38z">
          <text:p/>
        </draw:path>
        <draw:line draw:style-name="gr1" draw:text-style-name="P1" draw:layer="layout" svg:x1="9.126cm" svg:y1="10.694cm" svg:x2="10.789cm" svg:y2="10.694cm">
          <text:p/>
        </draw:line>
        <draw:polyline draw:style-name="gr1" draw:text-style-name="P1" draw:layer="layout" svg:width="0.493cm" svg:height="1.848cm" svg:x="10.789cm" svg:y="10.694cm" svg:viewBox="0 0 494 1849" draw:points="0,0 247,0 247,1849 494,1849">
          <text:p/>
        </draw:polyline>
        <draw:polyline draw:style-name="gr1" draw:text-style-name="P1" draw:layer="layout" svg:width="3.511cm" svg:height="2.094cm" svg:x="10.789cm" svg:y="9.339cm" svg:viewBox="0 0 3512 2095" draw:points="0,1356 0,0 555,0 555,124 3143,124 3143,2095 3512,2095">
          <text:p/>
        </draw:polyline>
        <draw:path draw:style-name="gr3" draw:text-style-name="P2" draw:layer="layout" svg:width="0.074cm" svg:height="0.074cm" svg:x="10.814cm" svg:y="11.273cm" svg:viewBox="0 0 75 75" svg:d="M38 75c-21 0-38-17-38-37 0-21 17-38 38-38 20 0 37 17 37 38 0 20-17 37-37 37z">
          <text:p/>
        </draw:path>
        <draw:line draw:style-name="gr1" draw:text-style-name="P1" draw:layer="layout" svg:x1="9.126cm" svg:y1="11.31cm" svg:x2="10.851cm" svg:y2="11.31cm">
          <text:p/>
        </draw:line>
        <draw:polyline draw:style-name="gr1" draw:text-style-name="P1" draw:layer="layout" svg:width="0.431cm" svg:height="1.848cm" svg:x="10.851cm" svg:y="11.31cm" svg:viewBox="0 0 432 1849" draw:points="0,0 123,0 123,1849 432,1849">
          <text:p/>
        </draw:polyline>
        <draw:polyline draw:style-name="gr1" draw:text-style-name="P1" draw:layer="layout" svg:width="3.449cm" svg:height="1.91cm" svg:x="10.851cm" svg:y="9.4cm" svg:viewBox="0 0 3450 1911" draw:points="0,1911 0,0 431,0 431,124 3019,124 3019,1418 3450,1418">
          <text:p/>
        </draw:polyline>
        <draw:path draw:style-name="gr3" draw:text-style-name="P2" draw:layer="layout" svg:width="0.074cm" svg:height="0.074cm" svg:x="10.876cm" svg:y="11.889cm" svg:viewBox="0 0 75 75" svg:d="M37 75c-21 0-37-17-37-38s16-37 37-37 38 16 38 37-17 38-38 38z">
          <text:p/>
        </draw:path>
        <draw:line draw:style-name="gr1" draw:text-style-name="P1" draw:layer="layout" svg:x1="9.126cm" svg:y1="11.926cm" svg:x2="10.913cm" svg:y2="11.926cm">
          <text:p/>
        </draw:line>
        <draw:polyline draw:style-name="gr1" draw:text-style-name="P1" draw:layer="layout" svg:width="0.369cm" svg:height="1.848cm" svg:x="10.913cm" svg:y="11.926cm" svg:viewBox="0 0 370 1849" draw:points="0,0 0,1849 370,1849">
          <text:p/>
        </draw:polyline>
        <draw:polyline draw:style-name="gr1" draw:text-style-name="P1" draw:layer="layout" svg:width="3.387cm" svg:height="2.464cm" svg:x="10.913cm" svg:y="9.462cm" svg:viewBox="0 0 3388 2465" draw:points="0,2465 0,0 308,0 308,123 2896,123 2896,739 3388,739">
          <text:p/>
        </draw:polyline>
        <draw:path draw:style-name="gr3" draw:text-style-name="P2" draw:layer="layout" svg:width="0.074cm" svg:height="0.074cm" svg:x="10.691cm" svg:y="12.505cm" svg:viewBox="0 0 75 75" svg:d="M38 75c-21 0-38-17-38-37 0-21 17-38 38-38 20 0 37 17 37 38 0 20-17 37-37 37z">
          <text:p/>
        </draw:path>
        <draw:line draw:style-name="gr1" draw:text-style-name="P1" draw:layer="layout" svg:x1="9.126cm" svg:y1="12.542cm" svg:x2="10.728cm" svg:y2="12.542cm">
          <text:p/>
        </draw:line>
        <draw:polyline draw:style-name="gr1" draw:text-style-name="P1" draw:layer="layout" svg:width="0.554cm" svg:height="1.848cm" svg:x="10.728cm" svg:y="12.542cm" svg:viewBox="0 0 555 1849" draw:points="0,0 124,0 124,1849 555,1849">
          <text:p/>
        </draw:polyline>
        <draw:polyline draw:style-name="gr1" draw:text-style-name="P1" draw:layer="layout" svg:width="3.572cm" svg:height="3.265cm" svg:x="10.728cm" svg:y="9.277cm" svg:viewBox="0 0 3573 3266" draw:points="0,3266 0,0 677,0 677,123 3265,123 3265,2773 3573,2773">
          <text:p/>
        </draw:polyline>
        <draw:path draw:style-name="gr3" draw:text-style-name="P2" draw:layer="layout" svg:width="0.074cm" svg:height="0.074cm" svg:x="10.629cm" svg:y="15.338cm" svg:viewBox="0 0 75 75" svg:d="M37 75c-20 0-37-17-37-37 0-21 17-38 37-38 21 0 38 17 38 38 0 20-17 37-38 37z">
          <text:p/>
        </draw:path>
        <draw:polyline draw:style-name="gr1" draw:text-style-name="P1" draw:layer="layout" svg:width="5.235cm" svg:height="0.37cm" svg:x="5.431cm" svg:y="15.375cm" svg:viewBox="0 0 5236 371" draw:points="0,371 0,0 5236,0">
          <text:p/>
        </draw:polyline>
        <draw:polyline draw:style-name="gr1" draw:text-style-name="P1" draw:layer="layout" svg:width="0.616cm" svg:height="0.37cm" svg:x="10.666cm" svg:y="15.375cm" svg:viewBox="0 0 617 371" draw:points="0,0 617,0 617,371">
          <text:p/>
        </draw:polyline>
        <draw:polyline draw:style-name="gr1" draw:text-style-name="P1" draw:layer="layout" svg:width="3.634cm" svg:height="3.45cm" svg:x="10.666cm" svg:y="14.882cm" svg:viewBox="0 0 3635 3451" draw:points="0,493 0,0 801,0 801,124 3389,124 3389,3451 3635,3451">
          <text:p/>
        </draw:polyline>
        <draw:path draw:style-name="gr3" draw:text-style-name="P2" draw:layer="layout" svg:width="0.074cm" svg:height="0.073cm" svg:x="10.506cm" svg:y="15.277cm" svg:viewBox="0 0 75 74" svg:d="M37 74c-20 0-37-16-37-36 0-22 17-38 37-38 21 0 38 16 38 38 0 20-17 36-38 36z">
          <text:p/>
        </draw:path>
        <draw:polyline draw:style-name="gr1" draw:text-style-name="P1" draw:layer="layout" svg:width="5.174cm" svg:height="1.047cm" svg:x="5.369cm" svg:y="15.314cm" svg:viewBox="0 0 5175 1048" draw:points="62,1048 0,1048 0,0 5175,0">
          <text:p/>
        </draw:polyline>
        <draw:polyline draw:style-name="gr1" draw:text-style-name="P1" draw:layer="layout" svg:width="0.739cm" svg:height="1.047cm" svg:x="10.543cm" svg:y="15.314cm" svg:viewBox="0 0 740 1048" draw:points="0,0 679,0 679,1048 740,1048">
          <text:p/>
        </draw:polyline>
        <draw:polyline draw:style-name="gr1" draw:text-style-name="P1" draw:layer="layout" svg:width="3.757cm" svg:height="4.805cm" svg:x="10.543cm" svg:y="14.759cm" svg:viewBox="0 0 3758 4806" draw:points="0,555 0,0 1047,0 1047,123 3635,123 3635,4806 3758,4806">
          <text:p/>
        </draw:polyline>
        <draw:path draw:style-name="gr3" draw:text-style-name="P2" draw:layer="layout" svg:width="0.074cm" svg:height="0.074cm" svg:x="10.444cm" svg:y="15.215cm" svg:viewBox="0 0 75 75" svg:d="M38 75c-21 0-38-17-38-37 0-21 17-38 38-38s37 17 37 38c0 20-16 37-37 37z">
          <text:p/>
        </draw:path>
        <draw:polyline draw:style-name="gr1" draw:text-style-name="P1" draw:layer="layout" svg:width="5.174cm" svg:height="2.341cm" svg:x="5.307cm" svg:y="15.252cm" svg:viewBox="0 0 5175 2342" draw:points="124,2342 0,2342 0,0 5175,0">
          <text:p/>
        </draw:polyline>
        <draw:polyline draw:style-name="gr1" draw:text-style-name="P1" draw:layer="layout" svg:width="0.801cm" svg:height="1.725cm" svg:x="10.481cm" svg:y="15.252cm" svg:viewBox="0 0 802 1726" draw:points="0,0 679,0 679,1726 802,1726">
          <text:p/>
        </draw:polyline>
        <draw:polyline draw:style-name="gr1" draw:text-style-name="P1" draw:layer="layout" svg:width="3.819cm" svg:height="5.482cm" svg:x="10.481cm" svg:y="14.698cm" svg:viewBox="0 0 3820 5483" draw:points="0,554 0,0 1171,0 1171,123 3759,123 3759,5483 3820,5483">
          <text:p/>
        </draw:polyline>
        <draw:path draw:style-name="gr3" draw:text-style-name="P2" draw:layer="layout" svg:width="0.074cm" svg:height="0.074cm" svg:x="10.568cm" svg:y="15.153cm" svg:viewBox="0 0 75 75" svg:d="M37 75c-21 0-37-17-37-38 0-20 16-37 37-37s38 17 38 37c0 21-17 38-38 38z">
          <text:p/>
        </draw:path>
        <draw:polyline draw:style-name="gr1" draw:text-style-name="P1" draw:layer="layout" svg:width="5.359cm" svg:height="3.018cm" svg:x="5.246cm" svg:y="15.19cm" svg:viewBox="0 0 5360 3019" draw:points="185,3019 0,3019 0,0 5360,0">
          <text:p/>
        </draw:polyline>
        <draw:polyline draw:style-name="gr1" draw:text-style-name="P1" draw:layer="layout" svg:width="0.677cm" svg:height="2.403cm" svg:x="10.605cm" svg:y="15.19cm" svg:viewBox="0 0 678 2404" draw:points="0,0 492,0 492,2404 678,2404">
          <text:p/>
        </draw:polyline>
        <draw:polyline draw:style-name="gr1" draw:text-style-name="P1" draw:layer="layout" svg:width="3.695cm" svg:height="4.127cm" svg:x="10.605cm" svg:y="14.821cm" svg:viewBox="0 0 3696 4128" draw:points="0,369 0,0 924,0 924,123 3512,123 3512,4128 3696,4128">
          <text:p/>
        </draw:polyline>
        <draw:path draw:style-name="gr3" draw:text-style-name="P2" draw:layer="layout" svg:width="0.074cm" svg:height="0.074cm" svg:x="10.752cm" svg:y="16.324cm" svg:viewBox="0 0 75 75" svg:d="M38 75c-20 0-38-18-38-38 0-21 18-37 38-37 21 0 37 16 37 37 0 20-16 38-37 38z">
          <text:p/>
        </draw:path>
        <draw:line draw:style-name="gr1" draw:text-style-name="P1" draw:layer="layout" svg:x1="9.126cm" svg:y1="16.361cm" svg:x2="10.789cm" svg:y2="16.361cm">
          <text:p/>
        </draw:line>
        <draw:polyline draw:style-name="gr1" draw:text-style-name="P1" draw:layer="layout" svg:width="0.493cm" svg:height="1.847cm" svg:x="10.789cm" svg:y="16.361cm" svg:viewBox="0 0 494 1848" draw:points="0,0 247,0 247,1848 494,1848">
          <text:p/>
        </draw:polyline>
        <draw:polyline draw:style-name="gr1" draw:text-style-name="P1" draw:layer="layout" svg:width="3.511cm" svg:height="2.094cm" svg:x="10.789cm" svg:y="15.006cm" svg:viewBox="0 0 3512 2095" draw:points="0,1356 0,0 555,0 555,123 3143,123 3143,2095 3512,2095">
          <text:p/>
        </draw:polyline>
        <draw:path draw:style-name="gr3" draw:text-style-name="P2" draw:layer="layout" svg:width="0.074cm" svg:height="0.074cm" svg:x="10.814cm" svg:y="16.94cm" svg:viewBox="0 0 75 75" svg:d="M38 75c-21 0-38-17-38-37 0-22 17-38 38-38 20 0 37 16 37 38 0 20-17 37-37 37z">
          <text:p/>
        </draw:path>
        <draw:line draw:style-name="gr1" draw:text-style-name="P1" draw:layer="layout" svg:x1="9.126cm" svg:y1="16.977cm" svg:x2="10.851cm" svg:y2="16.977cm">
          <text:p/>
        </draw:line>
        <draw:polyline draw:style-name="gr1" draw:text-style-name="P1" draw:layer="layout" svg:width="0.431cm" svg:height="1.847cm" svg:x="10.851cm" svg:y="16.977cm" svg:viewBox="0 0 432 1848" draw:points="0,0 123,0 123,1848 432,1848">
          <text:p/>
        </draw:polyline>
        <draw:polyline draw:style-name="gr1" draw:text-style-name="P1" draw:layer="layout" svg:width="3.449cm" svg:height="1.91cm" svg:x="10.851cm" svg:y="15.067cm" svg:viewBox="0 0 3450 1911" draw:points="0,1911 0,0 431,0 431,123 3019,123 3019,1418 3450,1418">
          <text:p/>
        </draw:polyline>
        <draw:path draw:style-name="gr3" draw:text-style-name="P2" draw:layer="layout" svg:width="0.074cm" svg:height="0.073cm" svg:x="10.876cm" svg:y="17.556cm" svg:viewBox="0 0 75 74" svg:d="M37 74c-21 0-37-16-37-36 0-21 16-38 37-38s38 17 38 38c0 20-17 36-38 36z">
          <text:p/>
        </draw:path>
        <draw:line draw:style-name="gr1" draw:text-style-name="P1" draw:layer="layout" svg:x1="9.126cm" svg:y1="17.593cm" svg:x2="10.913cm" svg:y2="17.593cm">
          <text:p/>
        </draw:line>
        <draw:polyline draw:style-name="gr1" draw:text-style-name="P1" draw:layer="layout" svg:width="0.369cm" svg:height="1.847cm" svg:x="10.913cm" svg:y="17.593cm" svg:viewBox="0 0 370 1848" draw:points="0,0 0,1848 370,1848">
          <text:p/>
        </draw:polyline>
        <draw:polyline draw:style-name="gr1" draw:text-style-name="P1" draw:layer="layout" svg:width="3.387cm" svg:height="2.464cm" svg:x="10.913cm" svg:y="15.129cm" svg:viewBox="0 0 3388 2465" draw:points="0,2465 0,0 308,0 308,123 2896,123 2896,739 3388,739">
          <text:p/>
        </draw:polyline>
        <draw:path draw:style-name="gr3" draw:text-style-name="P2" draw:layer="layout" svg:width="0.074cm" svg:height="0.073cm" svg:x="10.691cm" svg:y="18.172cm" svg:viewBox="0 0 75 74" svg:d="M38 74c-21 0-38-16-38-38 0-20 17-36 38-36 20 0 37 16 37 36 0 22-17 38-37 38z">
          <text:p/>
        </draw:path>
        <draw:line draw:style-name="gr1" draw:text-style-name="P1" draw:layer="layout" svg:x1="9.126cm" svg:y1="18.208cm" svg:x2="10.728cm" svg:y2="18.208cm">
          <text:p/>
        </draw:line>
        <draw:polyline draw:style-name="gr1" draw:text-style-name="P1" draw:layer="layout" svg:width="0.554cm" svg:height="1.848cm" svg:x="10.728cm" svg:y="18.208cm" svg:viewBox="0 0 555 1849" draw:points="0,0 124,0 124,1849 555,1849">
          <text:p/>
        </draw:polyline>
        <draw:polyline draw:style-name="gr1" draw:text-style-name="P1" draw:layer="layout" svg:width="3.572cm" svg:height="3.264cm" svg:x="10.728cm" svg:y="14.944cm" svg:viewBox="0 0 3573 3265" draw:points="0,3265 0,0 677,0 677,123 3265,123 3265,2772 3573,2772">
          <text:p/>
        </draw:polyline>
        <draw:path draw:style-name="gr3" draw:text-style-name="P2" draw:layer="layout" svg:width="0.074cm" svg:height="0.074cm" svg:x="10.075cm" svg:y="21.005cm" svg:viewBox="0 0 75 75" svg:d="M38 75c-22 0-38-17-38-38s16-37 38-37c20 0 37 16 37 37s-17 38-37 38z">
          <text:p/>
        </draw:path>
        <draw:path draw:style-name="gr3" draw:text-style-name="P2" draw:layer="layout" svg:width="0.074cm" svg:height="0.074cm" svg:x="16.727cm" svg:y="6.961cm" svg:viewBox="0 0 75 75" svg:d="M38 75c-21 0-38-16-38-37 0-20 17-38 38-38s37 18 37 38c0 21-16 37-37 37z">
          <text:p/>
        </draw:path>
        <draw:path draw:style-name="gr3" draw:text-style-name="P2" draw:layer="layout" svg:width="0.074cm" svg:height="0.074cm" svg:x="16.727cm" svg:y="12.628cm" svg:viewBox="0 0 75 75" svg:d="M38 75c-21 0-38-17-38-38 0-20 17-37 38-37s37 17 37 37c0 21-16 38-37 38z">
          <text:p/>
        </draw:path>
        <draw:polyline draw:style-name="gr1" draw:text-style-name="P1" draw:layer="layout" svg:width="4.681cm" svg:height="0.369cm" svg:x="5.431cm" svg:y="21.042cm" svg:viewBox="0 0 4682 370" draw:points="0,370 0,0 4682,0">
          <text:p/>
        </draw:polyline>
        <draw:polyline draw:style-name="gr1" draw:text-style-name="P1" draw:layer="layout" svg:width="1.17cm" svg:height="0.369cm" svg:x="10.112cm" svg:y="21.042cm" svg:viewBox="0 0 1171 370" draw:points="0,0 1171,0 1171,370">
          <text:p/>
        </draw:polyline>
        <draw:polyline draw:style-name="gr1" draw:text-style-name="P1" draw:layer="layout" svg:width="6.652cm" svg:height="18.109cm" svg:x="10.112cm" svg:y="2.933cm" svg:viewBox="0 0 6653 18110" draw:points="0,18110 0,0 6653,0 6653,4065">
          <text:p/>
        </draw:polyline>
        <draw:line draw:style-name="gr1" draw:text-style-name="P1" draw:layer="layout" svg:x1="16.764cm" svg:y1="6.998cm" svg:x2="16.518cm" svg:y2="6.998cm">
          <text:p/>
        </draw:line>
        <draw:line draw:style-name="gr1" draw:text-style-name="P1" draw:layer="layout" svg:x1="16.764cm" svg:y1="6.998cm" svg:x2="16.764cm" svg:y2="12.665cm">
          <text:p/>
        </draw:line>
        <draw:polyline draw:style-name="gr1" draw:text-style-name="P1" draw:layer="layout" svg:width="0.246cm" svg:height="5.667cm" svg:x="16.518cm" svg:y="12.665cm" svg:viewBox="0 0 247 5668" draw:points="0,5668 247,5668 247,0">
          <text:p/>
        </draw:polyline>
        <draw:line draw:style-name="gr1" draw:text-style-name="P1" draw:layer="layout" svg:x1="16.764cm" svg:y1="12.665cm" svg:x2="16.518cm" svg:y2="12.665cm">
          <text:p/>
        </draw:line>
        <draw:path draw:style-name="gr3" draw:text-style-name="P2" draw:layer="layout" svg:width="0.074cm" svg:height="0.074cm" svg:x="9.952cm" svg:y="20.943cm" svg:viewBox="0 0 75 75" svg:d="M38 75c-21 0-38-16-38-38 0-20 17-37 38-37 20 0 37 17 37 37 0 22-17 38-37 38z">
          <text:p/>
        </draw:path>
        <draw:path draw:style-name="gr3" draw:text-style-name="P2" draw:layer="layout" svg:width="0.074cm" svg:height="0.074cm" svg:x="16.85cm" svg:y="8.193cm" svg:viewBox="0 0 75 75" svg:d="M37 75c-20 0-37-17-37-37 0-21 17-38 37-38 22 0 38 17 38 38 0 20-16 37-38 37z">
          <text:p/>
        </draw:path>
        <draw:path draw:style-name="gr3" draw:text-style-name="P2" draw:layer="layout" svg:width="0.074cm" svg:height="0.074cm" svg:x="16.85cm" svg:y="13.86cm" svg:viewBox="0 0 75 75" svg:d="M37 75c-20 0-37-17-37-38s17-37 37-37c22 0 38 16 38 37s-16 38-38 38z">
          <text:p/>
        </draw:path>
        <draw:polyline draw:style-name="gr1" draw:text-style-name="P1" draw:layer="layout" svg:width="4.62cm" svg:height="1.047cm" svg:x="5.369cm" svg:y="20.98cm" svg:viewBox="0 0 4621 1048" draw:points="62,1048 0,1048 0,0 4621,0">
          <text:p/>
        </draw:polyline>
        <draw:polyline draw:style-name="gr1" draw:text-style-name="P1" draw:layer="layout" svg:width="1.293cm" svg:height="1.047cm" svg:x="9.989cm" svg:y="20.98cm" svg:viewBox="0 0 1294 1048" draw:points="0,0 1233,0 1233,1048 1294,1048">
          <text:p/>
        </draw:polyline>
        <draw:polyline draw:style-name="gr1" draw:text-style-name="P1" draw:layer="layout" svg:width="6.898cm" svg:height="18.17cm" svg:x="9.989cm" svg:y="2.81cm" svg:viewBox="0 0 6899 18171" draw:points="0,18171 0,0 6899,0 6899,5420">
          <text:p/>
        </draw:polyline>
        <draw:line draw:style-name="gr1" draw:text-style-name="P1" draw:layer="layout" svg:x1="16.887cm" svg:y1="8.23cm" svg:x2="16.518cm" svg:y2="8.23cm">
          <text:p/>
        </draw:line>
        <draw:line draw:style-name="gr1" draw:text-style-name="P1" draw:layer="layout" svg:x1="16.887cm" svg:y1="8.23cm" svg:x2="16.887cm" svg:y2="13.897cm">
          <text:p/>
        </draw:line>
        <draw:polyline draw:style-name="gr1" draw:text-style-name="P1" draw:layer="layout" svg:width="0.369cm" svg:height="5.667cm" svg:x="16.518cm" svg:y="13.897cm" svg:viewBox="0 0 370 5668" draw:points="0,5668 370,5668 370,0">
          <text:p/>
        </draw:polyline>
        <draw:line draw:style-name="gr1" draw:text-style-name="P1" draw:layer="layout" svg:x1="16.887cm" svg:y1="13.897cm" svg:x2="16.518cm" svg:y2="13.897cm">
          <text:p/>
        </draw:line>
        <draw:path draw:style-name="gr3" draw:text-style-name="P2" draw:layer="layout" svg:width="0.074cm" svg:height="0.074cm" svg:x="9.89cm" svg:y="20.882cm" svg:viewBox="0 0 75 75" svg:d="M38 75c-20 0-38-17-38-37 0-22 18-38 38-38s37 16 37 38c0 20-17 37-37 37z">
          <text:p/>
        </draw:path>
        <draw:path draw:style-name="gr3" draw:text-style-name="P2" draw:layer="layout" svg:width="0.074cm" svg:height="0.074cm" svg:x="16.912cm" svg:y="8.809cm" svg:viewBox="0 0 75 75" svg:d="M37 75c-21 0-37-18-37-38s16-37 37-37c20 0 38 17 38 37s-18 38-38 38z">
          <text:p/>
        </draw:path>
        <draw:path draw:style-name="gr3" draw:text-style-name="P2" draw:layer="layout" svg:width="0.074cm" svg:height="0.074cm" svg:x="16.912cm" svg:y="14.476cm" svg:viewBox="0 0 75 75" svg:d="M37 75c-21 0-37-17-37-37 0-21 16-38 37-38 20 0 38 17 38 38 0 20-18 37-38 37z">
          <text:p/>
        </draw:path>
        <draw:polyline draw:style-name="gr1" draw:text-style-name="P1" draw:layer="layout" svg:width="4.62cm" svg:height="2.34cm" svg:x="5.307cm" svg:y="20.919cm" svg:viewBox="0 0 4621 2341" draw:points="124,2341 0,2341 0,0 4621,0">
          <text:p/>
        </draw:polyline>
        <draw:polyline draw:style-name="gr1" draw:text-style-name="P1" draw:layer="layout" svg:width="7.022cm" svg:height="18.171cm" svg:x="9.927cm" svg:y="2.748cm" svg:viewBox="0 0 7023 18172" draw:points="0,18172 0,0 7023,0 7023,6098">
          <text:p/>
        </draw:polyline>
        <draw:polyline draw:style-name="gr1" draw:text-style-name="P1" draw:layer="layout" svg:width="1.355cm" svg:height="1.724cm" svg:x="9.927cm" svg:y="20.919cm" svg:viewBox="0 0 1356 1725" draw:points="0,0 1233,0 1233,1725 1356,1725">
          <text:p/>
        </draw:polyline>
        <draw:line draw:style-name="gr1" draw:text-style-name="P1" draw:layer="layout" svg:x1="16.518cm" svg:y1="14.513cm" svg:x2="16.949cm" svg:y2="14.513cm">
          <text:p/>
        </draw:line>
        <draw:line draw:style-name="gr1" draw:text-style-name="P1" draw:layer="layout" svg:x1="16.949cm" svg:y1="8.846cm" svg:x2="16.518cm" svg:y2="8.846cm">
          <text:p/>
        </draw:line>
        <draw:line draw:style-name="gr1" draw:text-style-name="P1" draw:layer="layout" svg:x1="16.949cm" svg:y1="14.513cm" svg:x2="16.949cm" svg:y2="8.846cm">
          <text:p/>
        </draw:line>
        <draw:polyline draw:style-name="gr1" draw:text-style-name="P1" draw:layer="layout" svg:width="0.431cm" svg:height="5.667cm" svg:x="16.518cm" svg:y="14.513cm" svg:viewBox="0 0 432 5668" draw:points="432,0 432,5668 0,5668">
          <text:p/>
        </draw:polyline>
        <draw:path draw:style-name="gr3" draw:text-style-name="P2" draw:layer="layout" svg:width="0.074cm" svg:height="0.074cm" svg:x="10.013cm" svg:y="20.82cm" svg:viewBox="0 0 75 75" svg:d="M38 75c-21 0-38-17-38-37 0-21 17-38 38-38s37 17 37 38c0 20-16 37-37 37z">
          <text:p/>
        </draw:path>
        <draw:path draw:style-name="gr3" draw:text-style-name="P2" draw:layer="layout" svg:width="0.074cm" svg:height="0.074cm" svg:x="16.789cm" svg:y="7.577cm" svg:viewBox="0 0 75 75" svg:d="M37 75c-21 0-37-16-37-38 0-20 16-37 37-37s38 17 38 37c0 22-17 38-38 38z">
          <text:p/>
        </draw:path>
        <draw:path draw:style-name="gr3" draw:text-style-name="P2" draw:layer="layout" svg:width="0.074cm" svg:height="0.074cm" svg:x="16.789cm" svg:y="13.244cm" svg:viewBox="0 0 75 75" svg:d="M37 75c-21 0-37-17-37-37 0-21 16-38 37-38s38 17 38 38c0 20-17 37-38 37z">
          <text:p/>
        </draw:path>
        <draw:polyline draw:style-name="gr1" draw:text-style-name="P1" draw:layer="layout" svg:width="4.804cm" svg:height="3.018cm" svg:x="5.246cm" svg:y="20.857cm" svg:viewBox="0 0 4805 3019" draw:points="185,3019 0,3019 0,0 4805,0">
          <text:p/>
        </draw:polyline>
        <draw:polyline draw:style-name="gr1" draw:text-style-name="P1" draw:layer="layout" svg:width="6.776cm" svg:height="17.986cm" svg:x="10.05cm" svg:y="2.871cm" svg:viewBox="0 0 6777 17987" draw:points="0,17987 0,0 6777,0 6777,4743">
          <text:p/>
        </draw:polyline>
        <draw:polyline draw:style-name="gr1" draw:text-style-name="P1" draw:layer="layout" svg:width="1.232cm" svg:height="2.402cm" svg:x="10.05cm" svg:y="20.857cm" svg:viewBox="0 0 1233 2403" draw:points="0,0 1048,0 1048,2403 1233,2403">
          <text:p/>
        </draw:polyline>
        <draw:line draw:style-name="gr1" draw:text-style-name="P1" draw:layer="layout" svg:x1="16.518cm" svg:y1="13.281cm" svg:x2="16.826cm" svg:y2="13.281cm">
          <text:p/>
        </draw:line>
        <draw:line draw:style-name="gr1" draw:text-style-name="P1" draw:layer="layout" svg:x1="16.826cm" svg:y1="7.614cm" svg:x2="16.518cm" svg:y2="7.614cm">
          <text:p/>
        </draw:line>
        <draw:line draw:style-name="gr1" draw:text-style-name="P1" draw:layer="layout" svg:x1="16.826cm" svg:y1="13.281cm" svg:x2="16.826cm" svg:y2="7.614cm">
          <text:p/>
        </draw:line>
        <draw:polyline draw:style-name="gr1" draw:text-style-name="P1" draw:layer="layout" svg:width="0.308cm" svg:height="5.667cm" svg:x="16.518cm" svg:y="13.281cm" svg:viewBox="0 0 309 5668" draw:points="309,0 309,5668 0,5668">
          <text:p/>
        </draw:polyline>
        <draw:path draw:style-name="gr3" draw:text-style-name="P2" draw:layer="layout" svg:width="0.074cm" svg:height="0.074cm" svg:x="10.198cm" svg:y="21.99cm" svg:viewBox="0 0 75 75" svg:d="M37 75c-20 0-37-16-37-37s17-38 37-38 38 17 38 38-18 37-38 37z">
          <text:p/>
        </draw:path>
        <draw:path draw:style-name="gr3" draw:text-style-name="P2" draw:layer="layout" svg:width="0.074cm" svg:height="0.074cm" svg:x="16.604cm" svg:y="5.729cm" svg:viewBox="0 0 75 75" svg:d="M38 75c-20 0-38-16-38-37 0-20 18-38 38-38s37 18 37 38c0 21-17 37-37 37z">
          <text:p/>
        </draw:path>
        <draw:path draw:style-name="gr3" draw:text-style-name="P2" draw:layer="layout" svg:width="0.074cm" svg:height="0.074cm" svg:x="16.604cm" svg:y="11.396cm" svg:viewBox="0 0 75 75" svg:d="M38 75c-20 0-38-17-38-37 0-21 18-38 38-38s37 17 37 38c0 20-17 37-37 37z">
          <text:p/>
        </draw:path>
        <draw:line draw:style-name="gr1" draw:text-style-name="P1" draw:layer="layout" svg:x1="9.126cm" svg:y1="22.027cm" svg:x2="10.235cm" svg:y2="22.027cm">
          <text:p/>
        </draw:line>
        <draw:polyline draw:style-name="gr1" draw:text-style-name="P1" draw:layer="layout" svg:width="6.406cm" svg:height="18.971cm" svg:x="10.235cm" svg:y="3.056cm" svg:viewBox="0 0 6407 18972" draw:points="0,18972 0,0 6407,0 6407,2710">
          <text:p/>
        </draw:polyline>
        <draw:polyline draw:style-name="gr1" draw:text-style-name="P1" draw:layer="layout" svg:width="1.047cm" svg:height="1.848cm" svg:x="10.235cm" svg:y="22.027cm" svg:viewBox="0 0 1048 1849" draw:points="0,0 802,0 802,1849 1048,1849">
          <text:p/>
        </draw:polyline>
        <draw:line draw:style-name="gr1" draw:text-style-name="P1" draw:layer="layout" svg:x1="16.518cm" svg:y1="11.433cm" svg:x2="16.641cm" svg:y2="11.433cm">
          <text:p/>
        </draw:line>
        <draw:line draw:style-name="gr1" draw:text-style-name="P1" draw:layer="layout" svg:x1="16.641cm" svg:y1="5.766cm" svg:x2="16.518cm" svg:y2="5.766cm">
          <text:p/>
        </draw:line>
        <draw:line draw:style-name="gr1" draw:text-style-name="P1" draw:layer="layout" svg:x1="16.641cm" svg:y1="11.433cm" svg:x2="16.641cm" svg:y2="5.766cm">
          <text:p/>
        </draw:line>
        <draw:polyline draw:style-name="gr1" draw:text-style-name="P1" draw:layer="layout" svg:width="0.123cm" svg:height="5.667cm" svg:x="16.518cm" svg:y="11.433cm" svg:viewBox="0 0 124 5668" draw:points="124,0 124,5668 0,5668">
          <text:p/>
        </draw:polyline>
        <draw:path draw:style-name="gr3" draw:text-style-name="P2" draw:layer="layout" svg:width="0.074cm" svg:height="0.074cm" svg:x="10.26cm" svg:y="22.606cm" svg:viewBox="0 0 75 75" svg:d="M37 75c-21 0-37-17-37-38 0-20 16-37 37-37 20 0 38 17 38 37 0 21-18 38-38 38z">
          <text:p/>
        </draw:path>
        <draw:path draw:style-name="gr3" draw:text-style-name="P2" draw:layer="layout" svg:width="0.074cm" svg:height="0.074cm" svg:x="16.542cm" svg:y="5.113cm" svg:viewBox="0 0 75 75" svg:d="M37 75c-20 0-37-16-37-37s17-38 37-38c21 0 38 17 38 38s-17 37-38 37z">
          <text:p/>
        </draw:path>
        <draw:path draw:style-name="gr3" draw:text-style-name="P2" draw:layer="layout" svg:width="0.074cm" svg:height="0.074cm" svg:x="16.542cm" svg:y="10.78cm" svg:viewBox="0 0 75 75" svg:d="M37 75c-20 0-37-18-37-38s17-37 37-37c21 0 38 17 38 37s-17 38-38 38z">
          <text:p/>
        </draw:path>
        <draw:line draw:style-name="gr1" draw:text-style-name="P1" draw:layer="layout" svg:x1="9.126cm" svg:y1="22.643cm" svg:x2="10.297cm" svg:y2="22.643cm">
          <text:p/>
        </draw:line>
        <draw:polyline draw:style-name="gr1" draw:text-style-name="P1" draw:layer="layout" svg:width="0.985cm" svg:height="1.848cm" svg:x="10.297cm" svg:y="22.643cm" svg:viewBox="0 0 986 1849" draw:points="0,0 678,0 678,1849 986,1849">
          <text:p/>
        </draw:polyline>
        <draw:polyline draw:style-name="gr1" draw:text-style-name="P1" draw:layer="layout" svg:width="6.282cm" svg:height="19.525cm" svg:x="10.297cm" svg:y="3.118cm" svg:viewBox="0 0 6283 19526" draw:points="0,19526 0,0 6283,0 6283,2032">
          <text:p/>
        </draw:polyline>
        <draw:line draw:style-name="gr1" draw:text-style-name="P1" draw:layer="layout" svg:x1="16.518cm" svg:y1="5.15cm" svg:x2="16.579cm" svg:y2="5.15cm">
          <text:p/>
        </draw:line>
        <draw:line draw:style-name="gr1" draw:text-style-name="P1" draw:layer="layout" svg:x1="16.518cm" svg:y1="10.817cm" svg:x2="16.579cm" svg:y2="10.817cm">
          <text:p/>
        </draw:line>
        <draw:line draw:style-name="gr1" draw:text-style-name="P1" draw:layer="layout" svg:x1="16.579cm" svg:y1="10.817cm" svg:x2="16.579cm" svg:y2="5.15cm">
          <text:p/>
        </draw:line>
        <draw:polyline draw:style-name="gr1" draw:text-style-name="P1" draw:layer="layout" svg:width="0.061cm" svg:height="5.667cm" svg:x="16.518cm" svg:y="10.817cm" svg:viewBox="0 0 62 5668" draw:points="62,0 62,5668 0,5668">
          <text:p/>
        </draw:polyline>
        <draw:path draw:style-name="gr3" draw:text-style-name="P2" draw:layer="layout" svg:width="0.074cm" svg:height="0.074cm" svg:x="10.321cm" svg:y="23.222cm" svg:viewBox="0 0 75 75" svg:d="M38 75c-20 0-38-16-38-37s18-38 38-38c21 0 37 17 37 38s-16 37-37 37z">
          <text:p/>
        </draw:path>
        <draw:line draw:style-name="gr1" draw:text-style-name="P1" draw:layer="layout" svg:x1="9.126cm" svg:y1="23.259cm" svg:x2="10.358cm" svg:y2="23.259cm">
          <text:p/>
        </draw:line>
        <draw:polyline draw:style-name="gr1" draw:text-style-name="P1" draw:layer="layout" svg:width="6.16cm" svg:height="20.08cm" svg:x="10.358cm" svg:y="3.179cm" svg:viewBox="0 0 6161 20081" draw:points="0,20081 0,0 6161,0 6161,1355">
          <text:p/>
        </draw:polyline>
        <draw:polyline draw:style-name="gr1" draw:text-style-name="P1" draw:layer="layout" svg:width="0.924cm" svg:height="1.848cm" svg:x="10.358cm" svg:y="23.259cm" svg:viewBox="0 0 925 1849" draw:points="0,0 556,0 556,1849 925,1849">
          <text:p/>
        </draw:polyline>
        <draw:line draw:style-name="gr1" draw:text-style-name="P1" draw:layer="layout" svg:x1="16.518cm" svg:y1="4.534cm" svg:x2="16.518cm" svg:y2="10.201cm">
          <text:p/>
        </draw:line>
        <draw:line draw:style-name="gr1" draw:text-style-name="P1" draw:layer="layout" svg:x1="16.518cm" svg:y1="10.201cm" svg:x2="16.518cm" svg:y2="15.868cm">
          <text:p/>
        </draw:line>
        <draw:path draw:style-name="gr3" draw:text-style-name="P2" draw:layer="layout" svg:width="0.074cm" svg:height="0.074cm" svg:x="10.136cm" svg:y="23.838cm" svg:viewBox="0 0 75 75" svg:d="M37 75c-20 0-37-17-37-38 0-20 17-37 37-37 22 0 38 17 38 37 0 21-16 38-38 38z">
          <text:p/>
        </draw:path>
        <draw:path draw:style-name="gr3" draw:text-style-name="P2" draw:layer="layout" svg:width="0.073cm" svg:height="0.074cm" svg:x="16.666cm" svg:y="6.345cm" svg:viewBox="0 0 74 75" svg:d="M38 75c-21 0-38-16-38-38 0-20 17-37 38-37 20 0 36 17 36 37 0 22-16 38-36 38z">
          <text:p/>
        </draw:path>
        <draw:path draw:style-name="gr3" draw:text-style-name="P2" draw:layer="layout" svg:width="0.073cm" svg:height="0.074cm" svg:x="16.666cm" svg:y="12.012cm" svg:viewBox="0 0 74 75" svg:d="M38 75c-21 0-38-18-38-38s17-37 38-37c20 0 36 17 36 37s-16 38-36 38z">
          <text:p/>
        </draw:path>
        <draw:line draw:style-name="gr1" draw:text-style-name="P1" draw:layer="layout" svg:x1="9.126cm" svg:y1="23.875cm" svg:x2="10.173cm" svg:y2="23.875cm">
          <text:p/>
        </draw:line>
        <draw:polyline draw:style-name="gr1" draw:text-style-name="P1" draw:layer="layout" svg:width="6.53cm" svg:height="20.88cm" svg:x="10.173cm" svg:y="2.995cm" svg:viewBox="0 0 6531 20881" draw:points="0,20881 0,0 6531,0 6531,3387">
          <text:p/>
        </draw:polyline>
        <draw:polyline draw:style-name="gr1" draw:text-style-name="P1" draw:layer="layout" svg:width="1.109cm" svg:height="1.848cm" svg:x="10.173cm" svg:y="23.875cm" svg:viewBox="0 0 1110 1849" draw:points="0,0 679,0 679,1849 1110,1849">
          <text:p/>
        </draw:polyline>
        <draw:line draw:style-name="gr1" draw:text-style-name="P1" draw:layer="layout" svg:x1="16.518cm" svg:y1="12.049cm" svg:x2="16.703cm" svg:y2="12.049cm">
          <text:p/>
        </draw:line>
        <draw:line draw:style-name="gr1" draw:text-style-name="P1" draw:layer="layout" svg:x1="16.703cm" svg:y1="6.382cm" svg:x2="16.518cm" svg:y2="6.382cm">
          <text:p/>
        </draw:line>
        <draw:line draw:style-name="gr1" draw:text-style-name="P1" draw:layer="layout" svg:x1="16.703cm" svg:y1="12.049cm" svg:x2="16.703cm" svg:y2="6.382cm">
          <text:p/>
        </draw:line>
        <draw:polyline draw:style-name="gr1" draw:text-style-name="P1" draw:layer="layout" svg:width="0.185cm" svg:height="5.667cm" svg:x="16.518cm" svg:y="12.049cm" svg:viewBox="0 0 186 5668" draw:points="186,0 186,5668 0,5668">
          <text:p/>
        </draw:polyline>
        <draw:path draw:style-name="gr3" draw:text-style-name="P2" draw:layer="layout" svg:width="0.074cm" svg:height="0.074cm" svg:x="9.336cm" svg:y="13.121cm" svg:viewBox="0 0 75 75" svg:d="M37 75c-21 0-37-17-37-38s16-37 37-37 38 16 38 37-17 38-38 38z">
          <text:p/>
        </draw:path>
        <draw:path draw:style-name="gr3" draw:text-style-name="P2" draw:layer="layout" svg:width="0.074cm" svg:height="0.074cm" svg:x="9.336cm" svg:y="18.787cm" svg:viewBox="0 0 75 75" svg:d="M37 75c-21 0-37-16-37-37 0-20 16-38 37-38s38 18 38 38c0 21-17 37-38 37z">
          <text:p/>
        </draw:path>
        <draw:line draw:style-name="gr1" draw:text-style-name="P1" draw:layer="layout" svg:x1="9.126cm" svg:y1="13.158cm" svg:x2="9.373cm" svg:y2="13.158cm">
          <text:p/>
        </draw:line>
        <draw:polyline draw:style-name="gr1" draw:text-style-name="P1" draw:layer="layout" svg:width="0.247cm" svg:height="5.667cm" svg:x="9.126cm" svg:y="7.491cm" svg:viewBox="0 0 248 5668" draw:points="0,0 248,0 248,5668">
          <text:p/>
        </draw:polyline>
        <draw:line draw:style-name="gr1" draw:text-style-name="P1" draw:layer="layout" svg:x1="9.373cm" svg:y1="13.158cm" svg:x2="9.373cm" svg:y2="18.824cm">
          <text:p/>
        </draw:line>
        <draw:polyline draw:style-name="gr1" draw:text-style-name="P1" draw:layer="layout" svg:width="5.297cm" svg:height="1.787cm" svg:x="4.076cm" svg:y="18.824cm" svg:viewBox="0 0 5298 1788" draw:points="0,124 308,124 308,1788 5298,1788 5298,0">
          <text:p/>
        </draw:polyline>
        <draw:line draw:style-name="gr1" draw:text-style-name="P1" draw:layer="layout" svg:x1="9.373cm" svg:y1="18.824cm" svg:x2="9.126cm" svg:y2="18.824cm">
          <text:p/>
        </draw:line>
        <draw:path draw:style-name="gr3" draw:text-style-name="P2" draw:layer="layout" svg:width="0.074cm" svg:height="0.074cm" svg:x="9.274cm" svg:y="13.737cm" svg:viewBox="0 0 75 75" svg:d="M38 75c-21 0-38-17-38-37 0-22 17-38 38-38s37 16 37 38c0 20-16 37-37 37z">
          <text:p/>
        </draw:path>
        <draw:path draw:style-name="gr3" draw:text-style-name="P2" draw:layer="layout" svg:width="0.074cm" svg:height="0.074cm" svg:x="9.274cm" svg:y="19.403cm" svg:viewBox="0 0 75 75" svg:d="M38 75c-21 0-38-16-38-38 0-20 17-37 38-37s37 17 37 37c0 22-16 38-37 38z">
          <text:p/>
        </draw:path>
        <draw:line draw:style-name="gr1" draw:text-style-name="P1" draw:layer="layout" svg:x1="9.126cm" svg:y1="13.774cm" svg:x2="9.311cm" svg:y2="13.774cm">
          <text:p/>
        </draw:line>
        <draw:polyline draw:style-name="gr1" draw:text-style-name="P1" draw:layer="layout" svg:width="0.185cm" svg:height="5.667cm" svg:x="9.126cm" svg:y="8.107cm" svg:viewBox="0 0 186 5668" draw:points="0,0 186,0 186,5668">
          <text:p/>
        </draw:polyline>
        <draw:line draw:style-name="gr1" draw:text-style-name="P1" draw:layer="layout" svg:x1="9.311cm" svg:y1="13.774cm" svg:x2="9.311cm" svg:y2="19.44cm">
          <text:p/>
        </draw:line>
        <draw:polyline draw:style-name="gr1" draw:text-style-name="P1" draw:layer="layout" svg:width="5.235cm" svg:height="1.848cm" svg:x="4.076cm" svg:y="18.701cm" svg:viewBox="0 0 5236 1849" draw:points="0,0 11,9 369,9 369,1849 5236,1849 5236,740">
          <text:p/>
        </draw:polyline>
        <draw:line draw:style-name="gr1" draw:text-style-name="P1" draw:layer="layout" svg:x1="9.311cm" svg:y1="19.44cm" svg:x2="9.126cm" svg:y2="19.44cm">
          <text:p/>
        </draw:line>
        <draw:path draw:style-name="gr3" draw:text-style-name="P2" draw:layer="layout" svg:width="0.073cm" svg:height="0.074cm" svg:x="9.213cm" svg:y="14.353cm" svg:viewBox="0 0 74 75" svg:d="M38 75c-22 0-38-18-38-38 0-21 16-37 38-37 20 0 36 16 36 37 0 20-16 38-36 38z">
          <text:p/>
        </draw:path>
        <draw:path draw:style-name="gr3" draw:text-style-name="P2" draw:layer="layout" svg:width="0.073cm" svg:height="0.074cm" svg:x="9.213cm" svg:y="20.019cm" svg:viewBox="0 0 74 75" svg:d="M38 75c-22 0-38-16-38-37s16-38 38-38c20 0 36 17 36 38s-16 37-36 37z">
          <text:p/>
        </draw:path>
        <draw:line draw:style-name="gr1" draw:text-style-name="P1" draw:layer="layout" svg:x1="9.126cm" svg:y1="14.39cm" svg:x2="9.25cm" svg:y2="14.39cm">
          <text:p/>
        </draw:line>
        <draw:polyline draw:style-name="gr1" draw:text-style-name="P1" draw:layer="layout" svg:width="0.124cm" svg:height="5.667cm" svg:x="9.126cm" svg:y="8.723cm" svg:viewBox="0 0 125 5668" draw:points="0,0 125,0 125,5668">
          <text:p/>
        </draw:polyline>
        <draw:line draw:style-name="gr1" draw:text-style-name="P1" draw:layer="layout" svg:x1="9.25cm" svg:y1="14.39cm" svg:x2="9.25cm" svg:y2="20.056cm">
          <text:p/>
        </draw:line>
        <draw:polyline draw:style-name="gr1" draw:text-style-name="P1" draw:layer="layout" svg:width="5.174cm" svg:height="2.032cm" svg:x="4.076cm" svg:y="18.455cm" svg:viewBox="0 0 5175 2033" draw:points="0,0 431,0 431,2033 5175,2033 5175,1602">
          <text:p/>
        </draw:polyline>
        <draw:line draw:style-name="gr1" draw:text-style-name="P1" draw:layer="layout" svg:x1="9.25cm" svg:y1="20.056cm" svg:x2="9.126cm" svg:y2="20.056cm">
          <text:p/>
        </draw:line>
        <draw:line draw:style-name="gr1" draw:text-style-name="P1" draw:layer="layout" svg:x1="4.076cm" svg:y1="13.527cm" svg:x2="4.691cm" svg:y2="13.527cm">
          <text:p/>
        </draw:line>
        <draw:polyline draw:style-name="gr1" draw:text-style-name="P1" draw:layer="layout" svg:width="1.909cm" svg:height="2.711cm" svg:x="2.782cm" svg:y="1.639cm" svg:viewBox="0 0 1910 2712" draw:points="0,0 1910,0 1910,2712">
          <text:p/>
        </draw:polyline>
        <draw:path draw:style-name="gr3" draw:text-style-name="P2" draw:layer="layout" svg:width="0.074cm" svg:height="0.074cm" svg:x="4.901cm" svg:y="3.635cm" svg:viewBox="0 0 75 75" svg:d="M38 75c-22 0-38-17-38-38 0-20 16-37 38-37 20 0 37 17 37 37 0 21-17 38-37 38z">
          <text:p/>
        </draw:path>
        <draw:polyline draw:style-name="gr1" draw:text-style-name="P1" draw:layer="layout" svg:width="0.862cm" svg:height="9.609cm" svg:x="4.076cm" svg:y="3.672cm" svg:viewBox="0 0 863 9610" draw:points="863,0 123,0 123,9610 0,9610">
          <text:p/>
        </draw:polyline>
        <draw:polyline draw:style-name="gr1" draw:text-style-name="P1" draw:layer="layout" svg:width="0.924cm" svg:height="0.801cm" svg:x="4.014cm" svg:y="2.871cm" svg:viewBox="0 0 925 802" draw:points="0,0 925,0 925,802">
          <text:p/>
        </draw:polyline>
        <draw:polyline draw:style-name="gr1" draw:text-style-name="P1" draw:layer="layout" svg:width="4.681cm" svg:height="0.493cm" svg:x="4.938cm" svg:y="3.672cm" svg:viewBox="0 0 4682 494" draw:points="0,0 4682,0 4682,494">
          <text:p/>
        </draw:polyline>
        <draw:polyline draw:style-name="gr1" draw:text-style-name="P1" draw:layer="layout" svg:width="5.481cm" svg:height="8.808cm" svg:x="4.076cm" svg:y="17.469cm" svg:viewBox="0 0 5482 8809" draw:points="5051,7023 5482,7023 5482,8809 61,8809 61,0 0,0">
          <text:p/>
        </draw:polyline>
        <draw:polyline draw:style-name="gr1" draw:text-style-name="P1" draw:layer="layout" svg:width="5.42cm" svg:height="8.993cm" svg:x="4.076cm" svg:y="17.223cm" svg:viewBox="0 0 5421 8994" draw:points="5051,7885 5421,7885 5421,8994 123,8994 123,0 0,0">
          <text:p/>
        </draw:polyline>
        <draw:polyline draw:style-name="gr1" draw:text-style-name="P1" draw:layer="layout" svg:width="5.358cm" svg:height="9.177cm" svg:x="4.076cm" svg:y="16.977cm" svg:viewBox="0 0 5359 9178" draw:points="5051,8747 5359,8747 5359,9178 184,9178 184,0 0,0">
          <text:p/>
        </draw:polyline>
        <draw:polyline draw:style-name="gr1" draw:text-style-name="P1" draw:layer="layout" svg:width="1.355cm" svg:height="12.565cm" svg:x="4.076cm" svg:y="5.643cm" svg:viewBox="0 0 1356 12566" draw:points="1356,0 492,0 492,12566 0,12566">
          <text:p/>
        </draw:polyline>
        <draw:polyline draw:style-name="gr1" draw:text-style-name="P1" draw:layer="layout" svg:width="1.355cm" svg:height="6.652cm" svg:x="4.076cm" svg:y="11.31cm" svg:viewBox="0 0 1356 6653" draw:points="1356,0 431,0 431,6653 0,6653">
          <text:p/>
        </draw:polyline>
        <draw:polyline draw:style-name="gr1" draw:text-style-name="P1" draw:layer="layout" svg:width="1.355cm" svg:height="0.739cm" svg:x="4.076cm" svg:y="16.977cm" svg:viewBox="0 0 1356 740" draw:points="1356,0 369,0 369,740 0,740">
          <text:p/>
        </draw:polyline>
        <draw:polyline draw:style-name="gr1" draw:text-style-name="P1" draw:layer="layout" svg:width="1.355cm" svg:height="5.913cm" svg:x="4.076cm" svg:y="16.73cm" svg:viewBox="0 0 1356 5914" draw:points="1356,5914 246,5914 246,0 0,0">
          <text:p/>
        </draw:polyline>
        <draw:line draw:style-name="gr1" draw:text-style-name="P1" draw:layer="layout" svg:x1="3.152cm" svg:y1="7.614cm" svg:x2="4.691cm" svg:y2="7.614cm">
          <text:p/>
        </draw:line>
        <draw:polyline draw:style-name="gr1" draw:text-style-name="P1" draw:layer="layout" svg:width="6.713cm" svg:height="3.264cm" svg:x="3.152cm" svg:y="3.734cm" svg:viewBox="0 0 6714 3265" draw:points="6714,431 6714,0 1356,0 1356,3265 0,3265">
          <text:p/>
        </draw:polyline>
        <draw:polyline draw:style-name="gr1" draw:text-style-name="P1" draw:layer="layout" svg:width="1.108cm" svg:height="9.732cm" svg:x="3.152cm" svg:y="4.534cm" svg:viewBox="0 0 1109 9733" draw:points="925,9733 1109,9733 1109,0 0,0">
          <text:p/>
        </draw:polyline>
        <draw:polyline draw:style-name="gr1" draw:text-style-name="P1" draw:layer="layout" svg:width="1.17cm" svg:height="9.363cm" svg:x="3.152cm" svg:y="5.15cm" svg:viewBox="0 0 1171 9364" draw:points="924,9364 1171,9364 1171,0 0,0">
          <text:p/>
        </draw:polyline>
        <draw:polyline draw:style-name="gr1" draw:text-style-name="P1" draw:layer="layout" svg:width="1.232cm" svg:height="8.993cm" svg:x="3.152cm" svg:y="5.766cm" svg:viewBox="0 0 1233 8994" draw:points="924,8994 1233,8994 1233,0 0,0">
          <text:p/>
        </draw:polyline>
        <draw:polyline draw:style-name="gr1" draw:text-style-name="P1" draw:layer="layout" svg:width="1.293cm" svg:height="8.624cm" svg:x="3.152cm" svg:y="6.382cm" svg:viewBox="0 0 1294 8625" draw:points="925,8625 1294,8625 1294,0 0,0">
          <text:p/>
        </draw:polyline>
        <draw:polyline draw:style-name="gr1" draw:text-style-name="P1" draw:layer="layout" svg:width="0cm" svg:height="0cm" svg:x="2.782cm" svg:y="3.487cm" svg:viewBox="0 0 0 0" draw:points="0,0">
          <text:p/>
        </draw:polyline>
        <draw:polyline draw:style-name="gr1" draw:text-style-name="P1" draw:layer="layout" svg:width="0cm" svg:height="0cm" svg:x="2.782cm" svg:y="2.871cm" svg:viewBox="0 0 0 0" draw:points="0,0">
          <text:p/>
        </draw:polyline>
        <draw:polyline draw:style-name="gr1" draw:text-style-name="P1" draw:layer="layout" svg:width="0.616cm" svg:height="15.707cm" svg:x="4.014cm" svg:y="3.487cm" svg:viewBox="0 0 617 15708" draw:points="0,0 617,0 617,15708 62,15708">
          <text:p/>
        </draw:polyline>
        <draw:line draw:style-name="gr8" draw:text-style-name="P1" draw:layer="layout" svg:x1="9.742cm" svg:y1="26.031cm" svg:x2="9.742cm" svg:y2="4.103cm">
          <text:p/>
        </draw:line>
        <draw:line draw:style-name="gr1" draw:text-style-name="P1" draw:layer="layout" svg:x1="9.743cm" svg:y1="21.536cm" svg:x2="9.619cm" svg:y2="21.411cm">
          <text:p/>
        </draw:line>
        <draw:line draw:style-name="gr1" draw:text-style-name="P1" draw:layer="layout" svg:x1="9.743cm" svg:y1="15.869cm" svg:x2="9.619cm" svg:y2="15.745cm">
          <text:p/>
        </draw:line>
        <draw:line draw:style-name="gr1" draw:text-style-name="P1" draw:layer="layout" svg:x1="9.743cm" svg:y1="10.202cm" svg:x2="9.619cm" svg:y2="10.078cm">
          <text:p/>
        </draw:line>
        <draw:line draw:style-name="gr1" draw:text-style-name="P1" draw:layer="layout" svg:x1="9.743cm" svg:y1="4.535cm" svg:x2="9.619cm" svg:y2="4.411cm">
          <text:p/>
        </draw:line>
        <draw:line draw:style-name="gr1" draw:text-style-name="P1" draw:layer="layout" svg:x1="9.743cm" svg:y1="4.289cm" svg:x2="9.619cm" svg:y2="4.165cm">
          <text:p/>
        </draw:line>
        <draw:line draw:style-name="gr1" draw:text-style-name="P1" draw:layer="layout" svg:x1="9.742cm" svg:y1="4.289cm" svg:x2="9.866cm" svg:y2="4.165cm">
          <text:p/>
        </draw:line>
        <draw:path draw:style-name="gr1" draw:text-style-name="P1" draw:layer="layout" svg:width="0.092cm" svg:height="0.323cm" svg:x="9.658cm" svg:y="25.677cm" svg:viewBox="0 0 93 324" svg:d="M62 324v-61M93 293h-63M85 201l8-15v-23l-8-16-15-8h-8l-16 8-8 16v38h-38v-62M0 78l93-39-93-39">
          <text:p/>
        </draw:path>
        <draw:line draw:style-name="gr8" draw:text-style-name="P1" draw:layer="layout" svg:x1="4.815cm" svg:y1="26.031cm" svg:x2="4.815cm" svg:y2="4.103cm">
          <text:p/>
        </draw:line>
        <draw:line draw:style-name="gr1" draw:text-style-name="P1" draw:layer="layout" svg:x1="4.815cm" svg:y1="8.847cm" svg:x2="4.939cm" svg:y2="8.723cm">
          <text:p/>
        </draw:line>
        <draw:line draw:style-name="gr1" draw:text-style-name="P1" draw:layer="layout" svg:x1="4.815cm" svg:y1="8.231cm" svg:x2="4.939cm" svg:y2="8.107cm">
          <text:p/>
        </draw:line>
        <draw:line draw:style-name="gr1" draw:text-style-name="P1" draw:layer="layout" svg:x1="4.815cm" svg:y1="7.615cm" svg:x2="4.939cm" svg:y2="7.491cm">
          <text:p/>
        </draw:line>
        <draw:line draw:style-name="gr1" draw:text-style-name="P1" draw:layer="layout" svg:x1="4.815cm" svg:y1="14.514cm" svg:x2="4.939cm" svg:y2="14.39cm">
          <text:p/>
        </draw:line>
        <draw:line draw:style-name="gr1" draw:text-style-name="P1" draw:layer="layout" svg:x1="4.815cm" svg:y1="13.898cm" svg:x2="4.939cm" svg:y2="13.774cm">
          <text:p/>
        </draw:line>
        <draw:line draw:style-name="gr1" draw:text-style-name="P1" draw:layer="layout" svg:x1="4.815cm" svg:y1="13.282cm" svg:x2="4.939cm" svg:y2="13.158cm">
          <text:p/>
        </draw:line>
        <draw:line draw:style-name="gr1" draw:text-style-name="P1" draw:layer="layout" svg:x1="4.815cm" svg:y1="20.181cm" svg:x2="4.939cm" svg:y2="20.056cm">
          <text:p/>
        </draw:line>
        <draw:line draw:style-name="gr1" draw:text-style-name="P1" draw:layer="layout" svg:x1="4.815cm" svg:y1="19.565cm" svg:x2="4.939cm" svg:y2="19.44cm">
          <text:p/>
        </draw:line>
        <draw:line draw:style-name="gr1" draw:text-style-name="P1" draw:layer="layout" svg:x1="4.815cm" svg:y1="18.949cm" svg:x2="4.939cm" svg:y2="18.824cm">
          <text:p/>
        </draw:line>
        <draw:line draw:style-name="gr1" draw:text-style-name="P1" draw:layer="layout" svg:x1="4.815cm" svg:y1="25.847cm" svg:x2="4.939cm" svg:y2="25.723cm">
          <text:p/>
        </draw:line>
        <draw:line draw:style-name="gr1" draw:text-style-name="P1" draw:layer="layout" svg:x1="4.815cm" svg:y1="25.231cm" svg:x2="4.939cm" svg:y2="25.107cm">
          <text:p/>
        </draw:line>
        <draw:line draw:style-name="gr1" draw:text-style-name="P1" draw:layer="layout" svg:x1="4.815cm" svg:y1="24.615cm" svg:x2="4.939cm" svg:y2="24.491cm">
          <text:p/>
        </draw:line>
        <draw:line draw:style-name="gr1" draw:text-style-name="P1" draw:layer="layout" svg:x1="4.815cm" svg:y1="4.289cm" svg:x2="4.939cm" svg:y2="4.165cm">
          <text:p/>
        </draw:line>
        <draw:line draw:style-name="gr1" draw:text-style-name="P1" draw:layer="layout" svg:x1="4.816cm" svg:y1="7.738cm" svg:x2="4.691cm" svg:y2="7.614cm">
          <text:p/>
        </draw:line>
        <draw:line draw:style-name="gr1" draw:text-style-name="P1" draw:layer="layout" svg:x1="4.816cm" svg:y1="13.651cm" svg:x2="4.691cm" svg:y2="13.527cm">
          <text:p/>
        </draw:line>
        <draw:line draw:style-name="gr1" draw:text-style-name="P1" draw:layer="layout" svg:x1="4.816cm" svg:y1="4.474cm" svg:x2="4.691cm" svg:y2="4.35cm">
          <text:p/>
        </draw:line>
        <draw:path draw:style-name="gr1" draw:text-style-name="P1" draw:layer="layout" svg:width="0.092cm" svg:height="0.323cm" svg:x="4.73cm" svg:y="25.677cm" svg:viewBox="0 0 93 324" svg:d="M55 270v-23h8l15 8 8 8 7 15v15l-7 16-8 8-15 7h-31l-16-7-7-8-9-16v-15l9-15 7-8 16-8M93 201h-93l93-77h-93M93 78h-93v-46l9-16 7-7 16-9h31l15 9 8 7 7 16z">
          <text:p/>
        </draw:path>
        <draw:frame draw:style-name="gr9" draw:text-style-name="P4" draw:layer="layout" svg:width="8.511cm" svg:height="0.314cm" draw:transform="rotate (1.5707963267949) translate (19.014cm 9.373cm)">
          <draw:text-box>
            <text:p text:style-name="P3"><text:span text:style-name="T1">This is a controlled document. All unauthorized usage is strictly forbidden.</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Console" svg:font-family="'Lucida Console'"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1cm" fo:margin-bottom="1cm" fo:margin-left="0.1cm" fo:margin-right="0.1cm" fo:page-width="20.002cm" fo:page-height="27.30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05T16:16:33.108000000</meta:creation-date>
    <dc:date>2018-06-05T16:39:57.347000000</dc:date>
    <meta:editing-duration>PT12M43S</meta:editing-duration>
    <meta:editing-cycles>5</meta:editing-cycles>
    <meta:generator>LibreOffice/5.2.4.2$Windows_x86 LibreOffice_project/3d5603e1122f0f102b62521720ab13a38a4e0eb0</meta:generator>
    <meta:document-statistic meta:object-count="1061"/>
  </office:meta>
</office:document-meta>
</file>